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2007a1" officeooo:paragraph-rsid="002007a1"/>
    </style:style>
    <style:style style:name="P2" style:family="paragraph" style:parent-style-name="Standard">
      <style:paragraph-properties fo:text-align="justify" style:justify-single-word="false"/>
      <style:text-properties officeooo:rsid="0020b886" officeooo:paragraph-rsid="0020b886"/>
    </style:style>
    <style:style style:name="P3" style:family="paragraph" style:parent-style-name="Standard">
      <style:paragraph-properties fo:text-align="justify" style:justify-single-word="false"/>
      <style:text-properties officeooo:rsid="0020b886" officeooo:paragraph-rsid="0028f7af"/>
    </style:style>
    <style:style style:name="P4" style:family="paragraph" style:parent-style-name="Standard">
      <style:paragraph-properties fo:text-align="justify" style:justify-single-word="false"/>
      <style:text-properties officeooo:rsid="00233089" officeooo:paragraph-rsid="00233089"/>
    </style:style>
    <style:style style:name="P5" style:family="paragraph" style:parent-style-name="Standard">
      <style:paragraph-properties fo:text-align="justify" style:justify-single-word="false"/>
      <style:text-properties officeooo:rsid="0023e1b9" officeooo:paragraph-rsid="0023e1b9"/>
    </style:style>
    <style:style style:name="P6" style:family="paragraph" style:parent-style-name="Standard">
      <style:paragraph-properties fo:text-align="justify" style:justify-single-word="false"/>
      <style:text-properties officeooo:rsid="0024e04a" officeooo:paragraph-rsid="0024e04a"/>
    </style:style>
    <style:style style:name="P7" style:family="paragraph" style:parent-style-name="Standard">
      <style:paragraph-properties fo:text-align="justify" style:justify-single-word="false"/>
      <style:text-properties officeooo:rsid="00275a3e" officeooo:paragraph-rsid="00275a3e"/>
    </style:style>
    <style:style style:name="P8" style:family="paragraph" style:parent-style-name="Standard">
      <style:paragraph-properties fo:text-align="justify" style:justify-single-word="false"/>
      <style:text-properties fo:font-weight="bold" officeooo:rsid="0040994b" officeooo:paragraph-rsid="0040994b" style:font-weight-asian="bold" style:font-weight-complex="bold"/>
    </style:style>
    <style:style style:name="P9" style:family="paragraph" style:parent-style-name="Standard">
      <style:paragraph-properties fo:text-align="justify" style:justify-single-word="false"/>
      <style:text-properties fo:font-weight="bold" officeooo:rsid="00a5006a" officeooo:paragraph-rsid="00a5006a" style:font-weight-asian="bold" style:font-weight-complex="bold"/>
    </style:style>
    <style:style style:name="P10" style:family="paragraph" style:parent-style-name="Standard">
      <style:paragraph-properties fo:text-align="justify" style:justify-single-word="false"/>
      <style:text-properties fo:font-weight="bold" officeooo:rsid="00a9f886" officeooo:paragraph-rsid="00a9f886" style:font-weight-asian="bold" style:font-weight-complex="bold"/>
    </style:style>
    <style:style style:name="P11" style:family="paragraph" style:parent-style-name="Standard">
      <style:paragraph-properties fo:text-align="justify" style:justify-single-word="false"/>
      <style:text-properties fo:font-weight="bold" officeooo:rsid="00be3145" officeooo:paragraph-rsid="00be3145" style:font-weight-asian="bold" style:font-weight-complex="bold"/>
    </style:style>
    <style:style style:name="P12" style:family="paragraph" style:parent-style-name="Standard">
      <style:paragraph-properties fo:text-align="justify" style:justify-single-word="false"/>
      <style:text-properties fo:font-weight="bold" officeooo:rsid="00bf6cd5" officeooo:paragraph-rsid="00d417ab" style:font-weight-asian="bold" style:font-weight-complex="bold"/>
    </style:style>
    <style:style style:name="P13" style:family="paragraph" style:parent-style-name="Standard">
      <style:paragraph-properties fo:text-align="justify" style:justify-single-word="false"/>
      <style:text-properties fo:font-weight="bold" officeooo:rsid="00bf6cd5" officeooo:paragraph-rsid="00d61793" style:font-weight-asian="bold" style:font-weight-complex="bold"/>
    </style:style>
    <style:style style:name="P14" style:family="paragraph" style:parent-style-name="Standard">
      <style:paragraph-properties fo:text-align="justify" style:justify-single-word="false"/>
      <style:text-properties officeooo:rsid="0028f7af" officeooo:paragraph-rsid="0028f7af"/>
    </style:style>
    <style:style style:name="P15" style:family="paragraph" style:parent-style-name="Standard">
      <style:paragraph-properties fo:text-align="justify" style:justify-single-word="false"/>
      <style:text-properties officeooo:rsid="002b8cfe" officeooo:paragraph-rsid="002b8cfe"/>
    </style:style>
    <style:style style:name="P16" style:family="paragraph" style:parent-style-name="Standard">
      <style:paragraph-properties fo:text-align="justify" style:justify-single-word="false"/>
      <style:text-properties officeooo:rsid="002d18da" officeooo:paragraph-rsid="002d18da"/>
    </style:style>
    <style:style style:name="P17" style:family="paragraph" style:parent-style-name="Standard">
      <style:paragraph-properties fo:text-align="justify" style:justify-single-word="false"/>
      <style:text-properties officeooo:rsid="002d5de3" officeooo:paragraph-rsid="002d5de3"/>
    </style:style>
    <style:style style:name="P18" style:family="paragraph" style:parent-style-name="Standard">
      <style:paragraph-properties fo:text-align="justify" style:justify-single-word="false"/>
      <style:text-properties officeooo:rsid="002d5de3" officeooo:paragraph-rsid="003225ec"/>
    </style:style>
    <style:style style:name="P19" style:family="paragraph" style:parent-style-name="Standard">
      <style:paragraph-properties fo:text-align="justify" style:justify-single-word="false"/>
      <style:text-properties officeooo:rsid="002d5de3" officeooo:paragraph-rsid="0032847c"/>
    </style:style>
    <style:style style:name="P20" style:family="paragraph" style:parent-style-name="Standard">
      <style:paragraph-properties fo:text-align="justify" style:justify-single-word="false"/>
      <style:text-properties officeooo:rsid="002d5de3" officeooo:paragraph-rsid="0033f358"/>
    </style:style>
    <style:style style:name="P21" style:family="paragraph" style:parent-style-name="Standard">
      <style:paragraph-properties fo:text-align="justify" style:justify-single-word="false"/>
      <style:text-properties officeooo:rsid="002d5de3" officeooo:paragraph-rsid="0034924f"/>
    </style:style>
    <style:style style:name="P22" style:family="paragraph" style:parent-style-name="Standard">
      <style:paragraph-properties fo:text-align="justify" style:justify-single-word="false"/>
      <style:text-properties officeooo:rsid="002d5de3" officeooo:paragraph-rsid="003640d0"/>
    </style:style>
    <style:style style:name="P23" style:family="paragraph" style:parent-style-name="Standard">
      <style:paragraph-properties fo:text-align="justify" style:justify-single-word="false"/>
      <style:text-properties officeooo:rsid="002d5de3" officeooo:paragraph-rsid="0037f16b"/>
    </style:style>
    <style:style style:name="P24" style:family="paragraph" style:parent-style-name="Standard">
      <style:paragraph-properties fo:text-align="justify" style:justify-single-word="false"/>
      <style:text-properties officeooo:rsid="002d5de3" officeooo:paragraph-rsid="003aaf8b"/>
    </style:style>
    <style:style style:name="P25" style:family="paragraph" style:parent-style-name="Standard">
      <style:paragraph-properties fo:text-align="justify" style:justify-single-word="false"/>
      <style:text-properties officeooo:rsid="002d5de3" officeooo:paragraph-rsid="003c082a"/>
    </style:style>
    <style:style style:name="P26" style:family="paragraph" style:parent-style-name="Standard">
      <style:paragraph-properties fo:text-align="justify" style:justify-single-word="false"/>
      <style:text-properties officeooo:rsid="002d5de3" officeooo:paragraph-rsid="003ce6ad"/>
    </style:style>
    <style:style style:name="P27" style:family="paragraph" style:parent-style-name="Standard">
      <style:paragraph-properties fo:text-align="justify" style:justify-single-word="false"/>
      <style:text-properties officeooo:rsid="002d5de3" officeooo:paragraph-rsid="003dced4"/>
    </style:style>
    <style:style style:name="P28" style:family="paragraph" style:parent-style-name="Standard">
      <style:paragraph-properties fo:text-align="justify" style:justify-single-word="false"/>
      <style:text-properties officeooo:rsid="002d5de3" officeooo:paragraph-rsid="0047c149"/>
    </style:style>
    <style:style style:name="P29" style:family="paragraph" style:parent-style-name="Standard">
      <style:paragraph-properties fo:text-align="justify" style:justify-single-word="false"/>
      <style:text-properties officeooo:rsid="003225ec" officeooo:paragraph-rsid="003225ec"/>
    </style:style>
    <style:style style:name="P30" style:family="paragraph" style:parent-style-name="Standard">
      <style:paragraph-properties fo:text-align="justify" style:justify-single-word="false"/>
      <style:text-properties officeooo:rsid="0032847c" officeooo:paragraph-rsid="0032847c"/>
    </style:style>
    <style:style style:name="P31" style:family="paragraph" style:parent-style-name="Standard">
      <style:paragraph-properties fo:text-align="justify" style:justify-single-word="false"/>
      <style:text-properties officeooo:rsid="0033f358" officeooo:paragraph-rsid="0033f358"/>
    </style:style>
    <style:style style:name="P32" style:family="paragraph" style:parent-style-name="Standard">
      <style:paragraph-properties fo:text-align="justify" style:justify-single-word="false"/>
      <style:text-properties officeooo:rsid="0034924f" officeooo:paragraph-rsid="0034924f"/>
    </style:style>
    <style:style style:name="P33" style:family="paragraph" style:parent-style-name="Standard">
      <style:paragraph-properties fo:text-align="justify" style:justify-single-word="false"/>
      <style:text-properties officeooo:rsid="003640d0" officeooo:paragraph-rsid="003640d0"/>
    </style:style>
    <style:style style:name="P34" style:family="paragraph" style:parent-style-name="Standard">
      <style:paragraph-properties fo:text-align="justify" style:justify-single-word="false"/>
      <style:text-properties officeooo:rsid="0037f16b" officeooo:paragraph-rsid="0037f16b"/>
    </style:style>
    <style:style style:name="P35" style:family="paragraph" style:parent-style-name="Standard">
      <style:paragraph-properties fo:text-align="justify" style:justify-single-word="false"/>
      <style:text-properties officeooo:rsid="003c082a" officeooo:paragraph-rsid="003c082a"/>
    </style:style>
    <style:style style:name="P36" style:family="paragraph" style:parent-style-name="Standard">
      <style:paragraph-properties fo:text-align="justify" style:justify-single-word="false"/>
      <style:text-properties officeooo:rsid="003c082a" officeooo:paragraph-rsid="0047c149"/>
    </style:style>
    <style:style style:name="P37" style:family="paragraph" style:parent-style-name="Standard">
      <style:paragraph-properties fo:text-align="justify" style:justify-single-word="false"/>
      <style:text-properties officeooo:rsid="003ce6ad" officeooo:paragraph-rsid="003ce6ad"/>
    </style:style>
    <style:style style:name="P38" style:family="paragraph" style:parent-style-name="Standard">
      <style:paragraph-properties fo:text-align="justify" style:justify-single-word="false"/>
      <style:text-properties officeooo:rsid="003dced4" officeooo:paragraph-rsid="003dced4"/>
    </style:style>
    <style:style style:name="P39" style:family="paragraph" style:parent-style-name="Standard">
      <style:paragraph-properties fo:text-align="justify" style:justify-single-word="false"/>
      <style:text-properties officeooo:rsid="0040994b" officeooo:paragraph-rsid="0040994b"/>
    </style:style>
    <style:style style:name="P40" style:family="paragraph" style:parent-style-name="Standard">
      <style:paragraph-properties fo:text-align="justify" style:justify-single-word="false"/>
      <style:text-properties officeooo:rsid="00426af0" officeooo:paragraph-rsid="00426af0"/>
    </style:style>
    <style:style style:name="P41" style:family="paragraph" style:parent-style-name="Standard">
      <style:paragraph-properties fo:text-align="justify" style:justify-single-word="false"/>
      <style:text-properties officeooo:rsid="00426af0" officeooo:paragraph-rsid="007ab037"/>
    </style:style>
    <style:style style:name="P42" style:family="paragraph" style:parent-style-name="Standard">
      <style:paragraph-properties fo:text-align="justify" style:justify-single-word="false"/>
      <style:text-properties officeooo:rsid="00426af0" officeooo:paragraph-rsid="007c1ff9"/>
    </style:style>
    <style:style style:name="P43" style:family="paragraph" style:parent-style-name="Standard">
      <style:paragraph-properties fo:text-align="justify" style:justify-single-word="false"/>
      <style:text-properties officeooo:paragraph-rsid="004f886c"/>
    </style:style>
    <style:style style:name="P44" style:family="paragraph" style:parent-style-name="Standard">
      <style:paragraph-properties fo:text-align="justify" style:justify-single-word="false"/>
      <style:text-properties officeooo:paragraph-rsid="00597636"/>
    </style:style>
    <style:style style:name="P45" style:family="paragraph" style:parent-style-name="Standard">
      <style:paragraph-properties fo:text-align="justify" style:justify-single-word="false"/>
      <style:text-properties officeooo:paragraph-rsid="005cd937"/>
    </style:style>
    <style:style style:name="P46" style:family="paragraph" style:parent-style-name="Standard">
      <style:paragraph-properties fo:text-align="justify" style:justify-single-word="false"/>
      <style:text-properties officeooo:paragraph-rsid="00612101"/>
    </style:style>
    <style:style style:name="P47" style:family="paragraph" style:parent-style-name="Standard">
      <style:paragraph-properties fo:text-align="justify" style:justify-single-word="false"/>
      <style:text-properties officeooo:paragraph-rsid="00677cc1"/>
    </style:style>
    <style:style style:name="P48" style:family="paragraph" style:parent-style-name="Standard">
      <style:paragraph-properties fo:text-align="justify" style:justify-single-word="false"/>
      <style:text-properties officeooo:paragraph-rsid="006b76fc"/>
    </style:style>
    <style:style style:name="P49" style:family="paragraph" style:parent-style-name="Standard">
      <style:paragraph-properties fo:text-align="justify" style:justify-single-word="false"/>
      <style:text-properties officeooo:paragraph-rsid="006fb020"/>
    </style:style>
    <style:style style:name="P50" style:family="paragraph" style:parent-style-name="Standard">
      <style:paragraph-properties fo:text-align="justify" style:justify-single-word="false"/>
      <style:text-properties officeooo:paragraph-rsid="00737a16"/>
    </style:style>
    <style:style style:name="P51" style:family="paragraph" style:parent-style-name="Standard">
      <style:text-properties officeooo:paragraph-rsid="00456618"/>
    </style:style>
    <style:style style:name="P52" style:family="paragraph" style:parent-style-name="Standard">
      <style:text-properties style:text-underline-style="solid" style:text-underline-width="auto" style:text-underline-color="font-color" fo:font-weight="bold" style:font-weight-asian="bold" style:font-weight-complex="bold"/>
    </style:style>
    <style:style style:name="P53" style:family="paragraph" style:parent-style-name="Standard">
      <style:paragraph-properties fo:text-align="justify" style:justify-single-word="false"/>
      <style:text-properties style:text-underline-style="solid" style:text-underline-width="auto" style:text-underline-color="font-color" fo:font-weight="bold" officeooo:rsid="002d5de3" officeooo:paragraph-rsid="002d5de3" style:font-weight-asian="bold" style:font-weight-complex="bold"/>
    </style:style>
    <style:style style:name="P54" style:family="paragraph" style:parent-style-name="Standard">
      <style:paragraph-properties fo:text-align="justify" style:justify-single-word="false"/>
      <style:text-properties style:text-underline-style="solid" style:text-underline-width="auto" style:text-underline-color="font-color" fo:font-weight="bold" officeooo:rsid="002d5de3" officeooo:paragraph-rsid="003225ec" style:font-weight-asian="bold" style:font-weight-complex="bold"/>
    </style:style>
    <style:style style:name="P55" style:family="paragraph" style:parent-style-name="Standard">
      <style:paragraph-properties fo:text-align="justify" style:justify-single-word="false"/>
      <style:text-properties style:text-underline-style="solid" style:text-underline-width="auto" style:text-underline-color="font-color" fo:font-weight="bold" officeooo:rsid="002d5de3" officeooo:paragraph-rsid="0033f358" style:font-weight-asian="bold" style:font-weight-complex="bold"/>
    </style:style>
    <style:style style:name="P56" style:family="paragraph" style:parent-style-name="Standard">
      <style:paragraph-properties fo:text-align="justify" style:justify-single-word="false"/>
      <style:text-properties style:text-underline-style="solid" style:text-underline-width="auto" style:text-underline-color="font-color" fo:font-weight="bold" officeooo:rsid="002d5de3" officeooo:paragraph-rsid="0037f16b" style:font-weight-asian="bold" style:font-weight-complex="bold"/>
    </style:style>
    <style:style style:name="P57" style:family="paragraph" style:parent-style-name="Standard">
      <style:paragraph-properties fo:text-align="justify" style:justify-single-word="false"/>
      <style:text-properties style:text-underline-style="solid" style:text-underline-width="auto" style:text-underline-color="font-color" fo:font-weight="bold" officeooo:rsid="002d5de3" officeooo:paragraph-rsid="003aaf8b" style:font-weight-asian="bold" style:font-weight-complex="bold"/>
    </style:style>
    <style:style style:name="P58" style:family="paragraph" style:parent-style-name="Standard">
      <style:paragraph-properties fo:text-align="justify" style:justify-single-word="false"/>
      <style:text-properties style:text-underline-style="solid" style:text-underline-width="auto" style:text-underline-color="font-color" fo:font-weight="bold" officeooo:rsid="002d5de3" officeooo:paragraph-rsid="0047c149" style:font-weight-asian="bold" style:font-weight-complex="bold"/>
    </style:style>
    <style:style style:name="P59" style:family="paragraph" style:parent-style-name="Standard">
      <style:paragraph-properties fo:text-align="justify" style:justify-single-word="false"/>
      <style:text-properties style:text-underline-style="solid" style:text-underline-width="auto" style:text-underline-color="font-color" fo:font-weight="bold" officeooo:rsid="002d5de3" officeooo:paragraph-rsid="003c082a" style:font-weight-asian="bold" style:font-weight-complex="bold"/>
    </style:style>
    <style:style style:name="P60" style:family="paragraph" style:parent-style-name="Standard">
      <style:paragraph-properties fo:text-align="justify" style:justify-single-word="false"/>
      <style:text-properties style:text-underline-style="solid" style:text-underline-width="auto" style:text-underline-color="font-color" fo:font-weight="bold" officeooo:rsid="002d5de3" officeooo:paragraph-rsid="003dced4" style:font-weight-asian="bold" style:font-weight-complex="bold"/>
    </style:style>
    <style:style style:name="P61" style:family="paragraph" style:parent-style-name="Standard">
      <style:paragraph-properties fo:text-align="justify" style:justify-single-word="false"/>
      <style:text-properties officeooo:rsid="0076747d" officeooo:paragraph-rsid="0076747d"/>
    </style:style>
    <style:style style:name="P62" style:family="paragraph" style:parent-style-name="Standard">
      <style:paragraph-properties fo:text-align="center" style:justify-single-word="false"/>
      <style:text-properties officeooo:rsid="0076747d" officeooo:paragraph-rsid="0076747d"/>
    </style:style>
    <style:style style:name="P63" style:family="paragraph" style:parent-style-name="Standard">
      <style:paragraph-properties fo:text-align="justify" style:justify-single-word="false"/>
      <style:text-properties officeooo:rsid="00781365" officeooo:paragraph-rsid="00781365"/>
    </style:style>
    <style:style style:name="P64" style:family="paragraph" style:parent-style-name="Standard">
      <style:paragraph-properties fo:text-align="justify" style:justify-single-word="false"/>
      <style:text-properties officeooo:rsid="00781365" officeooo:paragraph-rsid="007ab037"/>
    </style:style>
    <style:style style:name="P65" style:family="paragraph" style:parent-style-name="Standard">
      <style:paragraph-properties fo:text-align="justify" style:justify-single-word="false"/>
      <style:text-properties officeooo:rsid="00781365" officeooo:paragraph-rsid="007c1ff9"/>
    </style:style>
    <style:style style:name="P66" style:family="paragraph" style:parent-style-name="Standard">
      <style:paragraph-properties fo:text-align="justify" style:justify-single-word="false"/>
      <style:text-properties officeooo:rsid="007df572" officeooo:paragraph-rsid="007df572"/>
    </style:style>
    <style:style style:name="P67" style:family="paragraph" style:parent-style-name="Standard">
      <style:paragraph-properties fo:text-align="justify" style:justify-single-word="false"/>
      <style:text-properties officeooo:rsid="007df572" officeooo:paragraph-rsid="008232ed"/>
    </style:style>
    <style:style style:name="P68" style:family="paragraph" style:parent-style-name="Standard">
      <style:paragraph-properties fo:text-align="justify" style:justify-single-word="false"/>
      <style:text-properties officeooo:rsid="007df572" officeooo:paragraph-rsid="00874efc"/>
    </style:style>
    <style:style style:name="P69" style:family="paragraph" style:parent-style-name="Standard">
      <style:paragraph-properties fo:text-align="justify" style:justify-single-word="false"/>
      <style:text-properties officeooo:rsid="007df572" officeooo:paragraph-rsid="008e8369"/>
    </style:style>
    <style:style style:name="P70" style:family="paragraph" style:parent-style-name="Standard">
      <style:paragraph-properties fo:text-align="justify" style:justify-single-word="false"/>
      <style:text-properties officeooo:rsid="007df572" officeooo:paragraph-rsid="008f9b37"/>
    </style:style>
    <style:style style:name="P71" style:family="paragraph" style:parent-style-name="Standard">
      <style:paragraph-properties fo:text-align="justify" style:justify-single-word="false"/>
      <style:text-properties officeooo:rsid="007df572" officeooo:paragraph-rsid="009264eb"/>
    </style:style>
    <style:style style:name="P72" style:family="paragraph" style:parent-style-name="Standard">
      <style:paragraph-properties fo:text-align="justify" style:justify-single-word="false"/>
      <style:text-properties officeooo:rsid="007df572" officeooo:paragraph-rsid="0096235a"/>
    </style:style>
    <style:style style:name="P73" style:family="paragraph" style:parent-style-name="Standard">
      <style:paragraph-properties fo:text-align="justify" style:justify-single-word="false"/>
      <style:text-properties officeooo:rsid="007df572" officeooo:paragraph-rsid="0096e002"/>
    </style:style>
    <style:style style:name="P74" style:family="paragraph" style:parent-style-name="Standard">
      <style:paragraph-properties fo:text-align="justify" style:justify-single-word="false"/>
      <style:text-properties officeooo:rsid="007df572" officeooo:paragraph-rsid="009a0cfd"/>
    </style:style>
    <style:style style:name="P75" style:family="paragraph" style:parent-style-name="Standard">
      <style:paragraph-properties fo:text-align="justify" style:justify-single-word="false"/>
      <style:text-properties officeooo:rsid="007df572" officeooo:paragraph-rsid="009d0bee"/>
    </style:style>
    <style:style style:name="P76" style:family="paragraph" style:parent-style-name="Standard">
      <style:paragraph-properties fo:text-align="justify" style:justify-single-word="false"/>
      <style:text-properties officeooo:rsid="007df572" officeooo:paragraph-rsid="009e6d26"/>
    </style:style>
    <style:style style:name="P77" style:family="paragraph" style:parent-style-name="Standard">
      <style:paragraph-properties fo:text-align="justify" style:justify-single-word="false"/>
      <style:text-properties officeooo:rsid="007df572" officeooo:paragraph-rsid="00a04c2b"/>
    </style:style>
    <style:style style:name="P78" style:family="paragraph" style:parent-style-name="Standard">
      <style:paragraph-properties fo:text-align="justify" style:justify-single-word="false"/>
      <style:text-properties officeooo:rsid="007df572" officeooo:paragraph-rsid="00a11c66"/>
    </style:style>
    <style:style style:name="P79" style:family="paragraph" style:parent-style-name="Standard">
      <style:paragraph-properties fo:text-align="justify" style:justify-single-word="false"/>
      <style:text-properties officeooo:rsid="007df572" officeooo:paragraph-rsid="00a2774a"/>
    </style:style>
    <style:style style:name="P80" style:family="paragraph" style:parent-style-name="Standard">
      <style:paragraph-properties fo:text-align="justify" style:justify-single-word="false"/>
      <style:text-properties officeooo:rsid="007df572" officeooo:paragraph-rsid="00a48c91"/>
    </style:style>
    <style:style style:name="P81" style:family="paragraph" style:parent-style-name="Standard">
      <style:paragraph-properties fo:text-align="justify" style:justify-single-word="false"/>
      <style:text-properties officeooo:rsid="007df572" officeooo:paragraph-rsid="00a7b4dd"/>
    </style:style>
    <style:style style:name="P82" style:family="paragraph" style:parent-style-name="Standard">
      <style:paragraph-properties fo:text-align="justify" style:justify-single-word="false"/>
      <style:text-properties officeooo:rsid="007df572" officeooo:paragraph-rsid="00b61c5c"/>
    </style:style>
    <style:style style:name="P83" style:family="paragraph" style:parent-style-name="Standard">
      <style:paragraph-properties fo:text-align="justify" style:justify-single-word="false"/>
      <style:text-properties officeooo:rsid="007df572" officeooo:paragraph-rsid="00b7d13b"/>
    </style:style>
    <style:style style:name="P84" style:family="paragraph" style:parent-style-name="Standard">
      <style:paragraph-properties fo:text-align="justify" style:justify-single-word="false"/>
      <style:text-properties officeooo:rsid="007df572" officeooo:paragraph-rsid="00b9538c"/>
    </style:style>
    <style:style style:name="P85" style:family="paragraph" style:parent-style-name="Standard">
      <style:paragraph-properties fo:text-align="justify" style:justify-single-word="false"/>
      <style:text-properties officeooo:rsid="007df572" officeooo:paragraph-rsid="00bc73d5"/>
    </style:style>
    <style:style style:name="P86" style:family="paragraph" style:parent-style-name="Standard">
      <style:paragraph-properties fo:text-align="justify" style:justify-single-word="false"/>
      <style:text-properties officeooo:rsid="007df572" officeooo:paragraph-rsid="00be3145"/>
    </style:style>
    <style:style style:name="P87" style:family="paragraph" style:parent-style-name="Standard">
      <style:paragraph-properties fo:text-align="justify" style:justify-single-word="false"/>
      <style:text-properties officeooo:rsid="007df572" officeooo:paragraph-rsid="00bf3cc8"/>
    </style:style>
    <style:style style:name="P88" style:family="paragraph" style:parent-style-name="Standard">
      <style:paragraph-properties fo:text-align="justify" style:justify-single-word="false"/>
      <style:text-properties officeooo:rsid="007df572" officeooo:paragraph-rsid="00bf6cd5"/>
    </style:style>
    <style:style style:name="P89" style:family="paragraph" style:parent-style-name="Standard">
      <style:paragraph-properties fo:text-align="justify" style:justify-single-word="false"/>
      <style:text-properties officeooo:rsid="007df572" officeooo:paragraph-rsid="00bfb192"/>
    </style:style>
    <style:style style:name="P90" style:family="paragraph" style:parent-style-name="Standard">
      <style:paragraph-properties fo:text-align="justify" style:justify-single-word="false"/>
      <style:text-properties officeooo:rsid="007df572" officeooo:paragraph-rsid="00c26b15"/>
    </style:style>
    <style:style style:name="P91" style:family="paragraph" style:parent-style-name="Standard">
      <style:paragraph-properties fo:text-align="justify" style:justify-single-word="false"/>
      <style:text-properties officeooo:rsid="007df572" officeooo:paragraph-rsid="00c317a7"/>
    </style:style>
    <style:style style:name="P92" style:family="paragraph" style:parent-style-name="Standard">
      <style:paragraph-properties fo:text-align="justify" style:justify-single-word="false"/>
      <style:text-properties officeooo:rsid="007df572" officeooo:paragraph-rsid="00c48e88"/>
    </style:style>
    <style:style style:name="P93" style:family="paragraph" style:parent-style-name="Standard">
      <style:paragraph-properties fo:text-align="justify" style:justify-single-word="false"/>
      <style:text-properties officeooo:rsid="007df572" officeooo:paragraph-rsid="00c4f690"/>
    </style:style>
    <style:style style:name="P94" style:family="paragraph" style:parent-style-name="Standard">
      <style:paragraph-properties fo:text-align="justify" style:justify-single-word="false"/>
      <style:text-properties officeooo:rsid="007df572" officeooo:paragraph-rsid="00c5a4c8"/>
    </style:style>
    <style:style style:name="P95" style:family="paragraph" style:parent-style-name="Standard">
      <style:paragraph-properties fo:text-align="justify" style:justify-single-word="false"/>
      <style:text-properties officeooo:rsid="007df572" officeooo:paragraph-rsid="00c5cd0b"/>
    </style:style>
    <style:style style:name="P96" style:family="paragraph" style:parent-style-name="Standard">
      <style:paragraph-properties fo:text-align="justify" style:justify-single-word="false"/>
      <style:text-properties officeooo:rsid="007df572" officeooo:paragraph-rsid="00c76568"/>
    </style:style>
    <style:style style:name="P97" style:family="paragraph" style:parent-style-name="Standard">
      <style:paragraph-properties fo:text-align="justify" style:justify-single-word="false"/>
      <style:text-properties officeooo:rsid="007df572" officeooo:paragraph-rsid="00c79628"/>
    </style:style>
    <style:style style:name="P98" style:family="paragraph" style:parent-style-name="Standard">
      <style:paragraph-properties fo:text-align="justify" style:justify-single-word="false"/>
      <style:text-properties officeooo:rsid="007df572" officeooo:paragraph-rsid="00ca45cf"/>
    </style:style>
    <style:style style:name="P99" style:family="paragraph" style:parent-style-name="Standard">
      <style:paragraph-properties fo:text-align="justify" style:justify-single-word="false"/>
      <style:text-properties officeooo:rsid="007df572" officeooo:paragraph-rsid="00cc1f94"/>
    </style:style>
    <style:style style:name="P100" style:family="paragraph" style:parent-style-name="Standard">
      <style:paragraph-properties fo:text-align="justify" style:justify-single-word="false"/>
      <style:text-properties officeooo:rsid="007df572" officeooo:paragraph-rsid="00cd7671"/>
    </style:style>
    <style:style style:name="P101" style:family="paragraph" style:parent-style-name="Standard">
      <style:paragraph-properties fo:text-align="justify" style:justify-single-word="false"/>
      <style:text-properties officeooo:rsid="007df572" officeooo:paragraph-rsid="00cddcf1"/>
    </style:style>
    <style:style style:name="P102" style:family="paragraph" style:parent-style-name="Standard">
      <style:paragraph-properties fo:text-align="justify" style:justify-single-word="false"/>
      <style:text-properties officeooo:rsid="007df572" officeooo:paragraph-rsid="00d61793"/>
    </style:style>
    <style:style style:name="P103" style:family="paragraph" style:parent-style-name="Standard">
      <style:paragraph-properties fo:text-align="center" style:justify-single-word="false"/>
      <style:text-properties officeooo:rsid="007df572" officeooo:paragraph-rsid="007df572"/>
    </style:style>
    <style:style style:name="P104" style:family="paragraph" style:parent-style-name="Standard">
      <style:paragraph-properties fo:text-align="center" style:justify-single-word="false"/>
      <style:text-properties officeooo:rsid="00814b4b" officeooo:paragraph-rsid="00814b4b"/>
    </style:style>
    <style:style style:name="P105" style:family="paragraph" style:parent-style-name="Standard">
      <style:paragraph-properties fo:text-align="center" style:justify-single-word="false"/>
      <style:text-properties officeooo:rsid="008f9b37" officeooo:paragraph-rsid="008f9b37"/>
    </style:style>
    <style:style style:name="P106" style:family="paragraph" style:parent-style-name="Standard">
      <style:paragraph-properties fo:text-align="center" style:justify-single-word="false"/>
      <style:text-properties officeooo:rsid="00998a99" officeooo:paragraph-rsid="00998a99"/>
    </style:style>
    <style:style style:name="P107" style:family="paragraph" style:parent-style-name="Standard">
      <style:paragraph-properties fo:text-align="justify" style:justify-single-word="false"/>
      <style:text-properties officeooo:rsid="009e6d26" officeooo:paragraph-rsid="009e6d26"/>
    </style:style>
    <style:style style:name="P108" style:family="paragraph" style:parent-style-name="Standard">
      <style:paragraph-properties fo:text-align="center" style:justify-single-word="false"/>
      <style:text-properties officeooo:rsid="009e6d26" officeooo:paragraph-rsid="009e6d26"/>
    </style:style>
    <style:style style:name="P109" style:family="paragraph" style:parent-style-name="Standard">
      <style:paragraph-properties fo:text-align="center" style:justify-single-word="false"/>
      <style:text-properties officeooo:rsid="00a48c91" officeooo:paragraph-rsid="00a48c91"/>
    </style:style>
    <style:style style:name="P110" style:family="paragraph" style:parent-style-name="Standard">
      <style:paragraph-properties fo:text-align="justify" style:justify-single-word="false"/>
      <style:text-properties officeooo:rsid="00a5006a" officeooo:paragraph-rsid="00a5006a"/>
    </style:style>
    <style:style style:name="P111" style:family="paragraph" style:parent-style-name="Standard">
      <style:paragraph-properties fo:text-align="justify" style:justify-single-word="false"/>
      <style:text-properties officeooo:rsid="00a6e6c3" officeooo:paragraph-rsid="00a6e6c3"/>
    </style:style>
    <style:style style:name="P112" style:family="paragraph" style:parent-style-name="Standard">
      <style:paragraph-properties fo:text-align="center" style:justify-single-word="false"/>
      <style:text-properties officeooo:rsid="00a7859c" officeooo:paragraph-rsid="00a7859c"/>
    </style:style>
    <style:style style:name="P113" style:family="paragraph" style:parent-style-name="Standard">
      <style:paragraph-properties fo:text-align="justify" style:justify-single-word="false"/>
      <style:text-properties officeooo:rsid="00a7b4dd" officeooo:paragraph-rsid="00a7b4dd"/>
    </style:style>
    <style:style style:name="P114" style:family="paragraph" style:parent-style-name="Standard">
      <style:paragraph-properties fo:text-align="justify" style:justify-single-word="false"/>
      <style:text-properties officeooo:rsid="00a9f886" officeooo:paragraph-rsid="00a9f886"/>
    </style:style>
    <style:style style:name="P115" style:family="paragraph" style:parent-style-name="Standard">
      <style:paragraph-properties fo:text-align="justify" style:justify-single-word="false"/>
      <style:text-properties officeooo:rsid="00abd1d8" officeooo:paragraph-rsid="00abd1d8"/>
    </style:style>
    <style:style style:name="P116" style:family="paragraph" style:parent-style-name="Standard">
      <style:paragraph-properties fo:text-align="justify" style:justify-single-word="false"/>
      <style:text-properties officeooo:rsid="00abd1d8" officeooo:paragraph-rsid="00be3145"/>
    </style:style>
    <style:style style:name="P117" style:family="paragraph" style:parent-style-name="Standard">
      <style:paragraph-properties fo:text-align="justify" style:justify-single-word="false"/>
      <style:text-properties officeooo:rsid="00b4d56e" officeooo:paragraph-rsid="00b4d56e"/>
    </style:style>
    <style:style style:name="P118" style:family="paragraph" style:parent-style-name="Standard">
      <style:paragraph-properties fo:text-align="justify" style:justify-single-word="false"/>
      <style:text-properties officeooo:rsid="00b4d56e" officeooo:paragraph-rsid="00b61c5c"/>
    </style:style>
    <style:style style:name="P119" style:family="paragraph" style:parent-style-name="Standard">
      <style:paragraph-properties fo:text-align="justify" style:justify-single-word="false"/>
      <style:text-properties officeooo:rsid="00b4d56e" officeooo:paragraph-rsid="00b7d13b"/>
    </style:style>
    <style:style style:name="P120" style:family="paragraph" style:parent-style-name="Standard">
      <style:paragraph-properties fo:text-align="justify" style:justify-single-word="false"/>
      <style:text-properties officeooo:rsid="00b4d56e" officeooo:paragraph-rsid="00b9538c"/>
    </style:style>
    <style:style style:name="P121" style:family="paragraph" style:parent-style-name="Standard">
      <style:paragraph-properties fo:text-align="justify" style:justify-single-word="false"/>
      <style:text-properties officeooo:rsid="00b4d56e" officeooo:paragraph-rsid="00bc73d5"/>
    </style:style>
    <style:style style:name="P122" style:family="paragraph" style:parent-style-name="Standard">
      <style:paragraph-properties fo:text-align="justify" style:justify-single-word="false"/>
      <style:text-properties officeooo:rsid="00b4d56e" officeooo:paragraph-rsid="00be3145"/>
    </style:style>
    <style:style style:name="P123" style:family="paragraph" style:parent-style-name="Standard">
      <style:paragraph-properties fo:text-align="justify" style:justify-single-word="false"/>
      <style:text-properties officeooo:rsid="00b4d56e" officeooo:paragraph-rsid="00bf262e"/>
    </style:style>
    <style:style style:name="P124" style:family="paragraph" style:parent-style-name="Standard">
      <style:paragraph-properties fo:text-align="justify" style:justify-single-word="false"/>
      <style:text-properties officeooo:rsid="00b4d56e" officeooo:paragraph-rsid="00bf3cc8"/>
    </style:style>
    <style:style style:name="P125" style:family="paragraph" style:parent-style-name="Standard">
      <style:paragraph-properties fo:text-align="justify" style:justify-single-word="false"/>
      <style:text-properties officeooo:rsid="00b4d56e" officeooo:paragraph-rsid="00bf6cd5"/>
    </style:style>
    <style:style style:name="P126" style:family="paragraph" style:parent-style-name="Standard">
      <style:paragraph-properties fo:text-align="justify" style:justify-single-word="false"/>
      <style:text-properties officeooo:rsid="00b4d56e" officeooo:paragraph-rsid="00bfb192"/>
    </style:style>
    <style:style style:name="P127" style:family="paragraph" style:parent-style-name="Standard">
      <style:paragraph-properties fo:text-align="justify" style:justify-single-word="false"/>
      <style:text-properties officeooo:rsid="00b4d56e" officeooo:paragraph-rsid="00c08a25"/>
    </style:style>
    <style:style style:name="P128" style:family="paragraph" style:parent-style-name="Standard">
      <style:paragraph-properties fo:text-align="justify" style:justify-single-word="false"/>
      <style:text-properties officeooo:rsid="00b4d56e" officeooo:paragraph-rsid="00c26b15"/>
    </style:style>
    <style:style style:name="P129" style:family="paragraph" style:parent-style-name="Standard">
      <style:paragraph-properties fo:text-align="justify" style:justify-single-word="false"/>
      <style:text-properties officeooo:rsid="00b4d56e" officeooo:paragraph-rsid="00c317a7"/>
    </style:style>
    <style:style style:name="P130" style:family="paragraph" style:parent-style-name="Standard">
      <style:paragraph-properties fo:text-align="justify" style:justify-single-word="false"/>
      <style:text-properties officeooo:rsid="00b4d56e" officeooo:paragraph-rsid="00c44a1d"/>
    </style:style>
    <style:style style:name="P131" style:family="paragraph" style:parent-style-name="Standard">
      <style:paragraph-properties fo:text-align="justify" style:justify-single-word="false"/>
      <style:text-properties officeooo:rsid="00b4d56e" officeooo:paragraph-rsid="00c48e88"/>
    </style:style>
    <style:style style:name="P132" style:family="paragraph" style:parent-style-name="Standard">
      <style:paragraph-properties fo:text-align="justify" style:justify-single-word="false"/>
      <style:text-properties officeooo:rsid="00b4d56e" officeooo:paragraph-rsid="00c4f690"/>
    </style:style>
    <style:style style:name="P133" style:family="paragraph" style:parent-style-name="Standard">
      <style:paragraph-properties fo:text-align="justify" style:justify-single-word="false"/>
      <style:text-properties officeooo:rsid="00b4d56e" officeooo:paragraph-rsid="00c5a4c8"/>
    </style:style>
    <style:style style:name="P134" style:family="paragraph" style:parent-style-name="Standard">
      <style:paragraph-properties fo:text-align="justify" style:justify-single-word="false"/>
      <style:text-properties officeooo:rsid="00b4d56e" officeooo:paragraph-rsid="00c5cd0b"/>
    </style:style>
    <style:style style:name="P135" style:family="paragraph" style:parent-style-name="Standard">
      <style:paragraph-properties fo:text-align="justify" style:justify-single-word="false"/>
      <style:text-properties officeooo:rsid="00b4d56e" officeooo:paragraph-rsid="00c5fc66"/>
    </style:style>
    <style:style style:name="P136" style:family="paragraph" style:parent-style-name="Standard">
      <style:paragraph-properties fo:text-align="justify" style:justify-single-word="false"/>
      <style:text-properties officeooo:rsid="00b4d56e" officeooo:paragraph-rsid="00c76568"/>
    </style:style>
    <style:style style:name="P137" style:family="paragraph" style:parent-style-name="Standard">
      <style:paragraph-properties fo:text-align="justify" style:justify-single-word="false"/>
      <style:text-properties officeooo:rsid="00b4d56e" officeooo:paragraph-rsid="00c79628"/>
    </style:style>
    <style:style style:name="P138" style:family="paragraph" style:parent-style-name="Standard">
      <style:paragraph-properties fo:text-align="justify" style:justify-single-word="false"/>
      <style:text-properties officeooo:rsid="00b4d56e" officeooo:paragraph-rsid="00c8d7b8"/>
    </style:style>
    <style:style style:name="P139" style:family="paragraph" style:parent-style-name="Standard">
      <style:paragraph-properties fo:text-align="justify" style:justify-single-word="false"/>
      <style:text-properties officeooo:rsid="00b4d56e" officeooo:paragraph-rsid="00ca45cf"/>
    </style:style>
    <style:style style:name="P140" style:family="paragraph" style:parent-style-name="Standard">
      <style:paragraph-properties fo:text-align="justify" style:justify-single-word="false"/>
      <style:text-properties officeooo:rsid="00b4d56e" officeooo:paragraph-rsid="00cc1f94"/>
    </style:style>
    <style:style style:name="P141" style:family="paragraph" style:parent-style-name="Standard">
      <style:paragraph-properties fo:text-align="justify" style:justify-single-word="false"/>
      <style:text-properties officeooo:rsid="00b4d56e" officeooo:paragraph-rsid="00cd4201"/>
    </style:style>
    <style:style style:name="P142" style:family="paragraph" style:parent-style-name="Standard">
      <style:paragraph-properties fo:text-align="justify" style:justify-single-word="false"/>
      <style:text-properties officeooo:rsid="00b4d56e" officeooo:paragraph-rsid="00cd7671"/>
    </style:style>
    <style:style style:name="P143" style:family="paragraph" style:parent-style-name="Standard">
      <style:paragraph-properties fo:text-align="justify" style:justify-single-word="false"/>
      <style:text-properties officeooo:rsid="00b4d56e" officeooo:paragraph-rsid="00cddcf1"/>
    </style:style>
    <style:style style:name="P144" style:family="paragraph" style:parent-style-name="Standard">
      <style:paragraph-properties fo:text-align="justify" style:justify-single-word="false"/>
      <style:text-properties officeooo:rsid="00b4d56e" officeooo:paragraph-rsid="00cf8410"/>
    </style:style>
    <style:style style:name="P145" style:family="paragraph" style:parent-style-name="Standard">
      <style:paragraph-properties fo:text-align="justify" style:justify-single-word="false"/>
      <style:text-properties officeooo:rsid="00b4d56e" officeooo:paragraph-rsid="00d417ab"/>
    </style:style>
    <style:style style:name="P146" style:family="paragraph" style:parent-style-name="Standard">
      <style:paragraph-properties fo:text-align="justify" style:justify-single-word="false"/>
      <style:text-properties officeooo:rsid="00b4d56e" officeooo:paragraph-rsid="00d61793"/>
    </style:style>
    <style:style style:name="P147" style:family="paragraph" style:parent-style-name="Standard">
      <style:paragraph-properties fo:text-align="justify" style:justify-single-word="false"/>
      <style:text-properties officeooo:rsid="00b4d56e" officeooo:paragraph-rsid="00d7f904"/>
    </style:style>
    <style:style style:name="P148" style:family="paragraph" style:parent-style-name="Standard">
      <style:paragraph-properties fo:text-align="justify" style:justify-single-word="false"/>
      <style:text-properties officeooo:rsid="00b4d56e" officeooo:paragraph-rsid="00e124d2"/>
    </style:style>
    <style:style style:name="P149" style:family="paragraph" style:parent-style-name="Standard">
      <style:paragraph-properties fo:text-align="justify" style:justify-single-word="false"/>
      <style:text-properties officeooo:rsid="00b4d56e" officeooo:paragraph-rsid="00e30b97"/>
    </style:style>
    <style:style style:name="P150" style:family="paragraph" style:parent-style-name="Standard">
      <style:paragraph-properties fo:text-align="justify" style:justify-single-word="false"/>
      <style:text-properties officeooo:rsid="00b4d56e" officeooo:paragraph-rsid="00e5a5a1"/>
    </style:style>
    <style:style style:name="P151" style:family="paragraph" style:parent-style-name="Standard">
      <style:paragraph-properties fo:text-align="justify" style:justify-single-word="false"/>
      <style:text-properties officeooo:rsid="00b4d56e" officeooo:paragraph-rsid="00e7846a"/>
    </style:style>
    <style:style style:name="P152" style:family="paragraph" style:parent-style-name="Standard">
      <style:paragraph-properties fo:text-align="justify" style:justify-single-word="false"/>
      <style:text-properties officeooo:rsid="00be3145" officeooo:paragraph-rsid="00be3145"/>
    </style:style>
    <style:style style:name="P153" style:family="paragraph" style:parent-style-name="Standard">
      <style:paragraph-properties fo:text-align="justify" style:justify-single-word="false"/>
      <style:text-properties style:text-underline-style="none" fo:font-weight="normal" officeooo:rsid="00b4d56e" officeooo:paragraph-rsid="00d61793" style:font-weight-asian="normal" style:font-weight-complex="normal"/>
    </style:style>
    <style:style style:name="P154" style:family="paragraph" style:parent-style-name="Standard" style:list-style-name="L1">
      <style:paragraph-properties fo:text-align="justify" style:justify-single-word="false"/>
      <style:text-properties officeooo:rsid="002d18da" officeooo:paragraph-rsid="0049d820"/>
    </style:style>
    <style:style style:name="P155" style:family="paragraph" style:parent-style-name="Standard" style:list-style-name="L1">
      <style:paragraph-properties fo:text-align="justify" style:justify-single-word="false"/>
      <style:text-properties officeooo:rsid="004b8861" officeooo:paragraph-rsid="004b8861"/>
    </style:style>
    <style:style style:name="P156" style:family="paragraph" style:parent-style-name="Standard" style:list-style-name="L2">
      <style:paragraph-properties fo:text-align="justify" style:justify-single-word="false"/>
      <style:text-properties officeooo:rsid="002d5de3" officeooo:paragraph-rsid="004f886c"/>
    </style:style>
    <style:style style:name="P157" style:family="paragraph" style:parent-style-name="Standard" style:list-style-name="L3">
      <style:paragraph-properties fo:text-align="justify" style:justify-single-word="false"/>
      <style:text-properties officeooo:rsid="003225ec" officeooo:paragraph-rsid="00529f40"/>
    </style:style>
    <style:style style:name="P158" style:family="paragraph" style:parent-style-name="Standard" style:list-style-name="L4">
      <style:paragraph-properties fo:text-align="justify" style:justify-single-word="false"/>
      <style:text-properties officeooo:rsid="003225ec" officeooo:paragraph-rsid="0055e2ed"/>
    </style:style>
    <style:style style:name="P159" style:family="paragraph" style:parent-style-name="Standard" style:list-style-name="L4">
      <style:paragraph-properties fo:text-align="justify" style:justify-single-word="false"/>
      <style:text-properties officeooo:rsid="006a0125" officeooo:paragraph-rsid="006a0125"/>
    </style:style>
    <style:style style:name="P160" style:family="paragraph" style:parent-style-name="Standard" style:list-style-name="L5">
      <style:paragraph-properties fo:text-align="justify" style:justify-single-word="false"/>
      <style:text-properties officeooo:rsid="0032847c" officeooo:paragraph-rsid="005795ca"/>
    </style:style>
    <style:style style:name="P161" style:family="paragraph" style:parent-style-name="Standard" style:list-style-name="L6">
      <style:paragraph-properties fo:text-align="justify" style:justify-single-word="false"/>
      <style:text-properties officeooo:rsid="0032847c" officeooo:paragraph-rsid="005795ca"/>
    </style:style>
    <style:style style:name="P162" style:family="paragraph" style:parent-style-name="Standard" style:list-style-name="L7">
      <style:paragraph-properties fo:text-align="justify" style:justify-single-word="false"/>
      <style:text-properties officeooo:rsid="00597636" officeooo:paragraph-rsid="00597636"/>
    </style:style>
    <style:style style:name="P163" style:family="paragraph" style:parent-style-name="Standard" style:list-style-name="L7">
      <style:paragraph-properties fo:text-align="justify" style:justify-single-word="false"/>
      <style:text-properties officeooo:rsid="0033f358" officeooo:paragraph-rsid="00597636"/>
    </style:style>
    <style:style style:name="P164" style:family="paragraph" style:parent-style-name="Standard" style:list-style-name="L8">
      <style:paragraph-properties fo:text-align="justify" style:justify-single-word="false"/>
      <style:text-properties officeooo:rsid="0033f358" officeooo:paragraph-rsid="005cd937"/>
    </style:style>
    <style:style style:name="P165" style:family="paragraph" style:parent-style-name="Standard" style:list-style-name="L9">
      <style:text-properties officeooo:paragraph-rsid="005e7419"/>
    </style:style>
    <style:style style:name="P166" style:family="paragraph" style:parent-style-name="Standard" style:list-style-name="L9">
      <style:text-properties officeooo:rsid="0034924f" officeooo:paragraph-rsid="005e7419"/>
    </style:style>
    <style:style style:name="P167" style:family="paragraph" style:parent-style-name="Standard" style:list-style-name="L11">
      <style:paragraph-properties fo:text-align="justify" style:justify-single-word="false"/>
      <style:text-properties officeooo:rsid="0034924f" officeooo:paragraph-rsid="00612101"/>
    </style:style>
    <style:style style:name="P168" style:family="paragraph" style:parent-style-name="Standard" style:list-style-name="L10">
      <style:text-properties officeooo:rsid="00456618" officeooo:paragraph-rsid="00456618"/>
    </style:style>
    <style:style style:name="P169" style:family="paragraph" style:parent-style-name="Standard" style:list-style-name="L12">
      <style:paragraph-properties fo:text-align="justify" style:justify-single-word="false"/>
      <style:text-properties officeooo:rsid="003640d0" officeooo:paragraph-rsid="0064d8c6"/>
    </style:style>
    <style:style style:name="P170" style:family="paragraph" style:parent-style-name="Standard" style:list-style-name="L13">
      <style:paragraph-properties fo:text-align="justify" style:justify-single-word="false"/>
      <style:text-properties officeooo:rsid="0037f16b" officeooo:paragraph-rsid="00677cc1"/>
    </style:style>
    <style:style style:name="P171" style:family="paragraph" style:parent-style-name="Standard" style:list-style-name="L13">
      <style:paragraph-properties fo:text-align="justify" style:justify-single-word="false"/>
      <style:text-properties officeooo:rsid="0037f16b" officeooo:paragraph-rsid="006b76fc"/>
    </style:style>
    <style:style style:name="P172" style:family="paragraph" style:parent-style-name="Standard" style:list-style-name="L13">
      <style:paragraph-properties fo:text-align="justify" style:justify-single-word="false"/>
      <style:text-properties officeooo:rsid="0037f16b" officeooo:paragraph-rsid="006be643"/>
    </style:style>
    <style:style style:name="P173" style:family="paragraph" style:parent-style-name="Standard" style:list-style-name="L13">
      <style:paragraph-properties fo:text-align="justify" style:justify-single-word="false"/>
      <style:text-properties officeooo:rsid="006b76fc" officeooo:paragraph-rsid="006b76fc"/>
    </style:style>
    <style:style style:name="P174" style:family="paragraph" style:parent-style-name="Standard" style:list-style-name="L14">
      <style:paragraph-properties fo:text-align="justify" style:justify-single-word="false"/>
      <style:text-properties officeooo:rsid="003c082a" officeooo:paragraph-rsid="006900cf"/>
    </style:style>
    <style:style style:name="P175" style:family="paragraph" style:parent-style-name="Standard" style:list-style-name="L15">
      <style:paragraph-properties fo:text-align="justify" style:justify-single-word="false"/>
      <style:text-properties officeooo:rsid="003c082a" officeooo:paragraph-rsid="006df8fc"/>
    </style:style>
    <style:style style:name="P176" style:family="paragraph" style:parent-style-name="Standard" style:list-style-name="L14">
      <style:paragraph-properties fo:text-align="justify" style:justify-single-word="false"/>
      <style:text-properties officeooo:rsid="006a9c81" officeooo:paragraph-rsid="006a9c81"/>
    </style:style>
    <style:style style:name="P177" style:family="paragraph" style:parent-style-name="Standard" style:list-style-name="L13">
      <style:paragraph-properties fo:text-align="justify" style:justify-single-word="false"/>
      <style:text-properties officeooo:rsid="006cc62b" officeooo:paragraph-rsid="006be643"/>
    </style:style>
    <style:style style:name="P178" style:family="paragraph" style:parent-style-name="Standard" style:list-style-name="L13">
      <style:paragraph-properties fo:text-align="justify" style:justify-single-word="false"/>
      <style:text-properties officeooo:rsid="006be643" officeooo:paragraph-rsid="006b76fc"/>
    </style:style>
    <style:style style:name="P179" style:family="paragraph" style:parent-style-name="Standard" style:list-style-name="L15">
      <style:paragraph-properties fo:text-align="justify" style:justify-single-word="false"/>
      <style:text-properties officeooo:rsid="006df8fc" officeooo:paragraph-rsid="006df8fc"/>
    </style:style>
    <style:style style:name="P180" style:family="paragraph" style:parent-style-name="Standard" style:list-style-name="L16">
      <style:paragraph-properties fo:text-align="justify" style:justify-single-word="false"/>
      <style:text-properties officeooo:rsid="0070fefb" officeooo:paragraph-rsid="006fb020"/>
    </style:style>
    <style:style style:name="P181" style:family="paragraph" style:parent-style-name="Standard" style:list-style-name="L16">
      <style:paragraph-properties fo:text-align="justify" style:justify-single-word="false"/>
      <style:text-properties officeooo:rsid="003ce6ad" officeooo:paragraph-rsid="006fb020"/>
    </style:style>
    <style:style style:name="P182" style:family="paragraph" style:parent-style-name="Standard" style:list-style-name="L16">
      <style:paragraph-properties fo:text-align="justify" style:justify-single-word="false"/>
      <style:text-properties officeooo:rsid="003ce6ad" officeooo:paragraph-rsid="0070fefb"/>
    </style:style>
    <style:style style:name="P183" style:family="paragraph" style:parent-style-name="Standard" style:list-style-name="L17">
      <style:paragraph-properties fo:text-align="justify" style:justify-single-word="false"/>
      <style:text-properties officeooo:rsid="003ce6ad" officeooo:paragraph-rsid="0070fefb"/>
    </style:style>
    <style:style style:name="P184" style:family="paragraph" style:parent-style-name="Standard" style:list-style-name="L17">
      <style:paragraph-properties fo:text-align="justify" style:justify-single-word="false"/>
      <style:text-properties officeooo:rsid="00721b3a" officeooo:paragraph-rsid="00721b3a"/>
    </style:style>
    <style:style style:name="P185" style:family="paragraph" style:parent-style-name="Standard" style:list-style-name="L18">
      <style:paragraph-properties fo:text-align="justify" style:justify-single-word="false"/>
      <style:text-properties officeooo:rsid="003dced4" officeooo:paragraph-rsid="00725941"/>
    </style:style>
    <style:style style:name="P186" style:family="paragraph" style:parent-style-name="Standard" style:list-style-name="L19">
      <style:paragraph-properties fo:text-align="justify" style:justify-single-word="false"/>
      <style:text-properties officeooo:paragraph-rsid="00737a16"/>
    </style:style>
    <style:style style:name="P187" style:family="paragraph" style:parent-style-name="Standard" style:list-style-name="L19">
      <style:paragraph-properties fo:text-align="justify" style:justify-single-word="false"/>
      <style:text-properties officeooo:rsid="003fa5b5" officeooo:paragraph-rsid="00737a16"/>
    </style:style>
    <style:style style:name="P188" style:family="paragraph">
      <style:paragraph-properties fo:text-align="center"/>
    </style:style>
    <style:style style:name="P189" style:family="paragraph">
      <style:paragraph-properties fo:margin-left="0cm" fo:margin-right="0cm" fo:margin-top="0cm" fo:margin-bottom="0cm" fo:line-height="100%" fo:text-align="center" fo:text-indent="0cm" style:writing-mode="lr-tb"/>
    </style:style>
    <style:style style:name="P19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191"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2" style:family="paragraph">
      <style:paragraph-properties fo:margin-left="0cm" fo:margin-right="0cm" fo:margin-top="0cm" fo:margin-bottom="0cm" fo:line-height="100%" fo:text-indent="0cm" style:writing-mode="lr-tb"/>
    </style:style>
    <style:style style:name="P19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19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5" style:family="paragraph">
      <loext:graphic-properties draw:fill="none" draw:fill-color="#eeeeee"/>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6" style:family="paragraph">
      <loext:graphic-properties draw:fill="none" draw:fill-color="#eeeeee"/>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9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99" style:family="paragraph">
      <loext:graphic-properties draw:fill="solid" draw:fill-color="#999999"/>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20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202"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20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205" style:family="paragraph">
      <style:paragraph-properties fo:margin-left="0cm" fo:margin-right="0cm" fo:margin-top="0cm" fo:margin-bottom="0cm" fo:line-height="100%" fo:text-align="center" fo:text-indent="0cm"/>
    </style:style>
    <style:style style:name="P20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20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20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9" style:family="paragraph">
      <style:paragraph-properties fo:margin-left="0cm" fo:margin-right="0cm" fo:margin-top="0cm" fo:margin-bottom="0cm" fo:line-height="100%" fo:text-indent="0cm"/>
    </style:style>
    <style:style style:name="P21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21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21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21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21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21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P21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21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21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2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22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22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23" style:family="paragraph">
      <loext:graphic-properties draw:fill="none"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2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22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226" style:family="paragraph">
      <loext:graphic-properties draw:fill="none" draw:fill-color="#eeeeee"/>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2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23e1b9"/>
    </style:style>
    <style:style style:name="T2" style:family="text">
      <style:text-properties officeooo:rsid="0024e04a"/>
    </style:style>
    <style:style style:name="T3" style:family="text">
      <style:text-properties officeooo:rsid="002594cb"/>
    </style:style>
    <style:style style:name="T4" style:family="text">
      <style:text-properties officeooo:rsid="002a9061"/>
    </style:style>
    <style:style style:name="T5" style:family="text">
      <style:text-properties officeooo:rsid="002b8cfe"/>
    </style:style>
    <style:style style:name="T6" style:family="text">
      <style:text-properties officeooo:rsid="002c32b4"/>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3225ec" style:font-weight-asian="bold" style:font-weight-complex="bold"/>
    </style:style>
    <style:style style:name="T10" style:family="text">
      <style:text-properties style:text-underline-style="solid" style:text-underline-width="auto" style:text-underline-color="font-color" fo:font-weight="bold" officeooo:rsid="0032847c" style:font-weight-asian="bold" style:font-weight-complex="bold"/>
    </style:style>
    <style:style style:name="T11" style:family="text">
      <style:text-properties style:text-underline-style="solid" style:text-underline-width="auto" style:text-underline-color="font-color" fo:font-weight="bold" officeooo:rsid="0033f358" style:font-weight-asian="bold" style:font-weight-complex="bold"/>
    </style:style>
    <style:style style:name="T12" style:family="text">
      <style:text-properties style:text-underline-style="solid" style:text-underline-width="auto" style:text-underline-color="font-color" fo:font-weight="bold" officeooo:rsid="0034924f" style:font-weight-asian="bold" style:font-weight-complex="bold"/>
    </style:style>
    <style:style style:name="T13" style:family="text">
      <style:text-properties style:text-underline-style="solid" style:text-underline-width="auto" style:text-underline-color="font-color" fo:font-weight="bold" officeooo:rsid="003640d0" style:font-weight-asian="bold" style:font-weight-complex="bold"/>
    </style:style>
    <style:style style:name="T14" style:family="text">
      <style:text-properties style:text-underline-style="solid" style:text-underline-width="auto" style:text-underline-color="font-color" fo:font-weight="bold" officeooo:rsid="0037f16b" style:font-weight-asian="bold" style:font-weight-complex="bold"/>
    </style:style>
    <style:style style:name="T15" style:family="text">
      <style:text-properties style:text-underline-style="solid" style:text-underline-width="auto" style:text-underline-color="font-color" fo:font-weight="bold" officeooo:rsid="003aaf8b" style:font-weight-asian="bold" style:font-weight-complex="bold"/>
    </style:style>
    <style:style style:name="T16" style:family="text">
      <style:text-properties style:text-underline-style="solid" style:text-underline-width="auto" style:text-underline-color="font-color" fo:font-weight="bold" officeooo:rsid="003c082a" style:font-weight-asian="bold" style:font-weight-complex="bold"/>
    </style:style>
    <style:style style:name="T17" style:family="text">
      <style:text-properties style:text-underline-style="solid" style:text-underline-width="auto" style:text-underline-color="font-color" fo:font-weight="bold" officeooo:rsid="003ce6ad" style:font-weight-asian="bold" style:font-weight-complex="bold"/>
    </style:style>
    <style:style style:name="T18" style:family="text">
      <style:text-properties style:text-underline-style="solid" style:text-underline-width="auto" style:text-underline-color="font-color" fo:font-weight="bold" officeooo:rsid="003dced4" style:font-weight-asian="bold" style:font-weight-complex="bold"/>
    </style:style>
    <style:style style:name="T19" style:family="text">
      <style:text-properties style:text-underline-style="solid" style:text-underline-width="auto" style:text-underline-color="font-color" fo:font-weight="bold" officeooo:rsid="002d5de3" style:font-weight-asian="bold" style:font-weight-complex="bold"/>
    </style:style>
    <style:style style:name="T20" style:family="text">
      <style:text-properties style:text-underline-style="solid" style:text-underline-width="auto" style:text-underline-color="font-color" fo:font-weight="bold" officeooo:rsid="00b4d56e" style:font-weight-asian="bold" style:font-weight-complex="bold"/>
    </style:style>
    <style:style style:name="T21" style:family="text">
      <style:text-properties style:text-underline-style="solid" style:text-underline-width="auto" style:text-underline-color="font-color" fo:font-weight="bold" officeooo:rsid="00b61c5c" style:font-weight-asian="bold" style:font-weight-complex="bold"/>
    </style:style>
    <style:style style:name="T22" style:family="text">
      <style:text-properties style:text-underline-style="solid" style:text-underline-width="auto" style:text-underline-color="font-color" fo:font-weight="bold" officeooo:rsid="00b7d13b" style:font-weight-asian="bold" style:font-weight-complex="bold"/>
    </style:style>
    <style:style style:name="T23" style:family="text">
      <style:text-properties style:text-underline-style="solid" style:text-underline-width="auto" style:text-underline-color="font-color" fo:font-weight="bold" officeooo:rsid="00b9538c" style:font-weight-asian="bold" style:font-weight-complex="bold"/>
    </style:style>
    <style:style style:name="T24" style:family="text">
      <style:text-properties style:text-underline-style="solid" style:text-underline-width="auto" style:text-underline-color="font-color" fo:font-weight="bold" officeooo:rsid="00bc73d5" style:font-weight-asian="bold" style:font-weight-complex="bold"/>
    </style:style>
    <style:style style:name="T25" style:family="text">
      <style:text-properties style:text-underline-style="solid" style:text-underline-width="auto" style:text-underline-color="font-color" fo:font-weight="bold" officeooo:rsid="00be3145" style:font-weight-asian="bold" style:font-weight-complex="bold"/>
    </style:style>
    <style:style style:name="T26" style:family="text">
      <style:text-properties style:text-underline-style="solid" style:text-underline-width="auto" style:text-underline-color="font-color" fo:font-weight="bold" officeooo:rsid="00bf3cc8" style:font-weight-asian="bold" style:font-weight-complex="bold"/>
    </style:style>
    <style:style style:name="T27" style:family="text">
      <style:text-properties style:text-underline-style="solid" style:text-underline-width="auto" style:text-underline-color="font-color" fo:font-weight="bold" officeooo:rsid="00bf6cd5" style:font-weight-asian="bold" style:font-weight-complex="bold"/>
    </style:style>
    <style:style style:name="T28" style:family="text">
      <style:text-properties style:text-underline-style="solid" style:text-underline-width="auto" style:text-underline-color="font-color" fo:font-weight="bold" officeooo:rsid="00bfb192" style:font-weight-asian="bold" style:font-weight-complex="bold"/>
    </style:style>
    <style:style style:name="T29" style:family="text">
      <style:text-properties style:text-underline-style="solid" style:text-underline-width="auto" style:text-underline-color="font-color" fo:font-weight="bold" officeooo:rsid="00c26b15" style:font-weight-asian="bold" style:font-weight-complex="bold"/>
    </style:style>
    <style:style style:name="T30" style:family="text">
      <style:text-properties style:text-underline-style="solid" style:text-underline-width="auto" style:text-underline-color="font-color" fo:font-weight="bold" officeooo:rsid="00c317a7" style:font-weight-asian="bold" style:font-weight-complex="bold"/>
    </style:style>
    <style:style style:name="T31" style:family="text">
      <style:text-properties style:text-underline-style="solid" style:text-underline-width="auto" style:text-underline-color="font-color" fo:font-weight="bold" officeooo:rsid="00c48e88" style:font-weight-asian="bold" style:font-weight-complex="bold"/>
    </style:style>
    <style:style style:name="T32" style:family="text">
      <style:text-properties style:text-underline-style="solid" style:text-underline-width="auto" style:text-underline-color="font-color" fo:font-weight="bold" officeooo:rsid="00c4f690" style:font-weight-asian="bold" style:font-weight-complex="bold"/>
    </style:style>
    <style:style style:name="T33" style:family="text">
      <style:text-properties style:text-underline-style="solid" style:text-underline-width="auto" style:text-underline-color="font-color" fo:font-weight="bold" officeooo:rsid="00c5a4c8" style:font-weight-asian="bold" style:font-weight-complex="bold"/>
    </style:style>
    <style:style style:name="T34" style:family="text">
      <style:text-properties style:text-underline-style="solid" style:text-underline-width="auto" style:text-underline-color="font-color" fo:font-weight="bold" officeooo:rsid="00c5cd0b" style:font-weight-asian="bold" style:font-weight-complex="bold"/>
    </style:style>
    <style:style style:name="T35" style:family="text">
      <style:text-properties style:text-underline-style="solid" style:text-underline-width="auto" style:text-underline-color="font-color" fo:font-weight="bold" officeooo:rsid="00c76568" style:font-weight-asian="bold" style:font-weight-complex="bold"/>
    </style:style>
    <style:style style:name="T36" style:family="text">
      <style:text-properties style:text-underline-style="solid" style:text-underline-width="auto" style:text-underline-color="font-color" fo:font-weight="bold" officeooo:rsid="00c79628" style:font-weight-asian="bold" style:font-weight-complex="bold"/>
    </style:style>
    <style:style style:name="T37" style:family="text">
      <style:text-properties style:text-underline-style="solid" style:text-underline-width="auto" style:text-underline-color="font-color" fo:font-weight="bold" officeooo:rsid="00ca45cf" style:font-weight-asian="bold" style:font-weight-complex="bold"/>
    </style:style>
    <style:style style:name="T38" style:family="text">
      <style:text-properties style:text-underline-style="solid" style:text-underline-width="auto" style:text-underline-color="font-color" fo:font-weight="bold" officeooo:rsid="00cc1f94" style:font-weight-asian="bold" style:font-weight-complex="bold"/>
    </style:style>
    <style:style style:name="T39" style:family="text">
      <style:text-properties style:text-underline-style="solid" style:text-underline-width="auto" style:text-underline-color="font-color" fo:font-weight="bold" officeooo:rsid="00cd7671" style:font-weight-asian="bold" style:font-weight-complex="bold"/>
    </style:style>
    <style:style style:name="T40" style:family="text">
      <style:text-properties style:text-underline-style="solid" style:text-underline-width="auto" style:text-underline-color="font-color" fo:font-weight="bold" officeooo:rsid="00cddcf1" style:font-weight-asian="bold" style:font-weight-complex="bold"/>
    </style:style>
    <style:style style:name="T41" style:family="text">
      <style:text-properties style:text-underline-style="solid" style:text-underline-width="auto" style:text-underline-color="font-color" fo:font-weight="bold" officeooo:rsid="00d61793" style:font-weight-asian="bold" style:font-weight-complex="bold"/>
    </style:style>
    <style:style style:name="T42" style:family="text">
      <style:text-properties style:text-underline-style="solid" style:text-underline-width="auto" style:text-underline-color="font-color" fo:font-weight="bold" officeooo:rsid="00e421c3" style:font-weight-asian="bold" style:font-weight-complex="bold"/>
    </style:style>
    <style:style style:name="T43" style:family="text">
      <style:text-properties style:text-underline-style="solid" style:text-underline-width="auto" style:text-underline-color="font-color" fo:font-weight="bold" officeooo:rsid="00e574f0" style:font-weight-asian="bold" style:font-weight-complex="bold"/>
    </style:style>
    <style:style style:name="T44" style:family="text">
      <style:text-properties style:text-underline-style="solid" style:text-underline-width="auto" style:text-underline-color="font-color" officeooo:rsid="00a9f886"/>
    </style:style>
    <style:style style:name="T45" style:family="text">
      <style:text-properties style:text-underline-style="solid" style:text-underline-width="auto" style:text-underline-color="font-color" officeooo:rsid="00b61c5c"/>
    </style:style>
    <style:style style:name="T46" style:family="text">
      <style:text-properties style:text-underline-style="solid" style:text-underline-width="auto" style:text-underline-color="font-color" officeooo:rsid="00b7d13b"/>
    </style:style>
    <style:style style:name="T47" style:family="text">
      <style:text-properties style:text-underline-style="solid" style:text-underline-width="auto" style:text-underline-color="font-color" fo:font-weight="normal" style:font-weight-asian="normal" style:font-weight-complex="normal"/>
    </style:style>
    <style:style style:name="T48" style:family="text">
      <style:text-properties style:text-underline-style="solid" style:text-underline-width="auto" style:text-underline-color="font-color" fo:font-weight="normal" officeooo:rsid="00bf3cc8" style:font-weight-asian="normal" style:font-weight-complex="normal"/>
    </style:style>
    <style:style style:name="T49" style:family="text">
      <style:text-properties style:text-underline-style="solid" style:text-underline-width="auto" style:text-underline-color="font-color" fo:font-weight="normal" officeooo:rsid="00bfb192" style:font-weight-asian="normal" style:font-weight-complex="normal"/>
    </style:style>
    <style:style style:name="T50" style:family="text">
      <style:text-properties style:text-underline-style="solid" style:text-underline-width="auto" style:text-underline-color="font-color" fo:font-weight="normal" officeooo:rsid="00c26b15" style:font-weight-asian="normal" style:font-weight-complex="normal"/>
    </style:style>
    <style:style style:name="T51" style:family="text">
      <style:text-properties style:text-underline-style="solid" style:text-underline-width="auto" style:text-underline-color="font-color" fo:font-weight="normal" officeooo:rsid="00d61793" style:font-weight-asian="normal" style:font-weight-complex="normal"/>
    </style:style>
    <style:style style:name="T52" style:family="text">
      <style:text-properties style:text-underline-style="solid" style:text-underline-width="auto" style:text-underline-color="font-color" fo:font-weight="normal" officeooo:rsid="00df4ef8" style:font-weight-asian="normal" style:font-weight-complex="normal"/>
    </style:style>
    <style:style style:name="T53" style:family="text">
      <style:text-properties style:text-underline-style="solid" style:text-underline-width="auto" style:text-underline-color="font-color" fo:font-weight="normal" officeooo:rsid="00e421c3" style:font-weight-asian="normal" style:font-weight-complex="normal"/>
    </style:style>
    <style:style style:name="T54" style:family="text">
      <style:text-properties style:text-underline-style="solid" style:text-underline-width="auto" style:text-underline-color="font-color" fo:font-weight="normal" officeooo:rsid="00e574f0" style:font-weight-asian="normal" style:font-weight-complex="normal"/>
    </style:style>
    <style:style style:name="T55" style:family="text">
      <style:text-properties style:text-underline-style="solid" style:text-underline-width="auto" style:text-underline-color="font-color" officeooo:rsid="00baada5"/>
    </style:style>
    <style:style style:name="T56" style:family="text">
      <style:text-properties style:text-underline-style="solid" style:text-underline-width="auto" style:text-underline-color="font-color" officeooo:rsid="00bfb192"/>
    </style:style>
    <style:style style:name="T57" style:family="text">
      <style:text-properties style:text-underline-style="solid" style:text-underline-width="auto" style:text-underline-color="font-color" officeooo:rsid="00c26b15"/>
    </style:style>
    <style:style style:name="T58" style:family="text">
      <style:text-properties style:text-underline-style="solid" style:text-underline-width="auto" style:text-underline-color="font-color" officeooo:rsid="00c5a4c8"/>
    </style:style>
    <style:style style:name="T59" style:family="text">
      <style:text-properties style:text-underline-style="solid" style:text-underline-width="auto" style:text-underline-color="font-color" officeooo:rsid="00cd7671"/>
    </style:style>
    <style:style style:name="T60" style:family="text">
      <style:text-properties style:text-underline-style="solid" style:text-underline-width="auto" style:text-underline-color="font-color" officeooo:rsid="00d61793"/>
    </style:style>
    <style:style style:name="T61" style:family="text">
      <style:text-properties style:text-underline-style="solid" style:text-underline-width="auto" style:text-underline-color="font-color" officeooo:rsid="00def3e6"/>
    </style:style>
    <style:style style:name="T62" style:family="text">
      <style:text-properties style:text-underline-style="solid" style:text-underline-width="auto" style:text-underline-color="font-color" officeooo:rsid="00df4ef8"/>
    </style:style>
    <style:style style:name="T63" style:family="text">
      <style:text-properties style:text-underline-style="solid" style:text-underline-width="auto" style:text-underline-color="font-color" officeooo:rsid="00e30b97"/>
    </style:style>
    <style:style style:name="T64" style:family="text">
      <style:text-properties style:text-underline-style="solid" style:text-underline-width="auto" style:text-underline-color="font-color" officeooo:rsid="00e421c3"/>
    </style:style>
    <style:style style:name="T65" style:family="text">
      <style:text-properties officeooo:rsid="002d5de3"/>
    </style:style>
    <style:style style:name="T66" style:family="text">
      <style:text-properties officeooo:rsid="003225ec"/>
    </style:style>
    <style:style style:name="T67" style:family="text">
      <style:text-properties officeooo:rsid="0032847c"/>
    </style:style>
    <style:style style:name="T68" style:family="text">
      <style:text-properties officeooo:rsid="0033f358"/>
    </style:style>
    <style:style style:name="T69" style:family="text">
      <style:text-properties officeooo:rsid="0034924f"/>
    </style:style>
    <style:style style:name="T70" style:family="text">
      <style:text-properties officeooo:rsid="003640d0"/>
    </style:style>
    <style:style style:name="T71" style:family="text">
      <style:text-properties officeooo:rsid="0037f16b"/>
    </style:style>
    <style:style style:name="T72" style:family="text">
      <style:text-properties officeooo:rsid="003aaf8b"/>
    </style:style>
    <style:style style:name="T73" style:family="text">
      <style:text-properties officeooo:rsid="003c082a"/>
    </style:style>
    <style:style style:name="T74" style:family="text">
      <style:text-properties officeooo:rsid="003ce6ad"/>
    </style:style>
    <style:style style:name="T75" style:family="text">
      <style:text-properties officeooo:rsid="003dced4"/>
    </style:style>
    <style:style style:name="T76" style:family="text">
      <style:text-properties officeooo:rsid="00464a63"/>
    </style:style>
    <style:style style:name="T77" style:family="text">
      <style:text-properties officeooo:rsid="005e7419"/>
    </style:style>
    <style:style style:name="T78" style:family="text">
      <style:text-properties officeooo:rsid="006be643"/>
    </style:style>
    <style:style style:name="T79" style:family="text">
      <style:text-properties officeooo:rsid="006fb020"/>
    </style:style>
    <style:style style:name="T80" style:family="text">
      <style:text-properties fo:font-weight="bold" style:font-weight-asian="bold" style:font-weight-complex="bold"/>
    </style:style>
    <style:style style:name="T81" style:family="text">
      <style:text-properties fo:font-weight="bold" officeooo:rsid="007ab037" style:font-weight-asian="bold" style:font-weight-complex="bold"/>
    </style:style>
    <style:style style:name="T82" style:family="text">
      <style:text-properties fo:font-weight="bold" officeooo:rsid="007c1ff9" style:font-weight-asian="bold" style:font-weight-complex="bold"/>
    </style:style>
    <style:style style:name="T83" style:family="text">
      <style:text-properties fo:font-weight="bold" officeooo:rsid="008232ed" style:font-weight-asian="bold" style:font-weight-complex="bold"/>
    </style:style>
    <style:style style:name="T84" style:family="text">
      <style:text-properties fo:font-weight="bold" officeooo:rsid="00874efc" style:font-weight-asian="bold" style:font-weight-complex="bold"/>
    </style:style>
    <style:style style:name="T85" style:family="text">
      <style:text-properties fo:font-weight="bold" officeooo:rsid="008e8369" style:font-weight-asian="bold" style:font-weight-complex="bold"/>
    </style:style>
    <style:style style:name="T86" style:family="text">
      <style:text-properties fo:font-weight="bold" officeooo:rsid="0090f4d0" style:font-weight-asian="bold" style:font-weight-complex="bold"/>
    </style:style>
    <style:style style:name="T87" style:family="text">
      <style:text-properties fo:font-weight="bold" officeooo:rsid="009264eb" style:font-weight-asian="bold" style:font-weight-complex="bold"/>
    </style:style>
    <style:style style:name="T88" style:family="text">
      <style:text-properties fo:font-weight="bold" officeooo:rsid="0093a8be" style:font-weight-asian="bold" style:font-weight-complex="bold"/>
    </style:style>
    <style:style style:name="T89" style:family="text">
      <style:text-properties fo:font-weight="bold" officeooo:rsid="0096235a" style:font-weight-asian="bold" style:font-weight-complex="bold"/>
    </style:style>
    <style:style style:name="T90" style:family="text">
      <style:text-properties fo:font-weight="bold" officeooo:rsid="0096e002" style:font-weight-asian="bold" style:font-weight-complex="bold"/>
    </style:style>
    <style:style style:name="T91" style:family="text">
      <style:text-properties fo:font-weight="bold" officeooo:rsid="009a0cfd" style:font-weight-asian="bold" style:font-weight-complex="bold"/>
    </style:style>
    <style:style style:name="T92" style:family="text">
      <style:text-properties fo:font-weight="bold" officeooo:rsid="009d0bee" style:font-weight-asian="bold" style:font-weight-complex="bold"/>
    </style:style>
    <style:style style:name="T93" style:family="text">
      <style:text-properties fo:font-weight="bold" officeooo:rsid="009e6d26" style:font-weight-asian="bold" style:font-weight-complex="bold"/>
    </style:style>
    <style:style style:name="T94" style:family="text">
      <style:text-properties fo:font-weight="bold" officeooo:rsid="00a04c2b" style:font-weight-asian="bold" style:font-weight-complex="bold"/>
    </style:style>
    <style:style style:name="T95" style:family="text">
      <style:text-properties fo:font-weight="bold" officeooo:rsid="00a11c66" style:font-weight-asian="bold" style:font-weight-complex="bold"/>
    </style:style>
    <style:style style:name="T96" style:family="text">
      <style:text-properties fo:font-weight="bold" officeooo:rsid="00a2774a" style:font-weight-asian="bold" style:font-weight-complex="bold"/>
    </style:style>
    <style:style style:name="T97" style:family="text">
      <style:text-properties fo:font-weight="bold" officeooo:rsid="00a48c91" style:font-weight-asian="bold" style:font-weight-complex="bold"/>
    </style:style>
    <style:style style:name="T98" style:family="text">
      <style:text-properties fo:font-weight="bold" officeooo:rsid="00a7b4dd" style:font-weight-asian="bold" style:font-weight-complex="bold"/>
    </style:style>
    <style:style style:name="T99" style:family="text">
      <style:text-properties fo:font-weight="bold" officeooo:rsid="00b61c5c" style:font-weight-asian="bold" style:font-weight-complex="bold"/>
    </style:style>
    <style:style style:name="T100" style:family="text">
      <style:text-properties fo:font-weight="bold" officeooo:rsid="00b7d13b" style:font-weight-asian="bold" style:font-weight-complex="bold"/>
    </style:style>
    <style:style style:name="T101" style:family="text">
      <style:text-properties fo:font-weight="bold" officeooo:rsid="00b9538c" style:font-weight-asian="bold" style:font-weight-complex="bold"/>
    </style:style>
    <style:style style:name="T102" style:family="text">
      <style:text-properties fo:font-weight="bold" officeooo:rsid="00baada5" style:font-weight-asian="bold" style:font-weight-complex="bold"/>
    </style:style>
    <style:style style:name="T103" style:family="text">
      <style:text-properties fo:font-weight="bold" officeooo:rsid="00bc73d5" style:font-weight-asian="bold" style:font-weight-complex="bold"/>
    </style:style>
    <style:style style:name="T104" style:family="text">
      <style:text-properties fo:font-weight="bold" officeooo:rsid="00be3145" style:font-weight-asian="bold" style:font-weight-complex="bold"/>
    </style:style>
    <style:style style:name="T105" style:family="text">
      <style:text-properties fo:font-weight="bold" officeooo:rsid="00bf3cc8" style:font-weight-asian="bold" style:font-weight-complex="bold"/>
    </style:style>
    <style:style style:name="T106" style:family="text">
      <style:text-properties fo:font-weight="bold" officeooo:rsid="00bf6cd5" style:font-weight-asian="bold" style:font-weight-complex="bold"/>
    </style:style>
    <style:style style:name="T107" style:family="text">
      <style:text-properties fo:font-weight="bold" officeooo:rsid="00bfb192" style:font-weight-asian="bold" style:font-weight-complex="bold"/>
    </style:style>
    <style:style style:name="T108" style:family="text">
      <style:text-properties fo:font-weight="bold" officeooo:rsid="00c317a7" style:font-weight-asian="bold" style:font-weight-complex="bold"/>
    </style:style>
    <style:style style:name="T109" style:family="text">
      <style:text-properties fo:font-weight="bold" officeooo:rsid="00c48e88" style:font-weight-asian="bold" style:font-weight-complex="bold"/>
    </style:style>
    <style:style style:name="T110" style:family="text">
      <style:text-properties fo:font-weight="bold" officeooo:rsid="00c4f690" style:font-weight-asian="bold" style:font-weight-complex="bold"/>
    </style:style>
    <style:style style:name="T111" style:family="text">
      <style:text-properties fo:font-weight="bold" officeooo:rsid="00c5a4c8" style:font-weight-asian="bold" style:font-weight-complex="bold"/>
    </style:style>
    <style:style style:name="T112" style:family="text">
      <style:text-properties fo:font-weight="bold" officeooo:rsid="00c5cd0b" style:font-weight-asian="bold" style:font-weight-complex="bold"/>
    </style:style>
    <style:style style:name="T113" style:family="text">
      <style:text-properties fo:font-weight="bold" officeooo:rsid="00c76568" style:font-weight-asian="bold" style:font-weight-complex="bold"/>
    </style:style>
    <style:style style:name="T114" style:family="text">
      <style:text-properties fo:font-weight="bold" officeooo:rsid="00c79628" style:font-weight-asian="bold" style:font-weight-complex="bold"/>
    </style:style>
    <style:style style:name="T115" style:family="text">
      <style:text-properties fo:font-weight="bold" officeooo:rsid="00ca45cf" style:font-weight-asian="bold" style:font-weight-complex="bold"/>
    </style:style>
    <style:style style:name="T116" style:family="text">
      <style:text-properties fo:font-weight="bold" officeooo:rsid="00cc1f94" style:font-weight-asian="bold" style:font-weight-complex="bold"/>
    </style:style>
    <style:style style:name="T117" style:family="text">
      <style:text-properties fo:font-weight="bold" officeooo:rsid="00cd4201" style:font-weight-asian="bold" style:font-weight-complex="bold"/>
    </style:style>
    <style:style style:name="T118" style:family="text">
      <style:text-properties fo:font-weight="bold" officeooo:rsid="00cd7671" style:font-weight-asian="bold" style:font-weight-complex="bold"/>
    </style:style>
    <style:style style:name="T119" style:family="text">
      <style:text-properties fo:font-weight="bold" officeooo:rsid="00cddcf1" style:font-weight-asian="bold" style:font-weight-complex="bold"/>
    </style:style>
    <style:style style:name="T120" style:family="text">
      <style:text-properties fo:font-weight="bold" officeooo:rsid="00ce4508" style:font-weight-asian="bold" style:font-weight-complex="bold"/>
    </style:style>
    <style:style style:name="T121" style:family="text">
      <style:text-properties fo:font-weight="bold" officeooo:rsid="00d0e41d" style:font-weight-asian="bold" style:font-weight-complex="bold"/>
    </style:style>
    <style:style style:name="T122" style:family="text">
      <style:text-properties fo:font-weight="bold" officeooo:rsid="00d61793" style:font-weight-asian="bold" style:font-weight-complex="bold"/>
    </style:style>
    <style:style style:name="T123" style:family="text">
      <style:text-properties fo:font-weight="bold" officeooo:rsid="00df4ef8" style:font-weight-asian="bold" style:font-weight-complex="bold"/>
    </style:style>
    <style:style style:name="T124" style:family="text">
      <style:text-properties fo:font-weight="bold" officeooo:rsid="00e421c3" style:font-weight-asian="bold" style:font-weight-complex="bold"/>
    </style:style>
    <style:style style:name="T125" style:family="text">
      <style:text-properties fo:font-weight="bold" officeooo:rsid="00e5a5a1" style:font-weight-asian="bold" style:font-weight-complex="bold"/>
    </style:style>
    <style:style style:name="T126" style:family="text">
      <style:text-properties officeooo:rsid="007a0df2"/>
    </style:style>
    <style:style style:name="T127" style:family="text">
      <style:text-properties officeooo:rsid="007ab037"/>
    </style:style>
    <style:style style:name="T128" style:family="text">
      <style:text-properties officeooo:rsid="007c1ff9"/>
    </style:style>
    <style:style style:name="T129" style:family="text">
      <style:text-properties officeooo:rsid="00814b4b"/>
    </style:style>
    <style:style style:name="T130" style:family="text">
      <style:text-properties officeooo:rsid="008232ed"/>
    </style:style>
    <style:style style:name="T131" style:family="text">
      <style:text-properties officeooo:rsid="0083b76a"/>
    </style:style>
    <style:style style:name="T132" style:family="text">
      <style:text-properties officeooo:rsid="00856f33"/>
    </style:style>
    <style:style style:name="T133" style:family="text">
      <style:text-properties officeooo:rsid="00874efc"/>
    </style:style>
    <style:style style:name="T134" style:family="text">
      <style:text-properties officeooo:rsid="008932a8"/>
    </style:style>
    <style:style style:name="T135" style:family="text">
      <style:text-properties officeooo:rsid="008b5f7d"/>
    </style:style>
    <style:style style:name="T136" style:family="text">
      <style:text-properties officeooo:rsid="008c6577"/>
    </style:style>
    <style:style style:name="T137" style:family="text">
      <style:text-properties officeooo:rsid="008e8369"/>
    </style:style>
    <style:style style:name="T138" style:family="text">
      <style:text-properties officeooo:rsid="0090f4d0"/>
    </style:style>
    <style:style style:name="T139" style:family="text">
      <style:text-properties officeooo:rsid="009264eb"/>
    </style:style>
    <style:style style:name="T140" style:family="text">
      <style:text-properties officeooo:rsid="0096e002"/>
    </style:style>
    <style:style style:name="T141" style:family="text">
      <style:text-properties officeooo:rsid="009bd005"/>
    </style:style>
    <style:style style:name="T142" style:family="text">
      <style:text-properties officeooo:rsid="009e4745"/>
    </style:style>
    <style:style style:name="T143" style:family="text">
      <style:text-properties officeooo:rsid="009e6d26"/>
    </style:style>
    <style:style style:name="T144" style:family="text">
      <style:text-properties officeooo:rsid="00a11c66"/>
    </style:style>
    <style:style style:name="T145" style:family="text">
      <style:text-properties officeooo:rsid="00a9f886"/>
    </style:style>
    <style:style style:name="T146" style:family="text">
      <style:text-properties officeooo:rsid="00aa77f2"/>
    </style:style>
    <style:style style:name="T147" style:family="text">
      <style:text-properties officeooo:rsid="00aefeec"/>
    </style:style>
    <style:style style:name="T148" style:family="text">
      <style:text-properties officeooo:rsid="00b050cd"/>
    </style:style>
    <style:style style:name="T149" style:family="text">
      <style:text-properties officeooo:rsid="00b1db89"/>
    </style:style>
    <style:style style:name="T150" style:family="text">
      <style:text-properties officeooo:rsid="00b4d56e"/>
    </style:style>
    <style:style style:name="T151" style:family="text">
      <style:text-properties officeooo:rsid="00b5be48"/>
    </style:style>
    <style:style style:name="T152" style:family="text">
      <style:text-properties fo:font-weight="normal" style:font-weight-asian="normal" style:font-weight-complex="normal"/>
    </style:style>
    <style:style style:name="T153" style:family="text">
      <style:text-properties fo:font-weight="normal" officeooo:rsid="00b61c5c" style:font-weight-asian="normal" style:font-weight-complex="normal"/>
    </style:style>
    <style:style style:name="T154" style:family="text">
      <style:text-properties fo:font-weight="normal" officeooo:rsid="00bf3cc8" style:font-weight-asian="normal" style:font-weight-complex="normal"/>
    </style:style>
    <style:style style:name="T155" style:family="text">
      <style:text-properties fo:font-weight="normal" officeooo:rsid="00c5cd0b" style:font-weight-asian="normal" style:font-weight-complex="normal"/>
    </style:style>
    <style:style style:name="T156" style:family="text">
      <style:text-properties fo:font-weight="normal" officeooo:rsid="00cd4201" style:font-weight-asian="normal" style:font-weight-complex="normal"/>
    </style:style>
    <style:style style:name="T157" style:family="text">
      <style:text-properties fo:font-weight="normal" officeooo:rsid="00bfb192" style:font-weight-asian="normal" style:font-weight-complex="normal"/>
    </style:style>
    <style:style style:name="T158" style:family="text">
      <style:text-properties fo:font-weight="normal" officeooo:rsid="00e124d2" style:font-weight-asian="normal" style:font-weight-complex="normal"/>
    </style:style>
    <style:style style:name="T159" style:family="text">
      <style:text-properties fo:font-weight="normal" officeooo:rsid="00e421c3" style:font-weight-asian="normal" style:font-weight-complex="normal"/>
    </style:style>
    <style:style style:name="T160" style:family="text">
      <style:text-properties officeooo:rsid="00baada5"/>
    </style:style>
    <style:style style:name="T161" style:family="text">
      <style:text-properties officeooo:rsid="00bc73d5"/>
    </style:style>
    <style:style style:name="T162" style:family="text">
      <style:text-properties officeooo:rsid="00be3145"/>
    </style:style>
    <style:style style:name="T163" style:family="text">
      <style:text-properties officeooo:rsid="00bf6cd5"/>
    </style:style>
    <style:style style:name="T164" style:family="text">
      <style:text-properties officeooo:rsid="00bfb192"/>
    </style:style>
    <style:style style:name="T165" style:family="text">
      <style:text-properties style:text-underline-style="none"/>
    </style:style>
    <style:style style:name="T166" style:family="text">
      <style:text-properties style:text-underline-style="none" officeooo:rsid="00b61c5c"/>
    </style:style>
    <style:style style:name="T167" style:family="text">
      <style:text-properties style:text-underline-style="none" officeooo:rsid="00b7d13b"/>
    </style:style>
    <style:style style:name="T168" style:family="text">
      <style:text-properties style:text-underline-style="none" officeooo:rsid="00c26b15"/>
    </style:style>
    <style:style style:name="T169" style:family="text">
      <style:text-properties style:text-underline-style="none" officeooo:rsid="00c317a7"/>
    </style:style>
    <style:style style:name="T170" style:family="text">
      <style:text-properties style:text-underline-style="none" fo:font-weight="bold" officeooo:rsid="00b4d56e" style:font-weight-asian="bold" style:font-weight-complex="bold"/>
    </style:style>
    <style:style style:name="T171" style:family="text">
      <style:text-properties style:text-underline-style="none" fo:font-weight="normal" officeooo:rsid="00b4d56e" style:font-weight-asian="normal" style:font-weight-complex="normal"/>
    </style:style>
    <style:style style:name="T172" style:family="text">
      <style:text-properties style:text-underline-style="none" fo:font-weight="normal" officeooo:rsid="00b61c5c" style:font-weight-asian="normal" style:font-weight-complex="normal"/>
    </style:style>
    <style:style style:name="T173" style:family="text">
      <style:text-properties style:text-underline-style="none" fo:font-weight="normal" officeooo:rsid="00c26b15" style:font-weight-asian="normal" style:font-weight-complex="normal"/>
    </style:style>
    <style:style style:name="T174" style:family="text">
      <style:text-properties style:text-underline-style="none" fo:font-weight="normal" officeooo:rsid="00bf6cd5" style:font-weight-asian="normal" style:font-weight-complex="normal"/>
    </style:style>
    <style:style style:name="T175" style:family="text">
      <style:text-properties style:text-underline-style="none" fo:font-weight="normal" officeooo:rsid="00d61793" style:font-weight-asian="normal" style:font-weight-complex="normal"/>
    </style:style>
    <style:style style:name="T176" style:family="text">
      <style:text-properties style:text-underline-style="none" fo:font-weight="normal" officeooo:rsid="00b7d13b" style:font-weight-asian="normal" style:font-weight-complex="normal"/>
    </style:style>
    <style:style style:name="T177" style:family="text">
      <style:text-properties style:text-underline-style="none" officeooo:rsid="00d61793"/>
    </style:style>
    <style:style style:name="T178" style:family="text">
      <style:text-properties style:text-underline-style="none" officeooo:rsid="00e30b97"/>
    </style:style>
    <style:style style:name="T179" style:family="text">
      <style:text-properties officeooo:rsid="00c48e88"/>
    </style:style>
    <style:style style:name="T180" style:family="text">
      <style:text-properties officeooo:rsid="00c4f690"/>
    </style:style>
    <style:style style:name="T181" style:family="text">
      <style:text-properties officeooo:rsid="00c5cd0b"/>
    </style:style>
    <style:style style:name="T182" style:family="text">
      <style:text-properties officeooo:rsid="00c76568"/>
    </style:style>
    <style:style style:name="T183" style:family="text">
      <style:text-properties officeooo:rsid="00c79628"/>
    </style:style>
    <style:style style:name="T184" style:family="text">
      <style:text-properties officeooo:rsid="00ca45cf"/>
    </style:style>
    <style:style style:name="T185" style:family="text">
      <style:text-properties officeooo:rsid="00cd4201"/>
    </style:style>
    <style:style style:name="T186" style:family="text">
      <style:text-properties officeooo:rsid="00cd7671"/>
    </style:style>
    <style:style style:name="T187" style:family="text">
      <style:text-properties officeooo:rsid="00ce4508"/>
    </style:style>
    <style:style style:name="T188" style:family="text">
      <style:text-properties officeooo:rsid="00d61793"/>
    </style:style>
    <style:style style:name="T189" style:family="text">
      <style:text-properties officeooo:rsid="00def3e6"/>
    </style:style>
    <style:style style:name="T190" style:family="text">
      <style:text-properties officeooo:rsid="00df4ef8"/>
    </style:style>
    <style:style style:name="T191" style:family="text">
      <style:text-properties officeooo:rsid="00e124d2"/>
    </style:style>
    <style:style style:name="T192" style:family="text">
      <style:text-properties officeooo:rsid="00e30b97"/>
    </style:style>
    <style:style style:name="T193" style:family="text">
      <style:text-properties officeooo:rsid="00e421c3"/>
    </style:style>
    <style:style style:name="T194"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95"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9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97"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198"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19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0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01"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02"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203"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4"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205"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_20_4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_20_47"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_20_4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_20_4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_20_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_20_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_20_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_20_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_20_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_20_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_20_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_20_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_20_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_20_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_20_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_20_64"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_20_6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6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_20_6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6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_20_7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68cm" fo:min-width="0.27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298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09" svg:stroke-width="0cm" svg:stroke-color="#000000" draw:marker-start="" draw:marker-start-width="0.199cm" draw:marker-start-center="false" draw:marker-end="" draw:marker-end-width="0.199cm" draw:marker-end-center="false" draw:fill="solid" draw:fill-color="#999999"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_20_1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_20_1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draw:stroke-dash="Dash_20_1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1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1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12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4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_20_1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1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draw:stroke-dash="Dash_20_1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1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_20_12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_20_1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_20_1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12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12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_20_1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1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1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_20_1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_20_1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1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_20_15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_20_1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_20_15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draw:stroke-dash="Dash_20_15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1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1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1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1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1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_20_1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17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18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1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1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1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_20_1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1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18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1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1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_20_18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_20_1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19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_20_19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_20_193"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19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_20_19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19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1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19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_20_19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draw:stroke-dash="Dash_20_2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20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_20_2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draw:stroke-dash="Dash_20_20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_20_20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2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draw:stroke-dash="Dash_20_2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_20_20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_20_2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_20_2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_20_2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_20_2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draw:stroke-dash="Dash_20_2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_20_2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_20_21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_20_2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_20_2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_20_2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_20_2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_20_21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_20_22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_20_2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_20_2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_20_2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draw:stroke-dash="Dash_20_22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_20_22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draw:stroke-dash="Dash_20_2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draw:stroke-dash="Dash_20_2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draw:stroke-dash="Dash_20_2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_20_2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_20_256"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_20_2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_20_2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_20_25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draw:stroke-dash="Dash_20_26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_20_2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_20_26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_20_26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_20_26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solid" draw:stroke-dash="Dash_20_2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draw:stroke-dash="Dash_20_26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solid" draw:stroke-dash="Dash_20_26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_20_26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draw:stroke-dash="Dash_20_26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_20_2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_20_27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_20_27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_20_2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_20_27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draw:stroke-dash="Dash_20_27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_20_2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_20_2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_20_27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solid" draw:stroke-dash="Dash_20_27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solid" draw:stroke-dash="Dash_20_2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_20_2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solid" draw:stroke-dash="Dash_20_2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solid" draw:stroke-dash="Dash_20_2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solid" draw:stroke-dash="Dash_20_2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solid" draw:stroke-dash="Dash_20_2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solid" draw:stroke-dash="Dash_20_2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solid" draw:stroke-dash="Dash_20_2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_20_2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solid" draw:stroke-dash="Dash_20_2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draw:stroke-dash="Dash_20_2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_20_2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draw:stroke-dash="Dash_20_2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_20_2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draw:stroke-dash="Dash_20_2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draw:stroke-dash="Dash_20_2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_20_2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_20_2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solid" draw:stroke-dash="Dash_20_2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_20_29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_20_3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_20_3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draw:stroke-dash="Dash_20_3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_20_3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solid" draw:stroke-dash="Dash_20_30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_20_3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draw:stroke-dash="Dash_20_3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solid" draw:stroke-dash="Dash_20_3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_20_3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solid" draw:stroke-dash="Dash_20_3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_20_3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_20_3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solid" draw:stroke-dash="Dash_20_32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_20_3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_20_33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_20_3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_20_3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solid" draw:stroke-dash="Dash_20_3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_20_33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solid" draw:stroke-dash="Dash_20_33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_20_3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_20_338"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draw:stroke-dash="Dash_20_33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draw:stroke-dash="Dash_20_34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solid" draw:stroke-dash="Dash_20_3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_20_39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_20_39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_20_3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solid" draw:stroke-dash="Dash_20_3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_20_3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_20_3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_20_3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draw:stroke-dash="Dash_20_3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_20_4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_20_4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none" draw:stroke-dash="Dash_20_4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_20_4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_20_4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draw:stroke-dash="Dash_20_4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_20_4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_20_4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none" draw:stroke-dash="Dash_20_4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_20_4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solid" draw:stroke-dash="Dash_20_4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none" draw:stroke-dash="Dash_20_4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_20_4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_20_4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none" draw:stroke-dash="Dash_20_4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_20_4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_20_4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_20_4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solid" draw:stroke-dash="Dash_20_4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_20_4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_20_4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_20_4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_20_4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_20_4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_20_4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solid" draw:stroke-dash="Dash_20_4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none" draw:stroke-dash="Dash_20_4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none" draw:stroke-dash="Dash_20_4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none" draw:stroke-dash="Dash_20_4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none" draw:stroke-dash="Dash_20_4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draw:stroke-dash="Dash_20_4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_20_4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none" draw:stroke-dash="Dash_20_4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_20_4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_20_4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_20_4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none" draw:stroke-dash="Dash_20_43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_20_43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_20_4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_20_4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_20_44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none" draw:stroke-dash="Dash_20_44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none" draw:stroke-dash="Dash_20_4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_20_44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_20_44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_20_44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draw:stroke-dash="Dash_20_4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_20_44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_20_44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draw:stroke-dash="Dash_20_44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_20_45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_20_4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draw:stroke-dash="Dash_20_4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_20_4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_20_4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_20_45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_20_4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_20_45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draw:stroke-dash="Dash_20_4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none" draw:stroke-dash="Dash_20_45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_20_4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_20_4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_20_49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none" draw:stroke-dash="Dash_20_4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_20_49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_20_49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none" draw:stroke-dash="Dash_20_5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solid" draw:stroke-dash="Dash_20_50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solid" draw:stroke-dash="Dash_20_5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_20_5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_20_5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_20_50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_20_5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_20_50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none" draw:stroke-dash="Dash_20_5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none" draw:stroke-dash="Dash_20_5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5cm" fo:min-width="0cm"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draw:stroke-dash="Dash_20_5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_20_5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solid" draw:stroke-dash="Dash_20_5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solid" draw:stroke-dash="Dash_20_5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solid" draw:stroke-dash="Dash_20_5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_20_5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_20_5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_20_5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none" draw:stroke-dash="Dash_20_51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none" draw:stroke-dash="Dash_20_51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_20_52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298cm"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_20_5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_20_5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_20_5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_20_5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_20_52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_20_5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_20_5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none" draw:stroke-dash="Dash_20_5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_20_5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_20_5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_20_5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solid" draw:stroke-dash="Dash_20_5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_20_5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solid" draw:stroke-dash="Dash_20_5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solid" draw:stroke-dash="Dash_20_5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solid" draw:stroke-dash="Dash_20_53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_20_5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_20_5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_20_5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_20_5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_20_54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none" draw:stroke-dash="Dash_20_5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none" draw:stroke-dash="Dash_20_5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none" draw:stroke-dash="Dash_20_54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none" draw:stroke-dash="Dash_20_54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none" draw:stroke-dash="Dash_20_5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1cm"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921cm"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101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584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773cm"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397cm"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3cm"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621cm"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86cm"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9cm"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0cm"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085cm"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166cm"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411cm"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89cm"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43cm"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45cm"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429cm"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15cm"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259cm"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73cm"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099cm"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4cm"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73cm"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94cm"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773cm"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5cm" fo:min-width="0.286cm"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64cm"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89cm"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66cm"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1cm"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cm" fo:padding-top="0.125cm" fo:padding-bottom="0.125cm" fo:padding-left="0.25cm" fo:padding-right="0.25cm" draw:shadow="hidden" draw:shadow-offset-x="0.199cm" draw:shadow-offset-y="0.199cm" draw:shadow-color="#808080" style:run-through="foreground"/>
    </style:style>
    <style:style style:name="gr355" style:family="graphic">
      <style:graphic-properties style:run-through="foreground" style:wrap="run-through" style:number-wrapped-paragraphs="no-limit" style:vertical-pos="from-top" style:vertical-rel="paragraph" style:horizontal-pos="from-left" style:horizontal-rel="paragraph"/>
    </style:style>
    <style:style style:name="gr356" style:family="graphic">
      <style:graphic-properties draw:stroke="solid" draw:stroke-dash="Dash_20_54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_20_548"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_20_54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none" draw:stroke-dash="Dash_20_5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_20_5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none" draw:stroke-dash="Dash_20_5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_20_5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_20_5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none" draw:stroke-dash="Dash_20_5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49cm" fo:min-width="0cm"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_20_5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_20_55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none" draw:stroke-dash="Dash_20_5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49cm" fo:min-width="0cm"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_20_5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_20_5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none" draw:stroke-dash="Dash_20_5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_20_5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_20_5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none" draw:stroke-dash="Dash_20_56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_20_56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_20_5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none" draw:stroke-dash="Dash_20_5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_20_5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_20_5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none" draw:stroke-dash="Dash_20_5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_20_5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_20_57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_20_5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_20_5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_20_57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_20_5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_20_5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_20_5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_20_57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_20_58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_20_5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none" draw:stroke-dash="Dash_20_5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none" draw:stroke-dash="Dash_20_58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none" draw:stroke-dash="Dash_20_58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none" draw:stroke-dash="Dash_20_58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none" draw:stroke-dash="Dash_20_58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_20_5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none" draw:stroke-dash="Dash_20_5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_20_58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_20_59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none" draw:stroke-dash="Dash_20_5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697cm" fo:min-width="0cm"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_20_59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_20_59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none" draw:stroke-dash="Dash_20_5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none" draw:stroke-dash="Dash_20_59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_20_59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none" draw:stroke-dash="Dash_20_597" svg:stroke-width="0cm" svg:stroke-color="#000000" draw:marker-start="" draw:marker-start-width="0.199cm" draw:marker-start-center="false" draw:marker-end="" draw:marker-end-width="0.199cm" draw:marker-end-center="false" draw:fill="none" draw:fill-color="#eeeeee"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_20_5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_20_59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none" draw:stroke-dash="Dash_20_6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49cm" fo:min-width="0cm"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_20_6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none" draw:stroke-dash="Dash_20_6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_20_6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none" draw:stroke-dash="Dash_20_60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49cm" fo:min-width="0cm"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_20_6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15" style:family="graphic">
      <style:graphic-properties draw:stroke="none" draw:stroke-dash="Dash_20_6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49cm" fo:min-width="0cm"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_20_6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_20_60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_20_6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_20_6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_20_61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none" draw:stroke-dash="Dash_20_612"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_20_6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_20_61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_20_6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none" draw:stroke-dash="Dash_20_61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_20_6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none" draw:stroke-dash="Dash_20_61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_20_61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none" draw:stroke-dash="Dash_20_62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_20_62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_20_62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none" draw:stroke-dash="Dash_20_6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49cm" fo:min-width="0.277cm"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_20_6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_20_6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_20_6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none" draw:stroke-dash="Dash_20_627" svg:stroke-width="0cm" svg:stroke-color="#000000" draw:marker-start="" draw:marker-start-width="0.199cm" draw:marker-start-center="false" draw:marker-end="" draw:marker-end-width="0.199cm" draw:marker-end-center="false" draw:fill="none" draw:fill-color="#eeeeee"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_20_6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none" draw:stroke-dash="Dash_20_6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9cm" fo:min-width="0.764cm"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_20_6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none" draw:stroke-dash="Dash_20_6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9cm" fo:min-width="0.586cm"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_20_63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none" draw:stroke-dash="Dash_20_6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49cm" fo:min-width="0.277cm"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_20_6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_20_641"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_20_64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none" draw:stroke-dash="Dash_20_6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_20_64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_20_64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none" draw:stroke-dash="Dash_20_6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_20_7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_20_7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_20_7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none" draw:stroke-dash="Dash_20_7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49cm" fo:min-width="0cm"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_20_70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_20_7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none" draw:stroke-dash="Dash_20_7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49cm" fo:min-width="0cm"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_20_7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_20_7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none" draw:stroke-dash="Dash_20_7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49cm" fo:min-width="0cm"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_20_7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1" style:family="graphic">
      <style:graphic-properties draw:stroke="solid" draw:stroke-dash="Dash_20_7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62" style:family="graphic">
      <style:graphic-properties draw:stroke="solid" draw:stroke-dash="Dash_20_7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3" style:family="graphic">
      <style:graphic-properties draw:stroke="solid" draw:stroke-dash="Dash_20_71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none" draw:stroke-dash="Dash_20_71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697cm" fo:min-width="0cm"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_20_7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solid" draw:stroke-dash="Dash_20_7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solid" draw:stroke-dash="Dash_20_720"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_20_72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_20_72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solid" draw:stroke-dash="Dash_20_72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solid" draw:stroke-dash="Dash_20_7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solid" draw:stroke-dash="Dash_20_7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_20_7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none" draw:stroke-dash="Dash_20_7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none" draw:stroke-dash="Dash_20_7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solid" draw:stroke-dash="Dash_20_72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_20_7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none" draw:stroke-dash="Dash_20_7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9" style:family="graphic">
      <style:graphic-properties draw:stroke="solid" draw:stroke-dash="Dash_20_7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_20_76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none" draw:stroke-dash="Dash_20_76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_20_7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none" draw:stroke-dash="Dash_20_7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_20_7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_20_7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none" draw:stroke-dash="Dash_20_7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49cm" fo:min-width="0cm"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_20_7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_20_77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none" draw:stroke-dash="Dash_20_77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49cm" fo:min-width="0cm"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_20_7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_20_77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none" draw:stroke-dash="Dash_20_77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_20_77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_20_7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none" draw:stroke-dash="Dash_20_77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_20_7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_20_7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_20_7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_20_7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_20_7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_20_7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_20_7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none" draw:stroke-dash="Dash_20_7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none" draw:stroke-dash="Dash_20_7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_20_7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Dash_20_79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_20_7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none" draw:stroke-dash="Dash_20_7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none" draw:stroke-dash="Dash_20_7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s>
      <text:p text:style-name="P2"><text:tab/>Se desea implementar una solución para la gestión de una Pyme Cárnica,vamos a necesitar una gestión de clientes, unos vendedores que le asignaran estos clientes, proveedores de los cuales se adquieren las materias primas para la realización de los artículos que se venden.</text:p>
      <text:p text:style-name="P2"><text:tab/>Se desea tener controlado un stock, que nos basaremos en las compras a proveedores, ademas de una gestión de lotes que serán los art<text:span text:style-name="T3">í</text:span>culos en venta para poder realizar la trazabilidad de un materia prima en mal estado. Controlaremos las averías con sus motivos para poder dar mejor servicio <text:s/>y calidad.</text:p>
      <text:p text:style-name="P2"/>
      <text:p text:style-name="P2"><text:tab/>Se van a considerar los siguientes supuestos:</text:p>
      <text:p text:style-name="P2"/>
      <text:p text:style-name="P2">Supuesto 1: Gestionaremos los clientes para los cuales necesitaremos los datos personales de los mismos, ademas los que posean cuenta de correo electrónico se podrá elegir el envío de las facturas en formato digital, por ejemplo en PDF.</text:p>
      <text:p text:style-name="P14"/>
      <text:p text:style-name="P14">Supuesto <text:span text:style-name="T4">2</text:span>: A cada cliente se le dará la forma de pago que mejor le venga, contado, pagare, etc..</text:p>
      <text:p text:style-name="P3"/>
      <text:p text:style-name="P4">Supuesto <text:span text:style-name="T4">3</text:span>: Gestión de los vendedores, a los cuales se les asignará unos clientes y un dispositivo móvil con el que trabajar. <text:span text:style-name="T1">También se le podrá asignar artículos que son los que venderán. Los dispositivos móviles se gestionan individualmente, podemos tener vendedores y aun no tener asignado dispositivo móvil.</text:span></text:p>
      <text:p text:style-name="P4"/>
      <text:p text:style-name="P4">Supuesto <text:span text:style-name="T4">4</text:span>: Gestión de materias primas, que serán las usadas para la preparación de los artículos puestos a la venta.</text:p>
      <text:p text:style-name="P4"/>
      <text:p text:style-name="P15">Supuesto 5: Necesitamos conocer <text:s/>la Familia a la que pertenece cada artículo ya que dependiendo de dicha familia lleva un recargo <text:span text:style-name="T6">según la Orden Ministerial APA 21/02/06, destino de los residuos generados en la cadena alimentaria cárnica.</text:span></text:p>
      <text:p text:style-name="P4"/>
      <text:p text:style-name="P4">Supuesto <text:span text:style-name="T5">6</text:span>: Los artículos serán los productos puestos en venta que llevaran un numero de lote para poder hacer la trazabilidad del <text:span text:style-name="T1">artículo.</text:span></text:p>
      <text:p text:style-name="P4"/>
      <text:p text:style-name="P5">Supuesto <text:span text:style-name="T5">7</text:span>: Se crearan diferentes tipos de tarifas, que llevaran los precios de los artículos, dichas tarifas serán asignadas a los clientes. Donde cada cliente tendrá una tarifa.</text:p>
      <text:p text:style-name="P5"/>
      <text:p text:style-name="P5">Supuesto <text:span text:style-name="T5">8</text:span>: Se generaran albaranes y facturas a los clientes.</text:p>
      <text:p text:style-name="P5"/>
      <text:p text:style-name="P5">Supuesto <text:span text:style-name="T5">9</text:span>: Gestión de proveedores a los cuales se les compran las materias primas.</text:p>
      <text:p text:style-name="P5"/>
      <text:p text:style-name="P5">Supuesto <text:span text:style-name="T5">10</text:span>: <text:span text:style-name="T2">Se almacenaran las compras de materias primas que serán usadas para crear un stock, podremos pasar compras a stock cuando queramos.</text:span></text:p>
      <text:p text:style-name="P5"/>
      <text:p text:style-name="P6">Supuesto <text:span text:style-name="T4">11</text:span>: Gestión de lotes para los artículos y llevar el control de la trazabilidad.</text:p>
      <text:p text:style-name="P6"/>
      <text:p text:style-name="P6">Supuesto 1<text:span text:style-name="T5">2</text:span>: Cuando creemos un lote descontaremos del stock la cantidad de materia prima utilizada.</text:p>
      <text:p text:style-name="P6"/>
      <text:p text:style-name="P6">Supuesto 1<text:span text:style-name="T5">3</text:span>: Tendremos utilidades varias para copia de seguridad, exportación a contabilidad y las que se creen oportunas.</text:p>
      <text:p text:style-name="P6"><text:soft-page-break/></text:p>
      <text:p text:style-name="P6">Supuesto 1<text:span text:style-name="T5">4</text:span>: Creación de módulo TPV para venta local o remota.</text:p>
      <text:p text:style-name="P6"/>
      <text:p text:style-name="P6">Supuesto 1<text:span text:style-name="T5">5</text:span>: Se desea acceder a traves de dispositivos móviles para la gestión de la base de dato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9">MODELO CONCEPTUAL</text:p>
      <text:p text:style-name="P7"/>
      <text:p text:style-name="P7"/>
      <text:p text:style-name="P8">Análisis de los tipos de entidad.</text:p>
      <text:p text:style-name="P7"><text:tab/></text:p>
      <text:p text:style-name="P7"><text:tab/><text:span text:style-name="T76">Los tipos de entidades las vamos a ir describiendo y viendo su representación individualmente para que sea mas legible el esquema.</text:span></text:p>
      <text:p text:style-name="P7"/>
      <text:p text:style-name="P16"><text:span text:style-name="T8">Entidad Cliente</text:span>, representa la empresa o persona jur<text:span text:style-name="T65">í</text:span>dica que adquieren los artículos fabricados de la empresa. <text:span text:style-name="T65">Tendrá asignado un vendedor, una forma de pago, un tipo de Iva y una tarifa de precios,</text:span> vamos a considerar los siguientes <text:span text:style-name="T67">atributos</text:span>:</text:p>
      <text:list xml:id="list3096769614" text:style-name="L1">
        <text:list-item>
          <text:p text:style-name="P154">Codigo_cliente, identificador único del cliente.</text:p>
        </text:list-item>
        <text:list-item>
          <text:p text:style-name="P154">Nif, nif del cliente.</text:p>
        </text:list-item>
        <text:list-item>
          <text:p text:style-name="P154">RazonSocial, nombre que posee como empresa.</text:p>
        </text:list-item>
        <text:list-item>
          <text:p text:style-name="P154">Dirección, dirección del cliente.</text:p>
        </text:list-item>
        <text:list-item>
          <text:p text:style-name="P154">Localidad, localidad del cliente.</text:p>
        </text:list-item>
        <text:list-item>
          <text:p text:style-name="P154">Provincia, provincia del cliente.</text:p>
        </text:list-item>
        <text:list-item>
          <text:p text:style-name="P154">CodigoPostal, codigo postal de la loca<text:span text:style-name="T147">l</text:span>idad.</text:p>
        </text:list-item>
        <text:list-item>
          <text:p text:style-name="P154">SubCuenta, subcuenta que se usara al paso a contabilidad.</text:p>
        </text:list-item>
        <text:list-item>
          <text:p text:style-name="P154">DescuentoPP, <text:span text:style-name="T146">almacena si posee </text:span>descuento pronto pago.</text:p>
        </text:list-item>
        <text:list-item>
          <text:p text:style-name="P154">DescuentoESP, <text:span text:style-name="T146">almacena si posee </text:span>descuento especial.</text:p>
        </text:list-item>
        <text:list-item>
          <text:p text:style-name="P154">Recargo, almacenamos si posee recargo.</text:p>
        </text:list-item>
        <text:list-item>
          <text:p text:style-name="P154">Iva, almacenamos si posee iva.</text:p>
        </text:list-item>
        <text:list-item>
          <text:p text:style-name="P154">Telefono#, teléfonos que posee el cliente.</text:p>
        </text:list-item>
        <text:list-item>
          <text:p text:style-name="P155">Fax#, números de fax que posea el cliente.</text:p>
        </text:list-item>
        <text:list-item>
          <text:p text:style-name="P154">Email, dirección de email.</text:p>
        </text:list-item>
        <text:list-item>
          <text:p text:style-name="P154">Enviofacturaemail, si desea el envío de las facturas en formato electrónico como puede ser PDF.</text:p>
        </text:list-item>
      </text:list>
      <text:p text:style-name="P16"><draw:g text:anchor-type="paragraph" draw:z-index="53" draw:name="Forma2" draw:style-name="gr355"><draw:custom-shape draw:style-name="gr356" draw:text-style-name="P211" svg:width="2.601cm" svg:height="1.001cm" svg:x="6.022cm" svg:y="4.401cm"><text:p text:style-name="P205"><text:span text:style-name="T199">Cliente</text:span></text:p><draw:enhanced-geometry svg:viewBox="0 0 21600 21600" draw:type="rectangle" draw:enhanced-path="M 0 0 L 21600 0 21600 21600 0 21600 0 0 Z N"/></draw:custom-shape><draw:custom-shape draw:style-name="gr357" draw:text-style-name="P222" svg:width="0.6cm" svg:height="0.699cm" svg:x="5.722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8" draw:text-style-name="P223" svg:x1="6.021cm" svg:y1="9.101cm" svg:x2="6.021cm" svg:y2="5.401cm"><text:p/></draw:line><draw:frame draw:style-name="gr359" draw:text-style-name="P224" svg:width="2.8cm" svg:height="0.643cm" svg:x="6.223cm" svg:y="0.002cm"><draw:text-box><text:p text:style-name="P209"><text:span text:style-name="T195">CodigoCliente</text:span></text:p></draw:text-box></draw:frame><draw:custom-shape draw:style-name="gr360" draw:text-style-name="P211" svg:width="0.6cm" svg:height="0.701cm" svg:x="6.221cm" svg:y="0.5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1" draw:text-style-name="P224" svg:width="2.8cm" svg:height="0.643cm" svg:x="6.722cm" svg:y="0.602cm"><draw:text-box><text:p text:style-name="P209"><text:span text:style-name="T195">RazonSocial</text:span></text:p></draw:text-box></draw:frame><draw:line draw:style-name="gr362" draw:text-style-name="P223" svg:x1="6.521cm" svg:y1="1.301cm" svg:x2="6.521cm" svg:y2="4.401cm"><text:p/></draw:line><draw:custom-shape draw:style-name="gr363" draw:text-style-name="P211" svg:width="0.6cm" svg:height="0.699cm" svg:x="6.621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4" draw:text-style-name="P224" svg:width="2.8cm" svg:height="0.618cm" svg:x="7.022cm" svg:y="1.103cm"><draw:text-box><text:p text:style-name="P209"><text:span text:style-name="T195">Nif</text:span></text:p></draw:text-box></draw:frame><draw:line draw:style-name="gr365" draw:text-style-name="P223" svg:x1="6.92cm" svg:y1="1.902cm" svg:x2="6.92cm" svg:y2="4.402cm"><text:p/></draw:line><draw:custom-shape draw:style-name="gr366" draw:text-style-name="P211" svg:width="0.6cm" svg:height="0.699cm" svg:x="7.12cm" svg:y="1.64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7" draw:text-style-name="P224" svg:width="2.299cm" svg:height="0.618cm" svg:x="7.523cm" svg:y="1.56cm"><draw:text-box><text:p text:style-name="P209"><text:span text:style-name="T195">Direccion</text:span></text:p></draw:text-box></draw:frame><draw:line draw:style-name="gr368" draw:text-style-name="P223" svg:x1="7.42cm" svg:y1="2.403cm" svg:x2="7.42cm" svg:y2="4.402cm"><text:p/></draw:line><draw:custom-shape draw:style-name="gr369" draw:text-style-name="P211" svg:width="0.6cm" svg:height="0.701cm" svg:x="7.621cm" svg:y="2.1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0" draw:text-style-name="P224" svg:width="2.8cm" svg:height="0.643cm" svg:x="8.022cm" svg:y="2.205cm"><draw:text-box><text:p text:style-name="P209"><text:span text:style-name="T195">Localidad</text:span></text:p></draw:text-box></draw:frame><draw:line draw:style-name="gr371" draw:text-style-name="P223" svg:x1="7.92cm" svg:y1="2.902cm" svg:x2="7.92cm" svg:y2="4.401cm"><text:p/></draw:line><draw:custom-shape draw:style-name="gr372" draw:text-style-name="P211" svg:width="0.6cm" svg:height="0.701cm" svg:x="8.022cm" svg:y="2.7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3" draw:text-style-name="P224" svg:width="2.8cm" svg:height="0.643cm" svg:x="8.422cm" svg:y="2.805cm"><draw:text-box><text:p text:style-name="P209"><text:span text:style-name="T195">Provincia</text:span></text:p></draw:text-box></draw:frame><draw:line draw:style-name="gr374" draw:text-style-name="P223" svg:x1="8.321cm" svg:y1="3.503cm" svg:x2="8.321cm" svg:y2="4.402cm"><text:p/></draw:line><draw:custom-shape draw:style-name="gr375" draw:text-style-name="P211" svg:width="0.6cm" svg:height="0.701cm" svg:x="8.521cm" svg:y="3.4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6" draw:text-style-name="P224" svg:width="2.8cm" svg:height="0.643cm" svg:x="8.923cm" svg:y="3.405cm"><draw:text-box><text:p text:style-name="P209"><text:span text:style-name="T195">CodigoPostal</text:span></text:p></draw:text-box></draw:frame><draw:line draw:style-name="gr377" draw:text-style-name="P223" svg:x1="8.821cm" svg:y1="4.101cm" svg:x2="8.521cm" svg:y2="4.401cm"><text:p/></draw:line><draw:custom-shape draw:style-name="gr378" draw:text-style-name="P211" svg:width="0.6cm" svg:height="0.699cm" svg:x="5.722cm" svg:y="9.1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9" draw:text-style-name="P224" svg:width="2.8cm" svg:height="0.643cm" svg:x="6.122cm" svg:y="9.261cm"><draw:text-box><text:p text:style-name="P209"><text:span text:style-name="T195">Telefono</text:span></text:p></draw:text-box></draw:frame><draw:line draw:style-name="gr380" draw:text-style-name="P223" svg:x1="6.021cm" svg:y1="4.402cm" svg:x2="6.021cm" svg:y2="0.702cm"><text:p/></draw:line><draw:line draw:style-name="gr381" draw:text-style-name="P223" svg:x1="6.521cm" svg:y1="5.401cm" svg:x2="6.521cm" svg:y2="8.501cm"><text:p/></draw:line><draw:line draw:style-name="gr382" draw:text-style-name="P223" svg:x1="6.92cm" svg:y1="5.401cm" svg:x2="6.92cm" svg:y2="7.901cm"><text:p/></draw:line><draw:line draw:style-name="gr383" draw:text-style-name="P223" svg:x1="7.521cm" svg:y1="5.401cm" svg:x2="7.521cm" svg:y2="7.4cm"><text:p/></draw:line><draw:line draw:style-name="gr384" draw:text-style-name="P223" svg:x1="8.021cm" svg:y1="5.402cm" svg:x2="8.021cm" svg:y2="6.901cm"><text:p/></draw:line><draw:line draw:style-name="gr385" draw:text-style-name="P223" svg:x1="8.42cm" svg:y1="5.402cm" svg:x2="8.42cm" svg:y2="6.301cm"><text:p/></draw:line><draw:custom-shape draw:style-name="gr386" draw:text-style-name="P211" svg:width="0.6cm" svg:height="0.701cm" svg:x="6.223cm" svg:y="8.5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7" draw:text-style-name="P211" svg:width="0.602cm" svg:height="0.701cm" svg:x="6.621cm" svg:y="7.8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8" draw:text-style-name="P211" svg:width="0.6cm" svg:height="0.701cm" svg:x="7.221cm" svg:y="7.4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9" draw:text-style-name="P211" svg:width="0.6cm" svg:height="0.701cm" svg:x="7.722cm" svg:y="6.9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0" draw:text-style-name="P211" svg:width="0.6cm" svg:height="0.701cm" svg:x="8.121cm" svg:y="6.3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1" draw:text-style-name="P224" svg:width="2.8cm" svg:height="0.643cm" svg:x="6.722cm" svg:y="8.601cm"><draw:text-box><text:p text:style-name="P209"><text:span text:style-name="T195">Subcuentaiva</text:span></text:p></draw:text-box></draw:frame><draw:frame draw:style-name="gr392" draw:text-style-name="P224" svg:width="2.8cm" svg:height="0.643cm" svg:x="7.023cm" svg:y="8.061cm"><draw:text-box><text:p text:style-name="P209"><text:span text:style-name="T195">DescuentoPP</text:span></text:p></draw:text-box></draw:frame><draw:frame draw:style-name="gr393" draw:text-style-name="P224" svg:width="2.8cm" svg:height="0.643cm" svg:x="7.623cm" svg:y="7.562cm"><draw:text-box><text:p text:style-name="P209"><text:span text:style-name="T195">DescuentoESP</text:span></text:p></draw:text-box></draw:frame><draw:frame draw:style-name="gr394" draw:text-style-name="P224" svg:width="2.8cm" svg:height="0.643cm" svg:x="8.223cm" svg:y="7.061cm"><draw:text-box><text:p text:style-name="P209"><text:span text:style-name="T195">Iva</text:span></text:p></draw:text-box></draw:frame><draw:frame draw:style-name="gr395" draw:text-style-name="P224" svg:width="2.8cm" svg:height="0.643cm" svg:x="8.523cm" svg:y="6.361cm"><draw:text-box><text:p text:style-name="P209"><text:span text:style-name="T195">Recargo</text:span></text:p></draw:text-box></draw:frame><draw:custom-shape draw:style-name="gr396" draw:text-style-name="P211" svg:width="0.6cm" svg:height="0.701cm" svg:x="4.422cm" svg:y="4.2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7" draw:text-style-name="P224" svg:width="2.8cm" svg:height="0.643cm" svg:x="3.222cm" svg:y="4.301cm"><draw:text-box><text:p text:style-name="P209"><text:span text:style-name="T195">Email</text:span></text:p></draw:text-box></draw:frame><draw:line draw:style-name="gr398" draw:text-style-name="P223" svg:x1="6.02cm" svg:y1="4.601cm" svg:x2="5.02cm" svg:y2="4.601cm"><text:p/></draw:line><draw:custom-shape draw:style-name="gr399" draw:text-style-name="P211" svg:width="0.6cm" svg:height="0.701cm" svg:x="4.422cm" svg:y="5.00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0" draw:text-style-name="P224" svg:width="3.1cm" svg:height="0.948cm" svg:x="2.021cm" svg:y="5.601cm"><draw:text-box><text:p text:style-name="P209"><text:span text:style-name="T195">Enviofacturaemail</text:span></text:p></draw:text-box></draw:frame><draw:line draw:style-name="gr401" draw:text-style-name="P223" svg:x1="6.02cm" svg:y1="5.401cm" svg:x2="5.02cm" svg:y2="5.401cm"><text:p/></draw:line><draw:custom-shape draw:style-name="gr402" draw:text-style-name="P211" svg:width="0.6cm" svg:height="0.701cm" svg:x="4.323cm" svg:y="7.8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3" draw:text-style-name="P225" svg:width="0.854cm" svg:height="0.955cm" svg:x="5.17cm" svg:y="8.148cm"><draw:text-box><text:p text:style-name="P209"><text:span text:style-name="T194">#</text:span></text:p></draw:text-box></draw:frame><draw:frame draw:style-name="gr404" draw:text-style-name="P225" svg:width="0.854cm" svg:height="0.955cm" svg:x="4.221cm" svg:y="6.901cm"><draw:text-box><text:p text:style-name="P209"><text:span text:style-name="T194">#</text:span></text:p></draw:text-box></draw:frame><draw:line draw:style-name="gr405" draw:text-style-name="P223" svg:x1="5.921cm" svg:y1="5.401cm" svg:x2="4.721cm" svg:y2="7.801cm"><text:p/></draw:line><draw:frame draw:style-name="gr406" draw:text-style-name="P226" svg:width="1.091cm" svg:height="0.618cm" svg:x="3.309cm" svg:y="7.88cm"><draw:text-box><text:p text:style-name="P209"><text:span text:style-name="T195">Fax</text:span></text:p></draw:text-box></draw:fram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text:span text:style-name="T8">Entidad Vendedor</text:span>, representa a las personas encargadas de realizar las ventas en domicilio del cliente, se le asignaran clientes y un dispositivo móvil, vamos a considerar los siguientes <text:span text:style-name="T67">atributos</text:span>:</text:p>
      <text:list xml:id="list1573254153" text:style-name="L2">
        <text:list-item>
          <text:p text:style-name="P156">Codigo_Vendedor, identificador único del vendedor.</text:p>
        </text:list-item>
        <text:list-item>
          <text:p text:style-name="P156">Nif, nif del vendedor.</text:p>
        </text:list-item>
        <text:list-item>
          <text:p text:style-name="P156">Nombre, nombre del vendedor.</text:p>
        </text:list-item>
        <text:list-item>
          <text:p text:style-name="P156">Dirección, dirección del vendedor.</text:p>
        </text:list-item>
        <text:list-item>
          <text:p text:style-name="P156">Localidad, localidad del vendedor.</text:p>
        </text:list-item>
        <text:list-item>
          <text:p text:style-name="P156">Provincia, provincia del vendedor.</text:p>
        </text:list-item>
        <text:list-item>
          <text:p text:style-name="P156">CodigoPostal, código postal de la localidad.</text:p>
        </text:list-item>
        <text:list-item>
          <text:p text:style-name="P156">Teléfono#, teléfonos del vendedor.</text:p>
        </text:list-item>
      </text:list>
      <text:p text:style-name="P43"/>
      <text:p text:style-name="P43"><draw:g text:anchor-type="paragraph" draw:z-index="30" draw:name="Forma3" draw:style-name="gr2"><draw:custom-shape draw:style-name="gr3" draw:text-style-name="P190" svg:width="2.601cm" svg:height="1.001cm" svg:x="4.001cm" svg:y="3.598cm"><text:p text:style-name="P189"><text:span text:style-name="T194">V</text:span><text:span text:style-name="T194">e</text:span><text:span text:style-name="T194">n</text:span><text:span text:style-name="T194">d</text:span><text:span text:style-name="T194">e</text:span><text:span text:style-name="T194">d</text:span><text:span text:style-name="T194">o</text:span><text:span text:style-name="T194">r</text:span></text:p><draw:enhanced-geometry svg:viewBox="0 0 21600 21600" draw:type="rectangle" draw:enhanced-path="M 0 0 L 21600 0 21600 21600 0 21600 0 0 Z N"/></draw:custom-shape><draw:custom-shape draw:style-name="gr4" draw:text-style-name="P191" svg:width="0.6cm" svg:height="0.699cm" svg:x="4.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93" svg:width="3.7cm" svg:height="0.618cm" svg:x="4.601cm" svg:y="0cm"><draw:text-box><text:p text:style-name="P192"><text:span text:style-name="T195">CodigoVendedor</text:span></text:p></draw:text-box></draw:frame><draw:custom-shape draw:style-name="gr6" draw:text-style-name="P194" svg:width="0.6cm" svg:height="0.699cm" svg:x="4.8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193" svg:width="2.8cm" svg:height="0.643cm" svg:x="5.2cm" svg:y="0.7cm"><draw:text-box><text:p text:style-name="P192"><text:span text:style-name="T195">Nombre</text:span></text:p></draw:text-box></draw:frame><draw:custom-shape draw:style-name="gr8" draw:text-style-name="P194" svg:width="0.6cm" svg:height="0.701cm" svg:x="5.5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193" svg:width="2.8cm" svg:height="0.618cm" svg:x="5.999cm" svg:y="1.699cm"><draw:text-box><text:p text:style-name="P192"><text:span text:style-name="T195">Nif</text:span></text:p></draw:text-box></draw:frame><draw:custom-shape draw:style-name="gr10" draw:text-style-name="P194" svg:width="0.6cm" svg:height="0.701cm" svg:x="4.1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 draw:text-style-name="P193" svg:width="2.301cm" svg:height="0.618cm" svg:x="6.7cm" svg:y="2.6cm"><draw:text-box><text:p text:style-name="P192"><text:span text:style-name="T195">Direccion</text:span></text:p></draw:text-box></draw:frame><draw:custom-shape draw:style-name="gr12" draw:text-style-name="P194" svg:width="0.6cm" svg:height="0.701cm" svg:x="6.202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 draw:text-style-name="P195" svg:x1="4.401cm" svg:y1="0.698cm" svg:x2="4.401cm" svg:y2="3.598cm"><text:p/></draw:line><draw:line draw:style-name="gr14" draw:text-style-name="P195" svg:x1="5.103cm" svg:y1="1.398cm" svg:x2="5.103cm" svg:y2="3.598cm"><text:p/></draw:line><draw:line draw:style-name="gr15" draw:text-style-name="P195" svg:x1="5.8cm" svg:y1="3.598cm" svg:x2="5.8cm" svg:y2="2.398cm"><text:p/></draw:line><draw:line draw:style-name="gr16" draw:text-style-name="P195" svg:x1="6.5cm" svg:y1="3.598cm" svg:x2="6.5cm" svg:y2="3.198cm"><text:p/></draw:line><draw:frame draw:style-name="gr17" draw:text-style-name="P196" svg:width="2.001cm" svg:height="0.948cm" svg:x="4.5cm" svg:y="7.498cm"><draw:text-box><text:p text:style-name="P192"><text:span text:style-name="T195">Localidad</text:span></text:p></draw:text-box></draw:frame><draw:line draw:style-name="gr18" draw:text-style-name="P195" svg:x1="4.401cm" svg:y1="4.598cm" svg:x2="4.401cm" svg:y2="7.498cm"><text:p/></draw:line><draw:line draw:style-name="gr19" draw:text-style-name="P195" svg:x1="5.103cm" svg:y1="4.598cm" svg:x2="5.103cm" svg:y2="6.798cm"><text:p/></draw:line><draw:custom-shape draw:style-name="gr20" draw:text-style-name="P194" svg:width="0.6cm" svg:height="0.701cm" svg:x="4.8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 draw:text-style-name="P196" svg:width="2.001cm" svg:height="0.948cm" svg:x="5.2cm" svg:y="6.798cm"><draw:text-box><text:p text:style-name="P192"><text:span text:style-name="T195">Provincia</text:span></text:p></draw:text-box></draw:frame><draw:custom-shape draw:style-name="gr22" draw:text-style-name="P194" svg:width="0.6cm" svg:height="0.701cm" svg:x="5.5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 draw:text-style-name="P196" svg:width="2.5cm" svg:height="0.948cm" svg:x="5.901cm" svg:y="5.898cm"><draw:text-box><text:p text:style-name="P192"><text:span text:style-name="T195">CodigoPostal</text:span></text:p></draw:text-box></draw:frame><draw:custom-shape draw:style-name="gr24" draw:text-style-name="P194" svg:width="0.6cm" svg:height="0.701cm" svg:x="6.202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 draw:text-style-name="P196" svg:width="1.999cm" svg:height="0.948cm" svg:x="6.601cm" svg:y="5.098cm"><draw:text-box><text:p text:style-name="P192"><text:span text:style-name="T195">Telefono</text:span></text:p></draw:text-box></draw:frame><draw:line draw:style-name="gr26" draw:text-style-name="P195" svg:x1="5.8cm" svg:y1="5.898cm" svg:x2="5.8cm" svg:y2="4.598cm"><text:p/></draw:line><draw:line draw:style-name="gr27" draw:text-style-name="P195" svg:x1="6.5cm" svg:y1="4.598cm" svg:x2="6.5cm" svg:y2="5.098cm"><text:p/></draw:line><draw:frame draw:style-name="gr28" draw:text-style-name="P197" svg:width="0.78cm" svg:height="0.819cm" svg:x="6.423cm" svg:y="4.397cm"><draw:text-box><text:p text:style-name="P192"><text:span text:style-name="T196">#</text:span></text:p></draw:text-box></draw:frame></draw:g></text:p>
      <text:p text:style-name="P43"/>
      <text:p text:style-name="P43"/>
      <text:p text:style-name="P43"/>
      <text:p text:style-name="P43"/>
      <text:p text:style-name="P43"/>
      <text:p text:style-name="P43"/>
      <text:p text:style-name="P43"/>
      <text:p text:style-name="P43"/>
      <text:p text:style-name="P17"/>
      <text:p text:style-name="P53"/>
      <text:p text:style-name="P53"/>
      <text:p text:style-name="P53"/>
      <text:p text:style-name="P53"/>
      <text:p text:style-name="P53"/>
      <text:p text:style-name="P53"/>
      <text:p text:style-name="P53"/>
      <text:p text:style-name="P53"/>
      <text:p text:style-name="P17"><text:span text:style-name="T8">Entidad Proveedor</text:span>, Empresa que proporciona las materias primas para la realización de los artículos, realizaremos compras a estas empresas, <text:span text:style-name="T66">vamos a considerar los siguientes atributos:</text:span></text:p>
      <text:list xml:id="list132980201" text:style-name="L3">
        <text:list-item>
          <text:p text:style-name="P157">Código_Proveedor, identificador del proveedor.</text:p>
        </text:list-item>
        <text:list-item>
          <text:p text:style-name="P157">Nif, nif del proveedor.</text:p>
        </text:list-item>
        <text:list-item>
          <text:p text:style-name="P157">RazonSocial, nombre comercial del proveedor.</text:p>
        </text:list-item>
        <text:list-item>
          <text:p text:style-name="P157">Localidad, localidad del proveedor.</text:p>
        </text:list-item>
        <text:list-item>
          <text:p text:style-name="P157">Provincia, provincia del proveedor.</text:p>
        </text:list-item>
        <text:list-item>
          <text:p text:style-name="P157">CodigoPostal, código postal de la localidad.</text:p>
        </text:list-item>
        <text:list-item>
          <text:p text:style-name="P157">Email, email del proveedor para contacto.</text:p>
        </text:list-item>
        <text:list-item>
          <text:p text:style-name="P157">Web, dirección web si posee.</text:p>
        </text:list-item>
        <text:list-item>
          <text:p text:style-name="P157">Telefono#, teléfonos de contacto del proveedor.</text:p>
        </text:list-item>
        <text:list-item>
          <text:p text:style-name="P157">Fax#, fax del proveedor.</text:p>
        </text:list-item>
      </text:list>
      <text:p text:style-name="P29"/>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draw:g text:anchor-type="paragraph" draw:z-index="54" draw:name="Forma4" draw:style-name="gr355"><draw:custom-shape draw:style-name="gr407" draw:text-style-name="P217" svg:width="2.601cm" svg:height="1.001cm" svg:x="2.501cm" svg:y="0.598cm"><text:p text:style-name="P205"><text:span text:style-name="T197">Proveedor</text:span></text:p><draw:enhanced-geometry svg:viewBox="0 0 21600 21600" draw:type="rectangle" draw:enhanced-path="M 0 0 L 21600 0 21600 21600 0 21600 0 0 Z N"/></draw:custom-shape><draw:custom-shape draw:style-name="gr408" draw:text-style-name="P222" svg:width="0.6cm" svg:height="0.699cm" svg:x="2.602cm" svg:y="-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9" draw:text-style-name="P224" svg:width="3.7cm" svg:height="0.618cm" svg:x="3.103cm" svg:y="-3cm"><draw:text-box><text:p text:style-name="P209"><text:span text:style-name="T195">CodigoProveedor</text:span></text:p></draw:text-box></draw:frame><draw:custom-shape draw:style-name="gr410" draw:text-style-name="P211" svg:width="0.6cm" svg:height="0.699cm" svg:x="3.302cm" svg:y="-2.35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1" draw:text-style-name="P224" svg:width="2.8cm" svg:height="0.643cm" svg:x="3.703cm" svg:y="-2.3cm"><draw:text-box><text:p text:style-name="P209"><text:span text:style-name="T195">RazonSocial</text:span></text:p></draw:text-box></draw:frame><draw:custom-shape draw:style-name="gr412" draw:text-style-name="P211" svg:width="0.6cm" svg:height="0.701cm" svg:x="4.003cm" svg:y="-1.3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3" draw:text-style-name="P224" svg:width="2.8cm" svg:height="0.618cm" svg:x="4.502cm" svg:y="-1.301cm"><draw:text-box><text:p text:style-name="P209"><text:span text:style-name="T195">Nif</text:span></text:p></draw:text-box></draw:frame><draw:custom-shape draw:style-name="gr414" draw:text-style-name="P211" svg:width="0.6cm" svg:height="0.701cm" svg:x="2.602cm" svg:y="4.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5" draw:text-style-name="P224" svg:width="2.299cm" svg:height="0.618cm" svg:x="5.202cm" svg:y="-0.4cm"><draw:text-box><text:p text:style-name="P209"><text:span text:style-name="T195">Direccion</text:span></text:p></draw:text-box></draw:frame><draw:custom-shape draw:style-name="gr416" draw:text-style-name="P211" svg:width="0.6cm" svg:height="0.701cm" svg:x="4.703cm" svg:y="-0.5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7" draw:text-style-name="P223" svg:x1="2.902cm" svg:y1="-2.301cm" svg:x2="2.902cm" svg:y2="0.599cm"><text:p/></draw:line><draw:line draw:style-name="gr418" draw:text-style-name="P223" svg:x1="3.602cm" svg:y1="-1.601cm" svg:x2="3.602cm" svg:y2="0.599cm"><text:p/></draw:line><draw:line draw:style-name="gr419" draw:text-style-name="P223" svg:x1="4.302cm" svg:y1="0.598cm" svg:x2="4.302cm" svg:y2="-0.602cm"><text:p/></draw:line><draw:line draw:style-name="gr420" draw:text-style-name="P223" svg:x1="5.003cm" svg:y1="0.598cm" svg:x2="5.003cm" svg:y2="0.198cm"><text:p/></draw:line><draw:frame draw:style-name="gr421" draw:text-style-name="P226" svg:width="2.001cm" svg:height="0.948cm" svg:x="3.002cm" svg:y="4.498cm"><draw:text-box><text:p text:style-name="P209"><text:span text:style-name="T195">Localidad</text:span></text:p></draw:text-box></draw:frame><draw:line draw:style-name="gr422" draw:text-style-name="P223" svg:x1="2.902cm" svg:y1="1.598cm" svg:x2="2.902cm" svg:y2="4.498cm"><text:p/></draw:line><draw:line draw:style-name="gr423" draw:text-style-name="P223" svg:x1="3.602cm" svg:y1="1.598cm" svg:x2="3.602cm" svg:y2="3.798cm"><text:p/></draw:line><draw:custom-shape draw:style-name="gr424" draw:text-style-name="P211" svg:width="0.6cm" svg:height="0.701cm" svg:x="3.302cm" svg:y="3.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5" draw:text-style-name="P226" svg:width="1.999cm" svg:height="0.948cm" svg:x="3.703cm" svg:y="3.798cm"><draw:text-box><text:p text:style-name="P209"><text:span text:style-name="T195">Provincia</text:span></text:p></draw:text-box></draw:frame><draw:custom-shape draw:style-name="gr426" draw:text-style-name="P211" svg:width="0.6cm" svg:height="0.701cm" svg:x="4.003cm" svg:y="2.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7" draw:text-style-name="P226" svg:width="2.502cm" svg:height="0.948cm" svg:x="4.401cm" svg:y="2.898cm"><draw:text-box><text:p text:style-name="P209"><text:span text:style-name="T195">CodigoPostal</text:span></text:p></draw:text-box></draw:frame><draw:custom-shape draw:style-name="gr428" draw:text-style-name="P211" svg:width="0.6cm" svg:height="0.701cm" svg:x="4.703cm" svg:y="2.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9" draw:text-style-name="P226" svg:width="2.001cm" svg:height="0.948cm" svg:x="5.101cm" svg:y="2.098cm"><draw:text-box><text:p text:style-name="P209"><text:span text:style-name="T195">Telefono</text:span></text:p></draw:text-box></draw:frame><draw:line draw:style-name="gr430" draw:text-style-name="P223" svg:x1="4.302cm" svg:y1="2.898cm" svg:x2="4.302cm" svg:y2="1.598cm"><text:p/></draw:line><draw:line draw:style-name="gr431" draw:text-style-name="P223" svg:x1="5.003cm" svg:y1="1.598cm" svg:x2="5.003cm" svg:y2="2.098cm"><text:p/></draw:line><draw:frame draw:style-name="gr432" draw:text-style-name="P227" svg:width="0.78cm" svg:height="0.819cm" svg:x="4.925cm" svg:y="1.397cm"><draw:text-box><text:p text:style-name="P209"><text:span text:style-name="T196">#</text:span></text:p></draw:text-box></draw:frame><draw:custom-shape draw:style-name="gr433" draw:text-style-name="P211" svg:width="0.6cm" svg:height="0.701cm" svg:x="1.103cm" svg:y="-0.4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34" draw:text-style-name="P211" svg:width="0.6cm" svg:height="0.701cm" svg:x="1.103cm" svg:y="1.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5" draw:text-style-name="P223" svg:x1="2.502cm" svg:y1="0.598cm" svg:x2="1.702cm" svg:y2="0.198cm"><text:p/></draw:line><draw:frame draw:style-name="gr436" draw:text-style-name="P226" svg:width="1.091cm" svg:height="0.618cm" svg:x="0.191cm" svg:y="-0.322cm"><draw:text-box><text:p text:style-name="P209"><text:span text:style-name="T195">Fax</text:span></text:p></draw:text-box></draw:frame><draw:line draw:style-name="gr437" draw:text-style-name="P223" svg:x1="2.502cm" svg:y1="1.598cm" svg:x2="1.702cm" svg:y2="1.598cm"><text:p/></draw:line><draw:frame draw:style-name="gr438" draw:text-style-name="P224" svg:width="1.265cm" svg:height="0.618cm" svg:x="0.002cm" svg:y="1.198cm"><draw:text-box><text:p text:style-name="P209"><text:span text:style-name="T195">email</text:span></text:p></draw:text-box></draw:frame><draw:custom-shape draw:style-name="gr439" draw:text-style-name="P211" svg:width="0.602cm" svg:height="0.701cm" svg:x="1.702cm" svg:y="2.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40" draw:text-style-name="P224" svg:width="1.087cm" svg:height="0.618cm" svg:x="1.304cm" svg:y="2.999cm"><draw:text-box><text:p text:style-name="P209"><text:span text:style-name="T195">web</text:span></text:p></draw:text-box></draw:frame><draw:line draw:style-name="gr441" draw:text-style-name="P223" svg:x1="2.803cm" svg:y1="1.598cm" svg:x2="2.203cm" svg:y2="2.398cm"><text:p/></draw:line><draw:frame draw:style-name="gr442" draw:text-style-name="P227" svg:width="0.78cm" svg:height="0.819cm" svg:x="1.627cm" svg:y="-0.402cm"><draw:text-box><text:p text:style-name="P209"><text:span text:style-name="T196">#</text:span></text:p></draw:text-box></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8"><text:span text:style-name="T8">Entidad </text:span><text:span text:style-name="T9">Comercial</text:span>, <text:span text:style-name="T66">Personal de los proveedores encargado del contacto con la empresa para la realización de pedidos, esta entidad es débil por identificación ya que no puede existir ningún comercial que no tenga una empresa asociada, vamos a considerar los siguientes atributos:</text:span></text:p>
      <text:list xml:id="list1591346229" text:style-name="L4">
        <text:list-item>
          <text:p text:style-name="P158">Nombre, nombre del comercial.</text:p>
        </text:list-item>
        <text:list-item>
          <text:p text:style-name="P158">Telefono#, teléfono de contacto del comercial.</text:p>
        </text:list-item>
        <text:list-item>
          <text:p text:style-name="P158">Email, dirección de correo electrónico para contacto.</text:p>
        </text:list-item>
        <text:list-item>
          <text:p text:style-name="P159">CodigoProveedor, es heredado de la entidad PROVEEDOR.</text:p>
        </text:list-item>
      </text:list>
      <text:p text:style-name="P29"><draw:g text:anchor-type="paragraph" draw:z-index="31" draw:name="Forma5" draw:style-name="gr2"><draw:custom-shape draw:style-name="gr29" draw:text-style-name="P194" svg:width="2.8cm" svg:height="1.202cm" svg:x="2cm" svg:y="4.597cm"><text:p/><draw:enhanced-geometry svg:viewBox="0 0 21600 21600" draw:type="rectangle" draw:enhanced-path="M 0 0 L 21600 0 21600 21600 0 21600 0 0 Z N"/></draw:custom-shape><draw:custom-shape draw:style-name="gr30" draw:text-style-name="P198" svg:width="2.601cm" svg:height="1.001cm" svg:x="2.099cm" svg:y="4.697cm"><text:p text:style-name="P189"><text:span text:style-name="T197">Comercial</text:span></text:p><draw:enhanced-geometry svg:viewBox="0 0 21600 21600" draw:type="rectangle" draw:enhanced-path="M 0 0 L 21600 0 21600 21600 0 21600 0 0 Z N"/></draw:custom-shape><draw:custom-shape draw:style-name="gr31" draw:text-style-name="P199" svg:width="0.6cm" svg:height="0.699cm" svg:x="2.099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 draw:text-style-name="P193" svg:width="3.7cm" svg:height="0.618cm" svg:x="2.6cm" svg:y="1cm"><draw:text-box><text:p text:style-name="P192"><text:span text:style-name="T195">CodigoProveedor</text:span></text:p></draw:text-box></draw:frame><draw:custom-shape draw:style-name="gr33" draw:text-style-name="P194" svg:width="0.6cm" svg:height="0.699cm" svg:x="2.799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 draw:text-style-name="P193" svg:width="2.8cm" svg:height="0.643cm" svg:x="3.199cm" svg:y="1.7cm"><draw:text-box><text:p text:style-name="P192"><text:span text:style-name="T195">Nombre</text:span></text:p></draw:text-box></draw:frame><draw:custom-shape draw:style-name="gr35" draw:text-style-name="P194" svg:width="0.6cm" svg:height="0.701cm" svg:x="3.499cm" svg:y="2.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 draw:text-style-name="P193" svg:width="2.8cm" svg:height="0.618cm" svg:x="3.998cm" svg:y="2.699cm"><draw:text-box><text:p text:style-name="P192"><text:span text:style-name="T195">Telefono</text:span></text:p></draw:text-box></draw:frame><draw:custom-shape draw:style-name="gr37" draw:text-style-name="P194" svg:width="0.6cm" svg:height="0.701cm" svg:x="4.2cm" svg:y="3.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195" svg:x1="2.399cm" svg:y1="1.697cm" svg:x2="2.399cm" svg:y2="4.597cm"><text:p/></draw:line><draw:line draw:style-name="gr39" draw:text-style-name="P195" svg:x1="3.099cm" svg:y1="2.397cm" svg:x2="3.099cm" svg:y2="4.597cm"><text:p/></draw:line><draw:line draw:style-name="gr40" draw:text-style-name="P195" svg:x1="3.799cm" svg:y1="4.597cm" svg:x2="3.799cm" svg:y2="3.397cm"><text:p/></draw:line><draw:line draw:style-name="gr41" draw:text-style-name="P195" svg:x1="4.498cm" svg:y1="4.597cm" svg:x2="4.498cm" svg:y2="4.197cm"><text:p/></draw:line><draw:frame draw:style-name="gr42" draw:text-style-name="P193" svg:width="1.265cm" svg:height="0.618cm" svg:x="4.6cm" svg:y="3.598cm"><draw:text-box><text:p text:style-name="P192"><text:span text:style-name="T195">email</text:span></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8"><text:span text:style-name="T8">Entidad </text:span><text:span text:style-name="T9">MateriaPrima</text:span>, <text:span text:style-name="T66">Son los productos comprados a los proveedores con los que se realizan los artículos que vende la empresa,vamos a considerar los siguientes atributos:</text:span></text:p>
      <text:list xml:id="list2828544557" text:style-name="L5">
        <text:list-item>
          <text:p text:style-name="P160">Codigo_MateriaPrima, identificador de la materia prima.</text:p>
        </text:list-item>
        <text:list-item>
          <text:p text:style-name="P160">Nombre, nombre de la materia prima.</text:p>
        </text:list-item>
      </text:list>
      <text:p text:style-name="P30"/>
      <text:p text:style-name="P30"><draw:g text:anchor-type="paragraph" draw:z-index="32" draw:name="Forma6" draw:style-name="gr2"><draw:custom-shape draw:style-name="gr43" draw:text-style-name="P200" svg:width="2.601cm" svg:height="1.001cm" svg:x="2.002cm" svg:y="2.2cm"><text:p text:style-name="P189"><text:span text:style-name="T198">MateriaPrima</text:span></text:p><draw:enhanced-geometry svg:viewBox="0 0 21600 21600" draw:type="rectangle" draw:enhanced-path="M 0 0 L 21600 0 21600 21600 0 21600 0 0 Z N"/></draw:custom-shape><draw:custom-shape draw:style-name="gr44" draw:text-style-name="P191" svg:width="0.6cm" svg:height="0.699cm" svg:x="2.501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5" draw:text-style-name="P193" svg:width="3.7cm" svg:height="0.618cm" svg:x="3.103cm" svg:y="0.002cm"><draw:text-box><text:p text:style-name="P192"><text:span text:style-name="T195">CodigoMateriaPrima</text:span></text:p></draw:text-box></draw:frame><draw:custom-shape draw:style-name="gr46" draw:text-style-name="P194" svg:width="0.6cm" svg:height="0.701cm" svg:x="3.501cm" svg:y="0.8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93" svg:width="2.8cm" svg:height="0.643cm" svg:x="3.902cm" svg:y="0.857cm"><draw:text-box><text:p text:style-name="P192"><text:span text:style-name="T195">Nombre</text:span></text:p></draw:text-box></draw:frame><draw:line draw:style-name="gr48" draw:text-style-name="P195" svg:x1="2.801cm" svg:y1="0.699cm" svg:x2="2.801cm" svg:y2="2.199cm"><text:p/></draw:line><draw:line draw:style-name="gr49" draw:text-style-name="P195" svg:x1="3.801cm" svg:y1="1.599cm" svg:x2="3.801cm" svg:y2="2.199cm"><text:p/></draw:line></draw:g></text:p>
      <text:p text:style-name="P30"/>
      <text:p text:style-name="P30"/>
      <text:p text:style-name="P30"/>
      <text:p text:style-name="P30"><text:soft-page-break/></text:p>
      <text:p text:style-name="P19"><text:span text:style-name="T8">Entidad </text:span><text:span text:style-name="T10">Articulo</text:span>, <text:span text:style-name="T66">Son los productos que vendemos a los clientes, y están compuestos por una cantidad determinada de materia prima,vamos a considerar los siguientes atributos:</text:span></text:p>
      <text:list xml:id="list952354257" text:style-name="L6">
        <text:list-item>
          <text:p text:style-name="P161">Codigo_Articulo, identificador del artículo.</text:p>
        </text:list-item>
        <text:list-item>
          <text:p text:style-name="P161">Nombre, del artículo.</text:p>
        </text:list-item>
      </text:list>
      <text:p text:style-name="P30"><draw:g text:anchor-type="paragraph" draw:z-index="33" draw:name="Forma7" draw:style-name="gr2"><draw:custom-shape draw:style-name="gr50" draw:text-style-name="P194" svg:width="2.601cm" svg:height="1.001cm" svg:x="2.002cm" svg:y="2.2cm"><text:p text:style-name="P189"><text:span text:style-name="T199">Articulo</text:span></text:p><draw:enhanced-geometry svg:viewBox="0 0 21600 21600" draw:type="rectangle" draw:enhanced-path="M 0 0 L 21600 0 21600 21600 0 21600 0 0 Z N"/></draw:custom-shape><draw:custom-shape draw:style-name="gr51" draw:text-style-name="P191" svg:width="0.6cm" svg:height="0.699cm" svg:x="2.501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 draw:text-style-name="P193" svg:width="3.7cm" svg:height="0.618cm" svg:x="3.103cm" svg:y="0.002cm"><draw:text-box><text:p text:style-name="P192"><text:span text:style-name="T195">CodigoArticulo</text:span></text:p></draw:text-box></draw:frame><draw:custom-shape draw:style-name="gr53" draw:text-style-name="P194" svg:width="0.6cm" svg:height="0.701cm" svg:x="3.501cm" svg:y="0.8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4" draw:text-style-name="P193" svg:width="2.8cm" svg:height="0.643cm" svg:x="3.902cm" svg:y="0.857cm"><draw:text-box><text:p text:style-name="P192"><text:span text:style-name="T195">Nombre</text:span></text:p></draw:text-box></draw:frame><draw:line draw:style-name="gr55" draw:text-style-name="P195" svg:x1="2.801cm" svg:y1="0.699cm" svg:x2="2.801cm" svg:y2="2.199cm"><text:p/></draw:line><draw:line draw:style-name="gr56" draw:text-style-name="P195" svg:x1="3.801cm" svg:y1="1.599cm" svg:x2="3.801cm" svg:y2="2.199cm"><text:p/></draw:line></draw:g></text:p>
      <text:p text:style-name="P30"/>
      <text:p text:style-name="P30"/>
      <text:p text:style-name="P30"/>
      <text:p text:style-name="P30"/>
      <text:p text:style-name="P30"/>
      <text:p text:style-name="P55"/>
      <text:p text:style-name="P55"/>
      <text:p text:style-name="P20"><text:span text:style-name="T8">Entidad </text:span><text:span text:style-name="T11">TipoIva</text:span>, <text:span text:style-name="T68">Almacenaremos los diferentes tipos de iva que vamos a usar en nuestra facturación ademas del recargo. Este iva es asociado a los Clientes,vamos a considerar los siguientes atributos:</text:span></text:p>
      <text:list xml:id="list3054517191" text:style-name="L7">
        <text:list-item>
          <text:p text:style-name="P162">Nombre, nombre del tipo de iva único.</text:p>
        </text:list-item>
        <text:list-item>
          <text:p text:style-name="P162">Iva, valor del iva a aplicar.</text:p>
        </text:list-item>
        <text:list-item>
          <text:p text:style-name="P163">Recargo, valor del recargo equivalente a aplicar.</text:p>
        </text:list-item>
      </text:list>
      <text:p text:style-name="P44"/>
      <text:p text:style-name="P44"><draw:g text:anchor-type="paragraph" draw:z-index="34" draw:name="Forma8" draw:style-name="gr2"><draw:custom-shape draw:style-name="gr57" draw:text-style-name="P190" svg:width="2.601cm" svg:height="1.001cm" svg:x="1cm" svg:y="2.2cm"><text:p text:style-name="P189"><text:span text:style-name="T194">TipoIva</text:span></text:p><draw:enhanced-geometry svg:viewBox="0 0 21600 21600" draw:mirror-horizontal="false" draw:mirror-vertical="false" draw:type="rectangle" draw:enhanced-path="M 0 0 L 21600 0 21600 21600 0 21600 0 0 Z N"/></draw:custom-shape><draw:custom-shape draw:style-name="gr58" draw:text-style-name="P191" svg:width="0.6cm" svg:height="0.699cm" svg:x="1.499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9" draw:text-style-name="P193" svg:width="3.7cm" svg:height="0.618cm" svg:x="2.101cm" svg:y="0.002cm"><draw:text-box><text:p text:style-name="P192"><text:span text:style-name="T195">Nombre</text:span></text:p></draw:text-box></draw:frame><draw:custom-shape draw:style-name="gr60" draw:text-style-name="P194" svg:width="0.6cm" svg:height="0.701cm" svg:x="2.499cm" svg:y="0.8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1" draw:text-style-name="P193" svg:width="2.8cm" svg:height="0.643cm" svg:x="2.9cm" svg:y="0.857cm"><draw:text-box><text:p text:style-name="P192"><text:span text:style-name="T195">Iva</text:span></text:p></draw:text-box></draw:frame><draw:line draw:style-name="gr62" draw:text-style-name="P195" svg:x1="1.799cm" svg:y1="0.699cm" svg:x2="1.799cm" svg:y2="2.199cm"><text:p/></draw:line><draw:line draw:style-name="gr63" draw:text-style-name="P195" svg:x1="2.799cm" svg:y1="1.599cm" svg:x2="2.799cm" svg:y2="2.199cm"><text:p/></draw:line><draw:custom-shape draw:style-name="gr64" draw:text-style-name="P194" svg:width="0.6cm" svg:height="0.701cm" svg:x="4cm" svg:y="2.3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5" draw:text-style-name="P193" svg:width="2.8cm" svg:height="0.643cm" svg:x="4.501cm" svg:y="2.459cm"><draw:text-box><text:p text:style-name="P192"><text:span text:style-name="T195">Recargo</text:span></text:p></draw:text-box></draw:frame><draw:line draw:style-name="gr66" draw:text-style-name="P195" svg:x1="3.999cm" svg:y1="2.801cm" svg:x2="3.599cm" svg:y2="2.801cm"><text:p/></draw:line></draw:g></text:p>
      <text:p text:style-name="P44"/>
      <text:p text:style-name="P44"/>
      <text:p text:style-name="P44"/>
      <text:p text:style-name="P44"/>
      <text:p text:style-name="P44"/>
      <text:p text:style-name="P44"/>
      <text:p text:style-name="P44"/>
      <text:p text:style-name="P20"><text:span text:style-name="T8">Entidad </text:span><text:span text:style-name="T11">FamiliaArticulo</text:span>, <text:span text:style-name="T68">Son las distintas familias de los artículos, nos servirá para tener almacenado el recargo que tienen los artículos según O M APA ,vamos a considerar los siguientes atributos:</text:span></text:p>
      <text:list xml:id="list3913794892" text:style-name="L8">
        <text:list-item>
          <text:p text:style-name="P164">Nombre, nombre de la familia.</text:p>
        </text:list-item>
        <text:list-item>
          <text:p text:style-name="P164">RecargoFamilia, recargo que lleva por artículo debido OM APA.</text:p>
        </text:list-item>
      </text:list>
      <text:p text:style-name="P45"/>
      <text:p text:style-name="P45"><draw:g text:anchor-type="paragraph" draw:z-index="55" draw:name="Forma9" draw:style-name="gr355"><draw:custom-shape draw:style-name="gr443" draw:text-style-name="P214" svg:width="2.601cm" svg:height="1.001cm" svg:x="0.002cm" svg:y="2.238cm"><text:p text:style-name="P205"><text:span text:style-name="T201">FamiliaArticulos</text:span></text:p><draw:enhanced-geometry svg:viewBox="0 0 21600 21600" draw:type="rectangle" draw:enhanced-path="M 0 0 L 21600 0 21600 21600 0 21600 0 0 Z N"/></draw:custom-shape><draw:custom-shape draw:style-name="gr444" draw:text-style-name="P222" svg:width="0.6cm" svg:height="0.701cm" svg:x="0.501cm" svg:y="0.0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5" draw:text-style-name="P211" svg:width="0.6cm" svg:height="0.699cm" svg:x="1.501cm" svg:y="0.88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46" draw:text-style-name="P224" svg:width="2.8cm" svg:height="0.643cm" svg:x="0.902cm" svg:y="0cm"><draw:text-box><text:p text:style-name="P209"><text:span text:style-name="T195">Nombre</text:span></text:p></draw:text-box></draw:frame><draw:line draw:style-name="gr447" draw:text-style-name="P223" svg:x1="0.801cm" svg:y1="0.739cm" svg:x2="0.801cm" svg:y2="2.239cm"><text:p/></draw:line><draw:line draw:style-name="gr448" draw:text-style-name="P223" svg:x1="1.801cm" svg:y1="1.639cm" svg:x2="1.801cm" svg:y2="2.239cm"><text:p/></draw:line><draw:frame draw:style-name="gr449" draw:text-style-name="P224" svg:width="2.8cm" svg:height="0.643cm" svg:x="2.002cm" svg:y="0.9cm"><draw:text-box><text:p text:style-name="P209"><text:span text:style-name="T195">Recargo</text:span></text:p></draw:text-box></draw:frame></draw:g></text:p>
      <text:p text:style-name="P45"/>
      <text:p text:style-name="P45"/>
      <text:p text:style-name="P45"/>
      <text:p text:style-name="P45"/>
      <text:p text:style-name="P45"/>
      <text:p text:style-name="P45"/>
      <text:p text:style-name="P31"/>
      <text:p text:style-name="P52"/>
      <text:p text:style-name="P52"/>
      <text:p text:style-name="P52"/>
      <text:p text:style-name="P52"/>
      <text:p text:style-name="P52"/>
      <text:p text:style-name="P52"/>
      <text:p text:style-name="Standard"><text:soft-page-break/><text:span text:style-name="T8">Entidad </text:span><text:span text:style-name="T11">FormaPago</text:span>, <text:span text:style-name="T66">Son los diferentes formas de pago que le vamos asignar a los clientes,vamos a considerar los siguientes atributos:</text:span></text:p>
      <text:list xml:id="list819988816" text:style-name="L9">
        <text:list-item>
          <text:p text:style-name="P165">Nombre, <text:span text:style-name="T77">nombre de la forma de pago.</text:span></text:p>
        </text:list-item>
        <text:list-item>
          <text:p text:style-name="P166">Porcentaje, porcentaje.</text:p>
        </text:list-item>
        <text:list-item>
          <text:p text:style-name="P166">Dias, días a los que se paga.</text:p>
        </text:list-item>
      </text:list>
      <text:p text:style-name="Standard"/>
      <text:p text:style-name="Standard"><draw:g text:anchor-type="paragraph" draw:z-index="35" draw:name="Forma10" draw:style-name="gr2"><draw:custom-shape draw:style-name="gr67" draw:text-style-name="P201" svg:width="2.601cm" svg:height="1.001cm" svg:x="1.002cm" svg:y="2.2cm"><text:p text:style-name="P189"><text:span text:style-name="T200">FormaPago</text:span></text:p><draw:enhanced-geometry svg:viewBox="0 0 21600 21600" draw:type="rectangle" draw:enhanced-path="M 0 0 L 21600 0 21600 21600 0 21600 0 0 Z N"/></draw:custom-shape><draw:custom-shape draw:style-name="gr68" draw:text-style-name="P191" svg:width="0.6cm" svg:height="0.699cm" svg:x="1.501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9" draw:text-style-name="P193" svg:width="3.7cm" svg:height="0.618cm" svg:x="2.103cm" svg:y="0.002cm"><draw:text-box><text:p text:style-name="P192"><text:span text:style-name="T195">Nombre</text:span></text:p></draw:text-box></draw:frame><draw:custom-shape draw:style-name="gr70" draw:text-style-name="P194" svg:width="0.6cm" svg:height="0.701cm" svg:x="2.501cm" svg:y="0.8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1" draw:text-style-name="P193" svg:width="2.8cm" svg:height="0.643cm" svg:x="2.902cm" svg:y="0.857cm"><draw:text-box><text:p text:style-name="P192"><text:span text:style-name="T195">Dias</text:span></text:p></draw:text-box></draw:frame><draw:line draw:style-name="gr72" draw:text-style-name="P195" svg:x1="1.801cm" svg:y1="0.699cm" svg:x2="1.801cm" svg:y2="2.199cm"><text:p/></draw:line><draw:line draw:style-name="gr73" draw:text-style-name="P195" svg:x1="2.801cm" svg:y1="1.599cm" svg:x2="2.801cm" svg:y2="2.199cm"><text:p/></draw:line><draw:custom-shape draw:style-name="gr74" draw:text-style-name="P194" svg:width="0.6cm" svg:height="0.701cm" svg:x="4.002cm" svg:y="2.34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5" draw:text-style-name="P195" svg:x1="4.001cm" svg:y1="2.801cm" svg:x2="3.601cm" svg:y2="2.801cm"><text:p/></draw:line><draw:frame draw:style-name="gr76" draw:text-style-name="P193" svg:width="2.8cm" svg:height="0.643cm" svg:x="4.502cm" svg:y="2.36cm"><draw:text-box><text:p text:style-name="P192"><text:span text:style-name="T195">Porcentaje</text:span></text:p></draw:text-box></draw:frame></draw:g></text:p>
      <text:p text:style-name="Standard"/>
      <text:p text:style-name="Standard"/>
      <text:p text:style-name="Standard"/>
      <text:p text:style-name="Standard"/>
      <text:p text:style-name="Standard"/>
      <text:p text:style-name="Standard"/>
      <text:p text:style-name="Standard"/>
      <text:p text:style-name="Standard"><text:span text:style-name="T8">Entidad </text:span><text:span text:style-name="T12">Tarifa</text:span>, <text:span text:style-name="T69">Se van a considerar diferentes tarifas para los clientes, donde los artículos tendrán diferente precio según tarifa,vamos a considerar los siguientes atributos:</text:span></text:p>
      <text:list xml:id="list622258237" text:style-name="L10">
        <text:list-item>
          <text:p text:style-name="P168">Nombre, nombre de la tarifa, es único.</text:p>
        </text:list-item>
      </text:list>
      <text:p text:style-name="P51"/>
      <text:p text:style-name="P51"><draw:g text:anchor-type="paragraph" draw:z-index="36" draw:name="Forma11" draw:style-name="gr2"><draw:custom-shape draw:style-name="gr77" draw:text-style-name="P190" svg:width="2.601cm" svg:height="1.001cm" svg:x="1.002cm" svg:y="2.2cm"><text:p text:style-name="P189"><text:span text:style-name="T194">Tarifa</text:span></text:p><draw:enhanced-geometry svg:viewBox="0 0 21600 21600" draw:type="rectangle" draw:enhanced-path="M 0 0 L 21600 0 21600 21600 0 21600 0 0 Z N"/></draw:custom-shape><draw:custom-shape draw:style-name="gr78" draw:text-style-name="P191" svg:width="0.6cm" svg:height="0.699cm" svg:x="1.501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9" draw:text-style-name="P193" svg:width="2.8cm" svg:height="0.643cm" svg:x="1.902cm" svg:y="0.002cm"><draw:text-box><text:p text:style-name="P192"><text:span text:style-name="T195">Nombre</text:span></text:p></draw:text-box></draw:frame><draw:line draw:style-name="gr80" draw:text-style-name="P195" svg:x1="1.801cm" svg:y1="0.699cm" svg:x2="1.801cm" svg:y2="2.199cm"><text:p/></draw:line></draw:g></text:p>
      <text:p text:style-name="P51"/>
      <text:p text:style-name="P51"/>
      <text:p text:style-name="P51"/>
      <text:p text:style-name="P51"/>
      <text:p text:style-name="P51"/>
      <text:p text:style-name="P51"/>
      <text:p text:style-name="P51"/>
      <text:p text:style-name="P21"><text:span text:style-name="T8">Entidad </text:span><text:span text:style-name="T12">Compras</text:span>, <text:span text:style-name="T66">Son las compras de las materias primas realizadas a los proveedores y nos sera útil para generar un stock,vamos a considerar los siguientes atributos:</text:span></text:p>
      <text:list xml:id="list2219056881" text:style-name="L11">
        <text:list-item>
          <text:p text:style-name="P167">Codigo_Compra, identificador de la compra.</text:p>
        </text:list-item>
        <text:list-item>
          <text:p text:style-name="P167">FechaRecepcion, fecha de recepción de la compra.</text:p>
        </text:list-item>
        <text:list-item>
          <text:p text:style-name="P167">Cantidad, kilos que se han comprado.</text:p>
        </text:list-item>
        <text:list-item>
          <text:p text:style-name="P167">LoteCompra, numero de lote de compra.</text:p>
        </text:list-item>
        <text:list-item>
          <text:p text:style-name="P167">NfacturaCompra, numero de factura de compra.</text:p>
        </text:list-item>
        <text:list-item>
          <text:p text:style-name="P167">Higiene, si la higiene ha sido aceptable.</text:p>
        </text:list-item>
        <text:list-item>
          <text:p text:style-name="P167">Observaciones, posibles observaciones.</text:p>
        </text:list-item>
        <text:list-item>
          <text:p text:style-name="P167">Firma,</text:p>
        </text:list-item>
        <text:list-item>
          <text:p text:style-name="P167">Precio, precio kilo de la compra.</text:p>
        </text:list-item>
        <text:list-item>
          <text:p text:style-name="P167">Carolep, caracteristicas organo lepticas.</text:p>
        </text:list-item>
        <text:list-item>
          <text:p text:style-name="P167">Transporte, el transporte ha sido aceptable.</text:p>
        </text:list-item>
        <text:list-item>
          <text:p text:style-name="P167">PasoaStock, para controlar si hemos pasado la compra a stock.</text:p>
        </text:list-item>
      </text:list>
      <text:p text:style-name="P46"/>
      <text:p text:style-name="P46"/>
      <text:p text:style-name="P46"/>
      <text:p text:style-name="P46"/>
      <text:p text:style-name="P46"/>
      <text:p text:style-name="P46"/>
      <text:p text:style-name="P46"/>
      <text:p text:style-name="P46"/>
      <text:p text:style-name="P46"><draw:g text:anchor-type="paragraph" draw:z-index="37" draw:name="Forma12" draw:style-name="gr2"><draw:custom-shape draw:style-name="gr81" draw:text-style-name="P194" svg:width="2.601cm" svg:height="1.001cm" svg:x="1.302cm" svg:y="4.401cm"><text:p text:style-name="P189"><text:span text:style-name="T199">Compras</text:span></text:p><draw:enhanced-geometry svg:viewBox="0 0 21600 21600" draw:type="rectangle" draw:enhanced-path="M 0 0 L 21600 0 21600 21600 0 21600 0 0 Z N"/></draw:custom-shape><draw:custom-shape draw:style-name="gr82" draw:text-style-name="P191" svg:width="0.6cm" svg:height="0.699cm" svg:x="1.002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3" draw:text-style-name="P195" svg:x1="1.301cm" svg:y1="9.101cm" svg:x2="1.301cm" svg:y2="5.401cm"><text:p/></draw:line><draw:frame draw:style-name="gr84" draw:text-style-name="P193" svg:width="2.798cm" svg:height="0.643cm" svg:x="1.503cm" svg:y="0.002cm"><draw:text-box><text:p text:style-name="P192"><text:span text:style-name="T195">CodigoCompra</text:span></text:p></draw:text-box></draw:frame><draw:custom-shape draw:style-name="gr85" draw:text-style-name="P194" svg:width="0.6cm" svg:height="0.701cm" svg:x="1.501cm" svg:y="0.5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6" draw:text-style-name="P193" svg:width="3.1cm" svg:height="0.618cm" svg:x="2.002cm" svg:y="0.602cm"><draw:text-box><text:p text:style-name="P192"><text:span text:style-name="T195">FechaRecepcion</text:span></text:p></draw:text-box></draw:frame><draw:line draw:style-name="gr87" draw:text-style-name="P195" svg:x1="1.801cm" svg:y1="1.301cm" svg:x2="1.801cm" svg:y2="4.401cm"><text:p/></draw:line><draw:custom-shape draw:style-name="gr88" draw:text-style-name="P194" svg:width="0.6cm" svg:height="0.699cm" svg:x="1.902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9" draw:text-style-name="P193" svg:width="2.8cm" svg:height="0.618cm" svg:x="2.302cm" svg:y="1.103cm"><draw:text-box><text:p text:style-name="P192"><text:span text:style-name="T195">Cantidad</text:span></text:p></draw:text-box></draw:frame><draw:line draw:style-name="gr90" draw:text-style-name="P195" svg:x1="2.201cm" svg:y1="1.903cm" svg:x2="2.201cm" svg:y2="4.403cm"><text:p/></draw:line><draw:custom-shape draw:style-name="gr91" draw:text-style-name="P194" svg:width="0.6cm" svg:height="0.699cm" svg:x="2.401cm" svg:y="1.64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2" draw:text-style-name="P193" svg:width="2.299cm" svg:height="0.618cm" svg:x="2.803cm" svg:y="1.56cm"><draw:text-box><text:p text:style-name="P192"><text:span text:style-name="T195">LoteCompra</text:span></text:p></draw:text-box></draw:frame><draw:line draw:style-name="gr93" draw:text-style-name="P195" svg:x1="2.701cm" svg:y1="2.404cm" svg:x2="2.701cm" svg:y2="4.403cm"><text:p/></draw:line><draw:custom-shape draw:style-name="gr94" draw:text-style-name="P194" svg:width="0.6cm" svg:height="0.701cm" svg:x="2.902cm" svg:y="2.1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5" draw:text-style-name="P193" svg:width="4cm" svg:height="0.643cm" svg:x="3.302cm" svg:y="2.205cm"><draw:text-box><text:p text:style-name="P192"><text:span text:style-name="T195">NFacturaCompra</text:span></text:p></draw:text-box></draw:frame><draw:line draw:style-name="gr96" draw:text-style-name="P195" svg:x1="3.203cm" svg:y1="2.902cm" svg:x2="3.203cm" svg:y2="4.401cm"><text:p/></draw:line><draw:custom-shape draw:style-name="gr97" draw:text-style-name="P194" svg:width="0.6cm" svg:height="0.701cm" svg:x="3.302cm" svg:y="2.7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8" draw:text-style-name="P193" svg:width="2.8cm" svg:height="0.643cm" svg:x="3.703cm" svg:y="2.805cm"><draw:text-box><text:p text:style-name="P192"><text:span text:style-name="T195">Higiene</text:span></text:p></draw:text-box></draw:frame><draw:line draw:style-name="gr99" draw:text-style-name="P195" svg:x1="3.601cm" svg:y1="3.503cm" svg:x2="3.601cm" svg:y2="4.402cm"><text:p/></draw:line><draw:custom-shape draw:style-name="gr100" draw:text-style-name="P194" svg:width="0.6cm" svg:height="0.699cm" svg:x="1.002cm" svg:y="9.1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1" draw:text-style-name="P193" svg:width="2.8cm" svg:height="0.643cm" svg:x="1.402cm" svg:y="9.261cm"><draw:text-box><text:p text:style-name="P192"><text:span text:style-name="T195">Carolep</text:span></text:p></draw:text-box></draw:frame><draw:line draw:style-name="gr102" draw:text-style-name="P195" svg:x1="1.301cm" svg:y1="4.402cm" svg:x2="1.301cm" svg:y2="0.702cm"><text:p/></draw:line><draw:line draw:style-name="gr103" draw:text-style-name="P195" svg:x1="1.801cm" svg:y1="5.401cm" svg:x2="1.801cm" svg:y2="8.501cm"><text:p/></draw:line><draw:line draw:style-name="gr104" draw:text-style-name="P195" svg:x1="2.201cm" svg:y1="5.401cm" svg:x2="2.201cm" svg:y2="7.901cm"><text:p/></draw:line><draw:line draw:style-name="gr105" draw:text-style-name="P195" svg:x1="2.801cm" svg:y1="5.401cm" svg:x2="2.801cm" svg:y2="7.4cm"><text:p/></draw:line><draw:line draw:style-name="gr106" draw:text-style-name="P195" svg:x1="3.301cm" svg:y1="5.402cm" svg:x2="3.301cm" svg:y2="6.901cm"><text:p/></draw:line><draw:line draw:style-name="gr107" draw:text-style-name="P195" svg:x1="3.701cm" svg:y1="5.402cm" svg:x2="3.701cm" svg:y2="6.301cm"><text:p/></draw:line><draw:custom-shape draw:style-name="gr108" draw:text-style-name="P194" svg:width="0.6cm" svg:height="0.701cm" svg:x="1.503cm" svg:y="8.5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194" svg:width="0.602cm" svg:height="0.701cm" svg:x="1.902cm" svg:y="7.8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194" svg:width="0.6cm" svg:height="0.701cm" svg:x="2.501cm" svg:y="7.4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1" draw:text-style-name="P194" svg:width="0.6cm" svg:height="0.701cm" svg:x="3.002cm" svg:y="6.9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2" draw:text-style-name="P194" svg:width="0.6cm" svg:height="0.701cm" svg:x="3.401cm" svg:y="6.3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3" draw:text-style-name="P193" svg:width="2.8cm" svg:height="0.643cm" svg:x="2.002cm" svg:y="8.601cm"><draw:text-box><text:p text:style-name="P192"><text:span text:style-name="T195">Precio</text:span></text:p></draw:text-box></draw:frame><draw:frame draw:style-name="gr114" draw:text-style-name="P193" svg:width="2.8cm" svg:height="0.643cm" svg:x="2.304cm" svg:y="8.061cm"><draw:text-box><text:p text:style-name="P192"><text:span text:style-name="T195">Firma</text:span></text:p></draw:text-box></draw:frame><draw:frame draw:style-name="gr115" draw:text-style-name="P193" svg:width="2.8cm" svg:height="0.643cm" svg:x="2.903cm" svg:y="7.562cm"><draw:text-box><text:p text:style-name="P192"><text:span text:style-name="T195">Observaciones</text:span></text:p></draw:text-box></draw:frame><draw:frame draw:style-name="gr116" draw:text-style-name="P193" svg:width="2.8cm" svg:height="0.643cm" svg:x="3.503cm" svg:y="7.061cm"><draw:text-box><text:p text:style-name="P192"><text:span text:style-name="T195">Transporte</text:span></text:p></draw:text-box></draw:frame><draw:frame draw:style-name="gr117" draw:text-style-name="P193" svg:width="2.8cm" svg:height="0.643cm" svg:x="3.803cm" svg:y="6.361cm"><draw:text-box><text:p text:style-name="P192"><text:span text:style-name="T195">Stock</text:span></text:p></draw:text-box></draw:frame></draw:g><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2"><text:tab/></text:p>
      <text:p text:style-name="P22"><text:span text:style-name="T8">Entidad </text:span><text:span text:style-name="T13">Stock</text:span>, <text:span text:style-name="T70">Las compras las iremos pasando a stock según haga falta y asi vamos a tener un control, cuando hagamos un lote iremos descontando de este stock,vamos a considerar los siguientes atributos:</text:span></text:p>
      <text:list xml:id="list2588271044" text:style-name="L12">
        <text:list-item>
          <text:p text:style-name="P169">Codigo_Stock, identificador del stock.</text:p>
        </text:list-item>
        <text:list-item>
          <text:p text:style-name="P169">MateriaPrima, materia prima esta pasa de la tabla compras.</text:p>
        </text:list-item>
        <text:list-item>
          <text:p text:style-name="P169">Cantidad, cantidad de materia prima pasa de la tabla compras.</text:p>
        </text:list-item>
        <text:list-item>
          <text:p text:style-name="P169">LoteCompra, lote de compra de la materia prima.</text:p>
        </text:list-item>
        <text:list-item>
          <text:p text:style-name="P169">Proveedor, p<text:span text:style-name="T148">r</text:span>oveedor al cual se le ha realizado la compra.</text:p>
        </text:list-item>
        <text:list-item>
          <text:p text:style-name="P169">NfacturaCompra, numero de factura de compra.</text:p>
        </text:list-item>
        <text:list-item>
          <text:p text:style-name="P169">FechaFacturaCompra, fecha de factura de compara para usar la mas antigua.</text:p>
        </text:list-item>
        <text:list-item>
          <text:p text:style-name="P169">Precio, precio al cual se ha adquirido la materia prima.</text:p>
        </text:list-item>
        <text:list-item>
          <text:p text:style-name="P169">Usado, indica si ya hemos usado la materia prima para crear un lote.</text:p>
        </text:list-item>
      </text:list>
      <text:p text:style-name="P33"/>
      <text:p text:style-name="P33"/>
      <text:p text:style-name="P33"/>
      <text:p text:style-name="P33"><draw:g text:anchor-type="paragraph" draw:z-index="56" draw:name="Forma13" draw:style-name="gr355"><draw:custom-shape draw:style-name="gr450" draw:text-style-name="P211" svg:width="2.802cm" svg:height="1.202cm" svg:x="1.099cm" svg:y="3.399cm"><text:p/><draw:enhanced-geometry svg:viewBox="0 0 21600 21600" draw:type="rectangle" draw:enhanced-path="M 0 0 L 21600 0 21600 21600 0 21600 0 0 Z N"/></draw:custom-shape><draw:custom-shape draw:style-name="gr451" draw:text-style-name="P217" svg:width="2.601cm" svg:height="1.001cm" svg:x="1.199cm" svg:y="3.5cm"><text:p text:style-name="P205"><text:span text:style-name="T197">Stock</text:span></text:p><draw:enhanced-geometry svg:viewBox="0 0 21600 21600" draw:type="rectangle" draw:enhanced-path="M 0 0 L 21600 0 21600 21600 0 21600 0 0 Z N"/></draw:custom-shape><draw:custom-shape draw:style-name="gr452" draw:text-style-name="P211" svg:width="0.6cm" svg:height="0.701cm" svg:x="1.499cm" svg:y="-0.45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53" draw:text-style-name="P224" svg:width="3.1cm" svg:height="0.618cm" svg:x="2cm" svg:y="-0.398cm"><draw:text-box><text:p text:style-name="P209"><text:span text:style-name="T195">Producto</text:span></text:p></draw:text-box></draw:frame><draw:line draw:style-name="gr454" draw:text-style-name="P223" svg:x1="1.799cm" svg:y1="0.3cm" svg:x2="1.799cm" svg:y2="3.4cm"><text:p/></draw:line><draw:custom-shape draw:style-name="gr455" draw:text-style-name="P211" svg:width="0.6cm" svg:height="0.701cm" svg:x="1.9cm" svg:y="0.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56" draw:text-style-name="P224" svg:width="2.8cm" svg:height="0.618cm" svg:x="2.3cm" svg:y="0.101cm"><draw:text-box><text:p text:style-name="P209"><text:span text:style-name="T195">Cantidad</text:span></text:p></draw:text-box></draw:frame><draw:line draw:style-name="gr457" draw:text-style-name="P223" svg:x1="2.198cm" svg:y1="0.9cm" svg:x2="2.198cm" svg:y2="3.4cm"><text:p/></draw:line><draw:custom-shape draw:style-name="gr458" draw:text-style-name="P211" svg:width="0.6cm" svg:height="0.701cm" svg:x="2.399cm" svg:y="0.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59" draw:text-style-name="P224" svg:width="2.299cm" svg:height="0.618cm" svg:x="2.801cm" svg:y="0.56cm"><draw:text-box><text:p text:style-name="P209"><text:span text:style-name="T195">LoteCompra</text:span></text:p></draw:text-box></draw:frame><draw:line draw:style-name="gr460" draw:text-style-name="P223" svg:x1="2.699cm" svg:y1="1.401cm" svg:x2="2.699cm" svg:y2="3.4cm"><text:p/></draw:line><draw:custom-shape draw:style-name="gr461" draw:text-style-name="P211" svg:width="0.6cm" svg:height="0.701cm" svg:x="2.9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62" draw:text-style-name="P223" svg:x1="3.199cm" svg:y1="1.902cm" svg:x2="3.199cm" svg:y2="3.401cm"><text:p/></draw:line><draw:custom-shape draw:style-name="gr463" draw:text-style-name="P211" svg:width="0.6cm" svg:height="0.701cm" svg:x="3.3cm" svg:y="1.7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64" draw:text-style-name="P224" svg:width="2.8cm" svg:height="0.983cm" svg:x="3.701cm" svg:y="1.803cm"><draw:text-box><text:p text:style-name="P209"><text:span text:style-name="T195">NumeroFacturaCompra</text:span></text:p></draw:text-box></draw:frame><draw:line draw:style-name="gr465" draw:text-style-name="P223" svg:x1="3.599cm" svg:y1="2.502cm" svg:x2="3.599cm" svg:y2="3.401cm"><text:p/></draw:line><draw:line draw:style-name="gr466" draw:text-style-name="P223" svg:x1="1.299cm" svg:y1="3.401cm" svg:x2="1.299cm" svg:y2="-0.299cm"><text:p/></draw:line><draw:custom-shape draw:style-name="gr467" draw:text-style-name="P222" svg:width="0.6cm" svg:height="0.699cm" svg:x="1cm" svg:y="-0.9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68" draw:text-style-name="P224" svg:width="2.798cm" svg:height="0.643cm" svg:x="1.501cm" svg:y="-0.998cm"><draw:text-box><text:p text:style-name="P209"><text:span text:style-name="T195">CodigoStock</text:span></text:p></draw:text-box></draw:frame><draw:frame draw:style-name="gr469" draw:text-style-name="P224" svg:width="2.8cm" svg:height="0.643cm" svg:x="3.401cm" svg:y="1.105cm"><draw:text-box><text:p text:style-name="P209"><text:span text:style-name="T195">Proveedor</text:span></text:p></draw:text-box></draw:frame><draw:line draw:style-name="gr470" draw:text-style-name="P223" svg:x1="1.499cm" svg:y1="4.602cm" svg:x2="1.499cm" svg:y2="6.101cm"><text:p/></draw:line><draw:line draw:style-name="gr471" draw:text-style-name="P223" svg:x1="2.899cm" svg:y1="4.602cm" svg:x2="2.899cm" svg:y2="5.501cm"><text:p/></draw:line><draw:custom-shape draw:style-name="gr472" draw:text-style-name="P211" svg:width="0.6cm" svg:height="0.701cm" svg:x="1.201cm" svg:y="6.1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3" draw:text-style-name="P211" svg:width="0.6cm" svg:height="0.699cm" svg:x="2.6cm" svg:y="5.5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4" draw:text-style-name="P224" svg:width="2.8cm" svg:height="0.643cm" svg:x="2.901cm" svg:y="5.961cm"><draw:text-box><text:p text:style-name="P209"><text:span text:style-name="T195">Stock</text:span></text:p></draw:text-box></draw:frame><draw:frame draw:style-name="gr475" draw:text-style-name="P224" svg:width="2.8cm" svg:height="0.643cm" svg:x="1.601cm" svg:y="6.162cm"><draw:text-box><text:p text:style-name="P209"><text:span text:style-name="T195">Precio</text:span></text:p></draw:text-box></draw:frame><draw:line draw:style-name="gr476" draw:text-style-name="P223" svg:x1="3.899cm" svg:y1="4.602cm" svg:x2="3.899cm" svg:y2="5.2cm"><text:p/></draw:line><draw:custom-shape draw:style-name="gr477" draw:text-style-name="P211" svg:width="0.6cm" svg:height="0.699cm" svg:x="3.6cm" svg:y="5.2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8" draw:text-style-name="P224" svg:width="2.8cm" svg:height="0.643cm" svg:x="4cm" svg:y="5.259cm"><draw:text-box><text:p text:style-name="P209"><text:span text:style-name="T195">Usado</text:span></text:p></draw:text-box></draw:frame></draw:g></text:p>
      <text:p text:style-name="P33"/>
      <text:p text:style-name="P33"/>
      <text:p text:style-name="P33"/>
      <text:p text:style-name="P33"/>
      <text:p text:style-name="P33"/>
      <text:p text:style-name="P33"/>
      <text:p text:style-name="P33"/>
      <text:p text:style-name="P56"/>
      <text:p text:style-name="P56"/>
      <text:p text:style-name="P56"/>
      <text:p text:style-name="P23"><text:soft-page-break/><text:span text:style-name="T8">Entidad </text:span><text:span text:style-name="T14">Facturas</text:span>, <text:span text:style-name="T71">Almacenar las cabeceras de facturas <text:s/>generadas por la empresa,vamos a considerar los siguientes atributos:</text:span></text:p>
      <text:list xml:id="list4148756359" text:style-name="L13">
        <text:list-item>
          <text:p text:style-name="P170">NumeroFactura, identificador de la factura única.</text:p>
        </text:list-item>
        <text:list-item>
          <text:p text:style-name="P170">Fecha, fecha de la emisión de la factura.</text:p>
        </text:list-item>
        <text:list-item>
          <text:p text:style-name="P170">Hora, hora de la emisión de la factura.</text:p>
        </text:list-item>
        <text:list-item>
          <text:p text:style-name="P170">Base, valor de la base imponible de la factura.</text:p>
        </text:list-item>
        <text:list-item>
          <text:p text:style-name="P170">Iva, % de iva que lleva la factura.</text:p>
        </text:list-item>
        <text:list-item>
          <text:p text:style-name="P170">ImporteIva, valor del % de iva de la factura.</text:p>
        </text:list-item>
        <text:list-item>
          <text:p text:style-name="P170">DescuentoPP, % de descuento pronto pago que lleva la factura.</text:p>
        </text:list-item>
        <text:list-item>
          <text:p text:style-name="P170">ImporteDescuentoPP, valor del % de descuento pronto pago.</text:p>
        </text:list-item>
        <text:list-item>
          <text:p text:style-name="P170">DescuentoESP, % del descuento especial que lleva la factura.</text:p>
        </text:list-item>
        <text:list-item>
          <text:p text:style-name="P170">ImporteDescuentoESP, valor del % de descuento especial.</text:p>
        </text:list-item>
        <text:list-item>
          <text:p text:style-name="P173">Recargo, % de recargo que lleva la factura.</text:p>
        </text:list-item>
        <text:list-item>
          <text:p text:style-name="P173">ImproteRecargo, valor del % de recargo.</text:p>
        </text:list-item>
        <text:list-item>
          <text:p text:style-name="P170">FechaCobro, fecha en que la factura fue cobrada.</text:p>
        </text:list-item>
        <text:list-item>
          <text:p text:style-name="P170">FormaPago, forma de pago de la factura.</text:p>
        </text:list-item>
        <text:list-item>
          <text:p text:style-name="P170">Vencimiento, vencimiento en días para el pago de la factura.</text:p>
        </text:list-item>
        <text:list-item>
          <text:p text:style-name="P170">Cobrada, nos indica si ha sido cobrada.</text:p>
        </text:list-item>
        <text:list-item>
          <text:p text:style-name="P170">Contabilizada, nos indica si ya ha pasado a contabilidad para no pasarla mas.</text:p>
        </text:list-item>
      </text:list>
      <text:p text:style-name="P47"/>
      <text:p text:style-name="P47"><draw:g text:anchor-type="paragraph" draw:z-index="38" draw:name="Forma14" draw:style-name="gr2"><draw:custom-shape draw:style-name="gr118" draw:text-style-name="P194" svg:width="2.601cm" svg:height="1.001cm" svg:x="3.9cm" svg:y="4.401cm"><text:p text:style-name="P189"><text:span text:style-name="T199">Factura</text:span></text:p><draw:enhanced-geometry svg:viewBox="0 0 21600 21600" draw:type="rectangle" draw:enhanced-path="M 0 0 L 21600 0 21600 21600 0 21600 0 0 Z N"/></draw:custom-shape><draw:custom-shape draw:style-name="gr119" draw:text-style-name="P191" svg:width="0.602cm" svg:height="0.699cm" svg:x="3.6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0" draw:text-style-name="P195" svg:x1="3.901cm" svg:y1="9.101cm" svg:x2="3.901cm" svg:y2="5.401cm"><text:p/></draw:line><draw:frame draw:style-name="gr121" draw:text-style-name="P193" svg:width="2.8cm" svg:height="0.643cm" svg:x="4.101cm" svg:y="0.002cm"><draw:text-box><text:p text:style-name="P192"><text:span text:style-name="T195">NumeroFactura</text:span></text:p></draw:text-box></draw:frame><draw:custom-shape draw:style-name="gr122" draw:text-style-name="P194" svg:width="0.6cm" svg:height="0.701cm" svg:x="4.101cm" svg:y="0.5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3" draw:text-style-name="P193" svg:width="2.8cm" svg:height="0.643cm" svg:x="4.602cm" svg:y="0.602cm"><draw:text-box><text:p text:style-name="P192"><text:span text:style-name="T195">Fecha</text:span></text:p></draw:text-box></draw:frame><draw:line draw:style-name="gr124" draw:text-style-name="P195" svg:x1="4.401cm" svg:y1="1.301cm" svg:x2="4.401cm" svg:y2="4.401cm"><text:p/></draw:line><draw:custom-shape draw:style-name="gr125" draw:text-style-name="P194" svg:width="0.6cm" svg:height="0.699cm" svg:x="4.502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6" draw:text-style-name="P193" svg:width="2.8cm" svg:height="0.618cm" svg:x="4.902cm" svg:y="1.103cm"><draw:text-box><text:p text:style-name="P192"><text:span text:style-name="T195">Hora</text:span></text:p></draw:text-box></draw:frame><draw:line draw:style-name="gr127" draw:text-style-name="P195" svg:x1="4.803cm" svg:y1="1.903cm" svg:x2="4.803cm" svg:y2="4.403cm"><text:p/></draw:line><draw:custom-shape draw:style-name="gr128" draw:text-style-name="P194" svg:width="0.6cm" svg:height="0.699cm" svg:x="5.001cm" svg:y="1.64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9" draw:text-style-name="P193" svg:width="2.301cm" svg:height="0.618cm" svg:x="5.401cm" svg:y="1.56cm"><draw:text-box><text:p text:style-name="P192"><text:span text:style-name="T195">Base</text:span></text:p></draw:text-box></draw:frame><draw:line draw:style-name="gr130" draw:text-style-name="P195" svg:x1="5.302cm" svg:y1="2.404cm" svg:x2="5.302cm" svg:y2="4.403cm"><text:p/></draw:line><draw:custom-shape draw:style-name="gr131" draw:text-style-name="P194" svg:width="0.6cm" svg:height="0.701cm" svg:x="5.502cm" svg:y="2.1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2" draw:text-style-name="P193" svg:width="2.8cm" svg:height="0.643cm" svg:x="5.902cm" svg:y="2.205cm"><draw:text-box><text:p text:style-name="P192"><text:span text:style-name="T195">Iva</text:span></text:p></draw:text-box></draw:frame><draw:line draw:style-name="gr133" draw:text-style-name="P195" svg:x1="5.803cm" svg:y1="2.902cm" svg:x2="5.803cm" svg:y2="4.401cm"><text:p/></draw:line><draw:custom-shape draw:style-name="gr134" draw:text-style-name="P194" svg:width="0.6cm" svg:height="0.701cm" svg:x="5.9cm" svg:y="2.7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5" draw:text-style-name="P193" svg:width="2.798cm" svg:height="0.643cm" svg:x="6.303cm" svg:y="2.805cm"><draw:text-box><text:p text:style-name="P192"><text:span text:style-name="T195">ImporteIva</text:span></text:p></draw:text-box></draw:frame><draw:line draw:style-name="gr136" draw:text-style-name="P195" svg:x1="6.201cm" svg:y1="3.503cm" svg:x2="6.201cm" svg:y2="4.402cm"><text:p/></draw:line><draw:custom-shape draw:style-name="gr137" draw:text-style-name="P194" svg:width="0.6cm" svg:height="0.701cm" svg:x="6.401cm" svg:y="3.4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8" draw:text-style-name="P193" svg:width="2.8cm" svg:height="0.643cm" svg:x="6.804cm" svg:y="3.405cm"><draw:text-box><text:p text:style-name="P192"><text:span text:style-name="T195">FechaCobro</text:span></text:p></draw:text-box></draw:frame><draw:line draw:style-name="gr139" draw:text-style-name="P195" svg:x1="6.701cm" svg:y1="4.101cm" svg:x2="6.401cm" svg:y2="4.401cm"><text:p/></draw:line><draw:custom-shape draw:style-name="gr140" draw:text-style-name="P194" svg:width="0.602cm" svg:height="0.699cm" svg:x="3.6cm" svg:y="9.1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1" draw:text-style-name="P193" svg:width="2.8cm" svg:height="0.643cm" svg:x="4.003cm" svg:y="9.261cm"><draw:text-box><text:p text:style-name="P192"><text:span text:style-name="T195">ImporteDesPP</text:span></text:p></draw:text-box></draw:frame><draw:line draw:style-name="gr142" draw:text-style-name="P195" svg:x1="3.901cm" svg:y1="4.402cm" svg:x2="3.901cm" svg:y2="0.702cm"><text:p/></draw:line><draw:line draw:style-name="gr143" draw:text-style-name="P195" svg:x1="4.401cm" svg:y1="5.401cm" svg:x2="4.401cm" svg:y2="8.501cm"><text:p/></draw:line><draw:line draw:style-name="gr144" draw:text-style-name="P195" svg:x1="4.803cm" svg:y1="5.401cm" svg:x2="4.803cm" svg:y2="7.901cm"><text:p/></draw:line><draw:line draw:style-name="gr145" draw:text-style-name="P195" svg:x1="5.401cm" svg:y1="5.401cm" svg:x2="5.401cm" svg:y2="7.4cm"><text:p/></draw:line><draw:line draw:style-name="gr146" draw:text-style-name="P195" svg:x1="5.901cm" svg:y1="5.402cm" svg:x2="5.901cm" svg:y2="6.901cm"><text:p/></draw:line><draw:line draw:style-name="gr147" draw:text-style-name="P195" svg:x1="6.301cm" svg:y1="5.402cm" svg:x2="6.301cm" svg:y2="6.301cm"><text:p/></draw:line><draw:custom-shape draw:style-name="gr148" draw:text-style-name="P194" svg:width="0.602cm" svg:height="0.701cm" svg:x="4.101cm" svg:y="8.5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9" draw:text-style-name="P194" svg:width="0.6cm" svg:height="0.701cm" svg:x="4.502cm" svg:y="7.8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0" draw:text-style-name="P194" svg:width="0.6cm" svg:height="0.701cm" svg:x="5.101cm" svg:y="7.4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1" draw:text-style-name="P194" svg:width="0.6cm" svg:height="0.701cm" svg:x="5.602cm" svg:y="6.9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2" draw:text-style-name="P194" svg:width="0.6cm" svg:height="0.701cm" svg:x="6.001cm" svg:y="6.3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3" draw:text-style-name="P193" svg:width="2.8cm" svg:height="0.643cm" svg:x="4.602cm" svg:y="8.601cm"><draw:text-box><text:p text:style-name="P192"><text:span text:style-name="T195">ImporteDesESP</text:span></text:p></draw:text-box></draw:frame><draw:frame draw:style-name="gr154" draw:text-style-name="P193" svg:width="2.798cm" svg:height="0.643cm" svg:x="4.904cm" svg:y="8.061cm"><draw:text-box><text:p text:style-name="P192"><text:span text:style-name="T195">DescuentoPP</text:span></text:p></draw:text-box></draw:frame><draw:frame draw:style-name="gr155" draw:text-style-name="P193" svg:width="2.8cm" svg:height="0.643cm" svg:x="5.504cm" svg:y="7.562cm"><draw:text-box><text:p text:style-name="P192"><text:span text:style-name="T195">DescuentoESP</text:span></text:p></draw:text-box></draw:frame><draw:frame draw:style-name="gr156" draw:text-style-name="P193" svg:width="2.8cm" svg:height="0.643cm" svg:x="6.103cm" svg:y="7.061cm"><draw:text-box><text:p text:style-name="P192"><text:span text:style-name="T195">ImporteRecargo</text:span></text:p></draw:text-box></draw:frame><draw:frame draw:style-name="gr157" draw:text-style-name="P193" svg:width="2.8cm" svg:height="0.643cm" svg:x="6.403cm" svg:y="6.361cm"><draw:text-box><text:p text:style-name="P192"><text:span text:style-name="T195">Recargo</text:span></text:p></draw:text-box></draw:frame><draw:custom-shape draw:style-name="gr158" draw:text-style-name="P194" svg:width="0.602cm" svg:height="0.701cm" svg:x="2.3cm" svg:y="4.2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9" draw:text-style-name="P193" svg:width="2.8cm" svg:height="0.643cm" svg:x="0.002cm" svg:y="4.301cm"><draw:text-box><text:p text:style-name="P192"><text:span text:style-name="T195">FormaPago</text:span></text:p></draw:text-box></draw:frame><draw:line draw:style-name="gr160" draw:text-style-name="P195" svg:x1="3.901cm" svg:y1="4.601cm" svg:x2="2.901cm" svg:y2="4.601cm"><text:p/></draw:line><draw:custom-shape draw:style-name="gr161" draw:text-style-name="P194" svg:width="0.602cm" svg:height="0.701cm" svg:x="2.3cm" svg:y="5.00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2" draw:text-style-name="P195" svg:x1="3.901cm" svg:y1="5.401cm" svg:x2="2.901cm" svg:y2="5.401cm"><text:p/></draw:line><draw:frame draw:style-name="gr163" draw:text-style-name="P193" svg:width="2.798cm" svg:height="0.643cm" svg:x="0.004cm" svg:y="5.101cm"><draw:text-box><text:p text:style-name="P192"><text:span text:style-name="T195">Vencimiento</text:span></text:p></draw:text-box></draw:frame><draw:custom-shape draw:style-name="gr164" draw:text-style-name="P194" svg:width="0.6cm" svg:height="0.701cm" svg:x="2.302cm" svg:y="6.2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5" draw:text-style-name="P194" svg:width="0.6cm" svg:height="0.701cm" svg:x="2.202cm" svg:y="3.10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6" draw:text-style-name="P195" svg:x1="3.901cm" svg:y1="4.403cm" svg:x2="2.801cm" svg:y2="3.503cm"><text:p/></draw:line><draw:line draw:style-name="gr167" draw:text-style-name="P195" svg:x1="3.901cm" svg:y1="5.401cm" svg:x2="2.901cm" svg:y2="6.501cm"><text:p/></draw:line><draw:frame draw:style-name="gr168" draw:text-style-name="P193" svg:width="2.8cm" svg:height="0.643cm" svg:x="0.004cm" svg:y="6.403cm"><draw:text-box><text:p text:style-name="P192"><text:span text:style-name="T195">Contabilizada</text:span></text:p></draw:text-box></draw:frame><draw:frame draw:style-name="gr169" draw:text-style-name="P193" svg:width="2.8cm" svg:height="0.643cm" svg:x="0.004cm" svg:y="3.002cm"><draw:text-box><text:p text:style-name="P192"><text:span text:style-name="T195">Cobrada</text:span></text:p></draw:text-box></draw:frame></draw: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4"/>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24"><text:span text:style-name="T8">Entidad </text:span><text:span text:style-name="T15">FacturaDetalle</text:span>, <text:span text:style-name="T72">Almacenar las lineas de detalle de las facturas esta entidad es débil por identificación de la entidad Facturas, por lo que hereda el identificador, vamos a considerar los siguientes atributos:</text:span></text:p>
      <text:list xml:id="list3859229491" text:style-name="L14">
        <text:list-item>
          <text:p text:style-name="P174">Linea, identificador de cada linea de detalle.</text:p>
        </text:list-item>
        <text:list-item>
          <text:p text:style-name="P174">Peso, peso del artículo.</text:p>
        </text:list-item>
        <text:list-item>
          <text:p text:style-name="P174">Precio, precio del articulo</text:p>
        </text:list-item>
        <text:list-item>
          <text:p text:style-name="P174">Importe, importe en euros por kilo.</text:p>
        </text:list-item>
        <text:list-item>
          <text:p text:style-name="P176">NumeroFactura, que es heredado de la entidad FACTURA<text:tab/></text:p>
        </text:list-item>
      </text:list>
      <text:p text:style-name="P35"/>
      <text:p text:style-name="P35"/>
      <text:p text:style-name="P35"><draw:g text:anchor-type="paragraph" draw:z-index="39" draw:name="Forma15" draw:style-name="gr2"><draw:custom-shape draw:style-name="gr170" draw:text-style-name="P194" svg:width="2.802cm" svg:height="1.202cm" svg:x="1.099cm" svg:y="4.397cm"><text:p/><draw:enhanced-geometry svg:viewBox="0 0 21600 21600" draw:type="rectangle" draw:enhanced-path="M 0 0 L 21600 0 21600 21600 0 21600 0 0 Z N"/></draw:custom-shape><draw:custom-shape draw:style-name="gr171" draw:text-style-name="P200" svg:width="2.601cm" svg:height="1.001cm" svg:x="1.199cm" svg:y="4.498cm"><text:p text:style-name="P189"><text:span text:style-name="T198">FacturaDetalle</text:span></text:p><draw:enhanced-geometry svg:viewBox="0 0 21600 21600" draw:type="rectangle" draw:enhanced-path="M 0 0 L 21600 0 21600 21600 0 21600 0 0 Z N"/></draw:custom-shape><draw:custom-shape draw:style-name="gr172" draw:text-style-name="P194" svg:width="0.6cm" svg:height="0.701cm" svg:x="1.499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3" draw:text-style-name="P193" svg:width="3.1cm" svg:height="0.618cm" svg:x="2cm" svg:y="0.6cm"><draw:text-box><text:p text:style-name="P192"><text:span text:style-name="T195">Linea</text:span></text:p></draw:text-box></draw:frame><draw:line draw:style-name="gr174" draw:text-style-name="P195" svg:x1="1.799cm" svg:y1="1.298cm" svg:x2="1.799cm" svg:y2="4.398cm"><text:p/></draw:line><draw:custom-shape draw:style-name="gr175" draw:text-style-name="P194" svg:width="0.6cm" svg:height="0.701cm" svg:x="1.9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6" draw:text-style-name="P193" svg:width="2.8cm" svg:height="0.618cm" svg:x="2.3cm" svg:y="1.099cm"><draw:text-box><text:p text:style-name="P192"><text:span text:style-name="T195">Precio</text:span></text:p></draw:text-box></draw:frame><draw:line draw:style-name="gr177" draw:text-style-name="P195" svg:x1="2.198cm" svg:y1="1.898cm" svg:x2="2.198cm" svg:y2="4.398cm"><text:p/></draw:line><draw:custom-shape draw:style-name="gr178" draw:text-style-name="P194" svg:width="0.6cm" svg:height="0.701cm" svg:x="2.399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9" draw:text-style-name="P193" svg:width="2.299cm" svg:height="0.618cm" svg:x="2.801cm" svg:y="1.558cm"><draw:text-box><text:p text:style-name="P192"><text:span text:style-name="T195">Peso</text:span></text:p></draw:text-box></draw:frame><draw:line draw:style-name="gr180" draw:text-style-name="P195" svg:x1="2.699cm" svg:y1="2.399cm" svg:x2="2.699cm" svg:y2="4.398cm"><text:p/></draw:line><draw:custom-shape draw:style-name="gr181" draw:text-style-name="P194" svg:width="0.6cm" svg:height="0.701cm" svg:x="2.9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2" draw:text-style-name="P195" svg:x1="3.199cm" svg:y1="2.899cm" svg:x2="3.199cm" svg:y2="4.398cm"><text:p/></draw:line><draw:line draw:style-name="gr183" draw:text-style-name="P195" svg:x1="1.299cm" svg:y1="4.398cm" svg:x2="1.299cm" svg:y2="0.698cm"><text:p/></draw:line><draw:custom-shape draw:style-name="gr184" draw:text-style-name="P202" svg:width="0.6cm" svg:height="0.699cm" svg:x="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5" draw:text-style-name="P193" svg:width="2.798cm" svg:height="0.643cm" svg:x="1.501cm" svg:y="0cm"><draw:text-box><text:p text:style-name="P192"><text:span text:style-name="T195">NumeroFactura</text:span></text:p></draw:text-box></draw:frame><draw:frame draw:style-name="gr186" draw:text-style-name="P193" svg:width="2.8cm" svg:height="0.643cm" svg:x="3.401cm" svg:y="2.103cm"><draw:text-box><text:p text:style-name="P192"><text:span text:style-name="T195">Importe</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48"><text:soft-page-break/><text:span text:style-name="T19">Entidad </text:span><text:span text:style-name="T14">Albaranes</text:span><text:span text:style-name="T65">, Almacenar las cabeceras de los albaranes generadas por la empresa,vamos a considerar los siguientes atributos:</text:span></text:p>
      <text:list xml:id="list115030246506580" text:continue-list="list4148756359" text:style-name="L13">
        <text:list-item>
          <text:p text:style-name="P171">NumeroAlbaran, identificador de albarán único.</text:p>
        </text:list-item>
        <text:list-item>
          <text:p text:style-name="P171">Fecha, fecha de la emisión de el albarán.</text:p>
        </text:list-item>
        <text:list-item>
          <text:p text:style-name="P171">Hora, hora de la emisión de el albarán.</text:p>
        </text:list-item>
        <text:list-item>
          <text:p text:style-name="P171">Base, valor de la base imponible de el albarán.</text:p>
        </text:list-item>
        <text:list-item>
          <text:p text:style-name="P171">Iva, % de iva que lleva el albarán.</text:p>
        </text:list-item>
        <text:list-item>
          <text:p text:style-name="P171">ImporteIva, valor del % de iva de el albarán.</text:p>
        </text:list-item>
        <text:list-item>
          <text:p text:style-name="P171">DescuentoPP, % de descuento pronto pago que lleva el albarán.</text:p>
        </text:list-item>
        <text:list-item>
          <text:p text:style-name="P171">ImporteDescuentoPP, valor del % de descuento pronto pago.</text:p>
        </text:list-item>
        <text:list-item>
          <text:p text:style-name="P171">DescuentoESP, % del descuento especial que lleva el albarán.</text:p>
        </text:list-item>
        <text:list-item>
          <text:p text:style-name="P171">ImporteDescuentoESP, valor del % de descuento especial.</text:p>
        </text:list-item>
        <text:list-item>
          <text:p text:style-name="P173">Recargo, % de recargo que lleva <text:span text:style-name="T78">e</text:span>l <text:span text:style-name="T78">albarán.</text:span></text:p>
        </text:list-item>
        <text:list-item>
          <text:p text:style-name="P173">ImproteRecargo, valor del % de recargo.</text:p>
        </text:list-item>
        <text:list-item>
          <text:p text:style-name="P171">FechaCobro, fecha en que el albarán fue cobrado.</text:p>
        </text:list-item>
        <text:list-item>
          <text:p text:style-name="P171">FormaPago, forma de pago de el albarán.</text:p>
        </text:list-item>
        <text:list-item>
          <text:p text:style-name="P172">Vencimiento, vencimiento en días para el pago de el albarán.</text:p>
        </text:list-item>
        <text:list-item>
          <text:p text:style-name="P177">Pagado, nos indica si ha sido cobrado.</text:p>
        </text:list-item>
        <text:list-item>
          <text:p text:style-name="P178">Facturado, nos indica si ya ha sido facturado para no facturarlo mas.</text:p>
        </text:list-item>
      </text:list>
      <text:p text:style-name="P48"/>
      <text:p text:style-name="P48"/>
      <text:p text:style-name="P48"/>
      <text:p text:style-name="P48"><draw:g text:anchor-type="paragraph" draw:z-index="40" draw:name="Forma16" draw:style-name="gr2"><draw:custom-shape draw:style-name="gr187" draw:text-style-name="P194" svg:width="2.601cm" svg:height="1.001cm" svg:x="4.9cm" svg:y="3.401cm"><text:p text:style-name="P189"><text:span text:style-name="T199">Albaran</text:span></text:p><draw:enhanced-geometry svg:viewBox="0 0 21600 21600" draw:type="rectangle" draw:enhanced-path="M 0 0 L 21600 0 21600 21600 0 21600 0 0 Z N"/></draw:custom-shape><draw:custom-shape draw:style-name="gr188" draw:text-style-name="P191" svg:width="0.602cm" svg:height="0.699cm" svg:x="4.6cm" svg:y="-0.9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9" draw:text-style-name="P195" svg:x1="4.901cm" svg:y1="8.101cm" svg:x2="4.901cm" svg:y2="4.401cm"><text:p/></draw:line><draw:frame draw:style-name="gr190" draw:text-style-name="P193" svg:width="2.8cm" svg:height="0.643cm" svg:x="5.101cm" svg:y="-0.998cm"><draw:text-box><text:p text:style-name="P192"><text:span text:style-name="T195">NumeroAlbaran</text:span></text:p></draw:text-box></draw:frame><draw:custom-shape draw:style-name="gr191" draw:text-style-name="P194" svg:width="0.6cm" svg:height="0.701cm" svg:x="5.101cm" svg:y="-0.45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2" draw:text-style-name="P193" svg:width="2.8cm" svg:height="0.643cm" svg:x="5.602cm" svg:y="-0.398cm"><draw:text-box><text:p text:style-name="P192"><text:span text:style-name="T195">Fecha</text:span></text:p></draw:text-box></draw:frame><draw:line draw:style-name="gr193" draw:text-style-name="P195" svg:x1="5.401cm" svg:y1="0.301cm" svg:x2="5.401cm" svg:y2="3.401cm"><text:p/></draw:line><draw:custom-shape draw:style-name="gr194" draw:text-style-name="P194" svg:width="0.6cm" svg:height="0.699cm" svg:x="5.502cm" svg:y="0.1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5" draw:text-style-name="P193" svg:width="2.8cm" svg:height="0.618cm" svg:x="5.902cm" svg:y="0.103cm"><draw:text-box><text:p text:style-name="P192"><text:span text:style-name="T195">Hora</text:span></text:p></draw:text-box></draw:frame><draw:line draw:style-name="gr196" draw:text-style-name="P195" svg:x1="5.803cm" svg:y1="0.903cm" svg:x2="5.803cm" svg:y2="3.403cm"><text:p/></draw:line><draw:custom-shape draw:style-name="gr197" draw:text-style-name="P194" svg:width="0.6cm" svg:height="0.699cm" svg:x="6.001cm" svg:y="0.64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8" draw:text-style-name="P193" svg:width="2.301cm" svg:height="0.618cm" svg:x="6.401cm" svg:y="0.56cm"><draw:text-box><text:p text:style-name="P192"><text:span text:style-name="T195">Base</text:span></text:p></draw:text-box></draw:frame><draw:line draw:style-name="gr199" draw:text-style-name="P195" svg:x1="6.301cm" svg:y1="1.404cm" svg:x2="6.301cm" svg:y2="3.403cm"><text:p/></draw:line><draw:custom-shape draw:style-name="gr200" draw:text-style-name="P194" svg:width="0.6cm" svg:height="0.701cm" svg:x="6.502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1" draw:text-style-name="P193" svg:width="2.8cm" svg:height="0.643cm" svg:x="6.902cm" svg:y="1.205cm"><draw:text-box><text:p text:style-name="P192"><text:span text:style-name="T195">Iva</text:span></text:p></draw:text-box></draw:frame><draw:line draw:style-name="gr202" draw:text-style-name="P195" svg:x1="6.801cm" svg:y1="1.905cm" svg:x2="6.801cm" svg:y2="3.404cm"><text:p/></draw:line><draw:custom-shape draw:style-name="gr203" draw:text-style-name="P194" svg:width="0.6cm" svg:height="0.701cm" svg:x="6.9cm" svg:y="1.7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4" draw:text-style-name="P193" svg:width="2.798cm" svg:height="0.643cm" svg:x="7.303cm" svg:y="1.805cm"><draw:text-box><text:p text:style-name="P192"><text:span text:style-name="T195">ImporteIva</text:span></text:p></draw:text-box></draw:frame><draw:line draw:style-name="gr205" draw:text-style-name="P195" svg:x1="7.201cm" svg:y1="2.503cm" svg:x2="7.201cm" svg:y2="3.402cm"><text:p/></draw:line><draw:custom-shape draw:style-name="gr206" draw:text-style-name="P194" svg:width="0.6cm" svg:height="0.701cm" svg:x="7.401cm" svg:y="2.4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7" draw:text-style-name="P193" svg:width="2.8cm" svg:height="0.643cm" svg:x="7.804cm" svg:y="2.405cm"><draw:text-box><text:p text:style-name="P192"><text:span text:style-name="T195">FechaCobro</text:span></text:p></draw:text-box></draw:frame><draw:line draw:style-name="gr208" draw:text-style-name="P195" svg:x1="7.701cm" svg:y1="3.101cm" svg:x2="7.401cm" svg:y2="3.401cm"><text:p/></draw:line><draw:custom-shape draw:style-name="gr209" draw:text-style-name="P194" svg:width="0.602cm" svg:height="0.699cm" svg:x="4.6cm" svg:y="8.1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0" draw:text-style-name="P193" svg:width="2.8cm" svg:height="0.643cm" svg:x="5.003cm" svg:y="8.261cm"><draw:text-box><text:p text:style-name="P192"><text:span text:style-name="T195">ImporteDesPP</text:span></text:p></draw:text-box></draw:frame><draw:line draw:style-name="gr211" draw:text-style-name="P195" svg:x1="4.901cm" svg:y1="3.402cm" svg:x2="4.901cm" svg:y2="-0.298cm"><text:p/></draw:line><draw:line draw:style-name="gr212" draw:text-style-name="P195" svg:x1="5.401cm" svg:y1="4.401cm" svg:x2="5.401cm" svg:y2="7.501cm"><text:p/></draw:line><draw:line draw:style-name="gr213" draw:text-style-name="P195" svg:x1="5.803cm" svg:y1="4.401cm" svg:x2="5.803cm" svg:y2="6.901cm"><text:p/></draw:line><draw:line draw:style-name="gr214" draw:text-style-name="P195" svg:x1="6.401cm" svg:y1="4.401cm" svg:x2="6.401cm" svg:y2="6.4cm"><text:p/></draw:line><draw:line draw:style-name="gr215" draw:text-style-name="P195" svg:x1="6.901cm" svg:y1="4.402cm" svg:x2="6.901cm" svg:y2="5.901cm"><text:p/></draw:line><draw:line draw:style-name="gr216" draw:text-style-name="P195" svg:x1="7.301cm" svg:y1="4.402cm" svg:x2="7.301cm" svg:y2="5.301cm"><text:p/></draw:line><draw:custom-shape draw:style-name="gr217" draw:text-style-name="P194" svg:width="0.602cm" svg:height="0.701cm" svg:x="5.101cm" svg:y="7.5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8" draw:text-style-name="P194" svg:width="0.6cm" svg:height="0.701cm" svg:x="5.502cm" svg:y="6.8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9" draw:text-style-name="P194" svg:width="0.6cm" svg:height="0.701cm" svg:x="6.101cm" svg:y="6.4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0" draw:text-style-name="P194" svg:width="0.6cm" svg:height="0.701cm" svg:x="6.602cm" svg:y="5.9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1" draw:text-style-name="P194" svg:width="0.6cm" svg:height="0.701cm" svg:x="7.001cm" svg:y="5.3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2" draw:text-style-name="P193" svg:width="2.8cm" svg:height="0.643cm" svg:x="5.602cm" svg:y="7.601cm"><draw:text-box><text:p text:style-name="P192"><text:span text:style-name="T195">ImporteDesESP</text:span></text:p></draw:text-box></draw:frame><draw:frame draw:style-name="gr223" draw:text-style-name="P193" svg:width="2.798cm" svg:height="0.643cm" svg:x="5.904cm" svg:y="7.061cm"><draw:text-box><text:p text:style-name="P192"><text:span text:style-name="T195">DescuentoPP</text:span></text:p></draw:text-box></draw:frame><draw:frame draw:style-name="gr224" draw:text-style-name="P193" svg:width="2.8cm" svg:height="0.643cm" svg:x="6.504cm" svg:y="6.562cm"><draw:text-box><text:p text:style-name="P192"><text:span text:style-name="T195">DescuentoESP</text:span></text:p></draw:text-box></draw:frame><draw:frame draw:style-name="gr225" draw:text-style-name="P193" svg:width="2.8cm" svg:height="0.643cm" svg:x="7.103cm" svg:y="6.061cm"><draw:text-box><text:p text:style-name="P192"><text:span text:style-name="T195">ImporteRecargo</text:span></text:p></draw:text-box></draw:frame><draw:frame draw:style-name="gr226" draw:text-style-name="P193" svg:width="2.8cm" svg:height="0.643cm" svg:x="7.403cm" svg:y="5.361cm"><draw:text-box><text:p text:style-name="P192"><text:span text:style-name="T195">Recargo</text:span></text:p></draw:text-box></draw:frame><draw:custom-shape draw:style-name="gr227" draw:text-style-name="P194" svg:width="0.602cm" svg:height="0.701cm" svg:x="3.3cm" svg:y="3.2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8" draw:text-style-name="P193" svg:width="2.8cm" svg:height="0.643cm" svg:x="1.002cm" svg:y="3.301cm"><draw:text-box><text:p text:style-name="P192"><text:span text:style-name="T195">FormaPago</text:span></text:p></draw:text-box></draw:frame><draw:line draw:style-name="gr229" draw:text-style-name="P195" svg:x1="4.901cm" svg:y1="3.601cm" svg:x2="3.901cm" svg:y2="3.601cm"><text:p/></draw:line><draw:custom-shape draw:style-name="gr230" draw:text-style-name="P194" svg:width="0.602cm" svg:height="0.701cm" svg:x="3.3cm" svg:y="4.00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1" draw:text-style-name="P195" svg:x1="4.901cm" svg:y1="4.401cm" svg:x2="3.901cm" svg:y2="4.401cm"><text:p/></draw:line><draw:frame draw:style-name="gr232" draw:text-style-name="P193" svg:width="2.798cm" svg:height="0.643cm" svg:x="1.004cm" svg:y="4.101cm"><draw:text-box><text:p text:style-name="P192"><text:span text:style-name="T195">Vencimiento</text:span></text:p></draw:text-box></draw:frame><draw:custom-shape draw:style-name="gr233" draw:text-style-name="P194" svg:width="0.6cm" svg:height="0.701cm" svg:x="3.302cm" svg:y="5.2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4" draw:text-style-name="P194" svg:width="0.6cm" svg:height="0.701cm" svg:x="3.202cm" svg:y="2.10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5" draw:text-style-name="P195" svg:x1="4.901cm" svg:y1="3.403cm" svg:x2="3.801cm" svg:y2="2.503cm"><text:p/></draw:line><draw:line draw:style-name="gr236" draw:text-style-name="P195" svg:x1="4.901cm" svg:y1="4.401cm" svg:x2="3.901cm" svg:y2="5.501cm"><text:p/></draw:line><draw:frame draw:style-name="gr237" draw:text-style-name="P193" svg:width="2.8cm" svg:height="0.643cm" svg:x="1.004cm" svg:y="5.403cm"><draw:text-box><text:p text:style-name="P192"><text:span text:style-name="T195">Facturada</text:span></text:p></draw:text-box></draw:frame><draw:frame draw:style-name="gr238" draw:text-style-name="P193" svg:width="2.8cm" svg:height="0.643cm" svg:x="1.004cm" svg:y="2.002cm"><draw:text-box><text:p text:style-name="P192"><text:span text:style-name="T195">Pagado</text:span></text:p></draw:text-box></draw:fram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8"><text:soft-page-break/><text:span text:style-name="T8">Entidad </text:span><text:span text:style-name="T15">AlbaranDetalle</text:span>, <text:span text:style-name="T72">Almacenar las lineas de detalle los albaranes, esta entidad es débil por identificación respecto a la entidad ALBARAN del cual hereda su identificador,vamos a considerar los siguientes atributos:</text:span></text:p>
      <text:list xml:id="list2554266140" text:style-name="L15">
        <text:list-item>
          <text:p text:style-name="P175">Linea, identificador de cada linea de detalle.</text:p>
        </text:list-item>
        <text:list-item>
          <text:p text:style-name="P175">Peso, peso en kilos del artículo.</text:p>
        </text:list-item>
        <text:list-item>
          <text:p text:style-name="P175">Precio, precio del kilo del artículo.</text:p>
        </text:list-item>
        <text:list-item>
          <text:p text:style-name="P175">Importe, importe total de la linea de detalle.</text:p>
        </text:list-item>
        <text:list-item>
          <text:p text:style-name="P179">NumeroAlbaran, <text:span text:style-name="T79">albarán al que pertenece la linea de detalle.</text:span></text:p>
        </text:list-item>
      </text:list>
      <text:p text:style-name="P36"/>
      <text:p text:style-name="P36"/>
      <text:p text:style-name="P36"/>
      <text:p text:style-name="P36"><draw:g text:anchor-type="paragraph" draw:z-index="41" draw:name="Forma17" draw:style-name="gr2"><draw:custom-shape draw:style-name="gr239" draw:text-style-name="P194" svg:width="2.802cm" svg:height="1.202cm" svg:x="1.099cm" svg:y="3.397cm"><text:p/><draw:enhanced-geometry svg:viewBox="0 0 21600 21600" draw:type="rectangle" draw:enhanced-path="M 0 0 L 21600 0 21600 21600 0 21600 0 0 Z N"/></draw:custom-shape><draw:custom-shape draw:style-name="gr240" draw:text-style-name="P200" svg:width="2.601cm" svg:height="1.001cm" svg:x="1.199cm" svg:y="3.498cm"><text:p text:style-name="P189"><text:span text:style-name="T198">AlbaranDetalle</text:span></text:p><draw:enhanced-geometry svg:viewBox="0 0 21600 21600" draw:type="rectangle" draw:enhanced-path="M 0 0 L 21600 0 21600 21600 0 21600 0 0 Z N"/></draw:custom-shape><draw:custom-shape draw:style-name="gr241" draw:text-style-name="P194" svg:width="0.6cm" svg:height="0.701cm" svg:x="1.499cm" svg:y="-0.4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2" draw:text-style-name="P193" svg:width="3.1cm" svg:height="0.618cm" svg:x="2cm" svg:y="-0.4cm"><draw:text-box><text:p text:style-name="P192"><text:span text:style-name="T195">Linea</text:span></text:p></draw:text-box></draw:frame><draw:line draw:style-name="gr243" draw:text-style-name="P195" svg:x1="1.799cm" svg:y1="0.298cm" svg:x2="1.799cm" svg:y2="3.398cm"><text:p/></draw:line><draw:custom-shape draw:style-name="gr244" draw:text-style-name="P194" svg:width="0.6cm" svg:height="0.701cm" svg:x="1.9cm" svg:y="0.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5" draw:text-style-name="P193" svg:width="2.8cm" svg:height="0.618cm" svg:x="2.3cm" svg:y="0.099cm"><draw:text-box><text:p text:style-name="P192"><text:span text:style-name="T195">Precio</text:span></text:p></draw:text-box></draw:frame><draw:line draw:style-name="gr246" draw:text-style-name="P195" svg:x1="2.198cm" svg:y1="0.898cm" svg:x2="2.198cm" svg:y2="3.398cm"><text:p/></draw:line><draw:custom-shape draw:style-name="gr247" draw:text-style-name="P194" svg:width="0.6cm" svg:height="0.701cm" svg:x="2.399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8" draw:text-style-name="P193" svg:width="2.299cm" svg:height="0.618cm" svg:x="2.801cm" svg:y="0.558cm"><draw:text-box><text:p text:style-name="P192"><text:span text:style-name="T195">Peso</text:span></text:p></draw:text-box></draw:frame><draw:line draw:style-name="gr249" draw:text-style-name="P195" svg:x1="2.699cm" svg:y1="1.399cm" svg:x2="2.699cm" svg:y2="3.398cm"><text:p/></draw:line><draw:custom-shape draw:style-name="gr250" draw:text-style-name="P194" svg:width="0.6cm" svg:height="0.701cm" svg:x="2.9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1" draw:text-style-name="P195" svg:x1="3.199cm" svg:y1="1.899cm" svg:x2="3.199cm" svg:y2="3.398cm"><text:p/></draw:line><draw:line draw:style-name="gr252" draw:text-style-name="P195" svg:x1="1.299cm" svg:y1="3.4cm" svg:x2="1.299cm" svg:y2="-0.3cm"><text:p/></draw:line><draw:custom-shape draw:style-name="gr253" draw:text-style-name="P202" svg:width="0.6cm" svg:height="0.699cm" svg:x="1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4" draw:text-style-name="P193" svg:width="2.798cm" svg:height="0.643cm" svg:x="1.501cm" svg:y="-1cm"><draw:text-box><text:p text:style-name="P192"><text:span text:style-name="T195">NumeroAlbaran</text:span></text:p></draw:text-box></draw:frame><draw:frame draw:style-name="gr255" draw:text-style-name="P193" svg:width="2.8cm" svg:height="0.643cm" svg:x="3.401cm" svg:y="1.103cm"><draw:text-box><text:p text:style-name="P192"><text:span text:style-name="T195">Importe</text:span></text:p></draw:text-box></draw:frame></draw:g></text:p>
      <text:p text:style-name="P36"/>
      <text:p text:style-name="P36"/>
      <text:p text:style-name="P36"/>
      <text:p text:style-name="P36"/>
      <text:p text:style-name="P36"/>
      <text:p text:style-name="P36"/>
      <text:p text:style-name="P36"/>
      <text:p text:style-name="P35"/>
      <text:p text:style-name="P59"/>
      <text:p text:style-name="P25"><text:span text:style-name="T8">Entidad </text:span><text:span text:style-name="T16">Lote</text:span>, <text:span text:style-name="T73">Almacenaremos los lotes generados para su posterior venta,vamos a considerar los siguientes atributos:</text:span></text:p>
      <text:list xml:id="list617402362" text:style-name="L16">
        <text:list-item>
          <text:p text:style-name="P180">CodigoLote, identificador del lote.</text:p>
        </text:list-item>
        <text:list-item>
          <text:p text:style-name="P181">Fecha, fecha de la creación del lote.</text:p>
        </text:list-item>
        <text:list-item>
          <text:p text:style-name="P181">Cantidad, cantidad en kilos de artículo fabricado.</text:p>
        </text:list-item>
        <text:list-item>
          <text:p text:style-name="P181">Coste, coste en euros del lote.</text:p>
        </text:list-item>
        <text:list-item>
          <text:p text:style-name="P181">CantidadBruta, cantidad bruta en kilos del lote.</text:p>
        </text:list-item>
        <text:list-item>
          <text:p text:style-name="P181">Merma, es la perdida en kilos después del proceso.</text:p>
        </text:list-item>
        <text:list-item>
          <text:p text:style-name="P181">Temperatura1, temperatura en grados del proceso de fabricación del producto</text:p>
        </text:list-item>
        <text:list-item>
          <text:p text:style-name="P181">Tiempo1, tiempo del proceso de fabricación.</text:p>
        </text:list-item>
        <text:list-item>
          <text:p text:style-name="P182">Temperatura2, temperatura en grados del proceso de fabricación del producto</text:p>
        </text:list-item>
        <text:list-item>
          <text:p text:style-name="P182">Tiempo2,tiempo del proceso de fabricación.</text:p>
        </text:list-item>
      </text:list>
      <text:p text:style-name="P49"/>
      <text:p text:style-name="P49"/>
      <text:p text:style-name="P49"/>
      <text:p text:style-name="P49"><draw:g text:anchor-type="paragraph" draw:z-index="57" draw:name="Forma18" draw:style-name="gr355"><draw:custom-shape draw:style-name="gr479" draw:text-style-name="P211" svg:width="2.601cm" svg:height="1.001cm" svg:x="2.302cm" svg:y="3.401cm"><text:p text:style-name="P205"><text:span text:style-name="T199">Lote</text:span></text:p><draw:enhanced-geometry svg:viewBox="0 0 21600 21600" draw:mirror-horizontal="false" draw:mirror-vertical="false" draw:type="rectangle" draw:enhanced-path="M 0 0 L 21600 0 21600 21600 0 21600 0 0 Z N"/></draw:custom-shape><draw:custom-shape draw:style-name="gr480" draw:text-style-name="P222" svg:width="0.6cm" svg:height="0.699cm" svg:x="2.002cm" svg:y="-0.9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81" draw:text-style-name="P224" svg:width="2.798cm" svg:height="0.643cm" svg:x="2.503cm" svg:y="-0.998cm"><draw:text-box><text:p text:style-name="P209"><text:span text:style-name="T195">CodigoLote</text:span></text:p></draw:text-box></draw:frame><draw:custom-shape draw:style-name="gr482" draw:text-style-name="P211" svg:width="0.6cm" svg:height="0.701cm" svg:x="2.501cm" svg:y="-0.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83" draw:text-style-name="P224" svg:width="2.8cm" svg:height="0.643cm" svg:x="3.002cm" svg:y="-0.398cm"><draw:text-box><text:p text:style-name="P209"><text:span text:style-name="T195">Fecha</text:span></text:p></draw:text-box></draw:frame><draw:line draw:style-name="gr484" draw:text-style-name="P223" svg:x1="2.801cm" svg:y1="0.301cm" svg:x2="2.801cm" svg:y2="3.401cm"><text:p/></draw:line><draw:custom-shape draw:style-name="gr485" draw:text-style-name="P211" svg:width="0.6cm" svg:height="0.699cm" svg:x="2.902cm" svg:y="0.1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86" draw:text-style-name="P224" svg:width="2.8cm" svg:height="0.618cm" svg:x="3.302cm" svg:y="0.103cm"><draw:text-box><text:p text:style-name="P209"><text:span text:style-name="T195">Cantidad</text:span></text:p></draw:text-box></draw:frame><draw:line draw:style-name="gr487" draw:text-style-name="P223" svg:x1="3.201cm" svg:y1="0.902cm" svg:x2="3.201cm" svg:y2="3.402cm"><text:p/></draw:line><draw:custom-shape draw:style-name="gr488" draw:text-style-name="P211" svg:width="0.6cm" svg:height="0.699cm" svg:x="3.401cm" svg:y="0.64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89" draw:text-style-name="P224" svg:width="2.299cm" svg:height="0.618cm" svg:x="3.803cm" svg:y="0.56cm"><draw:text-box><text:p text:style-name="P209"><text:span text:style-name="T195">Coste</text:span></text:p></draw:text-box></draw:frame><draw:line draw:style-name="gr490" draw:text-style-name="P223" svg:x1="3.701cm" svg:y1="1.403cm" svg:x2="3.701cm" svg:y2="3.402cm"><text:p/></draw:line><draw:custom-shape draw:style-name="gr491" draw:text-style-name="P211" svg:width="0.6cm" svg:height="0.701cm" svg:x="3.902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2" draw:text-style-name="P224" svg:width="2.8cm" svg:height="0.643cm" svg:x="4.403cm" svg:y="1.105cm"><draw:text-box><text:p text:style-name="P209"><text:span text:style-name="T195">CantidadBruta</text:span></text:p></draw:text-box></draw:frame><draw:line draw:style-name="gr493" draw:text-style-name="P223" svg:x1="4.201cm" svg:y1="1.903cm" svg:x2="4.201cm" svg:y2="3.402cm"><text:p/></draw:line><draw:custom-shape draw:style-name="gr494" draw:text-style-name="P211" svg:width="0.6cm" svg:height="0.701cm" svg:x="4.501cm" svg:y="2.1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5" draw:text-style-name="P224" svg:width="2.8cm" svg:height="0.643cm" svg:x="5.103cm" svg:y="2.105cm"><draw:text-box><text:p text:style-name="P209"><text:span text:style-name="T195">Merma</text:span></text:p></draw:text-box></draw:frame><draw:line draw:style-name="gr496" draw:text-style-name="P223" svg:x1="4.801cm" svg:y1="2.801cm" svg:x2="4.801cm" svg:y2="3.401cm"><text:p/></draw:line><draw:line draw:style-name="gr497" draw:text-style-name="P223" svg:x1="2.301cm" svg:y1="3.402cm" svg:x2="2.301cm" svg:y2="-0.298cm"><text:p/></draw:line><draw:line draw:style-name="gr498" draw:text-style-name="P223" svg:x1="3.401cm" svg:y1="4.401cm" svg:x2="3.401cm" svg:y2="6.4cm"><text:p/></draw:line><draw:line draw:style-name="gr499" draw:text-style-name="P223" svg:x1="4.101cm" svg:y1="4.402cm" svg:x2="4.101cm" svg:y2="5.901cm"><text:p/></draw:line><draw:line draw:style-name="gr500" draw:text-style-name="P223" svg:x1="4.701cm" svg:y1="4.402cm" svg:x2="4.701cm" svg:y2="5.301cm"><text:p/></draw:line><draw:custom-shape draw:style-name="gr501" draw:text-style-name="P211" svg:width="0.6cm" svg:height="0.701cm" svg:x="3.803cm" svg:y="5.9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2" draw:text-style-name="P211" svg:width="0.6cm" svg:height="0.701cm" svg:x="4.401cm" svg:y="5.3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3" draw:text-style-name="P224" svg:width="2.8cm" svg:height="0.643cm" svg:x="4.203cm" svg:y="6.061cm"><draw:text-box><text:p text:style-name="P209"><text:span text:style-name="T195">Tiempo1</text:span></text:p></draw:text-box></draw:frame><draw:frame draw:style-name="gr504" draw:text-style-name="P224" svg:width="2.8cm" svg:height="0.643cm" svg:x="4.803cm" svg:y="5.361cm"><draw:text-box><text:p text:style-name="P209"><text:span text:style-name="T195">Temperatura1</text:span></text:p></draw:text-box></draw:frame><draw:custom-shape draw:style-name="gr505" draw:text-style-name="P211" svg:width="0.6cm" svg:height="0.699cm" svg:x="3.101cm" svg:y="6.5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06" draw:text-style-name="P223" svg:x1="2.801cm" svg:y1="4.401cm" svg:x2="2.801cm" svg:y2="7.301cm"><text:p/></draw:line><draw:custom-shape draw:style-name="gr507" draw:text-style-name="P211" svg:width="0.6cm" svg:height="0.701cm" svg:x="2.503cm" svg:y="7.2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8" draw:text-style-name="P224" svg:width="2.798cm" svg:height="0.643cm" svg:x="2.905cm" svg:y="7.363cm"><draw:text-box><text:p text:style-name="P209"><text:span text:style-name="T195">Tiempo2</text:span></text:p></draw:text-box></draw:frame><draw:frame draw:style-name="gr509" draw:text-style-name="P224" svg:width="2.798cm" svg:height="0.643cm" svg:x="3.505cm" svg:y="6.663cm"><draw:text-box><text:p text:style-name="P209"><text:span text:style-name="T195">Temperatura2</text:span></text:p></draw:text-box></draw:frame></draw:g></text:p>
      <text:p text:style-name="P49"/>
      <text:p text:style-name="P49"/>
      <text:p text:style-name="P49"/>
      <text:p text:style-name="P49"/>
      <text:p text:style-name="P49"/>
      <text:p text:style-name="P49"/>
      <text:p text:style-name="P49"/>
      <text:p text:style-name="P49"/>
      <text:p text:style-name="P49"/>
      <text:p text:style-name="P49"/>
      <text:p text:style-name="P49"/>
      <text:p text:style-name="P26"><text:soft-page-break/><text:span text:style-name="T8">Entidad </text:span><text:span text:style-name="T17">LoteDetalle</text:span>, <text:span text:style-name="T74">Lineas de detalle de los lotes, composición de los artículos,vamos a considerar los siguientes atributos:</text:span></text:p>
      <text:list xml:id="list680627410" text:style-name="L17">
        <text:list-item>
          <text:p text:style-name="P183">Linea, <text:span text:style-name="T149">numero de línea de detalle del lote.</text:span></text:p>
        </text:list-item>
        <text:list-item>
          <text:p text:style-name="P183">Cantidad, <text:span text:style-name="T149">cantidad en kilos de la materia prima.</text:span></text:p>
        </text:list-item>
        <text:list-item>
          <text:p text:style-name="P183">Coste, <text:span text:style-name="T149">precio en euros el kilo de la materia prima.</text:span></text:p>
        </text:list-item>
        <text:list-item>
          <text:p text:style-name="P183">NloteProducto, <text:span text:style-name="T149">lote de la materia prima.</text:span></text:p>
        </text:list-item>
        <text:list-item>
          <text:p text:style-name="P183">Proveedor, <text:span text:style-name="T149">proveedor de la materia prima.</text:span></text:p>
        </text:list-item>
        <text:list-item>
          <text:p text:style-name="P183">Nfactura, <text:span text:style-name="T149">numero de la factura de compra de la materia prima.</text:span></text:p>
        </text:list-item>
        <text:list-item>
          <text:p text:style-name="P183">FechaFactura, <text:span text:style-name="T149">fecha <text:s/>de compra de la materia prima.</text:span></text:p>
        </text:list-item>
        <text:list-item>
          <text:p text:style-name="P184">CodigoLote, heredado de la entidad LOTE.</text:p>
        </text:list-item>
      </text:list>
      <text:p text:style-name="P37"/>
      <text:p text:style-name="P37"><draw:g text:anchor-type="paragraph" draw:z-index="42" draw:name="Forma19" draw:style-name="gr2"><draw:custom-shape draw:style-name="gr256" draw:text-style-name="P194" svg:width="2.802cm" svg:height="1.202cm" svg:x="1.099cm" svg:y="4.406cm"><text:p/><draw:enhanced-geometry svg:viewBox="0 0 21600 21600" draw:type="rectangle" draw:enhanced-path="M 0 0 L 21600 0 21600 21600 0 21600 0 0 Z N"/></draw:custom-shape><draw:custom-shape draw:style-name="gr257" draw:text-style-name="P201" svg:width="2.601cm" svg:height="1.001cm" svg:x="1.199cm" svg:y="4.507cm"><text:p text:style-name="P189"><text:span text:style-name="T200">DetalleLote</text:span></text:p><draw:enhanced-geometry svg:viewBox="0 0 21600 21600" draw:type="rectangle" draw:enhanced-path="M 0 0 L 21600 0 21600 21600 0 21600 0 0 Z N"/></draw:custom-shape><draw:custom-shape draw:style-name="gr258" draw:text-style-name="P194" svg:width="0.6cm" svg:height="0.701cm" svg:x="1.499cm" svg:y="0.54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9" draw:text-style-name="P193" svg:width="3.1cm" svg:height="0.618cm" svg:x="2.101cm" svg:y="0.512cm"><draw:text-box><text:p text:style-name="P192"><text:span text:style-name="T195">Linea</text:span></text:p></draw:text-box></draw:frame><draw:line draw:style-name="gr260" draw:text-style-name="P195" svg:x1="1.799cm" svg:y1="1.307cm" svg:x2="1.799cm" svg:y2="4.407cm"><text:p/></draw:line><draw:custom-shape draw:style-name="gr261" draw:text-style-name="P194" svg:width="0.6cm" svg:height="0.701cm" svg:x="1.9cm" svg:y="1.1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2" draw:text-style-name="P193" svg:width="2.798cm" svg:height="0.618cm" svg:x="3.9cm" svg:y="6.811cm"><draw:text-box><text:p text:style-name="P192"><text:span text:style-name="T195">Proveedor</text:span></text:p></draw:text-box></draw:frame><draw:line draw:style-name="gr263" draw:text-style-name="P195" svg:x1="2.198cm" svg:y1="1.907cm" svg:x2="2.198cm" svg:y2="4.407cm"><text:p/></draw:line><draw:custom-shape draw:style-name="gr264" draw:text-style-name="P194" svg:width="0.6cm" svg:height="0.701cm" svg:x="2.399cm" svg:y="1.65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5" draw:text-style-name="P195" svg:x1="2.699cm" svg:y1="2.408cm" svg:x2="2.699cm" svg:y2="4.407cm"><text:p/></draw:line><draw:custom-shape draw:style-name="gr266" draw:text-style-name="P194" svg:width="0.6cm" svg:height="0.701cm" svg:x="2.9cm" svg:y="2.1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7" draw:text-style-name="P195" svg:x1="3.199cm" svg:y1="2.908cm" svg:x2="3.199cm" svg:y2="4.407cm"><text:p/></draw:line><draw:line draw:style-name="gr268" draw:text-style-name="P195" svg:x1="1.299cm" svg:y1="4.409cm" svg:x2="1.299cm" svg:y2="0.709cm"><text:p/></draw:line><draw:custom-shape draw:style-name="gr269" draw:text-style-name="P202" svg:width="0.6cm" svg:height="0.699cm" svg:x="1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0" draw:text-style-name="P193" svg:width="2.798cm" svg:height="0.643cm" svg:x="1.501cm" svg:y="0.009cm"><draw:text-box><text:p text:style-name="P192"><text:span text:style-name="T195">CodigoLote</text:span></text:p></draw:text-box></draw:frame><draw:frame draw:style-name="gr271" draw:text-style-name="P193" svg:width="3.4cm" svg:height="0.701cm" svg:x="3.401cm" svg:y="2.112cm"><draw:text-box><text:p text:style-name="P192"><text:span text:style-name="T195">NumeroLoteCompra</text:span></text:p></draw:text-box></draw:frame><draw:frame draw:style-name="gr272" draw:text-style-name="P193" svg:width="2.8cm" svg:height="0.618cm" svg:x="2.3cm" svg:y="1.111cm"><draw:text-box><text:p text:style-name="P192"><text:span text:style-name="T195">Cantidad</text:span></text:p></draw:text-box></draw:frame><draw:frame draw:style-name="gr273" draw:text-style-name="P193" svg:width="2.299cm" svg:height="0.618cm" svg:x="2.801cm" svg:y="1.611cm"><draw:text-box><text:p text:style-name="P192"><text:span text:style-name="T195">Coste</text:span></text:p></draw:text-box></draw:frame><draw:line draw:style-name="gr274" draw:text-style-name="P195" svg:x1="1.299cm" svg:y1="5.609cm" svg:x2="1.299cm" svg:y2="8.109cm"><text:p/></draw:line><draw:line draw:style-name="gr275" draw:text-style-name="P195" svg:x1="3.498cm" svg:y1="5.609cm" svg:x2="3.498cm" svg:y2="6.811cm"><text:p/></draw:line><draw:custom-shape draw:style-name="gr276" draw:text-style-name="P194" svg:width="0.6cm" svg:height="0.701cm" svg:x="1cm" svg:y="8.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7" draw:text-style-name="P194" svg:width="0.602cm" svg:height="0.701cm" svg:x="3.2cm" svg:y="6.75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8" draw:text-style-name="P195" svg:x1="2.199cm" svg:y1="5.609cm" svg:x2="2.198cm" svg:y2="7.411cm"><text:p/></draw:line><draw:custom-shape draw:style-name="gr279" draw:text-style-name="P194" svg:width="0.6cm" svg:height="0.701cm" svg:x="1.901cm" svg:y="7.35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0" draw:text-style-name="P193" svg:width="4.201cm" svg:height="0.618cm" svg:x="1.7cm" svg:y="8.211cm"><draw:text-box><text:p text:style-name="P192"><text:span text:style-name="T195">FechaFacturaCompra</text:span></text:p></draw:text-box></draw:frame><draw:frame draw:style-name="gr281" draw:text-style-name="P193" svg:width="3.301cm" svg:height="0.618cm" svg:x="2.499cm" svg:y="7.412cm"><draw:text-box><text:p text:style-name="P192"><text:span text:style-name="T195">NFacturaCompra</text:span></text:p></draw:text-box></draw:fram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0"/>
      <text:p text:style-name="P60"/>
      <text:p text:style-name="P60"/>
      <text:p text:style-name="P27"><text:span text:style-name="T8">Entidad </text:span><text:span text:style-name="T18">DispositivoMovil</text:span>, <text:span text:style-name="T75">Dispositivos móviles asignados a los vendedores, esta entidad es débil por existencia,vamos a considerar los siguientes atributos:</text:span></text:p>
      <text:list xml:id="list792587812" text:style-name="L18">
        <text:list-item>
          <text:p text:style-name="P185">Codigo, identificador del dispositivo.</text:p>
        </text:list-item>
        <text:list-item>
          <text:p text:style-name="P185">Nombre, nombre que se le va asignar.</text:p>
        </text:list-item>
        <text:list-item>
          <text:p text:style-name="P185">Especificaciones, especificaciones importantes del dispositivo.</text:p>
        </text:list-item>
      </text:list>
      <text:p text:style-name="P38"/>
      <text:p text:style-name="P60"><draw:g text:anchor-type="paragraph" draw:z-index="43" draw:name="Forma20" draw:style-name="gr2"><draw:custom-shape draw:style-name="gr282" draw:text-style-name="P194" svg:width="2.8cm" svg:height="1.2cm" svg:x="1cm" svg:y="3.338cm"><text:p/><draw:enhanced-geometry svg:viewBox="0 0 21600 21600" draw:type="rectangle" draw:enhanced-path="M 0 0 L 21600 0 21600 21600 0 21600 0 0 Z N"/></draw:custom-shape><draw:custom-shape draw:style-name="gr283" draw:text-style-name="P203" svg:width="2.601cm" svg:height="1.001cm" svg:x="1.099cm" svg:y="3.436cm"><text:p text:style-name="P189"><text:span text:style-name="T201">DispositivoMovil</text:span></text:p><draw:enhanced-geometry svg:viewBox="0 0 21600 21600" draw:type="rectangle" draw:enhanced-path="M 0 0 L 21600 0 21600 21600 0 21600 0 0 Z N"/></draw:custom-shape><draw:custom-shape draw:style-name="gr284" draw:text-style-name="P191" svg:width="0.6cm" svg:height="0.699cm" svg:x="1.099cm" svg:y="0.0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5" draw:text-style-name="P194" svg:width="0.602cm" svg:height="0.701cm" svg:x="1.998cm" svg:y="0.78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6" draw:text-style-name="P195" svg:x1="2.299cm" svg:y1="1.54cm" svg:x2="2.299cm" svg:y2="3.34cm"><text:p/></draw:line><draw:line draw:style-name="gr287" draw:text-style-name="P195" svg:x1="1.399cm" svg:y1="3.34cm" svg:x2="1.399cm" svg:y2="0.74cm"><text:p/></draw:line><draw:custom-shape draw:style-name="gr288" draw:text-style-name="P194" svg:width="0.6cm" svg:height="0.701cm" svg:x="3cm" svg:y="1.48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9" draw:text-style-name="P195" svg:x1="3.299cm" svg:y1="2.14cm" svg:x2="3.3cm" svg:y2="3.34cm"><text:p/></draw:line><draw:frame draw:style-name="gr290" draw:text-style-name="P193" svg:width="2.8cm" svg:height="0.643cm" svg:x="1.603cm" svg:y="0.002cm"><draw:text-box><text:p text:style-name="P192"><text:span text:style-name="T195">Codigo</text:span></text:p></draw:text-box></draw:frame><draw:frame draw:style-name="gr291" draw:text-style-name="P193" svg:width="3.895cm" svg:height="0.618cm" svg:x="3.505cm" svg:y="1.604cm"><draw:text-box><text:p text:style-name="P192"><text:span text:style-name="T195">Especificaciones</text:span></text:p></draw:text-box></draw:frame><draw:frame draw:style-name="gr292" draw:text-style-name="P193" svg:width="2.8cm" svg:height="0.643cm" svg:x="2.505cm" svg:y="0.702cm"><draw:text-box><text:p text:style-name="P192"><text:span text:style-name="T195">Nombre</text:span></text:p></draw:text-box></draw:frame></draw:g></text:p>
      <text:p text:style-name="P60"/>
      <text:p text:style-name="P60"/>
      <text:p text:style-name="P60"/>
      <text:p text:style-name="P60"/>
      <text:p text:style-name="P60"/>
      <text:p text:style-name="P60"/>
      <text:p text:style-name="P60"/>
      <text:p text:style-name="P60"/>
      <text:p text:style-name="P60"/>
      <text:p text:style-name="P27"><text:soft-page-break/><text:span text:style-name="T8">Entidad </text:span><text:span text:style-name="T18">CuentasContabilidad</text:span>, <text:span text:style-name="T73">Almacenaremos las cuentas para el proceso de creación de asientos en el paso a contabilidad,vamos a considerar los siguientes atributos:</text:span></text:p>
      <text:list xml:id="list2023593014" text:style-name="L19">
        <text:list-header>
          <text:p text:style-name="P186"/>
        </text:list-header>
        <text:list-item>
          <text:p text:style-name="P187">Venta, cuenta de la venta.</text:p>
        </text:list-item>
        <text:list-item>
          <text:p text:style-name="P187">Iva, cuenta del iva.</text:p>
        </text:list-item>
        <text:list-item>
          <text:p text:style-name="P187">Ivare, cuenta del iva repercutido.</text:p>
        </text:list-item>
        <text:list-item>
          <text:p text:style-name="P187">Re, cuenta del recargo equivalente.</text:p>
        </text:list-item>
        <text:list-item>
          <text:p text:style-name="P187">Cobro, cuenta del cobro.</text:p>
        </text:list-item>
      </text:list>
      <text:p text:style-name="P50"/>
      <text:p text:style-name="P50"/>
      <text:p text:style-name="P50"/>
      <text:p text:style-name="P50"><draw:g text:anchor-type="paragraph" draw:z-index="44" draw:name="Forma21" draw:style-name="gr2"><draw:custom-shape draw:style-name="gr293" draw:text-style-name="P204" svg:width="2.601cm" svg:height="1.001cm" svg:x="1.101cm" svg:y="1.738cm"><text:p text:style-name="P189"><text:span text:style-name="T202">CuentasContabilidad</text:span></text:p><draw:enhanced-geometry svg:viewBox="0 0 21600 21600" draw:type="rectangle" draw:enhanced-path="M 0 0 L 21600 0 21600 21600 0 21600 0 0 Z N"/></draw:custom-shape><draw:custom-shape draw:style-name="gr294" draw:text-style-name="P194" svg:width="0.6cm" svg:height="0.701cm" svg:x="1.002cm" svg:y="-0.8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195" svg:x1="1.301cm" svg:y1="-0.06cm" svg:x2="1.301cm" svg:y2="1.74cm"><text:p/></draw:line><draw:custom-shape draw:style-name="gr296" draw:text-style-name="P194" svg:width="0.599cm" svg:height="0.701cm" svg:x="1.002cm" svg:y="4.57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7" draw:text-style-name="P195" svg:x1="1.302cm" svg:y1="2.738cm" svg:x2="1.302cm" svg:y2="4.538cm"><text:p/></draw:line><draw:custom-shape draw:style-name="gr298" draw:text-style-name="P194" svg:width="0.602cm" svg:height="0.701cm" svg:x="1.902cm" svg:y="-0.3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9" draw:text-style-name="P195" svg:x1="2.2cm" svg:y1="0.441cm" svg:x2="2.202cm" svg:y2="1.741cm"><text:p/></draw:line><draw:custom-shape draw:style-name="gr300" draw:text-style-name="P194" svg:width="0.6cm" svg:height="0.701cm" svg:x="2.602cm" svg:y="0.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1" draw:text-style-name="P195" svg:x1="2.9cm" svg:y1="0.838cm" svg:x2="2.902cm" svg:y2="1.738cm"><text:p/></draw:line><draw:custom-shape draw:style-name="gr302" draw:text-style-name="P194" svg:width="0.6cm" svg:height="0.701cm" svg:x="2.403cm" svg:y="3.6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195" svg:x1="2.702cm" svg:y1="2.738cm" svg:x2="2.7cm" svg:y2="3.638cm"><text:p/></draw:line><draw:frame draw:style-name="gr304" draw:text-style-name="P193" svg:width="2.8cm" svg:height="0.643cm" svg:x="1.506cm" svg:y="-0.998cm"><draw:text-box><text:p text:style-name="P192"><text:span text:style-name="T195">Venta</text:span></text:p></draw:text-box></draw:frame><draw:frame draw:style-name="gr305" draw:text-style-name="P193" svg:width="2.8cm" svg:height="0.643cm" svg:x="2.307cm" svg:y="-0.397cm"><draw:text-box><text:p text:style-name="P192"><text:span text:style-name="T195">Iva</text:span></text:p></draw:text-box></draw:frame><draw:frame draw:style-name="gr306" draw:text-style-name="P193" svg:width="2.8cm" svg:height="0.643cm" svg:x="3.207cm" svg:y="0.103cm"><draw:text-box><text:p text:style-name="P192"><text:span text:style-name="T195">IvaRe</text:span></text:p></draw:text-box></draw:frame><draw:frame draw:style-name="gr307" draw:text-style-name="P193" svg:width="2.8cm" svg:height="0.643cm" svg:x="1.408cm" svg:y="4.602cm"><draw:text-box><text:p text:style-name="P192"><text:span text:style-name="T195">Cobro</text:span></text:p></draw:text-box></draw:frame><draw:frame draw:style-name="gr308" draw:text-style-name="P193" svg:width="2.8cm" svg:height="0.643cm" svg:x="3.008cm" svg:y="3.703cm"><draw:text-box><text:p text:style-name="P192"><text:span text:style-name="T195">Re</text:span></text:p></draw:text-box></draw:frame></draw:g></text:p>
      <text:p text:style-name="P24"/>
      <text:p text:style-name="P2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Análisis de los tipos de Interrelación</text:p>
      <text:p text:style-name="P39"/>
      <text:p text:style-name="P40"><text:tab/><text:span text:style-name="T76">Las interrelaciones las particionaremos <text:s/>y sin atributos para que se a mas legible el esquema.</text:span></text:p>
      <text:p text:style-name="P40"/>
      <text:p text:style-name="P40"/>
      <text:p text:style-name="P40"><draw:g text:anchor-type="paragraph" draw:z-index="45" draw:name="Forma22" draw:style-name="gr2"><draw:custom-shape draw:style-name="gr309" draw:text-style-name="P206" svg:width="2.603cm" svg:height="1.003cm" svg:x="4.184cm" svg:y="0cm"><text:p text:style-name="P205"><text:span text:style-name="T200">FormaPago</text:span></text:p><draw:enhanced-geometry svg:viewBox="0 0 21600 21600" draw:type="rectangle" draw:enhanced-path="M 0 0 L 21600 0 21600 21600 0 21600 0 0 Z N"/></draw:custom-shape><draw:custom-shape draw:style-name="gr310" draw:text-style-name="P207" svg:width="1.301cm" svg:height="1.101cm" svg:x="4.783cm" svg:y="2.801cm"><text:p text:style-name="P205"><text:span text:style-name="T198">C-FP</text:span></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5.384cm" svg:y1="5.701cm" svg:x2="5.384cm" svg:y2="4.101cm"><text:p/></draw:line><draw:frame draw:style-name="gr312" draw:text-style-name="P210" svg:width="0.944cm" svg:height="0.823cm" svg:x="5.985cm" svg:y="3.046cm"><draw:text-box><text:p text:style-name="P209"><text:span text:style-name="T203">N:1</text:span></text:p></draw:text-box></draw:frame><draw:line draw:style-name="gr311" draw:text-style-name="P208" svg:x1="5.383cm" svg:y1="1.099cm" svg:x2="5.383cm" svg:y2="2.699cm"><text:p/></draw:line><draw:frame draw:style-name="gr313" draw:text-style-name="P210" svg:width="1.133cm" svg:height="0.823cm" svg:x="4.155cm" svg:y="4.3cm"><draw:text-box><text:p text:style-name="P209"><text:span text:style-name="T203">(1,N)</text:span></text:p></draw:text-box></draw:frame><draw:frame draw:style-name="gr314" draw:text-style-name="P210" svg:width="2.423cm" svg:height="0.823cm" svg:x="5.484cm" svg:y="4.3cm"><draw:text-box><text:p text:style-name="P209"><text:span text:style-name="T203">es_asignado_a</text:span></text:p></draw:text-box></draw:frame><draw:custom-shape draw:style-name="gr315" draw:text-style-name="P211" svg:width="2.603cm" svg:height="1.001cm" svg:x="4.104cm" svg:y="5.703cm"><text:p text:style-name="P205"><text:span text:style-name="T199">Cliente</text:span></text:p><draw:enhanced-geometry svg:viewBox="0 0 21600 21600" draw:type="rectangle" draw:enhanced-path="M 0 0 L 21600 0 21600 21600 0 21600 0 0 Z N"/></draw:custom-shape><draw:custom-shape draw:style-name="gr315" draw:text-style-name="P212" svg:width="2.603cm" svg:height="1.001cm" svg:x="11.305cm" svg:y="5.703cm"><text:p text:style-name="P205"><text:span text:style-name="T194">Tarifa</text:span></text:p><draw:enhanced-geometry svg:viewBox="0 0 21600 21600" draw:type="rectangle" draw:enhanced-path="M 0 0 L 21600 0 21600 21600 0 21600 0 0 Z N"/></draw:custom-shape><draw:custom-shape draw:style-name="gr310" draw:text-style-name="P207" svg:width="1.301cm" svg:height="1.101cm" svg:x="8.405cm" svg:y="5.602cm"><text:p text:style-name="P205"><text:span text:style-name="T198">C-T</text:span></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6.703cm" svg:y1="6.203cm" svg:x2="8.303cm" svg:y2="6.203cm"><text:p/></draw:line><draw:frame draw:style-name="gr312" draw:text-style-name="P210" svg:width="0.944cm" svg:height="0.823cm" svg:x="8.604cm" svg:y="4.849cm"><draw:text-box><text:p text:style-name="P209"><text:span text:style-name="T203">N:1</text:span></text:p></draw:text-box></draw:frame><draw:line draw:style-name="gr311" draw:text-style-name="P208" svg:x1="11.304cm" svg:y1="6.203cm" svg:x2="9.704cm" svg:y2="6.204cm"><text:p/></draw:line><draw:frame draw:style-name="gr313" draw:text-style-name="P210" svg:width="1.133cm" svg:height="0.823cm" svg:x="7.105cm" svg:y="5.503cm"><draw:text-box><text:p text:style-name="P209"><text:span text:style-name="T203">(1,N)</text:span></text:p></draw:text-box></draw:frame><draw:frame draw:style-name="gr316" draw:text-style-name="P210" svg:width="1.086cm" svg:height="0.823cm" svg:x="9.803cm" svg:y="5.503cm"><draw:text-box><text:p text:style-name="P209"><text:span text:style-name="T203">(1,1)</text:span></text:p></draw:text-box></draw:frame><draw:frame draw:style-name="gr314" draw:text-style-name="P210" svg:width="2.423cm" svg:height="0.823cm" svg:x="6.503cm" svg:y="6.65cm"><draw:text-box><text:p text:style-name="P209"><text:span text:style-name="T203">es_asignada_a</text:span></text:p></draw:text-box></draw:frame><draw:frame draw:style-name="gr317" draw:text-style-name="P210" svg:width="1.274cm" svg:height="0.823cm" svg:x="9.604cm" svg:y="6.65cm"><draw:text-box><text:p text:style-name="P209"><text:span text:style-name="T203">posee</text:span></text:p></draw:text-box></draw:frame><draw:custom-shape draw:style-name="gr315" draw:text-style-name="P206" svg:width="2.603cm" svg:height="1.001cm" svg:x="4.104cm" svg:y="11.301cm"><text:p text:style-name="P205"><text:span text:style-name="T200">Vendedor</text:span></text:p><draw:enhanced-geometry svg:viewBox="0 0 21600 21600" draw:type="rectangle" draw:enhanced-path="M 0 0 L 21600 0 21600 21600 0 21600 0 0 Z N"/></draw:custom-shape><draw:custom-shape draw:style-name="gr318" draw:text-style-name="P207" svg:width="1.301cm" svg:height="1.103cm" svg:x="4.704cm" svg:y="8.4cm"><text:p text:style-name="P205"><text:span text:style-name="T198">C-V</text:span></text:p><draw:enhanced-geometry svg:viewBox="0 0 21600 21600" draw:glue-points="10800 0 0 10800 10800 21600 21600 10800" draw:text-areas="5400 5400 16200 16200" draw:type="diamond" draw:enhanced-path="M 10800 0 L 21600 10800 10800 21600 0 10800 10800 0 Z N"/></draw:custom-shape><draw:frame draw:style-name="gr312" draw:text-style-name="P210" svg:width="0.944cm" svg:height="0.823cm" svg:x="6.062cm" svg:y="8.638cm"><draw:text-box><text:p text:style-name="P209"><text:span text:style-name="T203">N:1</text:span></text:p></draw:text-box></draw:frame><draw:line draw:style-name="gr311" draw:text-style-name="P208" svg:x1="5.403cm" svg:y1="6.7cm" svg:x2="5.403cm" svg:y2="8.3cm"><text:p/></draw:line><draw:line draw:style-name="gr311" draw:text-style-name="P208" svg:x1="5.403cm" svg:y1="11.201cm" svg:x2="5.403cm" svg:y2="9.601cm"><text:p/></draw:line><draw:frame draw:style-name="gr313" draw:text-style-name="P210" svg:width="1.133cm" svg:height="0.823cm" svg:x="4.177cm" svg:y="7.401cm"><draw:text-box><text:p text:style-name="P209"><text:span text:style-name="T203">(1,N)</text:span></text:p></draw:text-box></draw:frame><draw:frame draw:style-name="gr314" draw:text-style-name="P210" svg:width="2.423cm" svg:height="0.823cm" svg:x="5.505cm" svg:y="7.401cm"><draw:text-box><text:p text:style-name="P209"><text:span text:style-name="T203">es_asignado_a</text:span></text:p></draw:text-box></draw:frame><draw:frame draw:style-name="gr316" draw:text-style-name="P210" svg:width="1.086cm" svg:height="0.823cm" svg:x="4.002cm" svg:y="1.801cm"><draw:text-box><text:p text:style-name="P209"><text:span text:style-name="T203">(1,1)</text:span></text:p></draw:text-box></draw:frame><draw:frame draw:style-name="gr317" draw:text-style-name="P210" svg:width="1.274cm" svg:height="0.823cm" svg:x="5.711cm" svg:y="1.801cm"><draw:text-box><text:p text:style-name="P209"><text:span text:style-name="T203">posee</text:span></text:p></draw:text-box></draw:frame><draw:frame draw:style-name="gr316" draw:text-style-name="P210" svg:width="1.086cm" svg:height="0.823cm" svg:x="4.021cm" svg:y="9.901cm"><draw:text-box><text:p text:style-name="P209"><text:span text:style-name="T203">(1,1)</text:span></text:p></draw:text-box></draw:frame><draw:frame draw:style-name="gr317" draw:text-style-name="P210" svg:width="1.274cm" svg:height="0.823cm" svg:x="5.732cm" svg:y="9.901cm"><draw:text-box><text:p text:style-name="P209"><text:span text:style-name="T203">posee</text:span></text:p></draw:text-box></draw:frame></draw: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2">Figura 1.</text:p>
      <text:p text:style-name="P61"/>
      <text:p text:style-name="P61"/>
      <text:p text:style-name="P63"><text:tab/>Tipo de Interrelación <text:span text:style-name="T80">Cliente/FormaPago (C-FP)</text:span> representa la asignación de una forma de pago a un cliente esta interrelación participa de cardinalidad<text:span text:style-name="T136">es</text:span> 1:N, a los clientes hay que asignarle una forma de pago, <text:span text:style-name="T126">participando Cliente con cardinalidades (1,N), y una FormaPago puede ser asignada a varios Clientes participando con cardinalidades (1,1).Figura 1.</text:span></text:p>
      <text:p text:style-name="P40"/>
      <text:p text:style-name="P64"><text:tab/>Tipo de Interrelación <text:span text:style-name="T80">Cliente/</text:span><text:span text:style-name="T81">Tarifa</text:span><text:span text:style-name="T80"> (C-</text:span><text:span text:style-name="T81">T</text:span><text:span text:style-name="T80">)</text:span> representa la asignación de una <text:span text:style-name="T127">tarifa</text:span> a un <text:span text:style-name="T127">c</text:span>liente esta interrelación participa de cardinalidad<text:span text:style-name="T136">es</text:span> 1:N, a los clientes hay que asignarle una <text:span text:style-name="T127">Tarifa</text:span>, <text:span text:style-name="T126">participando Cliente con cardinalidades (1,N), y una Tarifa puede ser asignada a varios Clientes participando con cardinalidades (1,1).Figura 1.</text:span></text:p>
      <text:p text:style-name="P41"/>
      <text:p text:style-name="P65"><text:tab/>Tipo de Interrelación <text:span text:style-name="T80">Cliente/</text:span><text:span text:style-name="T82">Vendedor</text:span><text:span text:style-name="T80"> (C-</text:span><text:span text:style-name="T82">V</text:span><text:span text:style-name="T80">)</text:span> representa la asignación de un <text:span text:style-name="T128">vendedor</text:span> a un cliente esta interrelación participa de cardinalidad<text:span text:style-name="T136">es</text:span> 1:N, <text:s/>los clientes <text:span text:style-name="T128">tienen asignado</text:span> un <text:span text:style-name="T128">vendedor</text:span>, <text:span text:style-name="T126">participando Cliente con cardinalidades (1,N), y una Vendedor puede ser asignado a varios Clientes participando con cardinalidades (1,1).Figura 1.</text:span></text:p>
      <text:p text:style-name="P65"><draw:g text:anchor-type="paragraph" draw:z-index="46" draw:name="Forma23" draw:style-name="gr2"><draw:custom-shape draw:style-name="gr315" draw:text-style-name="P212" svg:width="2.603cm" svg:height="1.001cm" svg:x="4.002cm" svg:y="0.855cm"><text:p text:style-name="P205"><text:span text:style-name="T194">Vendedor</text:span></text:p><draw:enhanced-geometry svg:viewBox="0 0 21600 21600" draw:type="rectangle" draw:enhanced-path="M 0 0 L 21600 0 21600 21600 0 21600 0 0 Z N"/></draw:custom-shape><draw:custom-shape draw:style-name="gr319" draw:text-style-name="P213" svg:width="1.301cm" svg:height="1.103cm" svg:x="8.301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6.601cm" svg:y1="1.355cm" svg:x2="8.201cm" svg:y2="1.355cm"><text:p/></draw:line><draw:frame draw:style-name="gr320" draw:text-style-name="P210" svg:width="0.899cm" svg:height="0.823cm" svg:x="8.502cm" svg:y="0cm"><draw:text-box><text:p text:style-name="P209"><text:span text:style-name="T203">1:1</text:span></text:p></draw:text-box></draw:frame><draw:line draw:style-name="gr311" draw:text-style-name="P208" svg:x1="11.201cm" svg:y1="1.355cm" svg:x2="9.601cm" svg:y2="1.356cm"><text:p/></draw:line><draw:frame draw:style-name="gr316" draw:text-style-name="P210" svg:width="1.086cm" svg:height="0.823cm" svg:x="7.001cm" svg:y="0.656cm"><draw:text-box><text:p text:style-name="P209"><text:span text:style-name="T203">(0,1)</text:span></text:p></draw:text-box></draw:frame><draw:frame draw:style-name="gr316" draw:text-style-name="P210" svg:width="1.086cm" svg:height="0.823cm" svg:x="9.701cm" svg:y="0.656cm"><draw:text-box><text:p text:style-name="P209"><text:span text:style-name="T203">(1,1)</text:span></text:p></draw:text-box></draw:frame><draw:frame draw:style-name="gr314" draw:text-style-name="P210" svg:width="2.423cm" svg:height="0.823cm" svg:x="6.401cm" svg:y="1.803cm"><draw:text-box><text:p text:style-name="P209"><text:span text:style-name="T203">es_asignado_a</text:span></text:p></draw:text-box></draw:frame><draw:frame draw:style-name="gr317" draw:text-style-name="P210" svg:width="1.274cm" svg:height="0.823cm" svg:x="9.502cm" svg:y="1.803cm"><draw:text-box><text:p text:style-name="P209"><text:span text:style-name="T203">posee</text:span></text:p></draw:text-box></draw:frame><draw:custom-shape draw:style-name="gr321" draw:text-style-name="P211" svg:width="2.802cm" svg:height="1.2cm" svg:x="11.2cm" svg:y="0.751cm"><text:p/><draw:enhanced-geometry svg:viewBox="0 0 21600 21600" draw:type="rectangle" draw:enhanced-path="M 0 0 L 21600 0 21600 21600 0 21600 0 0 Z N"/></draw:custom-shape><draw:custom-shape draw:style-name="gr309" draw:text-style-name="P214" svg:width="2.603cm" svg:height="1.003cm" svg:x="11.301cm" svg:y="0.85cm"><text:p text:style-name="P205"><text:span text:style-name="T201">DispositivoMovil</text:span></text:p><draw:enhanced-geometry svg:viewBox="0 0 21600 21600" draw:type="rectangle" draw:enhanced-path="M 0 0 L 21600 0 21600 21600 0 21600 0 0 Z N"/></draw:custom-shape><draw:line draw:style-name="gr322" draw:text-style-name="P208" svg:x1="8.801cm" svg:y1="0.953cm" svg:x2="8.801cm" svg:y2="1.653cm"><text:p/></draw:line><draw:frame draw:style-name="gr323" draw:text-style-name="P215" svg:width="1.123cm" svg:height="0.763cm" svg:x="8.604cm" svg:y="1.055cm"><draw:text-box><text:p text:style-name="P209"><text:span text:style-name="T202">V-DM</text:span></text:p></draw:text-box></draw:frame><draw:frame draw:style-name="gr324" draw:text-style-name="P216" svg:width="0.787cm" svg:height="0.708cm" svg:x="8.202cm" svg:y="1.055cm"><draw:text-box><text:p text:style-name="P209"><text:span text:style-name="T204">EX</text:span></text:p></draw:text-box></draw:frame></draw:g><text:soft-page-break/></text:p>
      <text:p text:style-name="P42"/>
      <text:p text:style-name="P42"/>
      <text:p text:style-name="P42"/>
      <text:p text:style-name="P42"/>
      <text:p text:style-name="P42"/>
      <text:p text:style-name="P103">Figura 2.</text:p>
      <text:p text:style-name="P66"/>
      <text:p text:style-name="P66"><text:tab/>Tipo de Interrelación <text:s/><text:span text:style-name="T80">Vendedor/DispositivoMovil (V-DM)</text:span> representa la asignación de un dispositivo m<text:span text:style-name="T129">ó</text:span>vil a un vendedor con el que realizar su trabajo. La interrelación participa con cardinalidad 1:1, los vendedores debe tener asignado un dispositivo móvil con lo que Vendedor participa con cardinalidad<text:span text:style-name="T136">es</text:span> (<text:span text:style-name="T135">0</text:span>,1) y <text:s/>un dispositivo móvil puede no estar asignado a ningún vendedor por tenerlo de repuesto <text:span text:style-name="T136">participa con cardinalidades (1,1)</text:span>. Figura 2.</text:p>
      <text:p text:style-name="P66"/>
      <text:p text:style-name="P66"/>
      <text:p text:style-name="P66"><draw:g text:anchor-type="paragraph" draw:z-index="47" draw:name="Forma24" draw:style-name="gr2"><draw:custom-shape draw:style-name="gr315" draw:text-style-name="P211" svg:width="2.603cm" svg:height="1.001cm" svg:x="0.002cm" svg:y="5.703cm"><text:p text:style-name="P205"><text:span text:style-name="T199">Tarifa</text:span></text:p><draw:enhanced-geometry svg:viewBox="0 0 21600 21600" draw:type="rectangle" draw:enhanced-path="M 0 0 L 21600 0 21600 21600 0 21600 0 0 Z N"/></draw:custom-shape><draw:custom-shape draw:style-name="gr325" draw:text-style-name="P217" svg:width="2.601cm" svg:height="1.001cm" svg:x="7.204cm" svg:y="5.703cm"><text:p text:style-name="P205"><text:span text:style-name="T197">Articulo</text:span></text:p><draw:enhanced-geometry svg:viewBox="0 0 21600 21600" draw:type="rectangle" draw:enhanced-path="M 0 0 L 21600 0 21600 21600 0 21600 0 0 Z N"/></draw:custom-shape><draw:custom-shape draw:style-name="gr310" draw:text-style-name="P207" svg:width="1.301cm" svg:height="1.101cm" svg:x="4.302cm" svg:y="5.6cm"><text:p text:style-name="P205"><text:span text:style-name="T198">T-A</text:span></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2.602cm" svg:y1="6.201cm" svg:x2="4.202cm" svg:y2="6.201cm"><text:p/></draw:line><draw:frame draw:style-name="gr326" draw:text-style-name="P210" svg:width="0.992cm" svg:height="0.823cm" svg:x="4.502cm" svg:y="4.849cm"><draw:text-box><text:p text:style-name="P209"><text:span text:style-name="T203">N:N</text:span></text:p></draw:text-box></draw:frame><draw:line draw:style-name="gr311" draw:text-style-name="P208" svg:x1="7.202cm" svg:y1="6.201cm" svg:x2="5.602cm" svg:y2="6.202cm"><text:p/></draw:line><draw:frame draw:style-name="gr313" draw:text-style-name="P210" svg:width="1.133cm" svg:height="0.823cm" svg:x="3.002cm" svg:y="5.503cm"><draw:text-box><text:p text:style-name="P209"><text:span text:style-name="T203">(1,N)</text:span></text:p></draw:text-box></draw:frame><draw:frame draw:style-name="gr313" draw:text-style-name="P210" svg:width="1.133cm" svg:height="0.823cm" svg:x="5.703cm" svg:y="5.503cm"><draw:text-box><text:p text:style-name="P209"><text:span text:style-name="T203">(1,N)</text:span></text:p></draw:text-box></draw:frame><draw:frame draw:style-name="gr314" draw:text-style-name="P210" svg:width="2.423cm" svg:height="0.823cm" svg:x="2.404cm" svg:y="6.65cm"><draw:text-box><text:p text:style-name="P209"><text:span text:style-name="T203">es_asignada_a</text:span></text:p></draw:text-box></draw:frame><draw:frame draw:style-name="gr317" draw:text-style-name="P210" svg:width="1.274cm" svg:height="0.823cm" svg:x="5.502cm" svg:y="6.65cm"><draw:text-box><text:p text:style-name="P209"><text:span text:style-name="T203">posee</text:span></text:p></draw:text-box></draw:frame><draw:custom-shape draw:style-name="gr327" draw:text-style-name="P211" svg:width="0.602cm" svg:height="0.701cm" svg:x="4.705cm" svg:y="7.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8" draw:text-style-name="P210" svg:width="2.8cm" svg:height="0.823cm" svg:x="5.202cm" svg:y="7.5cm"><draw:text-box><text:p text:style-name="P209"><text:span text:style-name="T203">Precio</text:span></text:p></draw:text-box></draw:frame><draw:line draw:style-name="gr322" draw:text-style-name="P208" svg:x1="5.004cm" svg:y1="6.699cm" svg:x2="5.004cm" svg:y2="7.399cm"><text:p/></draw:line><draw:custom-shape draw:style-name="gr309" draw:text-style-name="P211" svg:width="2.603cm" svg:height="1.003cm" svg:x="14.402cm" svg:y="5.697cm"><text:p text:style-name="P205"><text:span text:style-name="T199">Lote</text:span></text:p><draw:enhanced-geometry svg:viewBox="0 0 21600 21600" draw:type="rectangle" draw:enhanced-path="M 0 0 L 21600 0 21600 21600 0 21600 0 0 Z N"/></draw:custom-shape><draw:custom-shape draw:style-name="gr310" draw:text-style-name="P207" svg:width="1.301cm" svg:height="1.101cm" svg:x="11.503cm" svg:y="5.602cm"><text:p text:style-name="P205"><text:span text:style-name="T198">A-L</text:span></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9.802cm" svg:y1="6.203cm" svg:x2="11.402cm" svg:y2="6.203cm"><text:p/></draw:line><draw:line draw:style-name="gr311" draw:text-style-name="P208" svg:x1="14.404cm" svg:y1="6.203cm" svg:x2="12.804cm" svg:y2="6.204cm"><text:p/></draw:line><draw:frame draw:style-name="gr312" draw:text-style-name="P210" svg:width="0.944cm" svg:height="0.823cm" svg:x="11.704cm" svg:y="4.849cm"><draw:text-box><text:p text:style-name="P209"><text:span text:style-name="T203">1:N</text:span></text:p></draw:text-box></draw:frame><draw:frame draw:style-name="gr316" draw:text-style-name="P210" svg:width="1.086cm" svg:height="0.823cm" svg:x="10.203cm" svg:y="5.505cm"><draw:text-box><text:p text:style-name="P209"><text:span text:style-name="T203">(1,1)</text:span></text:p></draw:text-box></draw:frame><draw:frame draw:style-name="gr313" draw:text-style-name="P210" svg:width="1.133cm" svg:height="0.823cm" svg:x="12.903cm" svg:y="5.505cm"><draw:text-box><text:p text:style-name="P209"><text:span text:style-name="T203">(1,N)</text:span></text:p></draw:text-box></draw:frame><draw:frame draw:style-name="gr329" draw:text-style-name="P210" svg:width="2.587cm" svg:height="0.823cm" svg:x="9.802cm" svg:y="6.65cm"><draw:text-box><text:p text:style-name="P209"><text:span text:style-name="T203">esta_compuesto</text:span></text:p></draw:text-box></draw:frame><draw:frame draw:style-name="gr330" draw:text-style-name="P210" svg:width="1.668cm" svg:height="0.823cm" svg:x="12.601cm" svg:y="6.65cm"><draw:text-box><text:p text:style-name="P209"><text:span text:style-name="T203">compone</text:span></text:p></draw:text-box></draw:frame><draw:custom-shape draw:style-name="gr309" draw:text-style-name="P206" svg:width="2.603cm" svg:height="1.003cm" svg:x="7.183cm" svg:y="0cm"><text:p text:style-name="P205"><text:span text:style-name="T200">MateriaPrima</text:span></text:p><draw:enhanced-geometry svg:viewBox="0 0 21600 21600" draw:type="rectangle" draw:enhanced-path="M 0 0 L 21600 0 21600 21600 0 21600 0 0 Z N"/></draw:custom-shape><draw:custom-shape draw:style-name="gr318" draw:text-style-name="P207" svg:width="1.301cm" svg:height="1.103cm" svg:x="7.883cm" svg:y="2.798cm"><text:p text:style-name="P205"><text:span text:style-name="T198">A-MP</text:span></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8.482cm" svg:y1="5.7cm" svg:x2="8.482cm" svg:y2="4.1cm"><text:p/></draw:line><draw:frame draw:style-name="gr326" draw:text-style-name="P210" svg:width="0.992cm" svg:height="0.823cm" svg:x="9.083cm" svg:y="3.046cm"><draw:text-box><text:p text:style-name="P209"><text:span text:style-name="T203">N:N</text:span></text:p></draw:text-box></draw:frame><draw:line draw:style-name="gr311" draw:text-style-name="P208" svg:x1="8.481cm" svg:y1="1.098cm" svg:x2="8.481cm" svg:y2="2.698cm"><text:p/></draw:line><draw:frame draw:style-name="gr313" draw:text-style-name="P210" svg:width="1.133cm" svg:height="0.823cm" svg:x="7.253cm" svg:y="4.3cm"><draw:text-box><text:p text:style-name="P209"><text:span text:style-name="T203">(1,N)</text:span></text:p></draw:text-box></draw:frame><draw:frame draw:style-name="gr314" draw:text-style-name="P210" svg:width="2.423cm" svg:height="0.823cm" svg:x="8.582cm" svg:y="4.3cm"><draw:text-box><text:p text:style-name="P209"><text:span text:style-name="T203">compone</text:span></text:p></draw:text-box></draw:frame><draw:frame draw:style-name="gr313" draw:text-style-name="P210" svg:width="1.133cm" svg:height="0.823cm" svg:x="7.1cm" svg:y="1.801cm"><draw:text-box><text:p text:style-name="P209"><text:span text:style-name="T203">(1,N)</text:span></text:p></draw:text-box></draw:frame><draw:frame draw:style-name="gr331" draw:text-style-name="P210" svg:width="2.913cm" svg:height="0.823cm" svg:x="8.811cm" svg:y="1.801cm"><draw:text-box><text:p text:style-name="P209"><text:span text:style-name="T203">es_compuesto_por</text:span></text:p></draw:text-box></draw:frame><draw:custom-shape draw:style-name="gr310" draw:text-style-name="P207" svg:width="1.301cm" svg:height="1.101cm" svg:x="7.883cm" svg:y="8.398cm"><text:p text:style-name="P205"><text:span text:style-name="T198">FA-A</text:span></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8.483cm" svg:y1="11.3cm" svg:x2="8.483cm" svg:y2="9.7cm"><text:p/></draw:line><draw:frame draw:style-name="gr312" draw:text-style-name="P210" svg:width="0.944cm" svg:height="0.823cm" svg:x="9.083cm" svg:y="8.647cm"><draw:text-box><text:p text:style-name="P209"><text:span text:style-name="T203">1:N</text:span></text:p></draw:text-box></draw:frame><draw:line draw:style-name="gr311" draw:text-style-name="P208" svg:x1="8.482cm" svg:y1="6.698cm" svg:x2="8.482cm" svg:y2="8.298cm"><text:p/></draw:line><draw:frame draw:style-name="gr332" draw:text-style-name="P210" svg:width="1.131cm" svg:height="0.823cm" svg:x="7.255cm" svg:y="9.901cm"><draw:text-box><text:p text:style-name="P209"><text:span text:style-name="T203">(1,1)</text:span></text:p></draw:text-box></draw:frame><draw:frame draw:style-name="gr314" draw:text-style-name="P210" svg:width="2.423cm" svg:height="0.823cm" svg:x="8.583cm" svg:y="9.901cm"><draw:text-box><text:p text:style-name="P209"><text:span text:style-name="T203">pertenece</text:span></text:p></draw:text-box></draw:frame><draw:frame draw:style-name="gr313" draw:text-style-name="P210" svg:width="1.133cm" svg:height="0.823cm" svg:x="7.102cm" svg:y="7.4cm"><draw:text-box><text:p text:style-name="P209"><text:span text:style-name="T203">(1,N)</text:span></text:p></draw:text-box></draw:frame><draw:frame draw:style-name="gr317" draw:text-style-name="P210" svg:width="1.274cm" svg:height="0.823cm" svg:x="8.811cm" svg:y="7.4cm"><draw:text-box><text:p text:style-name="P209"><text:span text:style-name="T203">posee</text:span></text:p></draw:text-box></draw:frame><draw:custom-shape draw:style-name="gr309" draw:text-style-name="P214" svg:width="2.603cm" svg:height="1.003cm" svg:x="7.183cm" svg:y="11.299cm"><text:p text:style-name="P205"><text:span text:style-name="T201">FamiliaArticulo</text:span></text:p><draw:enhanced-geometry svg:viewBox="0 0 21600 21600" draw:type="rectangle" draw:enhanced-path="M 0 0 L 21600 0 21600 21600 0 21600 0 0 Z N"/></draw:custom-shape></draw:g></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04">Figura 3.</text:p>
      <text:p text:style-name="P66"/>
      <text:p text:style-name="P66"/>
      <text:p text:style-name="P66"/>
      <text:p text:style-name="P66"/>
      <text:p text:style-name="P66"/>
      <text:p text:style-name="P67"><text:soft-page-break/><text:tab/></text:p>
      <text:p text:style-name="P67"><text:tab/>Tipo de Interrelación <text:s/><text:span text:style-name="T83">Ta</text:span><text:span text:style-name="T80">r</text:span><text:span text:style-name="T83">ifa</text:span><text:span text:style-name="T80">/</text:span><text:span text:style-name="T83">Articu</text:span><text:span text:style-name="T80">l</text:span><text:span text:style-name="T83">o</text:span><text:span text:style-name="T80"> (</text:span><text:span text:style-name="T83">T</text:span><text:span text:style-name="T80">-</text:span><text:span text:style-name="T83">A)</text:span> representa la asignación de <text:span text:style-name="T131">artículos a las tarifas</text:span> <text:span text:style-name="T131">un artículo puede estar en varias tarifas y diferentes tarifas pueden tener los mismos artículos la interrelación participa con cardinalidades </text:span><text:s/><text:span text:style-name="T131">N</text:span>:<text:span text:style-name="T131">N</text:span>, <text:span text:style-name="T132">la entidad Articulo y Tarifa ambas participan con cardinalidades (1,N), ademas la interrelación posee un atributo precio que sera el precio del artículo en dicha tarifa.</text:span> Figura <text:span text:style-name="T130">3</text:span>.</text:p>
      <text:p text:style-name="P67"/>
      <text:p text:style-name="P68"><text:tab/><text:span text:style-name="T133">Tipo de Interrelación <text:s/></text:span><text:span text:style-name="T84">Articulo</text:span><text:span text:style-name="T80">/</text:span><text:span text:style-name="T84">Familia</text:span><text:span text:style-name="T83">Articu</text:span><text:span text:style-name="T80">l</text:span><text:span text:style-name="T83">o</text:span><text:span text:style-name="T80"> (</text:span><text:span text:style-name="T84">A</text:span><text:span text:style-name="T80">-</text:span><text:span text:style-name="T84">F</text:span><text:span text:style-name="T83">A)</text:span> representa <text:span text:style-name="T134">que los artículos pertenecen a una Familia. Cada familia tiene unas características diferentes, ademas posee un recargo debido a los desechos de los residuos generados en la fabricación. La interrelación participa con cardinalidades 1:N. Los Articulos participan con cardinalidades (1,1) mientras que FamiliaArticulo participa con cardinalidades (1,N). Figura 3.</text:span></text:p>
      <text:p text:style-name="P68"/>
      <text:p text:style-name="P69"><text:tab/><text:span text:style-name="T133">Tipo de Interrelación <text:s/></text:span><text:span text:style-name="T84">Articulo</text:span><text:span text:style-name="T80">/</text:span><text:span text:style-name="T85">MateriaPrima</text:span><text:span text:style-name="T80"> (</text:span><text:span text:style-name="T84">A</text:span><text:span text:style-name="T80">-</text:span><text:span text:style-name="T85">M</text:span><text:span text:style-name="T83">A)</text:span> representa <text:span text:style-name="T137">la composición de los artículos, cada artículo esta compuesto por un numero de materias primas. La Interrelación participa con cardinalidades N:N. La entidad Articulo participa con cardinalidades (1:N) ya que un artículo posee como mínimo una materia prima en su composición y la entidad MateriaPrima participa con cardinalidades (1,N) ya que una materia prima debe estar en una artículo no tenemos materias primas que no usemos en ningún artículo. Figura 3.</text:span></text:p>
      <text:p text:style-name="P69"/>
      <text:p text:style-name="P70"/>
      <text:p text:style-name="P70"><draw:g text:anchor-type="paragraph" draw:z-index="48" draw:name="Forma25" draw:style-name="gr2"><draw:custom-shape draw:style-name="gr309" draw:text-style-name="P217" xml:id="id1" draw:id="id1" svg:width="2.603cm" svg:height="1.003cm" svg:x="7.372cm" svg:y="0.852cm"><text:p text:style-name="P205"><text:span text:style-name="T197">Proveedor</text:span></text:p><draw:enhanced-geometry svg:viewBox="0 0 21600 21600" draw:type="rectangle" draw:enhanced-path="M 0 0 L 21600 0 21600 21600 0 21600 0 0 Z N"/></draw:custom-shape><draw:custom-shape draw:style-name="gr333" draw:text-style-name="P207" svg:width="1.301cm" svg:height="1.101cm" svg:x="4.472cm" svg:y="0.755cm"><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2.772cm" svg:y1="1.358cm" svg:x2="4.372cm" svg:y2="1.358cm"><text:p/></draw:line><draw:line draw:style-name="gr311" draw:text-style-name="P208" svg:x1="7.373cm" svg:y1="1.358cm" svg:x2="5.773cm" svg:y2="1.359cm"><text:p/></draw:line><draw:frame draw:style-name="gr312" draw:text-style-name="P210" svg:width="0.944cm" svg:height="0.823cm" svg:x="4.673cm" svg:y="0.002cm"><draw:text-box><text:p text:style-name="P209"><text:span text:style-name="T203">1:N</text:span></text:p></draw:text-box></draw:frame><draw:frame draw:style-name="gr313" draw:text-style-name="P210" svg:width="1.133cm" svg:height="0.823cm" svg:x="3.173cm" svg:y="0.656cm"><draw:text-box><text:p text:style-name="P209"><text:span text:style-name="T203">(0,N)</text:span></text:p></draw:text-box></draw:frame><draw:frame draw:style-name="gr332" draw:text-style-name="P210" svg:width="1.131cm" svg:height="0.823cm" svg:x="5.874cm" svg:y="0.656cm"><draw:text-box><text:p text:style-name="P209"><text:span text:style-name="T203">(1,1)</text:span></text:p></draw:text-box></draw:frame><draw:frame draw:style-name="gr329" draw:text-style-name="P210" svg:width="2.587cm" svg:height="0.823cm" svg:x="2.773cm" svg:y="1.801cm"><draw:text-box><text:p text:style-name="P209"><text:span text:style-name="T203">posee</text:span></text:p></draw:text-box></draw:frame><draw:frame draw:style-name="gr334" draw:text-style-name="P210" svg:width="2.091cm" svg:height="0.823cm" svg:x="5.373cm" svg:y="1.801cm"><draw:text-box><text:p text:style-name="P209"><text:span text:style-name="T203">trabaja_para</text:span></text:p></draw:text-box></draw:frame><draw:custom-shape draw:style-name="gr310" draw:text-style-name="P213" svg:width="1.301cm" svg:height="1.101cm" svg:x="7.954cm" svg:y="3.553cm"><text:p text:style-name="P205"><text:span text:style-name="T195">P-MP</text:span></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8.653cm" svg:y1="6.454cm" svg:x2="8.653cm" svg:y2="4.854cm"><text:p/></draw:line><draw:frame draw:style-name="gr326" draw:text-style-name="P210" svg:width="0.992cm" svg:height="0.823cm" svg:x="9.153cm" svg:y="3.8cm"><draw:text-box><text:p text:style-name="P209"><text:span text:style-name="T203">N:N</text:span></text:p></draw:text-box></draw:frame><draw:line draw:style-name="gr311" draw:text-style-name="P208" svg:x1="8.652cm" svg:y1="1.852cm" svg:x2="8.652cm" svg:y2="3.452cm"><text:p/></draw:line><draw:frame draw:style-name="gr313" draw:text-style-name="P210" svg:width="1.133cm" svg:height="0.823cm" svg:x="7.324cm" svg:y="5.052cm"><draw:text-box><text:p text:style-name="P209"><text:span text:style-name="T203">(1,N)</text:span></text:p></draw:text-box></draw:frame><draw:frame draw:style-name="gr314" draw:text-style-name="P210" svg:width="2.423cm" svg:height="0.823cm" svg:x="8.753cm" svg:y="4.953cm"><draw:text-box><text:p text:style-name="P209"><text:span text:style-name="T203">provee</text:span></text:p></draw:text-box></draw:frame><draw:frame draw:style-name="gr313" draw:text-style-name="P210" svg:width="1.133cm" svg:height="0.823cm" svg:x="7.271cm" svg:y="2.553cm"><draw:text-box><text:p text:style-name="P209"><text:span text:style-name="T203">(1,N)</text:span></text:p></draw:text-box></draw:frame><draw:frame draw:style-name="gr335" draw:text-style-name="P210" svg:width="2.045cm" svg:height="0.823cm" svg:x="8.982cm" svg:y="2.553cm"><draw:text-box><text:p text:style-name="P209"><text:span text:style-name="T203">es_proveida</text:span></text:p></draw:text-box></draw:frame><draw:custom-shape draw:style-name="gr315" draw:text-style-name="P214" svg:width="2.603cm" svg:height="1.001cm" svg:x="7.352cm" svg:y="6.453cm"><text:p text:style-name="P205"><text:span text:style-name="T201">MateriaPrima</text:span></text:p><draw:enhanced-geometry svg:viewBox="0 0 21600 21600" draw:type="rectangle" draw:enhanced-path="M 0 0 L 21600 0 21600 21600 0 21600 0 0 Z N"/></draw:custom-shape><draw:custom-shape draw:style-name="gr318" draw:text-style-name="P207" xml:id="id2" draw:id="id2" svg:width="1.301cm" svg:height="1.103cm" svg:x="14.972cm" svg:y="3.75cm"><text:p text:style-name="P205"><text:span text:style-name="T198">P-C</text:span></text:p><draw:enhanced-geometry svg:viewBox="0 0 21600 21600" draw:glue-points="10800 0 0 10800 10800 21600 21600 10800" draw:text-areas="5400 5400 16200 16200" draw:type="diamond" draw:enhanced-path="M 10800 0 L 21600 10800 10800 21600 0 10800 10800 0 Z N"/></draw:custom-shape><draw:frame draw:style-name="gr312" draw:text-style-name="P210" svg:width="0.944cm" svg:height="0.823cm" svg:x="16.431cm" svg:y="3.951cm"><draw:text-box><text:p text:style-name="P209"><text:span text:style-name="T203">1:N</text:span></text:p></draw:text-box></draw:frame><draw:line draw:style-name="gr311" draw:text-style-name="P208" svg:x1="15.672cm" svg:y1="6.451cm" svg:x2="15.672cm" svg:y2="4.851cm"><text:p/></draw:line><draw:frame draw:style-name="gr316" draw:text-style-name="P210" svg:width="1.086cm" svg:height="0.823cm" svg:x="10.374cm" svg:y="0.655cm"><draw:text-box><text:p text:style-name="P209"><text:span text:style-name="T203">(1,1)</text:span></text:p></draw:text-box></draw:frame><draw:frame draw:style-name="gr313" draw:text-style-name="P210" svg:width="1.133cm" svg:height="0.823cm" svg:x="15.944cm" svg:y="5.352cm"><draw:text-box><text:p text:style-name="P209"><text:span text:style-name="T203">(1,N)</text:span></text:p></draw:text-box></draw:frame><draw:frame draw:style-name="gr336" draw:text-style-name="P210" svg:width="1.952cm" svg:height="0.823cm" svg:x="13.6cm" svg:y="5.087cm"><draw:text-box><text:p text:style-name="P209"><text:span text:style-name="T203">se_realizan</text:span></text:p></draw:text-box></draw:frame><draw:custom-shape draw:style-name="gr321" draw:text-style-name="P211" svg:width="2.802cm" svg:height="1.2cm" svg:x="-0.028cm" svg:y="0.752cm"><text:p/><draw:enhanced-geometry svg:viewBox="0 0 21600 21600" draw:type="rectangle" draw:enhanced-path="M 0 0 L 21600 0 21600 21600 0 21600 0 0 Z N"/></draw:custom-shape><draw:custom-shape draw:style-name="gr309" draw:text-style-name="P218" svg:width="2.603cm" svg:height="1.003cm" svg:x="0.073cm" svg:y="0.849cm"><text:p text:style-name="P205"><text:span text:style-name="T196">Comercial</text:span></text:p><draw:enhanced-geometry svg:viewBox="0 0 21600 21600" draw:type="rectangle" draw:enhanced-path="M 0 0 L 21600 0 21600 21600 0 21600 0 0 Z N"/></draw:custom-shape><draw:frame draw:style-name="gr314" draw:text-style-name="P210" svg:width="2.423cm" svg:height="0.823cm" svg:x="10.173cm" svg:y="1.801cm"><draw:text-box><text:p text:style-name="P209"><text:span text:style-name="T203">es_realizada_a</text:span></text:p></draw:text-box></draw:frame><draw:line draw:style-name="gr322" draw:text-style-name="P208" svg:x1="5.272cm" svg:y1="1.053cm" svg:x2="5.272cm" svg:y2="1.553cm"><text:p/></draw:line><draw:frame draw:style-name="gr337" draw:text-style-name="P215" svg:width="0.93cm" svg:height="0.763cm" svg:x="4.472cm" svg:y="1.053cm"><draw:text-box><text:p text:style-name="P209"><text:span text:style-name="T202">P-C</text:span></text:p></draw:text-box></draw:frame><draw:frame draw:style-name="gr338" draw:text-style-name="P216" svg:width="0.717cm" svg:height="0.708cm" svg:x="5.172cm" svg:y="1.053cm"><draw:text-box><text:p text:style-name="P209"><text:span text:style-name="T204">ID</text:span></text:p></draw:text-box></draw:frame><draw:custom-shape draw:style-name="gr310" draw:text-style-name="P207" svg:width="1.301cm" svg:height="1.101cm" svg:x="11.674cm" svg:y="6.356cm"><text:p text:style-name="P205"><text:span text:style-name="T198">MP-C</text:span></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9.974cm" svg:y1="6.955cm" svg:x2="11.574cm" svg:y2="6.955cm"><text:p/></draw:line><draw:line draw:style-name="gr311" draw:text-style-name="P208" svg:x1="14.575cm" svg:y1="6.955cm" svg:x2="12.975cm" svg:y2="6.956cm"><text:p/></draw:line><draw:custom-shape draw:style-name="gr315" draw:text-style-name="P218" svg:width="2.603cm" svg:height="1.001cm" svg:x="14.454cm" svg:y="6.454cm"><text:p text:style-name="P205"><text:span text:style-name="T196">Compras</text:span></text:p><draw:enhanced-geometry svg:viewBox="0 0 21600 21600" draw:type="rectangle" draw:enhanced-path="M 0 0 L 21600 0 21600 21600 0 21600 0 0 Z N"/></draw:custom-shape><draw:frame draw:style-name="gr312" draw:text-style-name="P210" svg:width="0.944cm" svg:height="0.823cm" svg:x="11.875cm" svg:y="5.802cm"><draw:text-box><text:p text:style-name="P209"><text:span text:style-name="T203">1:N</text:span></text:p></draw:text-box></draw:frame><draw:frame draw:style-name="gr316" draw:text-style-name="P210" svg:width="1.086cm" svg:height="0.823cm" svg:x="10.374cm" svg:y="6.456cm"><draw:text-box><text:p text:style-name="P209"><text:span text:style-name="T203">(1,1)</text:span></text:p></draw:text-box></draw:frame><draw:frame draw:style-name="gr313" draw:text-style-name="P210" svg:width="1.133cm" svg:height="0.823cm" svg:x="13.074cm" svg:y="6.456cm"><draw:text-box><text:p text:style-name="P209"><text:span text:style-name="T203">(1,N)</text:span></text:p></draw:text-box></draw:frame><draw:frame draw:style-name="gr339" draw:text-style-name="P210" svg:width="1.761cm" svg:height="0.823cm" svg:x="12.674cm" svg:y="7.303cm"><draw:text-box><text:p text:style-name="P209"><text:span text:style-name="T203">pertenece</text:span></text:p></draw:text-box></draw:frame><draw:frame draw:style-name="gr329" draw:text-style-name="P210" svg:width="2.587cm" svg:height="0.823cm" svg:x="9.973cm" svg:y="7.303cm"><draw:text-box><text:p text:style-name="P209"><text:span text:style-name="T203">esta_compuesta</text:span></text:p></draw:text-box></draw:frame><draw:connector draw:style-name="gr340" draw:text-style-name="P219" svg:x1="9.973cm" svg:y1="1.353cm" svg:x2="15.623cm" svg:y2="3.75cm" draw:start-shape="id1" draw:start-glue-point="1" draw:end-shape="id2" draw:end-glue-point="4" svg:d="M9973 1353h5650v2397" svg:viewBox="0 0 5652 2399"><text:p/></draw:connector><draw:custom-shape draw:style-name="gr341" draw:text-style-name="P211" svg:width="2.802cm" svg:height="1.202cm" svg:x="10.573cm" svg:y="9.15cm"><text:p/><draw:enhanced-geometry svg:viewBox="0 0 21600 21600" draw:type="rectangle" draw:enhanced-path="M 0 0 L 21600 0 21600 21600 0 21600 0 0 Z N"/></draw:custom-shape><draw:custom-shape draw:style-name="gr315" draw:text-style-name="P220" svg:width="2.603cm" svg:height="1.001cm" svg:x="10.674cm" svg:y="9.252cm"><text:p text:style-name="P205"><text:span text:style-name="T205">Stock</text:span></text:p><draw:enhanced-geometry svg:viewBox="0 0 21600 21600" draw:type="rectangle" draw:enhanced-path="M 0 0 L 21600 0 21600 21600 0 21600 0 0 Z N"/></draw:custom-shape><draw:custom-shape draw:style-name="gr333" draw:text-style-name="P207" svg:width="1.301cm" svg:height="1.101cm" svg:x="14.972cm" svg:y="9.157cm"><text:p/><draw:enhanced-geometry svg:viewBox="0 0 21600 21600" draw:glue-points="10800 0 0 10800 10800 21600 21600 10800" draw:text-areas="5400 5400 16200 16200" draw:type="diamond" draw:enhanced-path="M 10800 0 L 21600 10800 10800 21600 0 10800 10800 0 Z N"/></draw:custom-shape><draw:line draw:style-name="gr322" draw:text-style-name="P208" svg:x1="15.772cm" svg:y1="9.453cm" svg:x2="15.772cm" svg:y2="9.953cm"><text:p/></draw:line><draw:frame draw:style-name="gr337" draw:text-style-name="P215" svg:width="0.93cm" svg:height="0.763cm" svg:x="14.972cm" svg:y="9.455cm"><draw:text-box><text:p text:style-name="P209"><text:span text:style-name="T202">C-S</text:span></text:p></draw:text-box></draw:frame><draw:frame draw:style-name="gr324" draw:text-style-name="P216" svg:width="0.787cm" svg:height="0.708cm" svg:x="15.572cm" svg:y="9.455cm"><draw:text-box><text:p text:style-name="P209"><text:span text:style-name="T204">EX</text:span></text:p></draw:text-box></draw:frame><draw:line draw:style-name="gr311" draw:text-style-name="P208" svg:x1="15.652cm" svg:y1="7.454cm" svg:x2="15.652cm" svg:y2="9.054cm"><text:p/></draw:line><draw:line draw:style-name="gr311" draw:text-style-name="P208" svg:x1="13.375cm" svg:y1="9.756cm" svg:x2="14.975cm" svg:y2="9.756cm"><text:p/></draw:line><draw:frame draw:style-name="gr316" draw:text-style-name="P210" svg:width="1.086cm" svg:height="0.823cm" svg:x="13.774cm" svg:y="9.157cm"><draw:text-box><text:p text:style-name="P209"><text:span text:style-name="T203">(1,1)</text:span></text:p></draw:text-box></draw:frame><draw:frame draw:style-name="gr313" draw:text-style-name="P210" svg:width="1.133cm" svg:height="0.823cm" svg:x="14.575cm" svg:y="7.758cm"><draw:text-box><text:p text:style-name="P209"><text:span text:style-name="T203">(1,N)</text:span></text:p></draw:text-box></draw:frame><draw:frame draw:style-name="gr312" draw:text-style-name="P210" svg:width="0.944cm" svg:height="0.823cm" svg:x="16.075cm" svg:y="9.402cm"><draw:text-box><text:p text:style-name="P209"><text:span text:style-name="T203">N:1</text:span></text:p></draw:text-box></draw:frame><draw:frame draw:style-name="gr342" draw:text-style-name="P210" svg:width="2.075cm" svg:height="0.823cm" svg:x="13.575cm" svg:y="10.301cm"><draw:text-box><text:p text:style-name="P209"><text:span text:style-name="T203">pertenece_a</text:span></text:p></draw:text-box></draw:frame><draw:frame draw:style-name="gr329" draw:text-style-name="P210" svg:width="2.587cm" svg:height="0.823cm" svg:x="15.475cm" svg:y="7.802cm"><draw:text-box><text:p text:style-name="P209"><text:span text:style-name="T203">esta_compuesto</text:span></text:p></draw:text-box></draw:frame></draw:g></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5"/>
      <text:p text:style-name="P105"/>
      <text:p text:style-name="P105"/>
      <text:p text:style-name="P105"/>
      <text:p text:style-name="P105"/>
      <text:p text:style-name="P105"/>
      <text:p text:style-name="P105"/>
      <text:p text:style-name="P105">Figura 4.</text:p>
      <text:p text:style-name="P70"/>
      <text:p text:style-name="P70"/>
      <text:p text:style-name="P70"/>
      <text:p text:style-name="P70"/>
      <text:p text:style-name="P70"><text:soft-page-break/><text:tab/><text:span text:style-name="T133">Tipo de Interrelación <text:s/></text:span><text:span text:style-name="T86">Proveedor</text:span><text:span text:style-name="T80">/</text:span><text:span text:style-name="T86">MateriaPrima</text:span><text:span text:style-name="T80"> (</text:span><text:span text:style-name="T86">P</text:span><text:span text:style-name="T80">-</text:span><text:span text:style-name="T86">MP</text:span><text:span text:style-name="T83">)</text:span> representa <text:span text:style-name="T138">las materias primas <text:s/>que cada proveedor distribuye, la interrelación participa con cardinalidades N:N. Varios proveedores pueden distribuir la misma materia prima. Ambas entidades participan con cardinalidades (1,N). Figura 4.</text:span></text:p>
      <text:p text:style-name="P70"/>
      <text:p text:style-name="P71"><text:tab/><text:span text:style-name="T133">Tipo de Interrelación <text:s/></text:span><text:span text:style-name="T86">Proveedor</text:span><text:span text:style-name="T80">/</text:span><text:span text:style-name="T87">Comercial</text:span><text:span text:style-name="T80"> (</text:span><text:span text:style-name="T86">P</text:span><text:span text:style-name="T80">-</text:span><text:span text:style-name="T87">C</text:span><text:span text:style-name="T88">O</text:span><text:span text:style-name="T83">)</text:span> representa <text:span text:style-name="T139">los comerciales que poseen los proveedores y son los encargados de recibir los pedidos de la empresa, un proveedor puede no tener comerciales mientra que un comercial solo puede trabajar con un proveedor, la interrelación participa con cardinalidades 1:N. La entidad Proveedor participa con cardinalidades (1,1) y la entidad Comercial participa con cardinalidades (0,N). Figura 4.</text:span></text:p>
      <text:p text:style-name="P71"/>
      <text:p text:style-name="P72"><text:tab/><text:span text:style-name="T133">Tipo de Interrelación <text:s/></text:span><text:span text:style-name="T86">Proveedor</text:span><text:span text:style-name="T80">/</text:span><text:span text:style-name="T87">Com</text:span><text:span text:style-name="T89">pr</text:span><text:span text:style-name="T87">a</text:span><text:span text:style-name="T89">s</text:span><text:span text:style-name="T80"> (</text:span><text:span text:style-name="T86">P</text:span><text:span text:style-name="T80">-</text:span><text:span text:style-name="T87">C</text:span><text:span text:style-name="T89">P</text:span><text:span text:style-name="T83">)</text:span> representa <text:span text:style-name="T139">las compras que se les realiza a los proveedores, una compra solo se le puede realizar a un proveedor y a un <text:s/>proveedor se le puede realizar varias compras, la interrelación participa con cardinalidades 1:N. La entidad Proveedor participa con cardinalidades (1,1) y la entidad Compras participa con cardinalidades (1,N). Figura 4.</text:span></text:p>
      <text:p text:style-name="P72"/>
      <text:p text:style-name="P73"><text:tab/><text:span text:style-name="T133">Tipo de Interrelación <text:s/></text:span><text:span text:style-name="T87">Com</text:span><text:span text:style-name="T89">pr</text:span><text:span text:style-name="T87">a</text:span><text:span text:style-name="T89">s/</text:span><text:span text:style-name="T90">Stock</text:span><text:span text:style-name="T80"> </text:span><text:span text:style-name="T90">(</text:span><text:span text:style-name="T87">C</text:span><text:span text:style-name="T89">P-</text:span><text:span text:style-name="T90">S</text:span><text:span text:style-name="T83">)</text:span> representa <text:span text:style-name="T140">el stock que tenemos en almacén, que serán las compras realizadas, la interrelación participa con cardinalidades 1:N. La entidad Stock participa con cardinalidades (1,1) y la entidad Compras participa con cardinalidades (1,N). Figura 4.</text:span></text:p>
      <text:p text:style-name="P73"/>
      <text:p text:style-name="P72"><draw:g text:anchor-type="paragraph" draw:z-index="49" draw:name="Forma26" draw:style-name="gr2"><draw:custom-shape draw:style-name="gr315" draw:text-style-name="P217" svg:width="2.603cm" svg:height="1.001cm" svg:x="-0.002cm" svg:y="0.199cm"><text:p text:style-name="P205"><text:span text:style-name="T197">Articulo</text:span></text:p><draw:enhanced-geometry svg:viewBox="0 0 21600 21600" draw:type="rectangle" draw:enhanced-path="M 0 0 L 21600 0 21600 21600 0 21600 0 0 Z N"/></draw:custom-shape><draw:custom-shape draw:style-name="gr315" draw:text-style-name="P211" svg:width="2.603cm" svg:height="1.001cm" svg:x="7.198cm" svg:y="0.198cm"><text:p text:style-name="P205"><text:span text:style-name="T199">Lote</text:span></text:p><draw:enhanced-geometry svg:viewBox="0 0 21600 21600" draw:mirror-horizontal="false" draw:mirror-vertical="false" draw:type="rectangle" draw:enhanced-path="M 0 0 L 21600 0 21600 21600 0 21600 0 0 Z N"/></draw:custom-shape><draw:custom-shape draw:style-name="gr310" draw:text-style-name="P207" svg:width="1.301cm" svg:height="1.101cm" svg:x="4.298cm" svg:y="0.101cm"><text:p text:style-name="P205"><text:span text:style-name="T198">A-L</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311" draw:text-style-name="P208" svg:x1="2.598cm" svg:y1="0.701cm" svg:x2="4.198cm" svg:y2="0.701cm"><text:p/></draw:line><draw:line draw:style-name="gr311" draw:text-style-name="P208" svg:x1="7.197cm" svg:y1="0.701cm" svg:x2="5.597cm" svg:y2="0.702cm"><text:p/></draw:line><draw:frame draw:style-name="gr316" draw:text-style-name="P210" svg:width="1.086cm" svg:height="0.823cm" svg:x="3cm" svg:y="0.002cm"><draw:text-box><text:p text:style-name="P209"><text:span text:style-name="T203">(1,1)</text:span></text:p></draw:text-box></draw:frame><draw:frame draw:style-name="gr313" draw:text-style-name="P210" svg:width="1.133cm" svg:height="0.823cm" svg:x="5.699cm" svg:y="0.002cm"><draw:text-box><text:p text:style-name="P209"><text:span text:style-name="T203">(1,N)</text:span></text:p></draw:text-box></draw:frame><draw:frame draw:style-name="gr329" draw:text-style-name="P210" svg:width="2.587cm" svg:height="0.823cm" svg:x="2.598cm" svg:y="1.147cm"><draw:text-box><text:p text:style-name="P209"><text:span text:style-name="T203">esta_compuesto</text:span></text:p></draw:text-box></draw:frame><draw:frame draw:style-name="gr330" draw:text-style-name="P210" svg:width="1.668cm" svg:height="0.823cm" svg:x="5.399cm" svg:y="1.147cm"><draw:text-box><text:p text:style-name="P209"><text:span text:style-name="T203">compone</text:span></text:p></draw:text-box></draw:frame><draw:custom-shape draw:style-name="gr333" draw:text-style-name="P213" svg:width="1.301cm" svg:height="1.101cm" svg:x="14.979cm" svg:y="2.89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311" draw:text-style-name="P208" svg:x1="15.577cm" svg:y1="5.796cm" svg:x2="15.577cm" svg:y2="4.196cm"><text:p/></draw:line><draw:frame draw:style-name="gr312" draw:text-style-name="P210" svg:width="0.944cm" svg:height="0.823cm" svg:x="16.18cm" svg:y="3.143cm"><draw:text-box><text:p text:style-name="P209"><text:span text:style-name="T203">N:1</text:span></text:p></draw:text-box></draw:frame><draw:line draw:style-name="gr311" draw:text-style-name="P208" svg:x1="15.577cm" svg:y1="1.195cm" svg:x2="15.577cm" svg:y2="2.795cm"><text:p/></draw:line><draw:frame draw:style-name="gr332" draw:text-style-name="P210" svg:width="1.131cm" svg:height="0.823cm" svg:x="14.351cm" svg:y="4.397cm"><draw:text-box><text:p text:style-name="P209"><text:span text:style-name="T203">(1,1)</text:span></text:p></draw:text-box></draw:frame><draw:frame draw:style-name="gr313" draw:text-style-name="P210" svg:width="1.133cm" svg:height="0.823cm" svg:x="14.197cm" svg:y="1.896cm"><draw:text-box><text:p text:style-name="P209"><text:span text:style-name="T203">(1,N)</text:span></text:p></draw:text-box></draw:frame><draw:frame draw:style-name="gr317" draw:text-style-name="P210" svg:width="1.274cm" svg:height="0.823cm" svg:x="15.907cm" svg:y="1.896cm"><draw:text-box><text:p text:style-name="P209"><text:span text:style-name="T203">posee</text:span></text:p></draw:text-box></draw:frame><draw:custom-shape draw:style-name="gr343" draw:text-style-name="P214" svg:width="2.601cm" svg:height="1.003cm" svg:x="14.278cm" svg:y="5.796cm"><text:p text:style-name="P205"><text:span text:style-name="T201">MateriaPrima</text:span></text:p><draw:enhanced-geometry svg:viewBox="0 0 21600 21600" draw:mirror-horizontal="false" draw:mirror-vertical="false" draw:type="rectangle" draw:enhanced-path="M 0 0 L 21600 0 21600 21600 0 21600 0 0 Z N"/></draw:custom-shape><draw:custom-shape draw:style-name="gr333" draw:text-style-name="P207" svg:width="1.301cm" svg:height="1.101cm" svg:x="11.499cm" svg:y="0.099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311" draw:text-style-name="P208" svg:x1="9.799cm" svg:y1="0.699cm" svg:x2="11.399cm" svg:y2="0.699cm"><text:p/></draw:line><draw:line draw:style-name="gr311" draw:text-style-name="P208" svg:x1="14.399cm" svg:y1="0.699cm" svg:x2="12.799cm" svg:y2="0.7cm"><text:p/></draw:line><draw:frame draw:style-name="gr316" draw:text-style-name="P210" svg:width="1.086cm" svg:height="0.823cm" svg:x="10.199cm" svg:y="0cm"><draw:text-box><text:p text:style-name="P209"><text:span text:style-name="T203">(1,1)</text:span></text:p></draw:text-box></draw:frame><draw:frame draw:style-name="gr313" draw:text-style-name="P210" svg:width="1.133cm" svg:height="0.823cm" svg:x="12.899cm" svg:y="0cm"><draw:text-box><text:p text:style-name="P209"><text:span text:style-name="T203">(1,N)</text:span></text:p></draw:text-box></draw:frame><draw:frame draw:style-name="gr317" draw:text-style-name="P210" svg:width="1.274cm" svg:height="0.823cm" svg:x="12.7cm" svg:y="1.147cm"><draw:text-box><text:p text:style-name="P209"><text:span text:style-name="T203">posee</text:span></text:p></draw:text-box></draw:frame><draw:custom-shape draw:style-name="gr321" draw:text-style-name="P211" svg:width="2.802cm" svg:height="1.2cm" svg:x="14.398cm" svg:y="0.095cm"><text:p/><draw:enhanced-geometry svg:viewBox="0 0 21600 21600" draw:mirror-horizontal="false" draw:mirror-vertical="false" draw:type="rectangle" draw:enhanced-path="M 0 0 L 21600 0 21600 21600 0 21600 0 0 Z N"/></draw:custom-shape><draw:custom-shape draw:style-name="gr315" draw:text-style-name="P214" svg:width="2.603cm" svg:height="1.001cm" svg:x="14.499cm" svg:y="0.196cm"><text:p text:style-name="P205"><text:span text:style-name="T201">LoteDetalle</text:span></text:p><draw:enhanced-geometry svg:viewBox="0 0 21600 21600" draw:mirror-horizontal="false" draw:mirror-vertical="false" draw:type="rectangle" draw:enhanced-path="M 0 0 L 21600 0 21600 21600 0 21600 0 0 Z N"/></draw:custom-shape><draw:frame draw:style-name="gr339" draw:text-style-name="P210" svg:width="1.761cm" svg:height="0.823cm" svg:x="9.999cm" svg:y="1.147cm"><draw:text-box><text:p text:style-name="P209"><text:span text:style-name="T203">pertenece</text:span></text:p></draw:text-box></draw:frame><draw:line draw:style-name="gr322" draw:text-style-name="P208" svg:x1="11.998cm" svg:y1="0.397cm" svg:x2="11.998cm" svg:y2="0.897cm"><text:p/></draw:line><draw:frame draw:style-name="gr344" draw:text-style-name="P215" svg:width="1.041cm" svg:height="0.763cm" svg:x="11.899cm" svg:y="0.397cm"><draw:text-box><text:p text:style-name="P209"><text:span text:style-name="T202">L-LD</text:span></text:p></draw:text-box></draw:frame><draw:frame draw:style-name="gr338" draw:text-style-name="P216" svg:width="0.717cm" svg:height="0.708cm" svg:x="11.499cm" svg:y="0.397cm"><draw:text-box><text:p text:style-name="P209"><text:span text:style-name="T204">ID</text:span></text:p></draw:text-box></draw:frame><draw:line draw:style-name="gr322" draw:text-style-name="P208" svg:x1="15.298cm" svg:y1="3.597cm" svg:x2="15.998cm" svg:y2="3.597cm"><text:p/></draw:line><draw:frame draw:style-name="gr324" draw:text-style-name="P216" svg:width="0.787cm" svg:height="0.708cm" svg:x="15.298cm" svg:y="3.498cm"><draw:text-box><text:p text:style-name="P209"><text:span text:style-name="T204">EX</text:span></text:p></draw:text-box></draw:frame><draw:frame draw:style-name="gr345" draw:text-style-name="P215" svg:width="1.274cm" svg:height="0.763cm" svg:x="15.099cm" svg:y="3.096cm"><draw:text-box><text:p text:style-name="P209"><text:span text:style-name="T202">LD-MP</text:span></text:p></draw:text-box></draw:frame></draw:g></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06">Figura 5.</text:p>
      <text:p text:style-name="P72"/>
      <text:p text:style-name="P72"/>
      <text:p text:style-name="P74"><text:tab/><text:span text:style-name="T133">Tipo de Interrelación <text:s/></text:span><text:span text:style-name="T84">Articulo</text:span><text:span text:style-name="T80">/</text:span><text:span text:style-name="T91">Lote</text:span><text:span text:style-name="T80"> (</text:span><text:span text:style-name="T84">A</text:span><text:span text:style-name="T80">-</text:span><text:span text:style-name="T91">L</text:span><text:span text:style-name="T83">)</text:span> representa <text:span text:style-name="T141">la asignación de un lote en la creación de los artículos ,la interrelación participa con cardinalidades 1:N. La entidad Articulo participa con cardinalidades (1,1) mientras que Lote participa con cardinalidades (1,N). Figura 5.</text:span></text:p>
      <text:p text:style-name="P74"/>
      <text:p text:style-name="P74"/>
      <text:p text:style-name="P74"/>
      <text:p text:style-name="P74"/>
      <text:p text:style-name="P74"/>
      <text:p text:style-name="P75"><text:soft-page-break/><text:tab/><text:span text:style-name="T133">Tipo de Interrelación <text:s/></text:span><text:span text:style-name="T91">Lote/</text:span><text:span text:style-name="T92">LoteDetalle</text:span><text:span text:style-name="T80"> (</text:span><text:span text:style-name="T91">L-</text:span><text:span text:style-name="T92">LD</text:span><text:span text:style-name="T83">)</text:span> representa <text:span text:style-name="T142">el conjunto de materias primas usadas para la fabricación de un artículo asignado a un lote, un lote posee varias lineas de detalle mientras que una linea de detalle solo pertenece a un lote, la interrelación participa con cardinalidades 1:N. La entidad Lote participa con cardinalidades (1,1) mientras que LoteDetalle participa con cardinalidades (1,N). Figura 5.</text:span></text:p>
      <text:p text:style-name="P75"/>
      <text:p text:style-name="P76"><text:span text:style-name="T133"><text:tab/>Tipo de Interrelación <text:s/></text:span><text:span text:style-name="T92">LoteDetalle/</text:span><text:span text:style-name="T93">MateriaPrima</text:span><text:span text:style-name="T80"> (</text:span><text:span text:style-name="T92">LD-</text:span><text:span text:style-name="T93">MP</text:span><text:span text:style-name="T83">)</text:span> representa <text:span text:style-name="T143">las materias primas con las que fabrica el artículo y pertenecen al lote asignado al articulo, la interrelación participa con cardinalidades 1:N. La entidad LoteDetalle participa con cardinalidades (1,1) mientras que MateriaPrima participa con cardinalidades (1,N). Figura 5.</text:span></text:p>
      <text:p text:style-name="P76"/>
      <text:p text:style-name="P76"/>
      <text:p text:style-name="P75"/>
      <text:p text:style-name="P75"><draw:g text:anchor-type="paragraph" draw:z-index="51" draw:name="Forma27" draw:style-name="gr2"><draw:custom-shape draw:style-name="gr309" draw:text-style-name="P217" svg:width="2.603cm" svg:height="1.003cm" svg:x="-0.028cm" svg:y="-0.146cm"><text:p text:style-name="P205"><text:span text:style-name="T197">Cliente</text:span></text:p><draw:enhanced-geometry svg:viewBox="0 0 21600 21600" draw:type="rectangle" draw:enhanced-path="M 0 0 L 21600 0 21600 21600 0 21600 0 0 Z N"/></draw:custom-shape><draw:custom-shape draw:style-name="gr309" draw:text-style-name="P211" svg:width="2.603cm" svg:height="1.003cm" svg:x="7.172cm" svg:y="-0.148cm"><text:p text:style-name="P205"><text:span text:style-name="T199">Factura</text:span></text:p><draw:enhanced-geometry svg:viewBox="0 0 21600 21600" draw:type="rectangle" draw:enhanced-path="M 0 0 L 21600 0 21600 21600 0 21600 0 0 Z N"/></draw:custom-shape><draw:custom-shape draw:style-name="gr318" draw:text-style-name="P207" svg:width="1.301cm" svg:height="1.103cm" svg:x="4.272cm" svg:y="-0.247cm"><text:p text:style-name="P205"><text:span text:style-name="T198">C-F</text:span></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2.572cm" svg:y1="0.356cm" svg:x2="4.172cm" svg:y2="0.356cm"><text:p/></draw:line><draw:line draw:style-name="gr311" draw:text-style-name="P208" svg:x1="7.172cm" svg:y1="0.356cm" svg:x2="5.572cm" svg:y2="0.357cm"><text:p/></draw:line><draw:frame draw:style-name="gr312" draw:text-style-name="P210" svg:width="0.944cm" svg:height="0.823cm" svg:x="4.473cm" svg:y="-1cm"><draw:text-box><text:p text:style-name="P209"><text:span text:style-name="T203">1:N</text:span></text:p></draw:text-box></draw:frame><draw:frame draw:style-name="gr316" draw:text-style-name="P210" svg:width="1.086cm" svg:height="0.823cm" svg:x="2.974cm" svg:y="-0.344cm"><draw:text-box><text:p text:style-name="P209"><text:span text:style-name="T203">(1,1)</text:span></text:p></draw:text-box></draw:frame><draw:frame draw:style-name="gr313" draw:text-style-name="P210" svg:width="1.133cm" svg:height="0.823cm" svg:x="5.673cm" svg:y="-0.344cm"><draw:text-box><text:p text:style-name="P209"><text:span text:style-name="T203">(1,N)</text:span></text:p></draw:text-box></draw:frame><draw:frame draw:style-name="gr329" draw:text-style-name="P210" svg:width="2.587cm" svg:height="0.823cm" svg:x="2.572cm" svg:y="0.801cm"><draw:text-box><text:p text:style-name="P209"><text:span text:style-name="T203">es_facturada</text:span></text:p></draw:text-box></draw:frame><draw:frame draw:style-name="gr330" draw:text-style-name="P210" svg:width="1.668cm" svg:height="0.823cm" svg:x="5.373cm" svg:y="0.801cm"><draw:text-box><text:p text:style-name="P209"><text:span text:style-name="T203">posee</text:span></text:p></draw:text-box></draw:frame><draw:custom-shape draw:style-name="gr333" draw:text-style-name="P213" svg:width="1.301cm" svg:height="1.101cm" svg:x="14.976cm" svg:y="2.551cm"><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15.575cm" svg:y1="5.451cm" svg:x2="15.575cm" svg:y2="3.851cm"><text:p/></draw:line><draw:frame draw:style-name="gr312" draw:text-style-name="P210" svg:width="0.944cm" svg:height="0.823cm" svg:x="16.154cm" svg:y="2.798cm"><draw:text-box><text:p text:style-name="P209"><text:span text:style-name="T203">N:1</text:span></text:p></draw:text-box></draw:frame><draw:line draw:style-name="gr311" draw:text-style-name="P208" svg:x1="15.575cm" svg:y1="0.85cm" svg:x2="15.575cm" svg:y2="2.45cm"><text:p/></draw:line><draw:frame draw:style-name="gr332" draw:text-style-name="P210" svg:width="1.131cm" svg:height="0.823cm" svg:x="14.325cm" svg:y="4.052cm"><draw:text-box><text:p text:style-name="P209"><text:span text:style-name="T203">(1,1)</text:span></text:p></draw:text-box></draw:frame><draw:frame draw:style-name="gr313" draw:text-style-name="P210" svg:width="1.133cm" svg:height="0.823cm" svg:x="14.171cm" svg:y="1.551cm"><draw:text-box><text:p text:style-name="P209"><text:span text:style-name="T203">(1,N)</text:span></text:p></draw:text-box></draw:frame><draw:frame draw:style-name="gr339" draw:text-style-name="P210" svg:width="1.761cm" svg:height="0.823cm" svg:x="15.581cm" svg:y="1.551cm"><draw:text-box><text:p text:style-name="P209"><text:span text:style-name="T203">pertenece</text:span></text:p></draw:text-box></draw:frame><draw:custom-shape draw:style-name="gr315" draw:text-style-name="P212" svg:width="2.603cm" svg:height="1.001cm" svg:x="14.274cm" svg:y="5.452cm"><text:p text:style-name="P205"><text:span text:style-name="T194">Articulo</text:span></text:p><draw:enhanced-geometry svg:viewBox="0 0 21600 21600" draw:type="rectangle" draw:enhanced-path="M 0 0 L 21600 0 21600 21600 0 21600 0 0 Z N"/></draw:custom-shape><draw:custom-shape draw:style-name="gr333" draw:text-style-name="P207" svg:width="1.301cm" svg:height="1.101cm" svg:x="11.473cm" svg:y="-0.247cm"><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9.773cm" svg:y1="0.354cm" svg:x2="11.373cm" svg:y2="0.354cm"><text:p/></draw:line><draw:frame draw:style-name="gr312" draw:text-style-name="P210" svg:width="0.944cm" svg:height="0.823cm" svg:x="11.674cm" svg:y="-1cm"><draw:text-box><text:p text:style-name="P209"><text:span text:style-name="T203">1:N</text:span></text:p></draw:text-box></draw:frame><draw:line draw:style-name="gr311" draw:text-style-name="P208" svg:x1="14.374cm" svg:y1="0.354cm" svg:x2="12.774cm" svg:y2="0.355cm"><text:p/></draw:line><draw:frame draw:style-name="gr316" draw:text-style-name="P210" svg:width="1.086cm" svg:height="0.823cm" svg:x="10.173cm" svg:y="-0.346cm"><draw:text-box><text:p text:style-name="P209"><text:span text:style-name="T203">(1,1)</text:span></text:p></draw:text-box></draw:frame><draw:frame draw:style-name="gr313" draw:text-style-name="P210" svg:width="1.133cm" svg:height="0.823cm" svg:x="12.873cm" svg:y="-0.346cm"><draw:text-box><text:p text:style-name="P209"><text:span text:style-name="T203">(1,N)</text:span></text:p></draw:text-box></draw:frame><draw:frame draw:style-name="gr317" draw:text-style-name="P210" svg:width="1.274cm" svg:height="0.823cm" svg:x="12.674cm" svg:y="0.801cm"><draw:text-box><text:p text:style-name="P209"><text:span text:style-name="T203">posee</text:span></text:p></draw:text-box></draw:frame><draw:custom-shape draw:style-name="gr321" draw:text-style-name="P211" svg:width="2.802cm" svg:height="1.2cm" svg:x="14.372cm" svg:y="-0.249cm"><text:p/><draw:enhanced-geometry svg:viewBox="0 0 21600 21600" draw:type="rectangle" draw:enhanced-path="M 0 0 L 21600 0 21600 21600 0 21600 0 0 Z N"/></draw:custom-shape><draw:custom-shape draw:style-name="gr315" draw:text-style-name="P214" svg:width="2.603cm" svg:height="1.001cm" svg:x="14.473cm" svg:y="-0.15cm"><text:p text:style-name="P205"><text:span text:style-name="T201">FacturaDetalle</text:span></text:p><draw:enhanced-geometry svg:viewBox="0 0 21600 21600" draw:type="rectangle" draw:enhanced-path="M 0 0 L 21600 0 21600 21600 0 21600 0 0 Z N"/></draw:custom-shape><draw:frame draw:style-name="gr339" draw:text-style-name="P210" svg:width="1.761cm" svg:height="0.823cm" svg:x="9.973cm" svg:y="0.801cm"><draw:text-box><text:p text:style-name="P209"><text:span text:style-name="T203">pertenece</text:span></text:p></draw:text-box></draw:frame><draw:line draw:style-name="gr322" draw:text-style-name="P208" svg:x1="11.972cm" svg:y1="0.052cm" svg:x2="11.972cm" svg:y2="0.552cm"><text:p/></draw:line><draw:frame draw:style-name="gr351" draw:text-style-name="P215" svg:width="1.068cm" svg:height="0.763cm" svg:x="11.873cm" svg:y="0.051cm"><draw:text-box><text:p text:style-name="P209"><text:span text:style-name="T202">F-FD</text:span></text:p></draw:text-box></draw:frame><draw:frame draw:style-name="gr338" draw:text-style-name="P216" svg:width="0.717cm" svg:height="0.708cm" svg:x="11.473cm" svg:y="0.051cm"><draw:text-box><text:p text:style-name="P209"><text:span text:style-name="T204">ID</text:span></text:p></draw:text-box></draw:frame><draw:line draw:style-name="gr322" draw:text-style-name="P208" svg:x1="15.272cm" svg:y1="3.252cm" svg:x2="15.972cm" svg:y2="3.252cm"><text:p/></draw:line><draw:frame draw:style-name="gr324" draw:text-style-name="P216" svg:width="0.787cm" svg:height="0.708cm" svg:x="15.272cm" svg:y="3.152cm"><draw:text-box><text:p text:style-name="P209"><text:span text:style-name="T204">EX</text:span></text:p></draw:text-box></draw:frame><draw:frame draw:style-name="gr349" draw:text-style-name="P215" svg:width="1.265cm" svg:height="0.763cm" svg:x="15.073cm" svg:y="2.752cm"><draw:text-box><text:p text:style-name="P209"><text:span text:style-name="T202">FD-A</text:span></text:p></draw:text-box></draw:frame><draw:frame draw:style-name="gr329" draw:text-style-name="P210" svg:width="2.587cm" svg:height="0.823cm" svg:x="15.482cm" svg:y="4.052cm"><draw:text-box><text:p text:style-name="P209"><text:span text:style-name="T203">esta_compuesto</text:span></text:p></draw:text-box></draw:frame><draw:custom-shape draw:style-name="gr310" draw:text-style-name="P213" svg:width="1.301cm" svg:height="1.101cm" svg:x="7.675cm" svg:y="2.551cm"><text:p text:style-name="P205"><text:span text:style-name="T195">F-TI</text:span></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8.276cm" svg:y1="5.452cm" svg:x2="8.276cm" svg:y2="3.852cm"><text:p/></draw:line><draw:line draw:style-name="gr311" draw:text-style-name="P208" svg:x1="8.276cm" svg:y1="0.851cm" svg:x2="8.276cm" svg:y2="2.451cm"><text:p/></draw:line><draw:custom-shape draw:style-name="gr309" draw:text-style-name="P212" svg:width="2.603cm" svg:height="1.003cm" svg:x="6.973cm" svg:y="5.452cm"><text:p text:style-name="P205"><text:span text:style-name="T194">TipoIva</text:span></text:p><draw:enhanced-geometry svg:viewBox="0 0 21600 21600" draw:type="rectangle" draw:enhanced-path="M 0 0 L 21600 0 21600 21600 0 21600 0 0 Z N"/></draw:custom-shape><draw:frame draw:style-name="gr312" draw:text-style-name="P210" svg:width="0.944cm" svg:height="0.823cm" svg:x="8.853cm" svg:y="2.799cm"><draw:text-box><text:p text:style-name="P209"><text:span text:style-name="T203">N:1</text:span></text:p></draw:text-box></draw:frame><draw:frame draw:style-name="gr332" draw:text-style-name="P210" svg:width="1.131cm" svg:height="0.823cm" svg:x="7.024cm" svg:y="4.054cm"><draw:text-box><text:p text:style-name="P209"><text:span text:style-name="T203">(1,1)</text:span></text:p></draw:text-box></draw:frame><draw:frame draw:style-name="gr313" draw:text-style-name="P210" svg:width="1.133cm" svg:height="0.823cm" svg:x="6.871cm" svg:y="1.552cm"><draw:text-box><text:p text:style-name="P209"><text:span text:style-name="T203">(1,N)</text:span></text:p></draw:text-box></draw:frame><draw:frame draw:style-name="gr347" draw:text-style-name="P210" svg:width="1.274cm" svg:height="0.724cm" svg:x="8.373cm" svg:y="4.129cm"><draw:text-box><text:p text:style-name="P209"><text:span text:style-name="T203">posee</text:span></text:p></draw:text-box></draw:frame><draw:frame draw:style-name="gr339" draw:text-style-name="P210" svg:width="1.761cm" svg:height="0.823cm" svg:x="8.373cm" svg:y="1.452cm"><draw:text-box><text:p text:style-name="P209"><text:span text:style-name="T203">pertenece</text:span></text:p></draw:text-box></draw:frame><draw:custom-shape draw:style-name="gr352" draw:text-style-name="P211" svg:width="0.602cm" svg:height="0.703cm" svg:x="6.274cm" svg:y="2.2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7" draw:text-style-name="P211" svg:width="0.602cm" svg:height="0.701cm" svg:x="6.274cm" svg:y="3.25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22" draw:text-style-name="P208" svg:x1="7.673cm" svg:y1="3.052cm" svg:x2="6.973cm" svg:y2="2.652cm"><text:p/></draw:line><draw:line draw:style-name="gr322" draw:text-style-name="P208" svg:x1="7.673cm" svg:y1="3.052cm" svg:x2="6.973cm" svg:y2="3.552cm"><text:p/></draw:line><draw:frame draw:style-name="gr353" draw:text-style-name="P210" svg:width="1.463cm" svg:height="0.724cm" svg:x="4.973cm" svg:y="2.33cm"><draw:text-box><text:p text:style-name="P209"><text:span text:style-name="T203">recargo</text:span></text:p></draw:text-box></draw:frame><draw:frame draw:style-name="gr347" draw:text-style-name="P210" svg:width="1.274cm" svg:height="0.724cm" svg:x="5.474cm" svg:y="3.33cm"><draw:text-box><text:p text:style-name="P209"><text:span text:style-name="T203">iva</text:span></text:p></draw:text-box></draw:frame><draw:custom-shape draw:style-name="gr352" draw:text-style-name="P211" svg:width="0.602cm" svg:height="0.703cm" svg:x="13.575cm" svg:y="2.2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22" draw:text-style-name="P208" svg:x1="14.975cm" svg:y1="3.052cm" svg:x2="14.275cm" svg:y2="2.652cm"><text:p/></draw:line><draw:frame draw:style-name="gr354" draw:text-style-name="P210" svg:width="1.461cm" svg:height="0.724cm" svg:x="12.273cm" svg:y="2.33cm"><draw:text-box><text:p text:style-name="P209"><text:span text:style-name="T203">lote</text:span></text:p></draw:text-box></draw:frame></draw:g></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08">Figura 6.</text:p>
      <text:p text:style-name="P107"/>
      <text:p text:style-name="P76"><text:span text:style-name="T133"><text:tab/>Tipo de Interrelación <text:s/></text:span><text:span text:style-name="T93">Factura</text:span><text:span text:style-name="T80">/</text:span><text:span text:style-name="T93">Cliente</text:span><text:span text:style-name="T80"> (</text:span><text:span text:style-name="T93">F</text:span><text:span text:style-name="T80">-</text:span><text:span text:style-name="T93">C</text:span><text:span text:style-name="T83">)</text:span> representa <text:span text:style-name="T141">las facturas de los clientes, un cliente puede tener muchas facturas y una factura solo puede pertenecer a un cliente, la interrelación participa con cardinalidades 1:N. La entidad Cliente participa con cardinalidades (1,1) mientras que Factura participa con cardinalidades (1,N). Figura 6.</text:span></text:p>
      <text:p text:style-name="P76"/>
      <text:p text:style-name="P77"><text:span text:style-name="T133"><text:tab/>Tipo de Interrelación <text:s/></text:span><text:span text:style-name="T93">Factura</text:span><text:span text:style-name="T80">/</text:span><text:span text:style-name="T94">FacturaDetalle</text:span><text:span text:style-name="T80"> (</text:span><text:span text:style-name="T93">F</text:span><text:span text:style-name="T80">-</text:span><text:span text:style-name="T94">FD</text:span><text:span text:style-name="T83">)</text:span> representa <text:span text:style-name="T141">las lineas de detalle de cada factura, la interrelación participa con cardinalidades 1:N. La entidad Factura participa con cardinalidades (1,1) mientras que FacturaDetalle participa con cardinalidades (1,N). Figura 6.</text:span></text:p>
      <text:p text:style-name="P77"/>
      <text:p text:style-name="P78"><text:span text:style-name="T133"><text:tab/>Tipo de Interrelación <text:s/></text:span><text:span text:style-name="T93">Factura</text:span><text:span text:style-name="T80">/</text:span><text:span text:style-name="T95">TipoIva</text:span><text:span text:style-name="T80"> (</text:span><text:span text:style-name="T93">F</text:span><text:span text:style-name="T80">-</text:span><text:span text:style-name="T95">TI</text:span><text:span text:style-name="T83">)</text:span> representa <text:span text:style-name="T144">el tipo de iva y el recargo que lleva una factura, la interrelación participa con cardinalidades 1:N. La entidad TipoIva participa con cardinalidades (1,1) mientras que Factura participa con cardinalidades (1,N). Figura 6.</text:span></text:p>
      <text:p text:style-name="P78"/>
      <text:p text:style-name="P79"><text:span text:style-name="T133"><text:tab/>Tipo de Interrelación <text:s/></text:span><text:span text:style-name="T96">Articulo</text:span><text:span text:style-name="T80">/</text:span><text:span text:style-name="T94">FacturaDetalle</text:span><text:span text:style-name="T80"> (</text:span><text:span text:style-name="T93">F</text:span><text:span text:style-name="T80">-</text:span><text:span text:style-name="T94">FD</text:span><text:span text:style-name="T83">)</text:span> representa <text:span text:style-name="T141">los artículos de las <text:s/>lineas de detalle de cada factura, la interrelación participa con cardinalidades 1:N. La entidad Articulo participa con cardinalidades (1,1) mientras que FacturaDetalle participa con cardinalidades (1,N). Figura 6.</text:span></text:p>
      <text:p text:style-name="P79"><text:soft-page-break/></text:p>
      <text:p text:style-name="P79"><draw:g text:anchor-type="paragraph" draw:z-index="52" draw:name="Forma28" draw:style-name="gr2"><draw:custom-shape draw:style-name="gr309" draw:text-style-name="P217" svg:width="2.603cm" svg:height="1.003cm" svg:x="-0.028cm" svg:y="0.854cm"><text:p text:style-name="P205"><text:span text:style-name="T197">Cliente</text:span></text:p><draw:enhanced-geometry svg:viewBox="0 0 21600 21600" draw:type="rectangle" draw:enhanced-path="M 0 0 L 21600 0 21600 21600 0 21600 0 0 Z N"/></draw:custom-shape><draw:custom-shape draw:style-name="gr309" draw:text-style-name="P211" svg:width="2.603cm" svg:height="1.003cm" svg:x="7.172cm" svg:y="0.852cm"><text:p text:style-name="P205"><text:span text:style-name="T199">Albaran</text:span></text:p><draw:enhanced-geometry svg:viewBox="0 0 21600 21600" draw:type="rectangle" draw:enhanced-path="M 0 0 L 21600 0 21600 21600 0 21600 0 0 Z N"/></draw:custom-shape><draw:custom-shape draw:style-name="gr318" draw:text-style-name="P207" svg:width="1.301cm" svg:height="1.103cm" svg:x="4.272cm" svg:y="0.753cm"><text:p text:style-name="P205"><text:span text:style-name="T198">C-A</text:span></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2.572cm" svg:y1="1.356cm" svg:x2="4.172cm" svg:y2="1.356cm"><text:p/></draw:line><draw:line draw:style-name="gr311" draw:text-style-name="P208" svg:x1="7.172cm" svg:y1="1.356cm" svg:x2="5.572cm" svg:y2="1.357cm"><text:p/></draw:line><draw:frame draw:style-name="gr312" draw:text-style-name="P210" svg:width="0.944cm" svg:height="0.823cm" svg:x="4.473cm" svg:y="0cm"><draw:text-box><text:p text:style-name="P209"><text:span text:style-name="T203">1:N</text:span></text:p></draw:text-box></draw:frame><draw:frame draw:style-name="gr316" draw:text-style-name="P210" svg:width="1.086cm" svg:height="0.823cm" svg:x="2.974cm" svg:y="0.656cm"><draw:text-box><text:p text:style-name="P209"><text:span text:style-name="T203">(1,1)</text:span></text:p></draw:text-box></draw:frame><draw:frame draw:style-name="gr313" draw:text-style-name="P210" svg:width="1.133cm" svg:height="0.823cm" svg:x="5.673cm" svg:y="0.656cm"><draw:text-box><text:p text:style-name="P209"><text:span text:style-name="T203">(1,N)</text:span></text:p></draw:text-box></draw:frame><draw:frame draw:style-name="gr329" draw:text-style-name="P210" svg:width="2.587cm" svg:height="0.823cm" svg:x="2.572cm" svg:y="1.801cm"><draw:text-box><text:p text:style-name="P209"><text:span text:style-name="T203">es_facturada</text:span></text:p></draw:text-box></draw:frame><draw:frame draw:style-name="gr330" draw:text-style-name="P210" svg:width="1.668cm" svg:height="0.823cm" svg:x="5.373cm" svg:y="1.801cm"><draw:text-box><text:p text:style-name="P209"><text:span text:style-name="T203">posee</text:span></text:p></draw:text-box></draw:frame><draw:custom-shape draw:style-name="gr333" draw:text-style-name="P213" svg:width="1.301cm" svg:height="1.101cm" svg:x="14.976cm" svg:y="3.551cm"><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15.575cm" svg:y1="6.451cm" svg:x2="15.575cm" svg:y2="4.851cm"><text:p/></draw:line><draw:frame draw:style-name="gr312" draw:text-style-name="P210" svg:width="0.944cm" svg:height="0.823cm" svg:x="16.154cm" svg:y="3.798cm"><draw:text-box><text:p text:style-name="P209"><text:span text:style-name="T203">N:1</text:span></text:p></draw:text-box></draw:frame><draw:line draw:style-name="gr311" draw:text-style-name="P208" svg:x1="15.575cm" svg:y1="1.85cm" svg:x2="15.575cm" svg:y2="3.45cm"><text:p/></draw:line><draw:frame draw:style-name="gr332" draw:text-style-name="P210" svg:width="1.131cm" svg:height="0.823cm" svg:x="14.325cm" svg:y="5.052cm"><draw:text-box><text:p text:style-name="P209"><text:span text:style-name="T203">(1,1)</text:span></text:p></draw:text-box></draw:frame><draw:frame draw:style-name="gr313" draw:text-style-name="P210" svg:width="1.133cm" svg:height="0.823cm" svg:x="14.171cm" svg:y="2.551cm"><draw:text-box><text:p text:style-name="P209"><text:span text:style-name="T203">(1,N)</text:span></text:p></draw:text-box></draw:frame><draw:frame draw:style-name="gr339" draw:text-style-name="P210" svg:width="1.761cm" svg:height="0.823cm" svg:x="15.581cm" svg:y="2.551cm"><draw:text-box><text:p text:style-name="P209"><text:span text:style-name="T203">pertenece</text:span></text:p></draw:text-box></draw:frame><draw:custom-shape draw:style-name="gr315" draw:text-style-name="P212" svg:width="2.603cm" svg:height="1.001cm" svg:x="14.274cm" svg:y="6.452cm"><text:p text:style-name="P205"><text:span text:style-name="T194">Articulo</text:span></text:p><draw:enhanced-geometry svg:viewBox="0 0 21600 21600" draw:type="rectangle" draw:enhanced-path="M 0 0 L 21600 0 21600 21600 0 21600 0 0 Z N"/></draw:custom-shape><draw:custom-shape draw:style-name="gr333" draw:text-style-name="P207" svg:width="1.301cm" svg:height="1.101cm" svg:x="11.473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9.773cm" svg:y1="1.354cm" svg:x2="11.373cm" svg:y2="1.354cm"><text:p/></draw:line><draw:frame draw:style-name="gr312" draw:text-style-name="P210" svg:width="0.944cm" svg:height="0.823cm" svg:x="11.674cm" svg:y="0cm"><draw:text-box><text:p text:style-name="P209"><text:span text:style-name="T203">1:N</text:span></text:p></draw:text-box></draw:frame><draw:line draw:style-name="gr311" draw:text-style-name="P208" svg:x1="14.374cm" svg:y1="1.354cm" svg:x2="12.774cm" svg:y2="1.355cm"><text:p/></draw:line><draw:frame draw:style-name="gr316" draw:text-style-name="P210" svg:width="1.086cm" svg:height="0.823cm" svg:x="10.173cm" svg:y="0.654cm"><draw:text-box><text:p text:style-name="P209"><text:span text:style-name="T203">(1,1)</text:span></text:p></draw:text-box></draw:frame><draw:frame draw:style-name="gr313" draw:text-style-name="P210" svg:width="1.133cm" svg:height="0.823cm" svg:x="12.873cm" svg:y="0.654cm"><draw:text-box><text:p text:style-name="P209"><text:span text:style-name="T203">(1,N)</text:span></text:p></draw:text-box></draw:frame><draw:frame draw:style-name="gr317" draw:text-style-name="P210" svg:width="1.274cm" svg:height="0.823cm" svg:x="12.674cm" svg:y="1.801cm"><draw:text-box><text:p text:style-name="P209"><text:span text:style-name="T203">posee</text:span></text:p></draw:text-box></draw:frame><draw:custom-shape draw:style-name="gr321" draw:text-style-name="P211" svg:width="2.802cm" svg:height="1.2cm" svg:x="14.372cm" svg:y="0.751cm"><text:p/><draw:enhanced-geometry svg:viewBox="0 0 21600 21600" draw:type="rectangle" draw:enhanced-path="M 0 0 L 21600 0 21600 21600 0 21600 0 0 Z N"/></draw:custom-shape><draw:custom-shape draw:style-name="gr315" draw:text-style-name="P214" svg:width="2.603cm" svg:height="1.001cm" svg:x="14.473cm" svg:y="0.85cm"><text:p text:style-name="P205"><text:span text:style-name="T201">AlbaranDetalle</text:span></text:p><draw:enhanced-geometry svg:viewBox="0 0 21600 21600" draw:type="rectangle" draw:enhanced-path="M 0 0 L 21600 0 21600 21600 0 21600 0 0 Z N"/></draw:custom-shape><draw:frame draw:style-name="gr339" draw:text-style-name="P210" svg:width="1.761cm" svg:height="0.823cm" svg:x="9.973cm" svg:y="1.801cm"><draw:text-box><text:p text:style-name="P209"><text:span text:style-name="T203">pertenece</text:span></text:p></draw:text-box></draw:frame><draw:line draw:style-name="gr322" draw:text-style-name="P208" svg:x1="11.972cm" svg:y1="1.052cm" svg:x2="11.972cm" svg:y2="1.552cm"><text:p/></draw:line><draw:frame draw:style-name="gr346" draw:text-style-name="P215" svg:width="1.096cm" svg:height="0.763cm" svg:x="11.873cm" svg:y="1.051cm"><draw:text-box><text:p text:style-name="P209"><text:span text:style-name="T202">A-AD</text:span></text:p></draw:text-box></draw:frame><draw:frame draw:style-name="gr338" draw:text-style-name="P216" svg:width="0.717cm" svg:height="0.708cm" svg:x="11.473cm" svg:y="1.051cm"><draw:text-box><text:p text:style-name="P209"><text:span text:style-name="T204">ID</text:span></text:p></draw:text-box></draw:frame><draw:line draw:style-name="gr322" draw:text-style-name="P208" svg:x1="15.272cm" svg:y1="4.252cm" svg:x2="15.972cm" svg:y2="4.252cm"><text:p/></draw:line><draw:frame draw:style-name="gr324" draw:text-style-name="P216" svg:width="0.787cm" svg:height="0.708cm" svg:x="15.272cm" svg:y="4.152cm"><draw:text-box><text:p text:style-name="P209"><text:span text:style-name="T204">EX</text:span></text:p></draw:text-box></draw:frame><draw:frame draw:style-name="gr349" draw:text-style-name="P215" svg:width="1.265cm" svg:height="0.763cm" svg:x="15.073cm" svg:y="3.752cm"><draw:text-box><text:p text:style-name="P209"><text:span text:style-name="T202">FD-A</text:span></text:p></draw:text-box></draw:frame><draw:frame draw:style-name="gr329" draw:text-style-name="P210" svg:width="2.587cm" svg:height="0.823cm" svg:x="15.482cm" svg:y="5.052cm"><draw:text-box><text:p text:style-name="P209"><text:span text:style-name="T203">esta_compuesto</text:span></text:p></draw:text-box></draw:frame><draw:custom-shape draw:style-name="gr310" draw:text-style-name="P213" svg:width="1.301cm" svg:height="1.101cm" svg:x="7.675cm" svg:y="3.551cm"><text:p text:style-name="P205"><text:span text:style-name="T195">A-TI</text:span></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8.276cm" svg:y1="6.452cm" svg:x2="8.276cm" svg:y2="4.852cm"><text:p/></draw:line><draw:line draw:style-name="gr311" draw:text-style-name="P208" svg:x1="8.276cm" svg:y1="1.851cm" svg:x2="8.276cm" svg:y2="3.451cm"><text:p/></draw:line><draw:custom-shape draw:style-name="gr309" draw:text-style-name="P212" svg:width="2.603cm" svg:height="1.003cm" svg:x="6.973cm" svg:y="6.452cm"><text:p text:style-name="P205"><text:span text:style-name="T194">TipoIva</text:span></text:p><draw:enhanced-geometry svg:viewBox="0 0 21600 21600" draw:type="rectangle" draw:enhanced-path="M 0 0 L 21600 0 21600 21600 0 21600 0 0 Z N"/></draw:custom-shape><draw:frame draw:style-name="gr312" draw:text-style-name="P210" svg:width="0.944cm" svg:height="0.823cm" svg:x="8.853cm" svg:y="3.799cm"><draw:text-box><text:p text:style-name="P209"><text:span text:style-name="T203">N:1</text:span></text:p></draw:text-box></draw:frame><draw:frame draw:style-name="gr332" draw:text-style-name="P210" svg:width="1.131cm" svg:height="0.823cm" svg:x="7.024cm" svg:y="5.054cm"><draw:text-box><text:p text:style-name="P209"><text:span text:style-name="T203">(1,1)</text:span></text:p></draw:text-box></draw:frame><draw:frame draw:style-name="gr313" draw:text-style-name="P210" svg:width="1.133cm" svg:height="0.823cm" svg:x="6.871cm" svg:y="2.552cm"><draw:text-box><text:p text:style-name="P209"><text:span text:style-name="T203">(1,N)</text:span></text:p></draw:text-box></draw:frame><draw:frame draw:style-name="gr347" draw:text-style-name="P210" svg:width="1.274cm" svg:height="0.724cm" svg:x="8.373cm" svg:y="5.129cm"><draw:text-box><text:p text:style-name="P209"><text:span text:style-name="T203">posee</text:span></text:p></draw:text-box></draw:frame><draw:frame draw:style-name="gr339" draw:text-style-name="P210" svg:width="1.761cm" svg:height="0.823cm" svg:x="8.373cm" svg:y="2.452cm"><draw:text-box><text:p text:style-name="P209"><text:span text:style-name="T203">pertenece</text:span></text:p></draw:text-box></draw:frame><draw:custom-shape draw:style-name="gr352" draw:text-style-name="P211" svg:width="0.602cm" svg:height="0.703cm" svg:x="6.274cm" svg:y="3.2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7" draw:text-style-name="P211" svg:width="0.602cm" svg:height="0.701cm" svg:x="6.274cm" svg:y="4.25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22" draw:text-style-name="P208" svg:x1="7.673cm" svg:y1="4.052cm" svg:x2="6.973cm" svg:y2="3.652cm"><text:p/></draw:line><draw:line draw:style-name="gr322" draw:text-style-name="P208" svg:x1="7.673cm" svg:y1="4.052cm" svg:x2="6.973cm" svg:y2="4.552cm"><text:p/></draw:line><draw:frame draw:style-name="gr353" draw:text-style-name="P210" svg:width="1.463cm" svg:height="0.724cm" svg:x="4.973cm" svg:y="3.33cm"><draw:text-box><text:p text:style-name="P209"><text:span text:style-name="T203">recargo</text:span></text:p></draw:text-box></draw:frame><draw:frame draw:style-name="gr347" draw:text-style-name="P210" svg:width="1.274cm" svg:height="0.724cm" svg:x="5.474cm" svg:y="4.33cm"><draw:text-box><text:p text:style-name="P209"><text:span text:style-name="T203">iva</text:span></text:p></draw:text-box></draw:frame><draw:custom-shape draw:style-name="gr352" draw:text-style-name="P211" svg:width="0.6cm" svg:height="0.703cm" svg:x="13.577cm" svg:y="3.2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22" draw:text-style-name="P208" svg:x1="14.975cm" svg:y1="4.052cm" svg:x2="14.275cm" svg:y2="3.652cm"><text:p/></draw:line><draw:frame draw:style-name="gr354" draw:text-style-name="P210" svg:width="1.461cm" svg:height="0.724cm" svg:x="12.275cm" svg:y="3.33cm"><draw:text-box><text:p text:style-name="P209"><text:span text:style-name="T203">lote</text:span></text:p></draw:text-box></draw:frame></draw:g></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09">Figura 7.</text:p>
      <text:p text:style-name="P79"/>
      <text:p text:style-name="P79"/>
      <text:p text:style-name="P80"><text:span text:style-name="T133"><text:tab/>Tipo de Interrelación <text:s/></text:span><text:span text:style-name="T97">Albaran</text:span><text:span text:style-name="T80">/</text:span><text:span text:style-name="T93">Cliente</text:span><text:span text:style-name="T80"> (</text:span><text:span text:style-name="T97">A</text:span><text:span text:style-name="T80">-</text:span><text:span text:style-name="T93">C</text:span><text:span text:style-name="T83">)</text:span> representa <text:span text:style-name="T141">los albaranes de los clientes, un cliente puede tener muchos albaranes y un albaran solo puede pertenecer a un cliente, la interrelación participa con cardinalidades 1:N. La entidad Cliente participa con cardinalidades (1,1) mientras que Albaran participa con cardinalidades (1,N). Figura 7.</text:span></text:p>
      <text:p text:style-name="P80"/>
      <text:p text:style-name="P80"><text:span text:style-name="T133"><text:tab/>Tipo de Interrelación <text:s/></text:span><text:span text:style-name="T97">Albaran</text:span><text:span text:style-name="T80">/</text:span><text:span text:style-name="T97">Albaran</text:span><text:span text:style-name="T94">Detalle</text:span><text:span text:style-name="T80"> (</text:span><text:span text:style-name="T97">A</text:span><text:span text:style-name="T80">-</text:span><text:span text:style-name="T97">A</text:span><text:span text:style-name="T94">D</text:span><text:span text:style-name="T83">)</text:span> representa <text:span text:style-name="T141">las lineas de detalle de cada albaran, la interrelación participa con cardinalidades 1:N. La entidad Albaran participa con cardinalidades (1,1) mientras que AlbaranDetalle participa con cardinalidades (1,N). Figura 7.</text:span></text:p>
      <text:p text:style-name="P80"/>
      <text:p text:style-name="P80"><text:span text:style-name="T133"><text:tab/>Tipo de Interrelación <text:s/></text:span><text:span text:style-name="T97">Albaran</text:span><text:span text:style-name="T80">/</text:span><text:span text:style-name="T95">TipoIva</text:span><text:span text:style-name="T80"> (</text:span><text:span text:style-name="T93">F</text:span><text:span text:style-name="T80">-</text:span><text:span text:style-name="T95">TI</text:span><text:span text:style-name="T83">)</text:span> representa <text:span text:style-name="T144">el tipo de iva y el recargo que lleva un albaran, la interrelación participa con cardinalidades 1:N. La entidad TipoIva participa con cardinalidades (1,1) mientras que la entidad Albaran participa con cardinalidades (1,N). Figura 7.</text:span></text:p>
      <text:p text:style-name="P80"/>
      <text:p text:style-name="P80"><text:span text:style-name="T133"><text:tab/>Tipo de Interrelación <text:s/></text:span><text:span text:style-name="T96">Articulo</text:span><text:span text:style-name="T80">/</text:span><text:span text:style-name="T97">Albaran</text:span><text:span text:style-name="T94">Detalle</text:span><text:span text:style-name="T80"> (</text:span><text:span text:style-name="T93">F</text:span><text:span text:style-name="T80">-</text:span><text:span text:style-name="T94">FD</text:span><text:span text:style-name="T83">)</text:span> representa <text:span text:style-name="T141">los artículos de las <text:s/>lineas de detalle de cada albarán, la interrelación participa con cardinalidades 1:N. La entidad Articulo participa con cardinalidades (1,1) mientras que AlbaranDetalle participa con cardinalidades (1,N). Figura 7.</text:span></text:p>
      <text:p text:style-name="P80"/>
      <text:p text:style-name="P79"/>
      <text:p text:style-name="P79"/>
      <text:p text:style-name="P79"/>
      <text:p text:style-name="P79"/>
      <text:p text:style-name="P79"/>
      <text:p text:style-name="P79"/>
      <text:p text:style-name="P79"/>
      <text:p text:style-name="P79"/>
      <text:p text:style-name="P79"/>
      <text:p text:style-name="P9"><text:soft-page-break/>ESQUEMA RELACIONAL</text:p>
      <text:p text:style-name="P110"/>
      <text:p text:style-name="P111">Por aplicación de la regla PRT<text:span text:style-name="T150">E</text:span>CAR-1, vamos a eliminar los atributos multivaluados de las entidades <text:s/>Cliente, Proveedor y Vendedor generan las siguientes Interrelaciones.</text:p>
      <text:p text:style-name="P110"/>
      <text:p text:style-name="P110"><draw:g text:anchor-type="paragraph" draw:z-index="50" draw:name="Forma29" draw:style-name="gr2"><draw:custom-shape draw:style-name="gr333" draw:text-style-name="P207" svg:width="1.301cm" svg:height="1.101cm" svg:x="2.704cm" svg:y="3.253cm"><text:p/><draw:enhanced-geometry svg:viewBox="0 0 21600 21600" draw:glue-points="10800 0 0 10800 10800 21600 21600 10800" draw:text-areas="5400 5400 16200 16200" draw:type="diamond" draw:enhanced-path="M 10800 0 L 21600 10800 10800 21600 0 10800 10800 0 Z N"/></draw:custom-shape><draw:custom-shape draw:style-name="gr325" draw:text-style-name="P211" svg:width="2.601cm" svg:height="1.001cm" svg:x="2.302cm" svg:y="0.552cm"><text:p text:style-name="P205"><text:span text:style-name="T199">Cliente</text:span></text:p><draw:enhanced-geometry svg:viewBox="0 0 21600 21600" draw:type="rectangle" draw:enhanced-path="M 0 0 L 21600 0 21600 21600 0 21600 0 0 Z N"/></draw:custom-shape><draw:custom-shape draw:style-name="gr333" draw:text-style-name="P207" svg:width="1.301cm" svg:height="1.101cm" svg:x="6.602cm" svg:y="0.453cm"><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4.902cm" svg:y1="1.054cm" svg:x2="6.502cm" svg:y2="1.054cm"><text:p/></draw:line><draw:frame draw:style-name="gr312" draw:text-style-name="P210" svg:width="0.944cm" svg:height="0.823cm" svg:x="6.801cm" svg:y="0cm"><draw:text-box><text:p text:style-name="P209"><text:span text:style-name="T203">1:N</text:span></text:p></draw:text-box></draw:frame><draw:line draw:style-name="gr311" draw:text-style-name="P208" svg:x1="9.502cm" svg:y1="1.054cm" svg:x2="7.902cm" svg:y2="1.055cm"><text:p/></draw:line><draw:frame draw:style-name="gr316" draw:text-style-name="P210" svg:width="1.086cm" svg:height="0.823cm" svg:x="5.302cm" svg:y="0.355cm"><draw:text-box><text:p text:style-name="P209"><text:span text:style-name="T203">(1,1)</text:span></text:p></draw:text-box></draw:frame><draw:frame draw:style-name="gr313" draw:text-style-name="P210" svg:width="1.133cm" svg:height="0.823cm" svg:x="8.003cm" svg:y="0.355cm"><draw:text-box><text:p text:style-name="P209"><text:span text:style-name="T203">(1,N)</text:span></text:p></draw:text-box></draw:frame><draw:frame draw:style-name="gr317" draw:text-style-name="P210" svg:width="1.274cm" svg:height="0.823cm" svg:x="7.801cm" svg:y="1.501cm"><draw:text-box><text:p text:style-name="P209"><text:span text:style-name="T203">posee</text:span></text:p></draw:text-box></draw:frame><draw:custom-shape draw:style-name="gr321" draw:text-style-name="P211" svg:width="2.802cm" svg:height="1.2cm" svg:x="9.502cm" svg:y="0.452cm"><text:p/><draw:enhanced-geometry svg:viewBox="0 0 21600 21600" draw:type="rectangle" draw:enhanced-path="M 0 0 L 21600 0 21600 21600 0 21600 0 0 Z N"/></draw:custom-shape><draw:custom-shape draw:style-name="gr325" draw:text-style-name="P214" svg:width="2.601cm" svg:height="1.001cm" svg:x="9.602cm" svg:y="0.55cm"><text:p text:style-name="P205"><text:span text:style-name="T201">ClienteTelefono</text:span></text:p><draw:enhanced-geometry svg:viewBox="0 0 21600 21600" draw:type="rectangle" draw:enhanced-path="M 0 0 L 21600 0 21600 21600 0 21600 0 0 Z N"/></draw:custom-shape><draw:frame draw:style-name="gr339" draw:text-style-name="P210" svg:width="1.761cm" svg:height="0.823cm" svg:x="5.103cm" svg:y="1.501cm"><draw:text-box><text:p text:style-name="P209"><text:span text:style-name="T203">pertenece</text:span></text:p></draw:text-box></draw:frame><draw:line draw:style-name="gr322" draw:text-style-name="P208" svg:x1="7.101cm" svg:y1="0.752cm" svg:x2="7.101cm" svg:y2="1.252cm"><text:p/></draw:line><draw:frame draw:style-name="gr346" draw:text-style-name="P215" svg:width="1.096cm" svg:height="0.763cm" svg:x="6.902cm" svg:y="0.792cm"><draw:text-box><text:p text:style-name="P209"><text:span text:style-name="T202">C-CT</text:span></text:p></draw:text-box></draw:frame><draw:frame draw:style-name="gr324" draw:text-style-name="P216" svg:width="0.787cm" svg:height="0.708cm" svg:x="6.501cm" svg:y="0.751cm"><draw:text-box><text:p text:style-name="P209"><text:span text:style-name="T204">EX</text:span></text:p></draw:text-box></draw:frame><draw:line draw:style-name="gr311" draw:text-style-name="P208" svg:x1="3.404cm" svg:y1="6.152cm" svg:x2="3.404cm" svg:y2="4.552cm"><text:p/></draw:line><draw:line draw:style-name="gr311" draw:text-style-name="P208" svg:x1="3.401cm" svg:y1="1.551cm" svg:x2="3.401cm" svg:y2="3.151cm"><text:p/></draw:line><draw:frame draw:style-name="gr312" draw:text-style-name="P210" svg:width="0.944cm" svg:height="0.823cm" svg:x="3.983cm" svg:y="3.5cm"><draw:text-box><text:p text:style-name="P209"><text:span text:style-name="T203">N:1</text:span></text:p></draw:text-box></draw:frame><draw:frame draw:style-name="gr332" draw:text-style-name="P210" svg:width="1.131cm" svg:height="0.823cm" svg:x="2.153cm" svg:y="4.754cm"><draw:text-box><text:p text:style-name="P209"><text:span text:style-name="T203">(1,1)</text:span></text:p></draw:text-box></draw:frame><draw:frame draw:style-name="gr313" draw:text-style-name="P210" svg:width="1.133cm" svg:height="0.823cm" svg:x="2cm" svg:y="2.252cm"><draw:text-box><text:p text:style-name="P209"><text:span text:style-name="T203">(1,N)</text:span></text:p></draw:text-box></draw:frame><draw:frame draw:style-name="gr347" draw:text-style-name="P210" svg:width="1.274cm" svg:height="0.724cm" svg:x="3.503cm" svg:y="4.83cm"><draw:text-box><text:p text:style-name="P209"><text:span text:style-name="T203">posee</text:span></text:p></draw:text-box></draw:frame><draw:frame draw:style-name="gr339" draw:text-style-name="P210" svg:width="1.761cm" svg:height="0.823cm" svg:x="3.503cm" svg:y="2.152cm"><draw:text-box><text:p text:style-name="P209"><text:span text:style-name="T203">pertenece</text:span></text:p></draw:text-box></draw:frame><draw:line draw:style-name="gr322" draw:text-style-name="P208" svg:x1="3.001cm" svg:y1="3.653cm" svg:x2="3.701cm" svg:y2="3.653cm"><text:p/></draw:line><draw:frame draw:style-name="gr348" draw:text-style-name="P216" svg:width="0.787cm" svg:height="0.502cm" svg:x="3cm" svg:y="3.253cm"><draw:text-box><text:p text:style-name="P209"><text:span text:style-name="T204">EX</text:span></text:p></draw:text-box></draw:frame><draw:frame draw:style-name="gr349" draw:text-style-name="P215" svg:width="1.265cm" svg:height="0.763cm" svg:x="2.702cm" svg:y="3.653cm"><draw:text-box><text:p text:style-name="P209"><text:span text:style-name="T202">C-CF</text:span></text:p></draw:text-box></draw:frame><draw:custom-shape draw:style-name="gr321" draw:text-style-name="P211" svg:width="2.802cm" svg:height="1.2cm" svg:x="2.002cm" svg:y="6.151cm"><text:p/><draw:enhanced-geometry svg:viewBox="0 0 21600 21600" draw:type="rectangle" draw:enhanced-path="M 0 0 L 21600 0 21600 21600 0 21600 0 0 Z N"/></draw:custom-shape><draw:custom-shape draw:style-name="gr343" draw:text-style-name="P214" svg:width="2.601cm" svg:height="1.003cm" svg:x="2.102cm" svg:y="6.249cm"><text:p text:style-name="P205"><text:span text:style-name="T201">ClienteFax</text:span></text:p><draw:enhanced-geometry svg:viewBox="0 0 21600 21600" draw:type="rectangle" draw:enhanced-path="M 0 0 L 21600 0 21600 21600 0 21600 0 0 Z N"/></draw:custom-shape><draw:custom-shape draw:style-name="gr333" draw:text-style-name="P207" svg:width="1.301cm" svg:height="1.101cm" svg:x="2.704cm" svg:y="11.755cm"><text:p/><draw:enhanced-geometry svg:viewBox="0 0 21600 21600" draw:glue-points="10800 0 0 10800 10800 21600 21600 10800" draw:text-areas="5400 5400 16200 16200" draw:type="diamond" draw:enhanced-path="M 10800 0 L 21600 10800 10800 21600 0 10800 10800 0 Z N"/></draw:custom-shape><draw:custom-shape draw:style-name="gr309" draw:text-style-name="P218" svg:width="2.603cm" svg:height="1.003cm" svg:x="2.302cm" svg:y="9.052cm"><text:p text:style-name="P205"><text:span text:style-name="T196">Proveedor</text:span></text:p><draw:enhanced-geometry svg:viewBox="0 0 21600 21600" draw:type="rectangle" draw:enhanced-path="M 0 0 L 21600 0 21600 21600 0 21600 0 0 Z N"/></draw:custom-shape><draw:custom-shape draw:style-name="gr333" draw:text-style-name="P207" svg:width="1.301cm" svg:height="1.101cm" svg:x="6.604cm" svg:y="8.954cm"><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4.902cm" svg:y1="9.555cm" svg:x2="6.502cm" svg:y2="9.555cm"><text:p/></draw:line><draw:frame draw:style-name="gr312" draw:text-style-name="P210" svg:width="0.944cm" svg:height="0.823cm" svg:x="6.803cm" svg:y="8.5cm"><draw:text-box><text:p text:style-name="P209"><text:span text:style-name="T203">1:N</text:span></text:p></draw:text-box></draw:frame><draw:line draw:style-name="gr311" draw:text-style-name="P208" svg:x1="9.503cm" svg:y1="9.555cm" svg:x2="7.903cm" svg:y2="9.556cm"><text:p/></draw:line><draw:frame draw:style-name="gr316" draw:text-style-name="P210" svg:width="1.086cm" svg:height="0.823cm" svg:x="5.304cm" svg:y="8.856cm"><draw:text-box><text:p text:style-name="P209"><text:span text:style-name="T203">(1,1)</text:span></text:p></draw:text-box></draw:frame><draw:frame draw:style-name="gr313" draw:text-style-name="P210" svg:width="1.133cm" svg:height="0.823cm" svg:x="8.003cm" svg:y="8.856cm"><draw:text-box><text:p text:style-name="P209"><text:span text:style-name="T203">(1,N)</text:span></text:p></draw:text-box></draw:frame><draw:frame draw:style-name="gr317" draw:text-style-name="P210" svg:width="1.274cm" svg:height="0.823cm" svg:x="7.803cm" svg:y="10.001cm"><draw:text-box><text:p text:style-name="P209"><text:span text:style-name="T203">posee</text:span></text:p></draw:text-box></draw:frame><draw:custom-shape draw:style-name="gr321" draw:text-style-name="P211" svg:width="2.802cm" svg:height="1.2cm" svg:x="9.504cm" svg:y="8.952cm"><text:p/><draw:enhanced-geometry svg:viewBox="0 0 21600 21600" draw:type="rectangle" draw:enhanced-path="M 0 0 L 21600 0 21600 21600 0 21600 0 0 Z N"/></draw:custom-shape><draw:custom-shape draw:style-name="gr309" draw:text-style-name="P221" svg:width="2.603cm" svg:height="1.003cm" svg:x="9.602cm" svg:y="9.051cm"><text:p text:style-name="P205"><text:span text:style-name="T203">ProveedorTelefono</text:span></text:p><draw:enhanced-geometry svg:viewBox="0 0 21600 21600" draw:type="rectangle" draw:enhanced-path="M 0 0 L 21600 0 21600 21600 0 21600 0 0 Z N"/></draw:custom-shape><draw:frame draw:style-name="gr339" draw:text-style-name="P210" svg:width="1.761cm" svg:height="0.823cm" svg:x="5.103cm" svg:y="10.001cm"><draw:text-box><text:p text:style-name="P209"><text:span text:style-name="T203">pertenece</text:span></text:p></draw:text-box></draw:frame><draw:line draw:style-name="gr322" draw:text-style-name="P208" svg:x1="7.102cm" svg:y1="9.253cm" svg:x2="7.102cm" svg:y2="9.753cm"><text:p/></draw:line><draw:frame draw:style-name="gr350" draw:text-style-name="P215" svg:width="1.091cm" svg:height="0.763cm" svg:x="6.904cm" svg:y="9.292cm"><draw:text-box><text:p text:style-name="P209"><text:span text:style-name="T202">P-PT</text:span></text:p></draw:text-box></draw:frame><draw:frame draw:style-name="gr324" draw:text-style-name="P216" svg:width="0.787cm" svg:height="0.708cm" svg:x="6.501cm" svg:y="9.252cm"><draw:text-box><text:p text:style-name="P209"><text:span text:style-name="T204">EX</text:span></text:p></draw:text-box></draw:frame><draw:line draw:style-name="gr311" draw:text-style-name="P208" svg:x1="3.405cm" svg:y1="14.653cm" svg:x2="3.405cm" svg:y2="13.053cm"><text:p/></draw:line><draw:line draw:style-name="gr311" draw:text-style-name="P208" svg:x1="3.404cm" svg:y1="10.052cm" svg:x2="3.404cm" svg:y2="11.652cm"><text:p/></draw:line><draw:frame draw:style-name="gr312" draw:text-style-name="P210" svg:width="0.944cm" svg:height="0.823cm" svg:x="3.983cm" svg:y="12cm"><draw:text-box><text:p text:style-name="P209"><text:span text:style-name="T203">N:1</text:span></text:p></draw:text-box></draw:frame><draw:frame draw:style-name="gr332" draw:text-style-name="P210" svg:width="1.131cm" svg:height="0.823cm" svg:x="2.153cm" svg:y="13.254cm"><draw:text-box><text:p text:style-name="P209"><text:span text:style-name="T203">(1,1)</text:span></text:p></draw:text-box></draw:frame><draw:frame draw:style-name="gr313" draw:text-style-name="P210" svg:width="1.133cm" svg:height="0.823cm" svg:x="2.002cm" svg:y="10.753cm"><draw:text-box><text:p text:style-name="P209"><text:span text:style-name="T203">(1,N)</text:span></text:p></draw:text-box></draw:frame><draw:frame draw:style-name="gr347" draw:text-style-name="P210" svg:width="1.274cm" svg:height="0.724cm" svg:x="3.503cm" svg:y="13.331cm"><draw:text-box><text:p text:style-name="P209"><text:span text:style-name="T203">posee</text:span></text:p></draw:text-box></draw:frame><draw:frame draw:style-name="gr339" draw:text-style-name="P210" svg:width="1.761cm" svg:height="0.823cm" svg:x="3.503cm" svg:y="10.652cm"><draw:text-box><text:p text:style-name="P209"><text:span text:style-name="T203">pertenece</text:span></text:p></draw:text-box></draw:frame><draw:line draw:style-name="gr322" draw:text-style-name="P208" svg:x1="3.002cm" svg:y1="12.154cm" svg:x2="3.702cm" svg:y2="12.154cm"><text:p/></draw:line><draw:frame draw:style-name="gr348" draw:text-style-name="P216" svg:width="0.787cm" svg:height="0.502cm" svg:x="3.002cm" svg:y="11.755cm"><draw:text-box><text:p text:style-name="P209"><text:span text:style-name="T204">EX</text:span></text:p></draw:text-box></draw:frame><draw:frame draw:style-name="gr349" draw:text-style-name="P215" svg:width="1.265cm" svg:height="0.763cm" svg:x="2.704cm" svg:y="12.153cm"><draw:text-box><text:p text:style-name="P209"><text:span text:style-name="T202">P-PF</text:span></text:p></draw:text-box></draw:frame><draw:custom-shape draw:style-name="gr321" draw:text-style-name="P211" svg:width="2.802cm" svg:height="1.2cm" svg:x="2.004cm" svg:y="14.653cm"><text:p/><draw:enhanced-geometry svg:viewBox="0 0 21600 21600" draw:type="rectangle" draw:enhanced-path="M 0 0 L 21600 0 21600 21600 0 21600 0 0 Z N"/></draw:custom-shape><draw:custom-shape draw:style-name="gr315" draw:text-style-name="P214" svg:width="2.603cm" svg:height="1.001cm" svg:x="2.102cm" svg:y="14.751cm"><text:p text:style-name="P205"><text:span text:style-name="T201">ProveedorFax</text:span></text:p><draw:enhanced-geometry svg:viewBox="0 0 21600 21600" draw:type="rectangle" draw:enhanced-path="M 0 0 L 21600 0 21600 21600 0 21600 0 0 Z N"/></draw:custom-shape><draw:custom-shape draw:style-name="gr343" draw:text-style-name="P218" svg:width="2.601cm" svg:height="1.003cm" svg:x="2.303cm" svg:y="18.253cm"><text:p text:style-name="P205"><text:span text:style-name="T196">Vendedor</text:span></text:p><draw:enhanced-geometry svg:viewBox="0 0 21600 21600" draw:type="rectangle" draw:enhanced-path="M 0 0 L 21600 0 21600 21600 0 21600 0 0 Z N"/></draw:custom-shape><draw:custom-shape draw:style-name="gr333" draw:text-style-name="P207" svg:width="1.301cm" svg:height="1.101cm" svg:x="6.604cm" svg:y="18.154cm"><text:p/><draw:enhanced-geometry svg:viewBox="0 0 21600 21600" draw:glue-points="10800 0 0 10800 10800 21600 21600 10800" draw:text-areas="5400 5400 16200 16200" draw:type="diamond" draw:enhanced-path="M 10800 0 L 21600 10800 10800 21600 0 10800 10800 0 Z N"/></draw:custom-shape><draw:line draw:style-name="gr311" draw:text-style-name="P208" svg:x1="4.902cm" svg:y1="18.755cm" svg:x2="6.502cm" svg:y2="18.755cm"><text:p/></draw:line><draw:frame draw:style-name="gr312" draw:text-style-name="P210" svg:width="0.944cm" svg:height="0.823cm" svg:x="6.805cm" svg:y="17.701cm"><draw:text-box><text:p text:style-name="P209"><text:span text:style-name="T203">1:N</text:span></text:p></draw:text-box></draw:frame><draw:line draw:style-name="gr311" draw:text-style-name="P208" svg:x1="9.504cm" svg:y1="18.755cm" svg:x2="7.904cm" svg:y2="18.756cm"><text:p/></draw:line><draw:frame draw:style-name="gr316" draw:text-style-name="P210" svg:width="1.086cm" svg:height="0.823cm" svg:x="5.304cm" svg:y="18.055cm"><draw:text-box><text:p text:style-name="P209"><text:span text:style-name="T203">(1,1)</text:span></text:p></draw:text-box></draw:frame><draw:frame draw:style-name="gr313" draw:text-style-name="P210" svg:width="1.133cm" svg:height="0.823cm" svg:x="8.004cm" svg:y="18.055cm"><draw:text-box><text:p text:style-name="P209"><text:span text:style-name="T203">(1,N)</text:span></text:p></draw:text-box></draw:frame><draw:frame draw:style-name="gr317" draw:text-style-name="P210" svg:width="1.274cm" svg:height="0.823cm" svg:x="7.803cm" svg:y="19.202cm"><draw:text-box><text:p text:style-name="P209"><text:span text:style-name="T203">posee</text:span></text:p></draw:text-box></draw:frame><draw:custom-shape draw:style-name="gr321" draw:text-style-name="P211" svg:width="2.802cm" svg:height="1.2cm" svg:x="9.504cm" svg:y="18.152cm"><text:p/><draw:enhanced-geometry svg:viewBox="0 0 21600 21600" draw:type="rectangle" draw:enhanced-path="M 0 0 L 21600 0 21600 21600 0 21600 0 0 Z N"/></draw:custom-shape><draw:custom-shape draw:style-name="gr309" draw:text-style-name="P221" svg:width="2.603cm" svg:height="1.003cm" svg:x="9.604cm" svg:y="18.251cm"><text:p text:style-name="P205"><text:span text:style-name="T203">VendedorTelefono</text:span></text:p><draw:enhanced-geometry svg:viewBox="0 0 21600 21600" draw:type="rectangle" draw:enhanced-path="M 0 0 L 21600 0 21600 21600 0 21600 0 0 Z N"/></draw:custom-shape><draw:frame draw:style-name="gr339" draw:text-style-name="P210" svg:width="1.761cm" svg:height="0.823cm" svg:x="5.104cm" svg:y="19.202cm"><draw:text-box><text:p text:style-name="P209"><text:span text:style-name="T203">pertenece</text:span></text:p></draw:text-box></draw:frame><draw:line draw:style-name="gr322" draw:text-style-name="P208" svg:x1="7.103cm" svg:y1="18.453cm" svg:x2="7.103cm" svg:y2="18.953cm"><text:p/></draw:line><draw:frame draw:style-name="gr350" draw:text-style-name="P215" svg:width="1.091cm" svg:height="0.763cm" svg:x="6.904cm" svg:y="18.493cm"><draw:text-box><text:p text:style-name="P209"><text:span text:style-name="T202">V-VT</text:span></text:p></draw:text-box></draw:frame><draw:frame draw:style-name="gr324" draw:text-style-name="P216" svg:width="0.787cm" svg:height="0.708cm" svg:x="6.503cm" svg:y="18.452cm"><draw:text-box><text:p text:style-name="P209"><text:span text:style-name="T204">EX</text:span></text:p></draw:text-box></draw:frame></draw:g></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2">Figura 8.</text:p>
      <text:p text:style-name="P110"><text:soft-page-break/></text:p>
      <text:p text:style-name="P113">Generando las siguientes interrelaciones:</text:p>
      <text:p text:style-name="P113"/>
      <text:p text:style-name="P81"><text:span text:style-name="T133"><text:tab/>Tipo de Interrelación <text:s/></text:span><text:span text:style-name="T93">Cliente/</text:span><text:span text:style-name="T98">ClienteTelefono</text:span><text:span text:style-name="T80"> (</text:span><text:span text:style-name="T93">C-</text:span><text:span text:style-name="T98">CT</text:span><text:span text:style-name="T83">)</text:span> representa <text:span text:style-name="T141">los teléfonos que se almacenan de los clientes, la interrelación participa con cardinalidades 1:N. La entidad Cliente participa con cardinalidades (1,1) mientras que ClienteTelefono participa con cardinalidades (1,N). Figura 8.</text:span></text:p>
      <text:p text:style-name="P81"/>
      <text:p text:style-name="P81"><text:span text:style-name="T133"><text:tab/>Tipo de Interrelación <text:s/></text:span><text:span text:style-name="T93">Cliente/</text:span><text:span text:style-name="T98">ClienteFax</text:span><text:span text:style-name="T80"> (</text:span><text:span text:style-name="T93">C-</text:span><text:span text:style-name="T98">CF</text:span><text:span text:style-name="T83">)</text:span> representa <text:span text:style-name="T141">los fax que se almacenan de los clientes, la interrelación participa con cardinalidades 1:N. La entidad Cliente participa con cardinalidades (1,1) mientras que ClienteFax participa con cardinalidades (1,N). Figura 8.</text:span></text:p>
      <text:p text:style-name="P81"/>
      <text:p text:style-name="P81"><text:span text:style-name="T133"><text:tab/>Tipo de Interrelación <text:s/></text:span><text:span text:style-name="T98">Proveedor/ProveedorTelefono</text:span><text:span text:style-name="T80"> (</text:span><text:span text:style-name="T98">P</text:span><text:span text:style-name="T93">-</text:span><text:span text:style-name="T98">PT</text:span><text:span text:style-name="T83">)</text:span> representa <text:span text:style-name="T141">los teléfonos que se almacenan de los proveedores, la interrelación participa con cardinalidades 1:N. La entidad Proveedor participa con cardinalidades (1,1) mientras que ProveedorTelefono participa con cardinalidades (1,N). Figura 8.</text:span></text:p>
      <text:p text:style-name="P81"/>
      <text:p text:style-name="P81"><text:span text:style-name="T133"><text:tab/>Tipo de Interrelación <text:s/></text:span><text:span text:style-name="T98">Proveedor/ProveedorFax</text:span><text:span text:style-name="T80"> (</text:span><text:span text:style-name="T98">P</text:span><text:span text:style-name="T93">-</text:span><text:span text:style-name="T98">PF</text:span><text:span text:style-name="T83">)</text:span> representa <text:span text:style-name="T141">los fax que se almacenan de los proveedores, la interrelación participa con cardinalidades 1:N. La entidad Proveedor participa con cardinalidades (1,1) mientras que ProveedorFax participa con cardinalidades (1,N). Figura 8.</text:span></text:p>
      <text:p text:style-name="P81"/>
      <text:p text:style-name="P81"><text:span text:style-name="T133"><text:tab/>Tipo de Interrelación <text:s/></text:span><text:span text:style-name="T98">Vendedor</text:span><text:span text:style-name="T93">/</text:span><text:span text:style-name="T98">VendedorTelefono</text:span><text:span text:style-name="T80"> (</text:span><text:span text:style-name="T98">V</text:span><text:span text:style-name="T93">-</text:span><text:span text:style-name="T98">VT</text:span><text:span text:style-name="T83">)</text:span> representa <text:span text:style-name="T141">los teléfonos que se almacenan de los vendedores, la interrelación participa con cardinalidades 1:N. La entidad <text:s/>Vendedor participa con cardinalidades (1,1) mientras que VendedorTelefono participa con cardinalidades (1,N). Figura 8.</text:spa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10"><text:soft-page-break/>Generación de las tablas.</text:p>
      <text:p text:style-name="P114"/>
      <text:p text:style-name="P114"/>
      <text:p text:style-name="P114"/>
      <text:p text:style-name="P114"><text:tab/><text:span text:style-name="T8">Tabla Clientes.</text:span></text:p>
      <text:p text:style-name="P81"/>
      <text:p text:style-name="P81"><text:tab/><text:span text:style-name="T145">Se forma a partir de la entidad Cliente por la regla RTECAR-1, toma los siguientes atributos: codigocliente, razonsocial, nif, direccion, localidad, provincia, codigopostal, subcuentaiva, descuentopp, descuentoesp,recargo, iva, email, enviofactuaemail.</text:span></text:p>
      <text:p text:style-name="P115">Ademas de los siguientes atributos derivados de aplicar RT<text:span text:style-name="T150">E</text:span>CAR-3.1 como claves foráneas <text:s/>de las interrelaciones (C-FP), (C-T) y (C-V), <text:span text:style-name="T187">formapago</text:span>, tarifa y vendedor, quedando la siguiente tabla:</text:p>
      <text:p text:style-name="P115"/>
      <text:p text:style-name="P115"><text:span text:style-name="T80">Cliente</text:span>(<text:span text:style-name="T190">c</text:span><text:span text:style-name="T44">odigo</text:span><text:span text:style-name="T62">c</text:span><text:span text:style-name="T44">liente</text:span><text:span text:style-name="T145">, razonsocial, nif, direccion, localidad, provincia, codigopostal, subcuentaiva, descuentopp, descuentoesp, recargo, iva, email, enviofactuaemail, </text:span><text:span text:style-name="T123">f</text:span><text:span text:style-name="T120">ormapago</text:span>, <text:span text:style-name="T123">t</text:span><text:span text:style-name="T80">arifa</text:span>, <text:span text:style-name="T80">Vendedor</text:span>)</text:p>
      <text:p text:style-name="P81"/>
      <text:p text:style-name="P81"/>
      <text:p text:style-name="P81"><text:tab/><text:span text:style-name="T20">Tabla ClienteTelefono.</text:span></text:p>
      <text:p text:style-name="P81"/>
      <text:p text:style-name="P81"><text:tab/><text:span text:style-name="T150">Se forma <text:s/>a partir de la entidad ClienteTelefono por la aplicación de la regla RTECAR-1, tomando los siguientes atributos: telefono.</text:span></text:p>
      <text:p text:style-name="P117">Aplicando RTECAR-3.1 en la interrelación (C-CT) derivamos como clave for<text:span text:style-name="T151">á</text:span>nea cliente, quedando la siguiente tabla:</text:p>
      <text:p text:style-name="P117"/>
      <text:p text:style-name="P117"><text:span text:style-name="T80">ClienteTelefono</text:span>(<text:span text:style-name="T7">telefono</text:span>, <text:span text:style-name="T80">cliente</text:span>)</text:p>
      <text:p text:style-name="P117"/>
      <text:p text:style-name="P81"><text:tab/><text:span text:style-name="T20">Tabla ClienteFax</text:span></text:p>
      <text:p text:style-name="P81"/>
      <text:p text:style-name="P117"><text:tab/>Se forma <text:s/>a partir de la entidad ClienteFax por la aplicación de la regla RTECAR-1, tomando los siguientes atributos: fax.</text:p>
      <text:p text:style-name="P117">Aplicando RTECAR-3.1 en la interrelación (C-C<text:span text:style-name="T160">F</text:span>) derivamos como clave for<text:span text:style-name="T151">á</text:span>nea cliente, quedando la siguiente tabla:</text:p>
      <text:p text:style-name="P117"/>
      <text:p text:style-name="P117"><text:span text:style-name="T80">Cliente</text:span><text:span text:style-name="T102">Fax</text:span>(<text:span text:style-name="T55">fax</text:span>, <text:span text:style-name="T80">cliente</text:span>)</text:p>
      <text:p text:style-name="P117"/>
      <text:p text:style-name="P82"><text:tab/><text:span text:style-name="T20">Tabla </text:span><text:span text:style-name="T21">FormaPago</text:span></text:p>
      <text:p text:style-name="P82"/>
      <text:p text:style-name="P118"><text:tab/>Se forma <text:s/>a partir de la entidad FormaPago por la aplicación de la regla RTECAR-1, tomando los siguientes atributos: nombre<text:span text:style-name="T189">formapago</text:span>, dias, porcentaje, quedando la siguiente tabla:</text:p>
      <text:p text:style-name="P118"/>
      <text:p text:style-name="P118"><text:span text:style-name="T99">Formapago</text:span>(<text:span text:style-name="T45">nom</text:span><text:span text:style-name="T46">b</text:span><text:span text:style-name="T45">re</text:span><text:span text:style-name="T61">formapago</text:span>, <text:span text:style-name="T153">dias, porcentaje</text:span>)</text:p>
      <text:p text:style-name="P118"/>
      <text:p text:style-name="P83"><text:tab/><text:span text:style-name="T20">Tabla </text:span><text:span text:style-name="T22">Tarifa</text:span></text:p>
      <text:p text:style-name="P83"/>
      <text:p text:style-name="P119"><text:tab/>Se forma <text:s/>a partir de la entidad Tarifa por la aplicación de la regla RTECAR-1, tomando los siguientes atributos: nombre<text:span text:style-name="T189">tarifa</text:span>, quedando la siguiente tabla:</text:p>
      <text:p text:style-name="P119"/>
      <text:p text:style-name="P119"><text:span text:style-name="T100">Tarifa</text:span>(<text:span text:style-name="T45">no</text:span><text:span text:style-name="T46">m</text:span><text:span text:style-name="T45">bre</text:span><text:span text:style-name="T61">tarifa</text:span>)</text:p>
      <text:p text:style-name="P119"/>
      <text:p text:style-name="P84"><text:soft-page-break/><text:tab/><text:span text:style-name="T20">Tabla </text:span><text:span text:style-name="T23">Vendedor</text:span></text:p>
      <text:p text:style-name="P84"/>
      <text:p text:style-name="P120"><text:tab/>Se forma <text:s/>a partir de la entidad Vendedor por la aplicación de la regla RTECAR-1, tomando los siguientes atributos: <text:span text:style-name="T191">c</text:span>odigo<text:span text:style-name="T191">v</text:span>endedor, <text:span text:style-name="T191">n</text:span>ombre, <text:span text:style-name="T191">n</text:span>if, <text:span text:style-name="T191">d</text:span>ireccion, <text:span text:style-name="T191">l</text:span>ocalidad, <text:span text:style-name="T191">p</text:span>rovincia, <text:span text:style-name="T191">c</text:span>odigo<text:span text:style-name="T191">p</text:span>ostal. Quedando la siguiente tabla:</text:p>
      <text:p text:style-name="P120"/>
      <text:p text:style-name="P120"/>
      <text:p text:style-name="P148"><text:span text:style-name="T101">Vendedor</text:span>(<text:span text:style-name="T158">c</text:span><text:span text:style-name="T152">odigo</text:span><text:span text:style-name="T158">v</text:span><text:span text:style-name="T152">endedor, </text:span><text:span text:style-name="T158">n</text:span><text:span text:style-name="T152">ombre, </text:span><text:span text:style-name="T158">n</text:span><text:span text:style-name="T152">if, </text:span><text:span text:style-name="T158">d</text:span><text:span text:style-name="T152">ireccion, </text:span><text:span text:style-name="T158">l</text:span><text:span text:style-name="T152">ocalidad, </text:span><text:span text:style-name="T158">p</text:span><text:span text:style-name="T152">rovincia, </text:span><text:span text:style-name="T158">c</text:span><text:span text:style-name="T152">odigo</text:span><text:span text:style-name="T158">p</text:span><text:span text:style-name="T152">ostal</text:span>)</text:p>
      <text:p text:style-name="P120"/>
      <text:p text:style-name="P85"><text:tab/><text:span text:style-name="T20">Tabla </text:span><text:span text:style-name="T24">Vendedor</text:span><text:span text:style-name="T20">Telefono.</text:span></text:p>
      <text:p text:style-name="P85"/>
      <text:p text:style-name="P85"><text:tab/><text:span text:style-name="T150">Se forma <text:s/>a partir de la entidad VendedorTelefono por la aplicación de la regla RTECAR-1, tomando los siguientes atributos: telefono.</text:span></text:p>
      <text:p text:style-name="P121">Aplicando RTECAR-3.1 en la interrelación (<text:span text:style-name="T161">V</text:span>-<text:span text:style-name="T161">V</text:span>T) derivamos como clave for<text:span text:style-name="T151">á</text:span>nea cliente, quedando la siguiente tabla:</text:p>
      <text:p text:style-name="P121"/>
      <text:p text:style-name="P121"><text:span text:style-name="T103">Vendedor</text:span><text:span text:style-name="T80">Telefono</text:span>(<text:span text:style-name="T7">telefono</text:span>, <text:span text:style-name="T103">vendedor</text:span>)</text:p>
      <text:p text:style-name="P121"/>
      <text:p text:style-name="P86"><text:tab/><text:span text:style-name="T20">Tabla </text:span><text:span text:style-name="T25">DispositivoMovil</text:span><text:span text:style-name="T20">.</text:span></text:p>
      <text:p text:style-name="P86"/>
      <text:p text:style-name="P86"><text:tab/><text:span text:style-name="T150">Se forma <text:s/>a partir de la entidad DispositivoMovil por la aplicación de la regla RTECAR-1, tomando los siguientes atributos: codigodispositivomovil, nombre, especificaciones.</text:span></text:p>
      <text:p text:style-name="P122">Aplicando RTECAR-<text:span text:style-name="T162">2</text:span>.<text:span text:style-name="T162">2</text:span> en la interrelación (<text:span text:style-name="T162">V</text:span>-<text:span text:style-name="T162">DM</text:span>) derivamos como clave for<text:span text:style-name="T151">á</text:span>nea: <text:span text:style-name="T162">vendedor</text:span>, quedando la siguiente tabla:</text:p>
      <text:p text:style-name="P122"/>
      <text:p text:style-name="P122"><text:span text:style-name="T104">DispositivoMovil</text:span>(<text:span text:style-name="T47">codigo</text:span><text:span text:style-name="T52">dispositivomovil</text:span><text:span text:style-name="T152">, nombre, especificaciones, </text:span><text:span text:style-name="T104">vendedor</text:span>)</text:p>
      <text:p text:style-name="P122"/>
      <text:p text:style-name="P122"/>
      <text:p text:style-name="P87"><text:tab/><text:span text:style-name="T20">Tabla </text:span><text:span text:style-name="T26">TarifaArticulo</text:span><text:span text:style-name="T20">.</text:span></text:p>
      <text:p text:style-name="P87"/>
      <text:p text:style-name="P87"><text:tab/><text:span text:style-name="T150">Se forma <text:s/>a partir de la aplicación de la regla RTECAR-4, en la interrelación (T-A) ademas del atributo de la relación atributos:articulo,tarifa,precio , quedando la siguiente tabla:</text:span></text:p>
      <text:p text:style-name="P124"/>
      <text:p text:style-name="P124"><text:span text:style-name="T105">TarifaArticulo</text:span>(<text:span text:style-name="T48">articulo,tarifa</text:span><text:span text:style-name="T154">,precio</text:span>)</text:p>
      <text:p text:style-name="P124"/>
      <text:p text:style-name="P122"/>
      <text:p text:style-name="P88"><text:tab/><text:span text:style-name="T20">Tabla </text:span><text:span text:style-name="T27">Articulo</text:span><text:span text:style-name="T20">.</text:span></text:p>
      <text:p text:style-name="P88"/>
      <text:p text:style-name="P88"><text:tab/><text:span text:style-name="T150">Se forma <text:s/>a partir de la entidad Articulo por la aplicación de la regla RTECAR-1, tomando los siguientes atributos: codigoarticulo, nombre.</text:span></text:p>
      <text:p text:style-name="P125">Aplicando RTECAR-<text:span text:style-name="T163">3</text:span>.<text:span text:style-name="T162">2</text:span> en la interrelación (<text:span text:style-name="T163">A</text:span>-<text:span text:style-name="T163">F</text:span>) derivamos como clave for<text:span text:style-name="T151">á</text:span>nea: <text:span text:style-name="T163">familia</text:span>, quedando la siguiente tabla:</text:p>
      <text:p text:style-name="P125"/>
      <text:p text:style-name="P125"><text:span text:style-name="T106">Articulo</text:span>(<text:span text:style-name="T47">codigo</text:span><text:span text:style-name="T52">articulo</text:span><text:span text:style-name="T152">, nombre, </text:span><text:span text:style-name="T106">familia</text:span>)</text:p>
      <text:p text:style-name="P125"/>
      <text:p text:style-name="P122"/>
      <text:p text:style-name="P122"/>
      <text:p text:style-name="P122"/>
      <text:p text:style-name="P89"><text:soft-page-break/><text:tab/><text:span text:style-name="T20">Tabla </text:span><text:span text:style-name="T28">MateriaPrima</text:span></text:p>
      <text:p text:style-name="P89"/>
      <text:p text:style-name="P126"><text:tab/>Se forma <text:s/>a partir de la entidad MateriaPrima por la aplicación de la regla RTECAR-1, tomando los siguientes atributos: codigo<text:span text:style-name="T192">materiaprima</text:span>, nombre, quedando la siguiente tabla:</text:p>
      <text:p text:style-name="P126"/>
      <text:p text:style-name="P126"><text:span text:style-name="T121">MateriaPrima</text:span>(<text:span text:style-name="T56">codigo</text:span><text:span text:style-name="T63">materiaprima</text:span><text:span text:style-name="T164">, </text:span><text:span text:style-name="T166">no</text:span><text:span text:style-name="T167">m</text:span><text:span text:style-name="T166">bre</text:span>)</text:p>
      <text:p text:style-name="P89"/>
      <text:p text:style-name="P89"><text:tab/><text:span text:style-name="T20">Tabla </text:span><text:span text:style-name="T26">Articulo</text:span><text:span text:style-name="T28">MateriaPrima</text:span><text:span text:style-name="T20">.</text:span></text:p>
      <text:p text:style-name="P89"/>
      <text:p text:style-name="P89"><text:tab/><text:span text:style-name="T150">Se forma <text:s/>a partir de la aplicación de la regla RTECAR-4, en la interrelación (A-MP) ademas del atributo de la relación atributos:articulo,materiaprima , quedando la siguiente tabla:</text:span></text:p>
      <text:p text:style-name="P126"/>
      <text:p text:style-name="P126"><text:span text:style-name="T107">ArticuloMateriaPrima</text:span>(<text:span text:style-name="T48">articulo,</text:span><text:span text:style-name="T49">materiaprima</text:span>)</text:p>
      <text:p text:style-name="P126"/>
      <text:p text:style-name="P90"><text:tab/><text:span text:style-name="T20">Tabla </text:span><text:span text:style-name="T29">FamiliaArticulo</text:span></text:p>
      <text:p text:style-name="P90"/>
      <text:p text:style-name="P128"><text:tab/>Se forma <text:s/>a partir de la entidad FamiliaArticulo por la aplicación de la regla RTECAR-1, tomando los siguientes atributos: <text:s/>nombre<text:span text:style-name="T192">familia</text:span>, recargo quedando la siguiente tabla:</text:p>
      <text:p text:style-name="P128"/>
      <text:p text:style-name="P128"><text:span text:style-name="T108">FamiliaArticulo</text:span>(<text:span text:style-name="T57">nombre</text:span><text:span text:style-name="T63">familia</text:span><text:span text:style-name="T164">, </text:span><text:span text:style-name="T166">re</text:span><text:span text:style-name="T168">cargo</text:span>)</text:p>
      <text:p text:style-name="P122"/>
      <text:p text:style-name="P91"><text:tab/><text:span text:style-name="T20">Tabla </text:span><text:span text:style-name="T30">Proveedor</text:span></text:p>
      <text:p text:style-name="P91"/>
      <text:p text:style-name="P129"><text:tab/>Se forma <text:s/>a partir de la entidad Proveedor por la aplicación de la regla RTECAR-1, tomando los siguientes atributos: <text:s/>codigo<text:span text:style-name="T192">proveedor</text:span>, <text:span text:style-name="T192">r</text:span>azon<text:span text:style-name="T192">s</text:span>ocial, <text:span text:style-name="T192">n</text:span>if, <text:span text:style-name="T192">d</text:span>ireccion, <text:span text:style-name="T192">l</text:span>ocalidad, <text:span text:style-name="T192">p</text:span>rovincia, <text:span text:style-name="T192">c</text:span>odigo<text:span text:style-name="T192">p</text:span>ostal, web, email, quedando la siguiente tabla:</text:p>
      <text:p text:style-name="P129"/>
      <text:p text:style-name="P149"><text:span text:style-name="T108">Proveedor</text:span>(<text:span text:style-name="T165">codigo</text:span><text:span text:style-name="T178">proveedor</text:span><text:span text:style-name="T165">, </text:span><text:span text:style-name="T178">r</text:span><text:span text:style-name="T165">azon</text:span><text:span text:style-name="T178">s</text:span><text:span text:style-name="T165">ocial, </text:span><text:span text:style-name="T178">n</text:span><text:span text:style-name="T165">if, </text:span><text:span text:style-name="T178">d</text:span><text:span text:style-name="T165">ireccion, </text:span><text:span text:style-name="T178">l</text:span><text:span text:style-name="T165">ocalidad, </text:span><text:span text:style-name="T178">p</text:span><text:span text:style-name="T165">rovincia, </text:span><text:span text:style-name="T178">c</text:span><text:span text:style-name="T165">odigo</text:span><text:span text:style-name="T178">p</text:span><text:span text:style-name="T165">ostal, web, email</text:span>)</text:p>
      <text:p text:style-name="P129"/>
      <text:p text:style-name="P92"><text:tab/><text:span text:style-name="T20">Tabla </text:span><text:span text:style-name="T31">Proveedor</text:span><text:span text:style-name="T20">Telefono.</text:span></text:p>
      <text:p text:style-name="P92"/>
      <text:p text:style-name="P92"><text:tab/><text:span text:style-name="T150">Se forma <text:s/>a partir de la entidad ProveedorTelefono por la aplicación de la regla RTECAR-1, tomando los siguientes atributos: telefono.</text:span></text:p>
      <text:p text:style-name="P131">Aplicando RTECAR-3.1 en la interrelación (<text:span text:style-name="T179">P</text:span>-<text:span text:style-name="T179">P</text:span>T) derivamos como clave for<text:span text:style-name="T151">á</text:span>nea <text:span text:style-name="T179">proveedor</text:span>, quedando la siguiente tabla:</text:p>
      <text:p text:style-name="P131"/>
      <text:p text:style-name="P131"><text:span text:style-name="T109">Proveedor</text:span><text:span text:style-name="T80">Telefono</text:span>(<text:span text:style-name="T7">telefono</text:span>, <text:span text:style-name="T109">proveedor</text:span>)</text:p>
      <text:p text:style-name="P131"/>
      <text:p text:style-name="P93"><text:span text:style-name="T171"><text:tab/></text:span><text:span text:style-name="T20">Tabla </text:span><text:span text:style-name="T32">Proveedor</text:span><text:span text:style-name="T20">Fax</text:span></text:p>
      <text:p text:style-name="P93"/>
      <text:p text:style-name="P132"><text:tab/>Se forma <text:s/>a partir de la entidad ProveedorFax por la aplicación de la regla RTECAR-1, tomando los siguientes atributos: fax.</text:p>
      <text:p text:style-name="P132">Aplicando RTECAR-3.1 en la interrelación (<text:span text:style-name="T180">P</text:span>-<text:span text:style-name="T180">PF</text:span>) derivamos como clave for<text:span text:style-name="T151">á</text:span>nea <text:span text:style-name="T180">proveedor</text:span>, quedando la siguiente tabla:</text:p>
      <text:p text:style-name="P132"/>
      <text:p text:style-name="P132"><text:span text:style-name="T110">Proveedor</text:span><text:span text:style-name="T102">Fax</text:span>(<text:span text:style-name="T55">fax</text:span>, <text:span text:style-name="T110">proveedor</text:span>)</text:p>
      <text:p text:style-name="P122"/>
      <text:p text:style-name="P122"><text:soft-page-break/></text:p>
      <text:p text:style-name="P94"><text:tab/><text:span text:style-name="T20">Tabla </text:span><text:span text:style-name="T33">Proveedor</text:span><text:span text:style-name="T28">MateriaPrima</text:span><text:span text:style-name="T20">.</text:span></text:p>
      <text:p text:style-name="P94"/>
      <text:p text:style-name="P94"><text:tab/><text:span text:style-name="T150">Se forma <text:s/>a partir de la aplicación de la regla RTECAR-4, en la interrelación (P-MP) ademas del atributo de la relación atributos: proveedor,materiaprima , quedando la siguiente tabla:</text:span></text:p>
      <text:p text:style-name="P133"/>
      <text:p text:style-name="P133"><text:span text:style-name="T111">Proveedor</text:span><text:span text:style-name="T107">MateriaPrima</text:span>(<text:span text:style-name="T58">proveedor</text:span><text:span text:style-name="T48">,</text:span><text:span text:style-name="T49">materiaprima</text:span>)</text:p>
      <text:p text:style-name="P133"/>
      <text:p text:style-name="P95"><text:span text:style-name="T170"><text:tab/></text:span><text:span text:style-name="T20">Tabla </text:span><text:span text:style-name="T34">Compras</text:span></text:p>
      <text:p text:style-name="P95"/>
      <text:p text:style-name="P134"><text:tab/>Se forma <text:s/>a partir de la entidad Compras por la aplicación de la regla RTECAR-1, tomando los siguientes atributos: codigo<text:span text:style-name="T193">compra</text:span>, fecharecepcion, cantidad, lotecompra, nfacturacompra, higiene, carolep, precio, firma, observaciones, transporte, stock.</text:p>
      <text:p text:style-name="P134">Aplicando RTECAR-3.1 en la interrelación (<text:span text:style-name="T180">P</text:span>-<text:span text:style-name="T181">C</text:span>) derivamos como clave for<text:span text:style-name="T151">á</text:span>nea <text:span text:style-name="T180">proveedor</text:span>, <text:span text:style-name="T181">y </text:span>en la interrelación (<text:span text:style-name="T181">MP</text:span>-<text:span text:style-name="T181">C</text:span>) derivamos como clave for<text:span text:style-name="T151">á</text:span>nea <text:span text:style-name="T181">materiaprima</text:span> quedando la siguiente tabla:</text:p>
      <text:p text:style-name="P134"/>
      <text:p text:style-name="P134"><text:span text:style-name="T112">Compras</text:span>(<text:span text:style-name="T47">codigo</text:span><text:span text:style-name="T53">compra</text:span><text:span text:style-name="T152">, fecharecepcion, cantidad, lotecompra, nfacturacompra, higiene, carolep, precio, firma, observaciones, transporte, stock, </text:span><text:span text:style-name="T112">proveedor</text:span><text:span text:style-name="T155">, </text:span><text:span text:style-name="T112">materiaprima</text:span>)</text:p>
      <text:p text:style-name="P134"/>
      <text:p text:style-name="P96"><text:span text:style-name="T170"><text:tab/></text:span><text:span text:style-name="T20">Tabla </text:span><text:span text:style-name="T35">Lotes</text:span></text:p>
      <text:p text:style-name="P96"/>
      <text:p text:style-name="P136"><text:tab/>Se forma <text:s/>a partir de la entidad Lotes por la aplicación de la regla RTECAR-1, tomando los siguientes atributos: codigo<text:span text:style-name="T193">lote</text:span>, fecha, cantidad, coste, cantidadbruta, <text:s text:c="2"/>merma, temperatura1, tiempo1, temperatura2, tiempo2.</text:p>
      <text:p text:style-name="P136">Aplicando RTECAR-3.1 en la interrelación (<text:span text:style-name="T182">A</text:span>-<text:span text:style-name="T182">L</text:span>) derivamos como clave for<text:span text:style-name="T151">á</text:span>nea <text:span text:style-name="T182">artículo </text:span>quedando la siguiente tabla:</text:p>
      <text:p text:style-name="P136"/>
      <text:p text:style-name="P136"><text:span text:style-name="T114">Lotes</text:span>(<text:span text:style-name="T47">codigo</text:span><text:span text:style-name="T53">lote</text:span><text:span text:style-name="T152">, fecha, cantidad, coste, cantidadbruta, merma, temperatura1, tiempo1, temperatura2, tiempo2, </text:span><text:span text:style-name="T113">articulo</text:span>)</text:p>
      <text:p text:style-name="P136"/>
      <text:p text:style-name="P97"><text:span text:style-name="T170"><text:tab/></text:span><text:span text:style-name="T20">Tabla </text:span><text:span text:style-name="T35">Lote</text:span><text:span text:style-name="T36">Detalle</text:span></text:p>
      <text:p text:style-name="P97"/>
      <text:p text:style-name="P137"><text:tab/>Se forma <text:s/>a partir de la entidad LoteDetalle por la aplicación de la regla RTECAR-1, tomando los siguientes atributos: codigo<text:span text:style-name="T193">lote</text:span>, linea, cantidad, coste, numerolotecompra, proveedor, nfacturacompra, fechafacturacompra.</text:p>
      <text:p text:style-name="P137">Aplicando RTECAR-3.1 en la interrelación (<text:span text:style-name="T182">LD-MP</text:span>) derivamos como clave for<text:span text:style-name="T151">á</text:span>nea <text:span text:style-name="T183">materiaprima </text:span>quedando la siguiente tabla:</text:p>
      <text:p text:style-name="P137"/>
      <text:p text:style-name="P138"><text:span text:style-name="T114">LoteDetalle</text:span>(<text:span text:style-name="T47">codigo</text:span><text:span text:style-name="T53">lote</text:span><text:span text:style-name="T152">, linea, cantidad, coste, numerolotecompra, proveedor, nfacturacompra, fechafacturacompra, </text:span><text:span text:style-name="T114">materiaprima</text:span>)</text:p>
      <text:p text:style-name="P137"/>
      <text:p text:style-name="P137"/>
      <text:p text:style-name="P137"/>
      <text:p text:style-name="P137"/>
      <text:p text:style-name="P137"/>
      <text:p text:style-name="P137"/>
      <text:p text:style-name="P137"/>
      <text:p text:style-name="P137"/>
      <text:p text:style-name="P137"><text:soft-page-break/></text:p>
      <text:p text:style-name="P98"><text:span text:style-name="T170"><text:tab/></text:span><text:span text:style-name="T20">Tabla </text:span><text:span text:style-name="T37">Facturas</text:span></text:p>
      <text:p text:style-name="P98"/>
      <text:p text:style-name="P139"><text:tab/>Se forma <text:s/>a partir de la entidad Factura por la aplicación de la regla RTECAR-1, tomando los siguientes atributos: numerofactura, fecha, hora, base, iva, importeiva, recargo, importerecargo, fechacobro, descuentopp, importedescuentopp, descuentoesp, importedescuentoesp, cobrada, formapago, vencimiento, contabilizada.</text:p>
      <text:p text:style-name="P139">Aplicando RTECAR-3.1 en la interrelación (<text:span text:style-name="T184">C</text:span>-<text:span text:style-name="T184">F</text:span>) derivamos como clave for<text:span text:style-name="T151">á</text:span>nea <text:span text:style-name="T184">cliente y <text:s/>de la interrelación (TI-F) derivamos como claves foráneas los atributos de la interrelación iva, recargo </text:span>quedando la siguiente tabla:</text:p>
      <text:p text:style-name="P139"/>
      <text:p text:style-name="P139"><text:span text:style-name="T115">Facturas</text:span>(<text:span text:style-name="T7">numerofactura</text:span>, fecha, hora, base, importeiva, importerecargo, fechacobro, descuentopp, importedescuentopp, descuentoesp, importedescuentoesp, cobrada, formapago, vencimiento, contabilizada<text:span text:style-name="T152">, </text:span><text:span text:style-name="T115">cliente, iva, recargo</text:span>)</text:p>
      <text:p text:style-name="P139"/>
      <text:p text:style-name="P99"><text:span text:style-name="T170"><text:tab/></text:span><text:span text:style-name="T20">Tabla </text:span><text:span text:style-name="T37">Factura</text:span><text:span text:style-name="T38">sDetalle</text:span></text:p>
      <text:p text:style-name="P99"/>
      <text:p text:style-name="P140"><text:tab/>Se forma <text:s/>a partir de la entidad FacturaDetalle por la aplicación de la regla RTECAR-1, tomando los siguientes atributos: numerofactura, linea, precio, peso, importe.</text:p>
      <text:p text:style-name="P140">Aplicando RTECAR-3.1 en la interrelación (<text:span text:style-name="T185">A</text:span>-<text:span text:style-name="T184">FD</text:span>) derivamos como clave for<text:span text:style-name="T151">á</text:span>nea <text:span text:style-name="T185">articulo y <text:s/>el atributo de la interrelación lote, recargo </text:span>quedando la siguiente tabla:</text:p>
      <text:p text:style-name="P140"/>
      <text:p text:style-name="P141"><text:span text:style-name="T115">Facturas</text:span><text:span text:style-name="T116">Detalle</text:span>(<text:span text:style-name="T7">numerofactura</text:span>, linea, precio, peso, importe<text:span text:style-name="T152">, </text:span><text:span text:style-name="T156">lote </text:span><text:span text:style-name="T152">,</text:span><text:span text:style-name="T117">articulo</text:span>)</text:p>
      <text:p text:style-name="P140"/>
      <text:p text:style-name="P100"><text:span text:style-name="T170"><text:tab/></text:span><text:span text:style-name="T20">Tabla </text:span><text:span text:style-name="T39">Albaranes</text:span></text:p>
      <text:p text:style-name="P100"/>
      <text:p text:style-name="P142"><text:tab/>Se forma <text:s/>a partir de la entidad Albaran por la aplicación de la regla RTECAR-1, tomando los siguientes atributos: numeroalbaran, fecha, hora, base, iva, importeiva, recargo, importerecargo, fechacobro, descuentopp, importedescuentopp, descuentoesp, importedescuentoesp, pagado, formapago, vencimiento, facturado.</text:p>
      <text:p text:style-name="P142">Aplicando RTECAR-3.1 en la interrelación (<text:span text:style-name="T184">C</text:span>-<text:span text:style-name="T184">F</text:span>) derivamos como clave for<text:span text:style-name="T151">á</text:span>nea <text:span text:style-name="T184">cliente y <text:s/>de la interrelación (TI-F) derivamos como claves foráneas los atributos de la interrelación iva, recargo </text:span>quedando la siguiente tabla:</text:p>
      <text:p text:style-name="P142"/>
      <text:p text:style-name="P142"><text:span text:style-name="T118">Albaranes</text:span>(<text:span text:style-name="T7">numero</text:span><text:span text:style-name="T59">albaran</text:span>, fecha, hora, base, <text:s/>importeiva, <text:s/>importerecargo, fechacobro, descuentopp, importedescuentopp, descuentoesp, importedescuentoesp, <text:span text:style-name="T186">pagado</text:span>, formapago, vencimiento, <text:span text:style-name="T186">facturado</text:span><text:span text:style-name="T152">, </text:span><text:span text:style-name="T115">cliente, iva, recargo</text:span>)</text:p>
      <text:p text:style-name="P142"/>
      <text:p text:style-name="P142"/>
      <text:p text:style-name="P100"><text:span text:style-name="T170"><text:tab/></text:span><text:span text:style-name="T20">Tabla </text:span><text:span text:style-name="T39">Albaranes</text:span><text:span text:style-name="T38">Detalle</text:span></text:p>
      <text:p text:style-name="P100"/>
      <text:p text:style-name="P142"><text:tab/>Se forma <text:s/>a partir de la entidad AlbaranDetalle por la aplicación de la regla RTECAR-1, tomando los siguientes atributos: numeroalbaran, linea, precio, peso, importe.</text:p>
      <text:p text:style-name="P142">Aplicando RTECAR-3.1 en la interrelación (<text:span text:style-name="T185">A</text:span>-<text:span text:style-name="T184">FD</text:span>) derivamos como clave for<text:span text:style-name="T151">á</text:span>nea <text:span text:style-name="T185">articulo y <text:s/>el atributo de la interrelación lote, recargo </text:span>quedando la siguiente tabla:</text:p>
      <text:p text:style-name="P142"/>
      <text:p text:style-name="P142"><text:span text:style-name="T118">Albaranes</text:span><text:span text:style-name="T116">Detalle</text:span>(<text:span text:style-name="T7">numero</text:span><text:span text:style-name="T59">albaran</text:span>, linea, precio, peso, importe<text:span text:style-name="T152">, </text:span><text:span text:style-name="T156">lote </text:span><text:span text:style-name="T152">,</text:span><text:span text:style-name="T117">articulo</text:span>)</text:p>
      <text:p text:style-name="P142"/>
      <text:p text:style-name="P122"><text:soft-page-break/></text:p>
      <text:p text:style-name="P101"><text:span text:style-name="T171"><text:tab/></text:span><text:span text:style-name="T20">Tabla </text:span><text:span text:style-name="T40">CuentasContabilidad</text:span></text:p>
      <text:p text:style-name="P101"/>
      <text:p text:style-name="P143"><text:tab/>Se forma <text:s/>a partir de la entidad CuentasContabilidad por la aplicación de <text:s/>la regla <text:s/>RTECAR-1, tomando los siguientes atributos: <text:s/>venta, iva, ivare, re, cobro quedando la siguiente tabla:</text:p>
      <text:p text:style-name="P143"/>
      <text:p text:style-name="P143"><text:span text:style-name="T119">CuentasContabilidad</text:span>(<text:span text:style-name="T165">venta, iva, ivare, re, cobro</text:span>)</text:p>
      <text:p text:style-name="P143"/>
      <text:p text:style-name="P153"/>
      <text:p text:style-name="P102"><text:span text:style-name="T171"><text:tab/></text:span><text:span text:style-name="T20">Tabla </text:span><text:span text:style-name="T41">TipoIva</text:span></text:p>
      <text:p text:style-name="P102"/>
      <text:p text:style-name="P146"><text:tab/>Se forma <text:s/>a partir de la entidad <text:span text:style-name="T188">TipoIva</text:span> por la aplicación de <text:s/>la regla <text:s/>RTECAR-1, tomando los siguientes atributos: <text:s/><text:span text:style-name="T188">nombre</text:span>, iva, <text:s/>re quedando la siguiente tabla:</text:p>
      <text:p text:style-name="P146"/>
      <text:p text:style-name="P146"><text:span text:style-name="T122">TipoIva</text:span>(<text:span text:style-name="T60">nombre</text:span><text:span text:style-name="T64">tipoiva</text:span><text:span text:style-name="T165">, iva, </text:span><text:span text:style-name="T177">recargo</text:span>)</text:p>
      <text:p text:style-name="P146"/>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text:soft-page-break/></text:p>
      <text:p text:style-name="P11">ESQUEMA RELACIONAL</text:p>
      <text:p text:style-name="P152"/>
      <text:p text:style-name="P152"/>
      <text:p text:style-name="P144"><text:span text:style-name="T101">Vendedor</text:span>(<text:span text:style-name="T193">c</text:span><text:span text:style-name="T47">odigo</text:span><text:span text:style-name="T53">v</text:span><text:span text:style-name="T47">endedor</text:span><text:span text:style-name="T152">, </text:span><text:span text:style-name="T159">n</text:span><text:span text:style-name="T152">ombre, </text:span><text:span text:style-name="T159">n</text:span><text:span text:style-name="T152">if, </text:span><text:span text:style-name="T159">d</text:span><text:span text:style-name="T152">ireccion, </text:span><text:span text:style-name="T159">l</text:span><text:span text:style-name="T152">ocalidad, </text:span><text:span text:style-name="T159">p</text:span><text:span text:style-name="T152">rovincia, </text:span><text:span text:style-name="T159">c</text:span><text:span text:style-name="T152">odigo</text:span><text:span text:style-name="T159">p</text:span><text:span text:style-name="T152">ostal</text:span>)</text:p>
      <text:p text:style-name="P152"/>
      <text:p text:style-name="P144"><text:span text:style-name="T100">Tarifa</text:span>(<text:span text:style-name="T45">no</text:span><text:span text:style-name="T46">m</text:span><text:span text:style-name="T45">bre</text:span><text:span text:style-name="T64">tarifa</text:span>)</text:p>
      <text:p text:style-name="P152"/>
      <text:p text:style-name="P144"><text:span text:style-name="T99">Formapago</text:span>(<text:span text:style-name="T45">nom</text:span><text:span text:style-name="T46">b</text:span><text:span text:style-name="T45">re</text:span><text:span text:style-name="T64">formapago</text:span>, <text:span text:style-name="T153">dias, porcentaje</text:span>)</text:p>
      <text:p text:style-name="P144"/>
      <text:p text:style-name="P145"><text:span text:style-name="T108">FamiliaArticulo</text:span><text:span text:style-name="T106">(</text:span><text:span text:style-name="T50">nombre</text:span><text:span text:style-name="T53">familia</text:span><text:span text:style-name="T157">, </text:span><text:span text:style-name="T172">re</text:span><text:span text:style-name="T173">cargo</text:span><text:span text:style-name="T106">)</text:span></text:p>
      <text:p text:style-name="P12"/>
      <text:p text:style-name="P146"><text:span text:style-name="T122">TipoIva</text:span><text:span text:style-name="T106">(</text:span><text:span text:style-name="T51">nombre</text:span><text:span text:style-name="T53">tipoiva</text:span><text:span text:style-name="T174">, iva, </text:span><text:span text:style-name="T175">recargo</text:span><text:span text:style-name="T106">)</text:span></text:p>
      <text:p text:style-name="P13"/>
      <text:p text:style-name="P147"><text:span text:style-name="T121">MateriaPrima</text:span><text:span text:style-name="T106">(</text:span><text:span text:style-name="T49">codigo</text:span><text:span text:style-name="T53">materiaprima</text:span><text:span text:style-name="T157">, </text:span><text:span text:style-name="T172">no</text:span><text:span text:style-name="T176">m</text:span><text:span text:style-name="T172">bre</text:span><text:span text:style-name="T106">)</text:span></text:p>
      <text:p text:style-name="P152"/>
      <text:p text:style-name="P116"><text:span text:style-name="T80">Cliente</text:span>(<text:span text:style-name="T193">c</text:span><text:span text:style-name="T44">odigo</text:span><text:span text:style-name="T64">c</text:span><text:span text:style-name="T44">liente</text:span><text:span text:style-name="T145">, razonsocial, nif, direccion, localidad, provincia, codigopostal, subcuentaiva, descuentopp, descuentoesp, recargo, iva, email, enviofactuaemail, </text:span><text:span text:style-name="T124">f</text:span><text:span text:style-name="T120">ormapago</text:span>, <text:span text:style-name="T124">t</text:span><text:span text:style-name="T80">arifa</text:span>, <text:span text:style-name="T124">v</text:span><text:span text:style-name="T80">endedor</text:span>)</text:p>
      <text:p text:style-name="P86"/>
      <text:p text:style-name="P122"><text:span text:style-name="T80">ClienteTelefono</text:span>(<text:span text:style-name="T7">telefono</text:span>, <text:span text:style-name="T80">cliente</text:span>)</text:p>
      <text:p text:style-name="P122"/>
      <text:p text:style-name="P122"><text:span text:style-name="T80">Cliente</text:span><text:span text:style-name="T102">Fax</text:span>(<text:span text:style-name="T55">fax</text:span>, <text:span text:style-name="T80">cliente</text:span>)</text:p>
      <text:p text:style-name="P122"/>
      <text:p text:style-name="P122"><text:span text:style-name="T103">Vendedor</text:span><text:span text:style-name="T80">Telefono</text:span>(<text:span text:style-name="T7">telefono</text:span>, <text:span text:style-name="T103">vendedor</text:span>)</text:p>
      <text:p text:style-name="P122"/>
      <text:p text:style-name="P123"><text:span text:style-name="T104">DispositivoMovil</text:span>(<text:span text:style-name="T47">codigo</text:span><text:span text:style-name="T54">dispostivomovil</text:span><text:span text:style-name="T152">, nombre, especificaciones, </text:span><text:span text:style-name="T104">vendedor</text:span>)</text:p>
      <text:p text:style-name="P123"/>
      <text:p text:style-name="P150"><text:span text:style-name="T104">DispositivoMovil</text:span><text:span text:style-name="T125">Vendedor</text:span>(<text:span text:style-name="T8">codigo</text:span><text:span text:style-name="T43">dispostivomovil</text:span><text:span text:style-name="T47">, </text:span><text:span text:style-name="T25">vendedor</text:span>)</text:p>
      <text:p text:style-name="P150"/>
      <text:p text:style-name="P145"><text:span text:style-name="T106">Articulo</text:span>(<text:span text:style-name="T47">codigo</text:span><text:span text:style-name="T54">articulo</text:span><text:span text:style-name="T152">, nombre, </text:span><text:span text:style-name="T106">familia</text:span>)</text:p>
      <text:p text:style-name="P123"/>
      <text:p text:style-name="P125"><text:span text:style-name="T105">TarifaArticulo</text:span>(<text:span text:style-name="T26">articulo,tarifa</text:span><text:span text:style-name="T154">,precio</text:span>)</text:p>
      <text:p text:style-name="P125"/>
      <text:p text:style-name="P127"><text:span text:style-name="T107">ArticuloMateriaPrima</text:span>(<text:span text:style-name="T26">articulo,</text:span><text:span text:style-name="T28">materiaprima</text:span>)</text:p>
      <text:p text:style-name="P127"/>
      <text:p text:style-name="P130"><text:span text:style-name="T108">Proveedor</text:span>(<text:span text:style-name="T7">codigo</text:span><text:span text:style-name="T64">proveedor</text:span><text:span text:style-name="T165">, </text:span><text:span text:style-name="T169">r</text:span><text:span text:style-name="T165">azon</text:span><text:span text:style-name="T169">s</text:span><text:span text:style-name="T165">ocial, </text:span><text:span text:style-name="T169">n</text:span><text:span text:style-name="T165">if, </text:span><text:span text:style-name="T169">di</text:span><text:span text:style-name="T165">reccion, </text:span><text:span text:style-name="T169">l</text:span><text:span text:style-name="T165">ocalidad, </text:span><text:span text:style-name="T169">p</text:span><text:span text:style-name="T165">rovincia, </text:span><text:span text:style-name="T169">c</text:span><text:span text:style-name="T165">odigo</text:span><text:span text:style-name="T169">p</text:span><text:span text:style-name="T165">ostal, web, email</text:span>)</text:p>
      <text:p text:style-name="P130"/>
      <text:p text:style-name="P131"><text:span text:style-name="T109">Proveedor</text:span><text:span text:style-name="T80">Telefono</text:span>(<text:span text:style-name="T7">telefono</text:span>, <text:span text:style-name="T109">proveedor</text:span>)</text:p>
      <text:p text:style-name="P131"/>
      <text:p text:style-name="P133"><text:span text:style-name="T110">Proveedor</text:span><text:span text:style-name="T102">Fax</text:span>(<text:span text:style-name="T55">fax</text:span>, <text:span text:style-name="T110">proveedor</text:span>)</text:p>
      <text:p text:style-name="P133"/>
      <text:p text:style-name="P134"><text:span text:style-name="T111">Proveedor</text:span><text:span text:style-name="T107">MateriaPrima</text:span>(<text:span text:style-name="T58">proveedor</text:span><text:span text:style-name="T48">,</text:span><text:span text:style-name="T49">materiaprima</text:span>)</text:p>
      <text:p text:style-name="P134"/>
      <text:p text:style-name="P135"><text:span text:style-name="T112">Compras</text:span>(<text:span text:style-name="T47">codigo</text:span><text:span text:style-name="T53">compra</text:span><text:span text:style-name="T152">, fecharecepcion, cantidad, lotecompra, nfacturacompra, higiene, carolep, precio, firma, observaciones, transporte, stock, </text:span><text:span text:style-name="T112">proveedor</text:span><text:span text:style-name="T155">, </text:span><text:span text:style-name="T112">materiaprima</text:span>)</text:p>
      <text:p text:style-name="P135"/>
      <text:p text:style-name="P137"><text:soft-page-break/><text:span text:style-name="T114">Lotes</text:span>(<text:span text:style-name="T47">codigo</text:span><text:span text:style-name="T53">lote</text:span><text:span text:style-name="T152">, fecha, cantidad, coste, cantidadbruta, merma, temperatura1, tiempo1, temperatura2, tiempo2, </text:span><text:span text:style-name="T113">articulo</text:span>)</text:p>
      <text:p text:style-name="P137"/>
      <text:p text:style-name="P138"><text:span text:style-name="T114">LoteDetalle</text:span>(<text:span text:style-name="T47">codigo</text:span><text:span text:style-name="T53">lote</text:span><text:span text:style-name="T47">, linea</text:span><text:span text:style-name="T152">, cantidad, coste, numerolotecompra, proveedor, nfacturacompra, fechafacturacompra, </text:span><text:span text:style-name="T114">materiaprima</text:span>)</text:p>
      <text:p text:style-name="P138"/>
      <text:p text:style-name="P151"><text:span text:style-name="T125">Tcl</text:span><text:span text:style-name="T114">ote</text:span>(<text:span text:style-name="T8">codigo</text:span><text:span text:style-name="T42">lote</text:span><text:span text:style-name="T152">, temperatura1, tiempo1, temperatura2, tiempo2</text:span>)</text:p>
      <text:p text:style-name="P138"/>
      <text:p text:style-name="P140"><text:span text:style-name="T115">Facturas</text:span>(<text:span text:style-name="T7">numerofactura</text:span>, fecha, hora, base, iva, importeiva, recargo, importerecargo, fechacobro, descuentopp, importedescuentopp, descuentoesp, importedescuentoesp, cobrada, formapago, vencimiento, contabilizada<text:span text:style-name="T152">, </text:span><text:span text:style-name="T115">cliente</text:span>)</text:p>
      <text:p text:style-name="P140"/>
      <text:p text:style-name="P142"><text:span text:style-name="T115">Facturas</text:span><text:span text:style-name="T116">Detalle</text:span>(<text:span text:style-name="T7">numerofactura</text:span>, linea, precio, peso, importe<text:span text:style-name="T152">, </text:span><text:span text:style-name="T156">lote </text:span><text:span text:style-name="T152">,</text:span><text:span text:style-name="T117">articulo</text:span>)</text:p>
      <text:p text:style-name="P142"/>
      <text:p text:style-name="P142"><text:span text:style-name="T118">Albaranes</text:span>(<text:span text:style-name="T7">numero</text:span><text:span text:style-name="T59">albaran</text:span>, fecha, hora, base, iva, importeiva, recargo, importerecargo, fechacobro, descuentopp, importedescuentopp, descuentoesp, importedescuentoesp, <text:span text:style-name="T186">pagado</text:span>, formapago, vencimiento, <text:span text:style-name="T186">facturado</text:span><text:span text:style-name="T152">, </text:span><text:span text:style-name="T115">cliente</text:span>)</text:p>
      <text:p text:style-name="P142"/>
      <text:p text:style-name="P142"><text:span text:style-name="T118">Albaranes</text:span><text:span text:style-name="T116">Detalle</text:span>(<text:span text:style-name="T7">numero</text:span><text:span text:style-name="T59">albaran</text:span>, linea, precio, peso, importe<text:span text:style-name="T152">, </text:span><text:span text:style-name="T156">lote </text:span><text:span text:style-name="T152">,</text:span><text:span text:style-name="T117">articulo</text:span>)</text:p>
      <text:p text:style-name="P142"/>
      <text:p text:style-name="P143"><text:span text:style-name="T119">CuentasContabilidad</text:span>(<text:span text:style-name="T165">venta, iva, ivare, re, cob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29" draw:display-name="Dash 229"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30" draw:display-name="Dash 230" draw:style="rect" draw:dots1="1" draw:dots1-length="0.011cm" draw:dots2="1" draw:dots2-length="0.011cm" draw:distance="0.011cm"/>
    <draw:stroke-dash draw:name="Dash_20_231" draw:display-name="Dash 231" draw:style="rect" draw:dots1="1" draw:dots1-length="0.011cm" draw:dots2="1" draw:dots2-length="0.011cm" draw:distance="0.011cm"/>
    <draw:stroke-dash draw:name="Dash_20_232" draw:display-name="Dash 232" draw:style="rect" draw:dots1="1" draw:dots1-length="0.011cm" draw:dots2="1" draw:dots2-length="0.011cm" draw:distance="0.011cm"/>
    <draw:stroke-dash draw:name="Dash_20_233" draw:display-name="Dash 233" draw:style="rect" draw:dots1="1" draw:dots1-length="0.011cm" draw:dots2="1" draw:dots2-length="0.011cm" draw:distance="0.011cm"/>
    <draw:stroke-dash draw:name="Dash_20_234" draw:display-name="Dash 234" draw:style="rect" draw:dots1="1" draw:dots1-length="0.011cm" draw:dots2="1" draw:dots2-length="0.011cm" draw:distance="0.011cm"/>
    <draw:stroke-dash draw:name="Dash_20_235" draw:display-name="Dash 235" draw:style="rect" draw:dots1="1" draw:dots1-length="0.011cm" draw:dots2="1" draw:dots2-length="0.011cm" draw:distance="0.011cm"/>
    <draw:stroke-dash draw:name="Dash_20_236" draw:display-name="Dash 236" draw:style="rect" draw:dots1="1" draw:dots1-length="0.011cm" draw:dots2="1" draw:dots2-length="0.011cm" draw:distance="0.011cm"/>
    <draw:stroke-dash draw:name="Dash_20_237" draw:display-name="Dash 237" draw:style="rect" draw:dots1="1" draw:dots1-length="0.011cm" draw:dots2="1" draw:dots2-length="0.011cm" draw:distance="0.011cm"/>
    <draw:stroke-dash draw:name="Dash_20_238" draw:display-name="Dash 238" draw:style="rect" draw:dots1="1" draw:dots1-length="0.011cm" draw:dots2="1" draw:dots2-length="0.011cm" draw:distance="0.011cm"/>
    <draw:stroke-dash draw:name="Dash_20_239" draw:display-name="Dash 239"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40" draw:display-name="Dash 240" draw:style="rect" draw:dots1="1" draw:dots1-length="0.011cm" draw:dots2="1" draw:dots2-length="0.011cm" draw:distance="0.011cm"/>
    <draw:stroke-dash draw:name="Dash_20_241" draw:display-name="Dash 241" draw:style="rect" draw:dots1="1" draw:dots1-length="0.011cm" draw:dots2="1" draw:dots2-length="0.011cm" draw:distance="0.011cm"/>
    <draw:stroke-dash draw:name="Dash_20_242" draw:display-name="Dash 242"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34" draw:display-name="Dash 634" draw:style="rect" draw:dots1="1" draw:dots1-length="0.011cm" draw:dots2="1" draw:dots2-length="0.011cm" draw:distance="0.011cm"/>
    <draw:stroke-dash draw:name="Dash_20_635" draw:display-name="Dash 635" draw:style="rect" draw:dots1="1" draw:dots1-length="0.011cm" draw:dots2="1" draw:dots2-length="0.011cm" draw:distance="0.011cm"/>
    <draw:stroke-dash draw:name="Dash_20_636" draw:display-name="Dash 636" draw:style="rect" draw:dots1="1" draw:dots1-length="0.011cm" draw:dots2="1" draw:dots2-length="0.011cm" draw:distance="0.011cm"/>
    <draw:stroke-dash draw:name="Dash_20_637" draw:display-name="Dash 637" draw:style="rect" draw:dots1="1" draw:dots1-length="0.011cm" draw:dots2="1" draw:dots2-length="0.011cm" draw:distance="0.011cm"/>
    <draw:stroke-dash draw:name="Dash_20_638" draw:display-name="Dash 638" draw:style="rect" draw:dots1="1" draw:dots1-length="0.011cm" draw:dots2="1" draw:dots2-length="0.011cm" draw:distance="0.011cm"/>
    <draw:stroke-dash draw:name="Dash_20_639" draw:display-name="Dash 639"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47" draw:display-name="Dash 647" draw:style="rect" draw:dots1="1" draw:dots1-length="0.011cm" draw:dots2="1" draw:dots2-length="0.011cm" draw:distance="0.011cm"/>
    <draw:stroke-dash draw:name="Dash_20_648" draw:display-name="Dash 648" draw:style="rect" draw:dots1="1" draw:dots1-length="0.011cm" draw:dots2="1" draw:dots2-length="0.011cm" draw:distance="0.011cm"/>
    <draw:stroke-dash draw:name="Dash_20_649" draw:display-name="Dash 649"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50" draw:display-name="Dash 650" draw:style="rect" draw:dots1="1" draw:dots1-length="0.011cm" draw:dots2="1" draw:dots2-length="0.011cm" draw:distance="0.011cm"/>
    <draw:stroke-dash draw:name="Dash_20_651" draw:display-name="Dash 651" draw:style="rect" draw:dots1="1" draw:dots1-length="0.011cm" draw:dots2="1" draw:dots2-length="0.011cm" draw:distance="0.011cm"/>
    <draw:stroke-dash draw:name="Dash_20_652" draw:display-name="Dash 652" draw:style="rect" draw:dots1="1" draw:dots1-length="0.011cm" draw:dots2="1" draw:dots2-length="0.011cm" draw:distance="0.011cm"/>
    <draw:stroke-dash draw:name="Dash_20_653" draw:display-name="Dash 653" draw:style="rect" draw:dots1="1" draw:dots1-length="0.011cm" draw:dots2="1" draw:dots2-length="0.011cm" draw:distance="0.011cm"/>
    <draw:stroke-dash draw:name="Dash_20_654" draw:display-name="Dash 654" draw:style="rect" draw:dots1="1" draw:dots1-length="0.011cm" draw:dots2="1" draw:dots2-length="0.011cm" draw:distance="0.011cm"/>
    <draw:stroke-dash draw:name="Dash_20_655" draw:display-name="Dash 655" draw:style="rect" draw:dots1="1" draw:dots1-length="0.011cm" draw:dots2="1" draw:dots2-length="0.011cm" draw:distance="0.011cm"/>
    <draw:stroke-dash draw:name="Dash_20_656" draw:display-name="Dash 656" draw:style="rect" draw:dots1="1" draw:dots1-length="0.011cm" draw:dots2="1" draw:dots2-length="0.011cm" draw:distance="0.011cm"/>
    <draw:stroke-dash draw:name="Dash_20_657" draw:display-name="Dash 657" draw:style="rect" draw:dots1="1" draw:dots1-length="0.011cm" draw:dots2="1" draw:dots2-length="0.011cm" draw:distance="0.011cm"/>
    <draw:stroke-dash draw:name="Dash_20_658" draw:display-name="Dash 658" draw:style="rect" draw:dots1="1" draw:dots1-length="0.011cm" draw:dots2="1" draw:dots2-length="0.011cm" draw:distance="0.011cm"/>
    <draw:stroke-dash draw:name="Dash_20_659" draw:display-name="Dash 659"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60" draw:display-name="Dash 660" draw:style="rect" draw:dots1="1" draw:dots1-length="0.011cm" draw:dots2="1" draw:dots2-length="0.011cm" draw:distance="0.011cm"/>
    <draw:stroke-dash draw:name="Dash_20_661" draw:display-name="Dash 661" draw:style="rect" draw:dots1="1" draw:dots1-length="0.011cm" draw:dots2="1" draw:dots2-length="0.011cm" draw:distance="0.011cm"/>
    <draw:stroke-dash draw:name="Dash_20_662" draw:display-name="Dash 662" draw:style="rect" draw:dots1="1" draw:dots1-length="0.011cm" draw:dots2="1" draw:dots2-length="0.011cm" draw:distance="0.011cm"/>
    <draw:stroke-dash draw:name="Dash_20_663" draw:display-name="Dash 663" draw:style="rect" draw:dots1="1" draw:dots1-length="0.011cm" draw:dots2="1" draw:dots2-length="0.011cm" draw:distance="0.011cm"/>
    <draw:stroke-dash draw:name="Dash_20_664" draw:display-name="Dash 664" draw:style="rect" draw:dots1="1" draw:dots1-length="0.011cm" draw:dots2="1" draw:dots2-length="0.011cm" draw:distance="0.011cm"/>
    <draw:stroke-dash draw:name="Dash_20_665" draw:display-name="Dash 665" draw:style="rect" draw:dots1="1" draw:dots1-length="0.011cm" draw:dots2="1" draw:dots2-length="0.011cm" draw:distance="0.011cm"/>
    <draw:stroke-dash draw:name="Dash_20_666" draw:display-name="Dash 666" draw:style="rect" draw:dots1="1" draw:dots1-length="0.011cm" draw:dots2="1" draw:dots2-length="0.011cm" draw:distance="0.011cm"/>
    <draw:stroke-dash draw:name="Dash_20_667" draw:display-name="Dash 667" draw:style="rect" draw:dots1="1" draw:dots1-length="0.011cm" draw:dots2="1" draw:dots2-length="0.011cm" draw:distance="0.011cm"/>
    <draw:stroke-dash draw:name="Dash_20_668" draw:display-name="Dash 668" draw:style="rect" draw:dots1="1" draw:dots1-length="0.011cm" draw:dots2="1" draw:dots2-length="0.011cm" draw:distance="0.011cm"/>
    <draw:stroke-dash draw:name="Dash_20_669" draw:display-name="Dash 669"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70" draw:display-name="Dash 670" draw:style="rect" draw:dots1="1" draw:dots1-length="0.011cm" draw:dots2="1" draw:dots2-length="0.011cm" draw:distance="0.011cm"/>
    <draw:stroke-dash draw:name="Dash_20_671" draw:display-name="Dash 671" draw:style="rect" draw:dots1="1" draw:dots1-length="0.011cm" draw:dots2="1" draw:dots2-length="0.011cm" draw:distance="0.011cm"/>
    <draw:stroke-dash draw:name="Dash_20_672" draw:display-name="Dash 672" draw:style="rect" draw:dots1="1" draw:dots1-length="0.011cm" draw:dots2="1" draw:dots2-length="0.011cm" draw:distance="0.011cm"/>
    <draw:stroke-dash draw:name="Dash_20_673" draw:display-name="Dash 673" draw:style="rect" draw:dots1="1" draw:dots1-length="0.011cm" draw:dots2="1" draw:dots2-length="0.011cm" draw:distance="0.011cm"/>
    <draw:stroke-dash draw:name="Dash_20_674" draw:display-name="Dash 674" draw:style="rect" draw:dots1="1" draw:dots1-length="0.011cm" draw:dots2="1" draw:dots2-length="0.011cm" draw:distance="0.011cm"/>
    <draw:stroke-dash draw:name="Dash_20_675" draw:display-name="Dash 675" draw:style="rect" draw:dots1="1" draw:dots1-length="0.011cm" draw:dots2="1" draw:dots2-length="0.011cm" draw:distance="0.011cm"/>
    <draw:stroke-dash draw:name="Dash_20_676" draw:display-name="Dash 676" draw:style="rect" draw:dots1="1" draw:dots1-length="0.011cm" draw:dots2="1" draw:dots2-length="0.011cm" draw:distance="0.011cm"/>
    <draw:stroke-dash draw:name="Dash_20_677" draw:display-name="Dash 677" draw:style="rect" draw:dots1="1" draw:dots1-length="0.011cm" draw:dots2="1" draw:dots2-length="0.011cm" draw:distance="0.011cm"/>
    <draw:stroke-dash draw:name="Dash_20_678" draw:display-name="Dash 678" draw:style="rect" draw:dots1="1" draw:dots1-length="0.011cm" draw:dots2="1" draw:dots2-length="0.011cm" draw:distance="0.011cm"/>
    <draw:stroke-dash draw:name="Dash_20_679" draw:display-name="Dash 679"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80" draw:display-name="Dash 680" draw:style="rect" draw:dots1="1" draw:dots1-length="0.011cm" draw:dots2="1" draw:dots2-length="0.011cm" draw:distance="0.011cm"/>
    <draw:stroke-dash draw:name="Dash_20_681" draw:display-name="Dash 681" draw:style="rect" draw:dots1="1" draw:dots1-length="0.011cm" draw:dots2="1" draw:dots2-length="0.011cm" draw:distance="0.011cm"/>
    <draw:stroke-dash draw:name="Dash_20_682" draw:display-name="Dash 682" draw:style="rect" draw:dots1="1" draw:dots1-length="0.011cm" draw:dots2="1" draw:dots2-length="0.011cm" draw:distance="0.011cm"/>
    <draw:stroke-dash draw:name="Dash_20_683" draw:display-name="Dash 683" draw:style="rect" draw:dots1="1" draw:dots1-length="0.011cm" draw:dots2="1" draw:dots2-length="0.011cm" draw:distance="0.011cm"/>
    <draw:stroke-dash draw:name="Dash_20_684" draw:display-name="Dash 684" draw:style="rect" draw:dots1="1" draw:dots1-length="0.011cm" draw:dots2="1" draw:dots2-length="0.011cm" draw:distance="0.011cm"/>
    <draw:stroke-dash draw:name="Dash_20_685" draw:display-name="Dash 685" draw:style="rect" draw:dots1="1" draw:dots1-length="0.011cm" draw:dots2="1" draw:dots2-length="0.011cm" draw:distance="0.011cm"/>
    <draw:stroke-dash draw:name="Dash_20_686" draw:display-name="Dash 686" draw:style="rect" draw:dots1="1" draw:dots1-length="0.011cm" draw:dots2="1" draw:dots2-length="0.011cm" draw:distance="0.011cm"/>
    <draw:stroke-dash draw:name="Dash_20_687" draw:display-name="Dash 687" draw:style="rect" draw:dots1="1" draw:dots1-length="0.011cm" draw:dots2="1" draw:dots2-length="0.011cm" draw:distance="0.011cm"/>
    <draw:stroke-dash draw:name="Dash_20_688" draw:display-name="Dash 688" draw:style="rect" draw:dots1="1" draw:dots1-length="0.011cm" draw:dots2="1" draw:dots2-length="0.011cm" draw:distance="0.011cm"/>
    <draw:stroke-dash draw:name="Dash_20_689" draw:display-name="Dash 689"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690" draw:display-name="Dash 690" draw:style="rect" draw:dots1="1" draw:dots1-length="0.011cm" draw:dots2="1" draw:dots2-length="0.011cm" draw:distance="0.011cm"/>
    <draw:stroke-dash draw:name="Dash_20_691" draw:display-name="Dash 691" draw:style="rect" draw:dots1="1" draw:dots1-length="0.011cm" draw:dots2="1" draw:dots2-length="0.011cm" draw:distance="0.011cm"/>
    <draw:stroke-dash draw:name="Dash_20_692" draw:display-name="Dash 692" draw:style="rect" draw:dots1="1" draw:dots1-length="0.011cm" draw:dots2="1" draw:dots2-length="0.011cm" draw:distance="0.011cm"/>
    <draw:stroke-dash draw:name="Dash_20_693" draw:display-name="Dash 693" draw:style="rect" draw:dots1="1" draw:dots1-length="0.011cm" draw:dots2="1" draw:dots2-length="0.011cm" draw:distance="0.011cm"/>
    <draw:stroke-dash draw:name="Dash_20_694" draw:display-name="Dash 694" draw:style="rect" draw:dots1="1" draw:dots1-length="0.011cm" draw:dots2="1" draw:dots2-length="0.011cm" draw:distance="0.011cm"/>
    <draw:stroke-dash draw:name="Dash_20_695" draw:display-name="Dash 695" draw:style="rect" draw:dots1="1" draw:dots1-length="0.011cm" draw:dots2="1" draw:dots2-length="0.011cm" draw:distance="0.011cm"/>
    <draw:stroke-dash draw:name="Dash_20_696" draw:display-name="Dash 696" draw:style="rect" draw:dots1="1" draw:dots1-length="0.011cm" draw:dots2="1" draw:dots2-length="0.011cm" draw:distance="0.011cm"/>
    <draw:stroke-dash draw:name="Dash_20_697" draw:display-name="Dash 697" draw:style="rect" draw:dots1="1" draw:dots1-length="0.011cm" draw:dots2="1" draw:dots2-length="0.011cm" draw:distance="0.011cm"/>
    <draw:stroke-dash draw:name="Dash_20_698" draw:display-name="Dash 698" draw:style="rect" draw:dots1="1" draw:dots1-length="0.011cm" draw:dots2="1" draw:dots2-length="0.011cm" draw:distance="0.011cm"/>
    <draw:stroke-dash draw:name="Dash_20_699" draw:display-name="Dash 69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0" draw:display-name="Dash 700" draw:style="rect" draw:dots1="1" draw:dots1-length="0.011cm" draw:dots2="1" draw:dots2-length="0.011cm" draw:distance="0.011cm"/>
    <draw:stroke-dash draw:name="Dash_20_701" draw:display-name="Dash 701" draw:style="rect" draw:dots1="1" draw:dots1-length="0.011cm" draw:dots2="1" draw:dots2-length="0.011cm" draw:distance="0.011cm"/>
    <draw:stroke-dash draw:name="Dash_20_702" draw:display-name="Dash 702"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32" draw:display-name="Dash 732" draw:style="rect" draw:dots1="1" draw:dots1-length="0.011cm" draw:dots2="1" draw:dots2-length="0.011cm" draw:distance="0.011cm"/>
    <draw:stroke-dash draw:name="Dash_20_733" draw:display-name="Dash 733" draw:style="rect" draw:dots1="1" draw:dots1-length="0.011cm" draw:dots2="1" draw:dots2-length="0.011cm" draw:distance="0.011cm"/>
    <draw:stroke-dash draw:name="Dash_20_734" draw:display-name="Dash 734" draw:style="rect" draw:dots1="1" draw:dots1-length="0.011cm" draw:dots2="1" draw:dots2-length="0.011cm" draw:distance="0.011cm"/>
    <draw:stroke-dash draw:name="Dash_20_735" draw:display-name="Dash 735" draw:style="rect" draw:dots1="1" draw:dots1-length="0.011cm" draw:dots2="1" draw:dots2-length="0.011cm" draw:distance="0.011cm"/>
    <draw:stroke-dash draw:name="Dash_20_736" draw:display-name="Dash 736" draw:style="rect" draw:dots1="1" draw:dots1-length="0.011cm" draw:dots2="1" draw:dots2-length="0.011cm" draw:distance="0.011cm"/>
    <draw:stroke-dash draw:name="Dash_20_737" draw:display-name="Dash 737" draw:style="rect" draw:dots1="1" draw:dots1-length="0.011cm" draw:dots2="1" draw:dots2-length="0.011cm" draw:distance="0.011cm"/>
    <draw:stroke-dash draw:name="Dash_20_738" draw:display-name="Dash 738" draw:style="rect" draw:dots1="1" draw:dots1-length="0.011cm" draw:dots2="1" draw:dots2-length="0.011cm" draw:distance="0.011cm"/>
    <draw:stroke-dash draw:name="Dash_20_739" draw:display-name="Dash 739"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40" draw:display-name="Dash 740" draw:style="rect" draw:dots1="1" draw:dots1-length="0.011cm" draw:dots2="1" draw:dots2-length="0.011cm" draw:distance="0.011cm"/>
    <draw:stroke-dash draw:name="Dash_20_741" draw:display-name="Dash 741" draw:style="rect" draw:dots1="1" draw:dots1-length="0.011cm" draw:dots2="1" draw:dots2-length="0.011cm" draw:distance="0.011cm"/>
    <draw:stroke-dash draw:name="Dash_20_742" draw:display-name="Dash 742" draw:style="rect" draw:dots1="1" draw:dots1-length="0.011cm" draw:dots2="1" draw:dots2-length="0.011cm" draw:distance="0.011cm"/>
    <draw:stroke-dash draw:name="Dash_20_743" draw:display-name="Dash 743" draw:style="rect" draw:dots1="1" draw:dots1-length="0.011cm" draw:dots2="1" draw:dots2-length="0.011cm" draw:distance="0.011cm"/>
    <draw:stroke-dash draw:name="Dash_20_744" draw:display-name="Dash 744" draw:style="rect" draw:dots1="1" draw:dots1-length="0.011cm" draw:dots2="1" draw:dots2-length="0.011cm" draw:distance="0.011cm"/>
    <draw:stroke-dash draw:name="Dash_20_745" draw:display-name="Dash 745" draw:style="rect" draw:dots1="1" draw:dots1-length="0.011cm" draw:dots2="1" draw:dots2-length="0.011cm" draw:distance="0.011cm"/>
    <draw:stroke-dash draw:name="Dash_20_746" draw:display-name="Dash 746" draw:style="rect" draw:dots1="1" draw:dots1-length="0.011cm" draw:dots2="1" draw:dots2-length="0.011cm" draw:distance="0.011cm"/>
    <draw:stroke-dash draw:name="Dash_20_747" draw:display-name="Dash 747" draw:style="rect" draw:dots1="1" draw:dots1-length="0.011cm" draw:dots2="1" draw:dots2-length="0.011cm" draw:distance="0.011cm"/>
    <draw:stroke-dash draw:name="Dash_20_748" draw:display-name="Dash 748" draw:style="rect" draw:dots1="1" draw:dots1-length="0.011cm" draw:dots2="1" draw:dots2-length="0.011cm" draw:distance="0.011cm"/>
    <draw:stroke-dash draw:name="Dash_20_749" draw:display-name="Dash 749"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50" draw:display-name="Dash 750" draw:style="rect" draw:dots1="1" draw:dots1-length="0.011cm" draw:dots2="1" draw:dots2-length="0.011cm" draw:distance="0.011cm"/>
    <draw:stroke-dash draw:name="Dash_20_751" draw:display-name="Dash 751" draw:style="rect" draw:dots1="1" draw:dots1-length="0.011cm" draw:dots2="1" draw:dots2-length="0.011cm" draw:distance="0.011cm"/>
    <draw:stroke-dash draw:name="Dash_20_752" draw:display-name="Dash 752" draw:style="rect" draw:dots1="1" draw:dots1-length="0.011cm" draw:dots2="1" draw:dots2-length="0.011cm" draw:distance="0.011cm"/>
    <draw:stroke-dash draw:name="Dash_20_753" draw:display-name="Dash 753" draw:style="rect" draw:dots1="1" draw:dots1-length="0.011cm" draw:dots2="1" draw:dots2-length="0.011cm" draw:distance="0.011cm"/>
    <draw:stroke-dash draw:name="Dash_20_754" draw:display-name="Dash 754" draw:style="rect" draw:dots1="1" draw:dots1-length="0.011cm" draw:dots2="1" draw:dots2-length="0.011cm" draw:distance="0.011cm"/>
    <draw:stroke-dash draw:name="Dash_20_755" draw:display-name="Dash 755" draw:style="rect" draw:dots1="1" draw:dots1-length="0.011cm" draw:dots2="1" draw:dots2-length="0.011cm" draw:distance="0.011cm"/>
    <draw:stroke-dash draw:name="Dash_20_756" draw:display-name="Dash 756" draw:style="rect" draw:dots1="1" draw:dots1-length="0.011cm" draw:dots2="1" draw:dots2-length="0.011cm" draw:distance="0.011cm"/>
    <draw:stroke-dash draw:name="Dash_20_757" draw:display-name="Dash 757" draw:style="rect" draw:dots1="1" draw:dots1-length="0.011cm" draw:dots2="1" draw:dots2-length="0.011cm" draw:distance="0.011cm"/>
    <draw:stroke-dash draw:name="Dash_20_758" draw:display-name="Dash 758" draw:style="rect" draw:dots1="1" draw:dots1-length="0.011cm" draw:dots2="1" draw:dots2-length="0.011cm" draw:distance="0.011cm"/>
    <draw:stroke-dash draw:name="Dash_20_759" draw:display-name="Dash 759"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0" draw:display-name="Dash 760" draw:style="rect" draw:dots1="1" draw:dots1-length="0.011cm" draw:dots2="1" draw:dots2-length="0.011cm" draw:distance="0.011cm"/>
    <draw:stroke-dash draw:name="Dash_20_761" draw:display-name="Dash 761" draw:style="rect" draw:dots1="1" draw:dots1-length="0.011cm" draw:dots2="1" draw:dots2-length="0.011cm" draw:distance="0.011cm"/>
    <draw:stroke-dash draw:name="Dash_20_762" draw:display-name="Dash 762"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magen" style:family="paragraph" style:parent-style-name="Caption"/>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07a1" officeooo:paragraph-rsid="002007a1"/>
    </style:style>
    <style:style style:name="MP2"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161cm" fo:margin-right="0.161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29" draw:name="Forma1" draw:style-name="Mgr1" draw:text-style-name="MP2" svg:x1="-0.231cm" svg:y1="0.491cm" svg:x2="18.29cm" svg:y2="0.415cm"><text:p/></draw:line>Descripción del problema.</text:p>
      </style:header>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17:45:24.582891688</meta:creation-date>
    <meta:generator>LibreOffice/5.4.1.2$Linux_X86_64 LibreOffice_project/40m0$Build-2</meta:generator>
    <dc:date>2017-09-08T11:50:28.808738097</dc:date>
    <meta:editing-duration>P1DT1H26M33S</meta:editing-duration>
    <meta:editing-cycles>192</meta:editing-cycles>
    <meta:document-statistic meta:table-count="0" meta:image-count="0" meta:object-count="0" meta:page-count="30" meta:paragraph-count="352" meta:word-count="4730" meta:character-count="34269" meta:non-whitespace-character-count="29861"/>
  </office:meta>
</office:document-meta>
</file>